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2.205cm"/>
    </style:style>
    <style:style style:name="co12" style:family="table-column">
      <style:table-column-properties fo:break-before="auto" style:column-width="2.263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7.167cm"/>
    </style:style>
    <style:style style:name="co15" style:family="table-column">
      <style:table-column-properties fo:break-before="auto" style:column-width="29.501cm"/>
    </style:style>
    <style:style style:name="co16" style:family="table-column">
      <style:table-column-properties fo:break-before="auto" style:column-width="2.311cm"/>
    </style:style>
    <style:style style:name="co17" style:family="table-column">
      <style:table-column-properties fo:break-before="auto" style:column-width="3.611cm"/>
    </style:style>
    <style:style style:name="co18" style:family="table-column">
      <style:table-column-properties fo:break-before="auto" style:column-width="3.817cm"/>
    </style:style>
    <style:style style:name="co19" style:family="table-column">
      <style:table-column-properties fo:break-before="auto" style:column-width="6.389cm"/>
    </style:style>
    <style:style style:name="co20" style:family="table-column">
      <style:table-column-properties fo:break-before="auto" style:column-width="23.273cm"/>
    </style:style>
    <style:style style:name="co21" style:family="table-column">
      <style:table-column-properties fo:break-before="auto" style:column-width="28.781cm"/>
    </style:style>
    <style:style style:name="co22" style:family="table-column">
      <style:table-column-properties fo:break-before="auto" style:column-width="5.244cm"/>
    </style:style>
    <style:style style:name="co23" style:family="table-column">
      <style:table-column-properties fo:break-before="auto" style:column-width="5.429cm"/>
    </style:style>
    <style:style style:name="co24" style:family="table-column">
      <style:table-column-properties fo:break-before="auto" style:column-width="2.56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Quer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/>
    <style:style style:name="ce1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9" table:number-columns-repeated="3" table:default-cell-style-name="Default"/>
        <table:table-column table:style-name="co15" table:default-cell-style-name="Default"/>
        <table:table-column table:style-name="co9" table:number-columns-repeated="41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econdNationa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Ékezet nélküli FirstName</text:p>
          </table:table-cell>
          <table:table-cell table:style-name="ce1" office:value-type="string" calcext:value-type="string">
            <text:p>Ékezet nélküli LastName</text:p>
          </table:table-cell>
          <table:table-cell table:style-name="ce1" office:value-type="string" calcext:value-type="string">
            <text:p>Ékezet nélküli City</text:p>
          </table:table-cell>
          <table:table-cell table:number-columns-repeated="6"/>
          <table:table-cell office:value-type="string" calcext:value-type="string">
            <text:p>EmailAddress</text:p>
          </table:table-cell>
          <table:table-cell table:style-name="ce7" office:value-type="string" calcext:value-type="string" table:number-columns-spanned="4" table:number-rows-spanned="1">
            <text:p>UserInsert</text:p>
          </table:table-cell>
          <table:covered-table-cell office:value-type="string" calcext:value-type="string">
            <text:p>Password</text:p>
          </table:covered-table-cell>
          <table:covered-table-cell office:value-type="string" calcext:value-type="string">
            <text:p>IsActive</text:p>
          </table:covered-table-cell>
          <table:covered-table-cell office:value-type="string" calcext:value-type="string">
            <text:p>LastLogin</text:p>
          </table:covered-table-cell>
          <table:table-cell/>
          <table:table-cell table:style-name="ce8" office:value-type="string" calcext:value-type="string">
            <text:p>PersonInsert</text:p>
          </table:table-cell>
          <table:table-cell table:number-columns-repeated="41"/>
        </table:table-row>
        <table:table-row table:style-name="ro1">
          <table:table-cell table:style-name="ce9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0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" office:value-type="string" calcext:value-type="string">
            <text:p>Mihaly</text:p>
          </table:table-cell>
          <table:table-cell table:style-name="ce1" office:value-type="string" calcext:value-type="string">
            <text:p>Csombor</text:p>
          </table:table-cell>
          <table:table-cell table:style-name="ce1" office:value-type="string" calcext:value-type="string">
            <text:p>Hajdunanas</text:p>
          </table:table-cell>
          <table:table-cell table:formula="of:=LOWER([.H2])" office:value-type="string" office:string-value="mihaly" calcext:value-type="string">
            <text:p>mihaly</text:p>
          </table:table-cell>
          <table:table-cell table:formula="of:=LOWER([.I2])" office:value-type="string" office:string-value="csombor" calcext:value-type="string">
            <text:p>csombor</text:p>
          </table:table-cell>
          <table:table-cell table:formula="of:=LOWER([.J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t72vtfbbd" calcext:value-type="string">
            <text:p>dt72vtfb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];&quot;.&quot;;[.L2];&quot;@&quot;;[.M2];&quot;.com&quot;)" office:value-type="string" office:string-value="mihaly.csombor@hajdunanas.com" calcext:value-type="string">
            <text:p>mihaly.csombor@hajdunanas.com</text:p>
          </table:table-cell>
          <table:table-cell table:formula="of:=&quot;('&quot;&amp;COM.MICROSOFT.CONCAT([.K2];&quot;.&quot;;[.L2];&quot;@&quot;;[.M2];&quot;.com&quot;)&amp;&quot;',&quot;" office:value-type="string" office:string-value="('mihaly.csombor@hajdunanas.com'," calcext:value-type="string">
            <text:p>('mihaly.csombor@hajdunanas.com',</text:p>
          </table:table-cell>
          <table:table-cell table:formula="of:=&quot;HASHBYTES('SHA2_512', '&quot;&amp;[.N2]&amp;&quot;'),&quot;" office:value-type="string" office:string-value="HASHBYTES('SHA2_512', 'dt72vtfbbd')," calcext:value-type="string">
            <text:p>HASHBYTES('SHA2_512', 'dt72vtfbbd'),</text:p>
          </table:table-cell>
          <table:table-cell table:formula="of:=[.O2]&amp;&quot;,&quot;" office:value-type="string" office:string-value="1," calcext:value-type="string">
            <text:p>1,</text:p>
          </table:table-cell>
          <table:table-cell table:formula="of:=[.P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]&amp;&quot;', '&quot;&amp;[.B2]&amp;&quot;', '&quot;&amp;TEXT([.C2]; &quot;yyyy-mm-dd&quot;)&amp;&quot;', '&quot;&amp;[.D2]&amp;&quot;', &quot;&amp;IF([.E2]=&quot;Null&quot;; &quot;Null&quot;; &quot;'&quot;&amp;[.E2]&amp;&quot;'&quot;)&amp;&quot;, '&quot;&amp;[.F2]&amp;&quot;', '&quot;&amp;[.G2]&amp;&quot;', u.Id FROM Users u WHERE EmailAddress = '&quot;&amp;[.Q2]&amp;&quot;' UNION&quot;" office:value-type="string" office:string-value="SELECT 'Mihály', 'Csombor', '1974-12-17', 'Hungary', Null, 'Hajdúnánás', 'Erzsébet utca 44.', u.Id FROM Users u WHERE EmailAddress = 'mihaly.csombor@hajdunanas.com' UNION" calcext:value-type="string">
            <text:p>SELECT 'Mihály', 'Csombor', '1974-12-17', 'Hungary', Null, 'Hajdúnánás', 'Erzsébet utca 44.', u.Id FROM Users u WHERE EmailAddress = 'mihaly.csomb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" office:value-type="string" calcext:value-type="string">
            <text:p>Katalin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3])" office:value-type="string" office:string-value="katalin" calcext:value-type="string">
            <text:p>katalin</text:p>
          </table:table-cell>
          <table:table-cell table:formula="of:=LOWER([.I3])" office:value-type="string" office:string-value="hajdu" calcext:value-type="string">
            <text:p>hajdu</text:p>
          </table:table-cell>
          <table:table-cell table:formula="of:=LOWER([.J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n76anqhlf" calcext:value-type="string">
            <text:p>jn76anqh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];&quot;.&quot;;[.L3];&quot;@&quot;;[.M3];&quot;.com&quot;)" office:value-type="string" office:string-value="katalin.hajdu@hajdunanas.com" calcext:value-type="string">
            <text:p>katalin.hajdu@hajdunanas.com</text:p>
          </table:table-cell>
          <table:table-cell table:formula="of:=&quot;('&quot;&amp;COM.MICROSOFT.CONCAT([.K3];&quot;.&quot;;[.L3];&quot;@&quot;;[.M3];&quot;.com&quot;)&amp;&quot;',&quot;" office:value-type="string" office:string-value="('katalin.hajdu@hajdunanas.com'," calcext:value-type="string">
            <text:p>('katalin.hajdu@hajdunanas.com',</text:p>
          </table:table-cell>
          <table:table-cell table:formula="of:=&quot;HASHBYTES('SHA2_512', '&quot;&amp;[.N3]&amp;&quot;'),&quot;" office:value-type="string" office:string-value="HASHBYTES('SHA2_512', 'jn76anqhlf')," calcext:value-type="string">
            <text:p>HASHBYTES('SHA2_512', 'jn76anqhlf'),</text:p>
          </table:table-cell>
          <table:table-cell table:formula="of:=[.O3]&amp;&quot;,&quot;" office:value-type="string" office:string-value="1," calcext:value-type="string">
            <text:p>1,</text:p>
          </table:table-cell>
          <table:table-cell table:formula="of:=[.P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]&amp;&quot;', '&quot;&amp;[.B3]&amp;&quot;', '&quot;&amp;TEXT([.C3]; &quot;yyyy-mm-dd&quot;)&amp;&quot;', '&quot;&amp;[.D3]&amp;&quot;', &quot;&amp;IF([.E3]=&quot;Null&quot;; &quot;Null&quot;; &quot;'&quot;&amp;[.E3]&amp;&quot;'&quot;)&amp;&quot;, '&quot;&amp;[.F3]&amp;&quot;', '&quot;&amp;[.G3]&amp;&quot;', u.Id FROM Users u WHERE EmailAddress = '&quot;&amp;[.Q3]&amp;&quot;' UNION&quot;" office:value-type="string" office:string-value="SELECT 'Katalin', 'Hajdú', '1984-06-03', 'Hungary', Null, 'Hajdúnánás', 'Petőfi utca 11.', u.Id FROM Users u WHERE EmailAddress = 'katalin.hajdu@hajdunanas.com' UNION" calcext:value-type="string">
            <text:p>SELECT 'Katalin', 'Hajdú', '1984-06-03', 'Hungary', Null, 'Hajdúnánás', 'Petőfi utca 11.', u.Id FROM Users u WHERE EmailAddress = 'katalin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2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Hajunanas</text:p>
          </table:table-cell>
          <table:table-cell table:formula="of:=LOWER([.H4])" office:value-type="string" office:string-value="aniko" calcext:value-type="string">
            <text:p>aniko</text:p>
          </table:table-cell>
          <table:table-cell table:formula="of:=LOWER([.I4])" office:value-type="string" office:string-value="kelemen" calcext:value-type="string">
            <text:p>kelemen</text:p>
          </table:table-cell>
          <table:table-cell table:formula="of:=LOWER([.J4])" office:value-type="string" office:string-value="hajunanas" calcext:value-type="string">
            <text:p>haj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j53mnmenx" calcext:value-type="string">
            <text:p>cj53mnme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];&quot;.&quot;;[.L4];&quot;@&quot;;[.M4];&quot;.com&quot;)" office:value-type="string" office:string-value="aniko.kelemen@hajunanas.com" calcext:value-type="string">
            <text:p>aniko.kelemen@hajunanas.com</text:p>
          </table:table-cell>
          <table:table-cell table:formula="of:=&quot;('&quot;&amp;COM.MICROSOFT.CONCAT([.K4];&quot;.&quot;;[.L4];&quot;@&quot;;[.M4];&quot;.com&quot;)&amp;&quot;',&quot;" office:value-type="string" office:string-value="('aniko.kelemen@hajunanas.com'," calcext:value-type="string">
            <text:p>('aniko.kelemen@hajunanas.com',</text:p>
          </table:table-cell>
          <table:table-cell table:formula="of:=&quot;HASHBYTES('SHA2_512', '&quot;&amp;[.N4]&amp;&quot;'),&quot;" office:value-type="string" office:string-value="HASHBYTES('SHA2_512', 'cj53mnmenx')," calcext:value-type="string">
            <text:p>HASHBYTES('SHA2_512', 'cj53mnmenx'),</text:p>
          </table:table-cell>
          <table:table-cell table:formula="of:=[.O4]&amp;&quot;,&quot;" office:value-type="string" office:string-value="1," calcext:value-type="string">
            <text:p>1,</text:p>
          </table:table-cell>
          <table:table-cell table:formula="of:=[.P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]&amp;&quot;', '&quot;&amp;[.B4]&amp;&quot;', '&quot;&amp;TEXT([.C4]; &quot;yyyy-mm-dd&quot;)&amp;&quot;', '&quot;&amp;[.D4]&amp;&quot;', &quot;&amp;IF([.E4]=&quot;Null&quot;; &quot;Null&quot;; &quot;'&quot;&amp;[.E4]&amp;&quot;'&quot;)&amp;&quot;, '&quot;&amp;[.F4]&amp;&quot;', '&quot;&amp;[.G4]&amp;&quot;', u.Id FROM Users u WHERE EmailAddress = '&quot;&amp;[.Q4]&amp;&quot;' UNION&quot;" office:value-type="string" office:string-value="SELECT 'Anikó', 'Kelemen', '2008-10-16', 'Hungary', Null, 'Hajdúnánás', 'Dorogi út 12.', u.Id FROM Users u WHERE EmailAddress = 'aniko.kelemen@hajunanas.com' UNION" calcext:value-type="string">
            <text:p>SELECT 'Anikó', 'Kelemen', '2008-10-16', 'Hungary', Null, 'Hajdúnánás', 'Dorogi út 12.', u.Id FROM Users u WHERE EmailAddress = 'aniko.kelemen@haj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0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Puzser</text:p>
          </table:table-cell>
          <table:table-cell table:style-name="ce1" office:value-type="string" calcext:value-type="string">
            <text:p>Budapest</text:p>
          </table:table-cell>
          <table:table-cell table:formula="of:=LOWER([.H5])" office:value-type="string" office:string-value="robert" calcext:value-type="string">
            <text:p>robert</text:p>
          </table:table-cell>
          <table:table-cell table:formula="of:=LOWER([.I5])" office:value-type="string" office:string-value="puzser" calcext:value-type="string">
            <text:p>puzser</text:p>
          </table:table-cell>
          <table:table-cell table:formula="of:=LOWER([.J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m7swgsox" calcext:value-type="string">
            <text:p>km7swgs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];&quot;.&quot;;[.L5];&quot;@&quot;;[.M5];&quot;.com&quot;)" office:value-type="string" office:string-value="robert.puzser@budapest.com" calcext:value-type="string">
            <text:p>robert.puzser@budapest.com</text:p>
          </table:table-cell>
          <table:table-cell table:formula="of:=&quot;('&quot;&amp;COM.MICROSOFT.CONCAT([.K5];&quot;.&quot;;[.L5];&quot;@&quot;;[.M5];&quot;.com&quot;)&amp;&quot;',&quot;" office:value-type="string" office:string-value="('robert.puzser@budapest.com'," calcext:value-type="string">
            <text:p>('robert.puzser@budapest.com',</text:p>
          </table:table-cell>
          <table:table-cell table:formula="of:=&quot;HASHBYTES('SHA2_512', '&quot;&amp;[.N5]&amp;&quot;'),&quot;" office:value-type="string" office:string-value="HASHBYTES('SHA2_512', 'km7swgsox')," calcext:value-type="string">
            <text:p>HASHBYTES('SHA2_512', 'km7swgsox'),</text:p>
          </table:table-cell>
          <table:table-cell table:formula="of:=[.O5]&amp;&quot;,&quot;" office:value-type="string" office:string-value="1," calcext:value-type="string">
            <text:p>1,</text:p>
          </table:table-cell>
          <table:table-cell table:formula="of:=[.P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]&amp;&quot;', '&quot;&amp;[.B5]&amp;&quot;', '&quot;&amp;TEXT([.C5]; &quot;yyyy-mm-dd&quot;)&amp;&quot;', '&quot;&amp;[.D5]&amp;&quot;', &quot;&amp;IF([.E5]=&quot;Null&quot;; &quot;Null&quot;; &quot;'&quot;&amp;[.E5]&amp;&quot;'&quot;)&amp;&quot;, '&quot;&amp;[.F5]&amp;&quot;', '&quot;&amp;[.G5]&amp;&quot;', u.Id FROM Users u WHERE EmailAddress = '&quot;&amp;[.Q5]&amp;&quot;' UNION&quot;" office:value-type="string" office:string-value="SELECT 'Róbert', 'Puzsér', '1974-10-24', 'Hungary', Null, 'Budapest', 'Posztmodern út 1.', u.Id FROM Users u WHERE EmailAddress = 'robert.puzser@budapest.com' UNION" calcext:value-type="string">
            <text:p>SELECT 'Róbert', 'Puzsér', '1974-10-24', 'Hungary', Null, 'Budapest', 'Posztmodern út 1.', u.Id FROM Users u WHERE EmailAddress = 'robert.puzs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.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ovacs</text:p>
          </table:table-cell>
          <table:table-cell table:style-name="ce1" office:value-type="string" calcext:value-type="string">
            <text:p>Budapest</text:p>
          </table:table-cell>
          <table:table-cell table:formula="of:=LOWER([.H6])" office:value-type="string" office:string-value="janos" calcext:value-type="string">
            <text:p>janos</text:p>
          </table:table-cell>
          <table:table-cell table:formula="of:=LOWER([.I6])" office:value-type="string" office:string-value="kovacs" calcext:value-type="string">
            <text:p>kovacs</text:p>
          </table:table-cell>
          <table:table-cell table:formula="of:=LOWER([.J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y89bdnepe" calcext:value-type="string">
            <text:p>zy89bdne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];&quot;.&quot;;[.L6];&quot;@&quot;;[.M6];&quot;.com&quot;)" office:value-type="string" office:string-value="janos.kovacs@budapest.com" calcext:value-type="string">
            <text:p>janos.kovacs@budapest.com</text:p>
          </table:table-cell>
          <table:table-cell table:formula="of:=&quot;('&quot;&amp;COM.MICROSOFT.CONCAT([.K6];&quot;.&quot;;[.L6];&quot;@&quot;;[.M6];&quot;.com&quot;)&amp;&quot;',&quot;" office:value-type="string" office:string-value="('janos.kovacs@budapest.com'," calcext:value-type="string">
            <text:p>('janos.kovacs@budapest.com',</text:p>
          </table:table-cell>
          <table:table-cell table:formula="of:=&quot;HASHBYTES('SHA2_512', '&quot;&amp;[.N6]&amp;&quot;'),&quot;" office:value-type="string" office:string-value="HASHBYTES('SHA2_512', 'zy89bdnepe')," calcext:value-type="string">
            <text:p>HASHBYTES('SHA2_512', 'zy89bdnepe'),</text:p>
          </table:table-cell>
          <table:table-cell table:formula="of:=[.O6]&amp;&quot;,&quot;" office:value-type="string" office:string-value="1," calcext:value-type="string">
            <text:p>1,</text:p>
          </table:table-cell>
          <table:table-cell table:formula="of:=[.P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]&amp;&quot;', '&quot;&amp;[.B6]&amp;&quot;', '&quot;&amp;TEXT([.C6]; &quot;yyyy-mm-dd&quot;)&amp;&quot;', '&quot;&amp;[.D6]&amp;&quot;', &quot;&amp;IF([.E6]=&quot;Null&quot;; &quot;Null&quot;; &quot;'&quot;&amp;[.E6]&amp;&quot;'&quot;)&amp;&quot;, '&quot;&amp;[.F6]&amp;&quot;', '&quot;&amp;[.G6]&amp;&quot;', u.Id FROM Users u WHERE EmailAddress = '&quot;&amp;[.Q6]&amp;&quot;' UNION&quot;" office:value-type="string" office:string-value="SELECT 'János', 'Kovács', '1965-06-12', 'Hungary', Null, 'Budapest', 'Blaha Lujza tér 12 2em/1.', u.Id FROM Users u WHERE EmailAddress = 'janos.kovacs@budapest.com' UNION" calcext:value-type="string">
            <text:p>SELECT 'János', 'Kovács', '1965-06-12', 'Hungary', Null, 'Budapest', 'Blaha Lujza tér 12 2em/1.', u.Id FROM Users u WHERE EmailAddress = 'janos.kovac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0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adar</text:p>
          </table:table-cell>
          <table:table-cell table:style-name="ce1" office:value-type="string" calcext:value-type="string">
            <text:p>Budapest</text:p>
          </table:table-cell>
          <table:table-cell table:formula="of:=LOWER([.H7])" office:value-type="string" office:string-value="janos" calcext:value-type="string">
            <text:p>janos</text:p>
          </table:table-cell>
          <table:table-cell table:formula="of:=LOWER([.I7])" office:value-type="string" office:string-value="kadar" calcext:value-type="string">
            <text:p>kadar</text:p>
          </table:table-cell>
          <table:table-cell table:formula="of:=LOWER([.J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k1vnbbib" calcext:value-type="string">
            <text:p>wk1vnbb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];&quot;.&quot;;[.L7];&quot;@&quot;;[.M7];&quot;.com&quot;)" office:value-type="string" office:string-value="janos.kadar@budapest.com" calcext:value-type="string">
            <text:p>janos.kadar@budapest.com</text:p>
          </table:table-cell>
          <table:table-cell table:formula="of:=&quot;('&quot;&amp;COM.MICROSOFT.CONCAT([.K7];&quot;.&quot;;[.L7];&quot;@&quot;;[.M7];&quot;.com&quot;)&amp;&quot;',&quot;" office:value-type="string" office:string-value="('janos.kadar@budapest.com'," calcext:value-type="string">
            <text:p>('janos.kadar@budapest.com',</text:p>
          </table:table-cell>
          <table:table-cell table:formula="of:=&quot;HASHBYTES('SHA2_512', '&quot;&amp;[.N7]&amp;&quot;'),&quot;" office:value-type="string" office:string-value="HASHBYTES('SHA2_512', 'wk1vnbbib')," calcext:value-type="string">
            <text:p>HASHBYTES('SHA2_512', 'wk1vnbbib'),</text:p>
          </table:table-cell>
          <table:table-cell table:formula="of:=[.O7]&amp;&quot;,&quot;" office:value-type="string" office:string-value="1," calcext:value-type="string">
            <text:p>1,</text:p>
          </table:table-cell>
          <table:table-cell table:formula="of:=[.P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]&amp;&quot;', '&quot;&amp;[.B7]&amp;&quot;', '&quot;&amp;TEXT([.C7]; &quot;yyyy-mm-dd&quot;)&amp;&quot;', '&quot;&amp;[.D7]&amp;&quot;', &quot;&amp;IF([.E7]=&quot;Null&quot;; &quot;Null&quot;; &quot;'&quot;&amp;[.E7]&amp;&quot;'&quot;)&amp;&quot;, '&quot;&amp;[.F7]&amp;&quot;', '&quot;&amp;[.G7]&amp;&quot;', u.Id FROM Users u WHERE EmailAddress = '&quot;&amp;[.Q7]&amp;&quot;' UNION&quot;" office:value-type="string" office:string-value="SELECT 'János', 'Kádár', '1959-03-20', 'Hungary', Null, 'Budapest', 'Hősök tere', u.Id FROM Users u WHERE EmailAddress = 'janos.kadar@budapest.com' UNION" calcext:value-type="string">
            <text:p>SELECT 'János', 'Kádár', '1959-03-20', 'Hungary', Null, 'Budapest', 'Hősök tere', u.Id FROM Users u WHERE EmailAddress = 'janos.kad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" office:value-type="string" calcext:value-type="string">
            <text:p>Barbara</text:p>
          </table:table-cell>
          <table:table-cell table:style-name="ce1" office:value-type="string" calcext:value-type="string">
            <text:p>Barna</text:p>
          </table:table-cell>
          <table:table-cell table:style-name="ce1" office:value-type="string" calcext:value-type="string">
            <text:p>Budapest</text:p>
          </table:table-cell>
          <table:table-cell table:formula="of:=LOWER([.H8])" office:value-type="string" office:string-value="barbara" calcext:value-type="string">
            <text:p>barbara</text:p>
          </table:table-cell>
          <table:table-cell table:formula="of:=LOWER([.I8])" office:value-type="string" office:string-value="barna" calcext:value-type="string">
            <text:p>barna</text:p>
          </table:table-cell>
          <table:table-cell table:formula="of:=LOWER([.J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w84lrmrnn" calcext:value-type="string">
            <text:p>kw84lrmr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];&quot;.&quot;;[.L8];&quot;@&quot;;[.M8];&quot;.com&quot;)" office:value-type="string" office:string-value="barbara.barna@budapest.com" calcext:value-type="string">
            <text:p>barbara.barna@budapest.com</text:p>
          </table:table-cell>
          <table:table-cell table:formula="of:=&quot;('&quot;&amp;COM.MICROSOFT.CONCAT([.K8];&quot;.&quot;;[.L8];&quot;@&quot;;[.M8];&quot;.com&quot;)&amp;&quot;',&quot;" office:value-type="string" office:string-value="('barbara.barna@budapest.com'," calcext:value-type="string">
            <text:p>('barbara.barna@budapest.com',</text:p>
          </table:table-cell>
          <table:table-cell table:formula="of:=&quot;HASHBYTES('SHA2_512', '&quot;&amp;[.N8]&amp;&quot;'),&quot;" office:value-type="string" office:string-value="HASHBYTES('SHA2_512', 'kw84lrmrnn')," calcext:value-type="string">
            <text:p>HASHBYTES('SHA2_512', 'kw84lrmrnn'),</text:p>
          </table:table-cell>
          <table:table-cell table:formula="of:=[.O8]&amp;&quot;,&quot;" office:value-type="string" office:string-value="1," calcext:value-type="string">
            <text:p>1,</text:p>
          </table:table-cell>
          <table:table-cell table:formula="of:=[.P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]&amp;&quot;', '&quot;&amp;[.B8]&amp;&quot;', '&quot;&amp;TEXT([.C8]; &quot;yyyy-mm-dd&quot;)&amp;&quot;', '&quot;&amp;[.D8]&amp;&quot;', &quot;&amp;IF([.E8]=&quot;Null&quot;; &quot;Null&quot;; &quot;'&quot;&amp;[.E8]&amp;&quot;'&quot;)&amp;&quot;, '&quot;&amp;[.F8]&amp;&quot;', '&quot;&amp;[.G8]&amp;&quot;', u.Id FROM Users u WHERE EmailAddress = '&quot;&amp;[.Q8]&amp;&quot;' UNION&quot;" office:value-type="string" office:string-value="SELECT 'Barbara', 'Barna', '1990-04-11', 'Hungary', Null, 'Budapest', 'Vörös Tér 1.', u.Id FROM Users u WHERE EmailAddress = 'barbara.barna@budapest.com' UNION" calcext:value-type="string">
            <text:p>SELECT 'Barbara', 'Barna', '1990-04-11', 'Hungary', Null, 'Budapest', 'Vörös Tér 1.', u.Id FROM Users u WHERE EmailAddress = 'barbara.barn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0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" office:value-type="string" calcext:value-type="string">
            <text:p>Ervin</text:p>
          </table:table-cell>
          <table:table-cell table:style-name="ce1" office:value-type="string" calcext:value-type="string">
            <text:p>Nagy</text:p>
          </table:table-cell>
          <table:table-cell table:style-name="ce1" office:value-type="string" calcext:value-type="string">
            <text:p>Budaors</text:p>
          </table:table-cell>
          <table:table-cell table:formula="of:=LOWER([.H9])" office:value-type="string" office:string-value="ervin" calcext:value-type="string">
            <text:p>ervin</text:p>
          </table:table-cell>
          <table:table-cell table:formula="of:=LOWER([.I9])" office:value-type="string" office:string-value="nagy" calcext:value-type="string">
            <text:p>nagy</text:p>
          </table:table-cell>
          <table:table-cell table:formula="of:=LOWER([.J9])" office:value-type="string" office:string-value="budaors" calcext:value-type="string">
            <text:p>budaor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o14xxvqya" calcext:value-type="string">
            <text:p>ko14xxvq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];&quot;.&quot;;[.L9];&quot;@&quot;;[.M9];&quot;.com&quot;)" office:value-type="string" office:string-value="ervin.nagy@budaors.com" calcext:value-type="string">
            <text:p>ervin.nagy@budaors.com</text:p>
          </table:table-cell>
          <table:table-cell table:formula="of:=&quot;('&quot;&amp;COM.MICROSOFT.CONCAT([.K9];&quot;.&quot;;[.L9];&quot;@&quot;;[.M9];&quot;.com&quot;)&amp;&quot;',&quot;" office:value-type="string" office:string-value="('ervin.nagy@budaors.com'," calcext:value-type="string">
            <text:p>('ervin.nagy@budaors.com',</text:p>
          </table:table-cell>
          <table:table-cell table:formula="of:=&quot;HASHBYTES('SHA2_512', '&quot;&amp;[.N9]&amp;&quot;'),&quot;" office:value-type="string" office:string-value="HASHBYTES('SHA2_512', 'ko14xxvqya')," calcext:value-type="string">
            <text:p>HASHBYTES('SHA2_512', 'ko14xxvqya'),</text:p>
          </table:table-cell>
          <table:table-cell table:formula="of:=[.O9]&amp;&quot;,&quot;" office:value-type="string" office:string-value="1," calcext:value-type="string">
            <text:p>1,</text:p>
          </table:table-cell>
          <table:table-cell table:formula="of:=[.P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]&amp;&quot;', '&quot;&amp;[.B9]&amp;&quot;', '&quot;&amp;TEXT([.C9]; &quot;yyyy-mm-dd&quot;)&amp;&quot;', '&quot;&amp;[.D9]&amp;&quot;', &quot;&amp;IF([.E9]=&quot;Null&quot;; &quot;Null&quot;; &quot;'&quot;&amp;[.E9]&amp;&quot;'&quot;)&amp;&quot;, '&quot;&amp;[.F9]&amp;&quot;', '&quot;&amp;[.G9]&amp;&quot;', u.Id FROM Users u WHERE EmailAddress = '&quot;&amp;[.Q9]&amp;&quot;' UNION&quot;" office:value-type="string" office:string-value="SELECT 'Ervin', 'Nagy', '1983-02-15', 'Hungary', Null, 'Budaörs', 'Petőfi Sándor utca 5.', u.Id FROM Users u WHERE EmailAddress = 'ervin.nagy@budaors.com' UNION" calcext:value-type="string">
            <text:p>SELECT 'Ervin', 'Nagy', '1983-02-15', 'Hungary', Null, 'Budaörs', 'Petőfi Sándor utca 5.', u.Id FROM Users u WHERE EmailAddress = 'ervin.nagy@budaor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0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.</text:p>
          </table:table-cell>
          <table:table-cell table:style-name="ce1" office:value-type="string" calcext:value-type="string">
            <text:p>Tunde</text:p>
          </table:table-cell>
          <table:table-cell table:style-name="ce1" office:value-type="string" calcext:value-type="string">
            <text:p>Kobzos</text:p>
          </table:table-cell>
          <table:table-cell table:style-name="ce1" office:value-type="string" calcext:value-type="string">
            <text:p>Budapest</text:p>
          </table:table-cell>
          <table:table-cell table:formula="of:=LOWER([.H10])" office:value-type="string" office:string-value="tunde" calcext:value-type="string">
            <text:p>tunde</text:p>
          </table:table-cell>
          <table:table-cell table:formula="of:=LOWER([.I10])" office:value-type="string" office:string-value="kobzos" calcext:value-type="string">
            <text:p>kobzos</text:p>
          </table:table-cell>
          <table:table-cell table:formula="of:=LOWER([.J1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r8ppklpu" calcext:value-type="string">
            <text:p>lr8ppklp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];&quot;.&quot;;[.L10];&quot;@&quot;;[.M10];&quot;.com&quot;)" office:value-type="string" office:string-value="tunde.kobzos@budapest.com" calcext:value-type="string">
            <text:p>tunde.kobzos@budapest.com</text:p>
          </table:table-cell>
          <table:table-cell table:formula="of:=&quot;('&quot;&amp;COM.MICROSOFT.CONCAT([.K10];&quot;.&quot;;[.L10];&quot;@&quot;;[.M10];&quot;.com&quot;)&amp;&quot;',&quot;" office:value-type="string" office:string-value="('tunde.kobzos@budapest.com'," calcext:value-type="string">
            <text:p>('tunde.kobzos@budapest.com',</text:p>
          </table:table-cell>
          <table:table-cell table:formula="of:=&quot;HASHBYTES('SHA2_512', '&quot;&amp;[.N10]&amp;&quot;'),&quot;" office:value-type="string" office:string-value="HASHBYTES('SHA2_512', 'lr8ppklpu')," calcext:value-type="string">
            <text:p>HASHBYTES('SHA2_512', 'lr8ppklpu'),</text:p>
          </table:table-cell>
          <table:table-cell table:formula="of:=[.O10]&amp;&quot;,&quot;" office:value-type="string" office:string-value="1," calcext:value-type="string">
            <text:p>1,</text:p>
          </table:table-cell>
          <table:table-cell table:formula="of:=[.P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]&amp;&quot;', '&quot;&amp;[.B10]&amp;&quot;', '&quot;&amp;TEXT([.C10]; &quot;yyyy-mm-dd&quot;)&amp;&quot;', '&quot;&amp;[.D10]&amp;&quot;', &quot;&amp;IF([.E10]=&quot;Null&quot;; &quot;Null&quot;; &quot;'&quot;&amp;[.E10]&amp;&quot;'&quot;)&amp;&quot;, '&quot;&amp;[.F10]&amp;&quot;', '&quot;&amp;[.G10]&amp;&quot;', u.Id FROM Users u WHERE EmailAddress = '&quot;&amp;[.Q10]&amp;&quot;' UNION&quot;" office:value-type="string" office:string-value="SELECT 'Tünde', 'Kobzos', '1987-01-30', 'Hungary', Null, 'Budapest', 'Egry József u. 51. fsz/3.', u.Id FROM Users u WHERE EmailAddress = 'tunde.kobzos@budapest.com' UNION" calcext:value-type="string">
            <text:p>SELECT 'Tünde', 'Kobzos', '1987-01-30', 'Hungary', Null, 'Budapest', 'Egry József u. 51. fsz/3.', u.Id FROM Users u WHERE EmailAddress = 'tunde.kobz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0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.</text:p>
          </table:table-cell>
          <table:table-cell table:style-name="ce1" office:value-type="string" calcext:value-type="string">
            <text:p>Ivan</text:p>
          </table:table-cell>
          <table:table-cell table:style-name="ce1" office:value-type="string" calcext:value-type="string">
            <text:p>Szakaly</text:p>
          </table:table-cell>
          <table:table-cell table:style-name="ce1" office:value-type="string" calcext:value-type="string">
            <text:p>Szeged</text:p>
          </table:table-cell>
          <table:table-cell table:formula="of:=LOWER([.H11])" office:value-type="string" office:string-value="ivan" calcext:value-type="string">
            <text:p>ivan</text:p>
          </table:table-cell>
          <table:table-cell table:formula="of:=LOWER([.I11])" office:value-type="string" office:string-value="szakaly" calcext:value-type="string">
            <text:p>szakaly</text:p>
          </table:table-cell>
          <table:table-cell table:formula="of:=LOWER([.J1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h28jmuunx" calcext:value-type="string">
            <text:p>dh28jmuu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];&quot;.&quot;;[.L11];&quot;@&quot;;[.M11];&quot;.com&quot;)" office:value-type="string" office:string-value="ivan.szakaly@szeged.com" calcext:value-type="string">
            <text:p>ivan.szakaly@szeged.com</text:p>
          </table:table-cell>
          <table:table-cell table:formula="of:=&quot;('&quot;&amp;COM.MICROSOFT.CONCAT([.K11];&quot;.&quot;;[.L11];&quot;@&quot;;[.M11];&quot;.com&quot;)&amp;&quot;',&quot;" office:value-type="string" office:string-value="('ivan.szakaly@szeged.com'," calcext:value-type="string">
            <text:p>('ivan.szakaly@szeged.com',</text:p>
          </table:table-cell>
          <table:table-cell table:formula="of:=&quot;HASHBYTES('SHA2_512', '&quot;&amp;[.N11]&amp;&quot;'),&quot;" office:value-type="string" office:string-value="HASHBYTES('SHA2_512', 'dh28jmuunx')," calcext:value-type="string">
            <text:p>HASHBYTES('SHA2_512', 'dh28jmuunx'),</text:p>
          </table:table-cell>
          <table:table-cell table:formula="of:=[.O11]&amp;&quot;,&quot;" office:value-type="string" office:string-value="1," calcext:value-type="string">
            <text:p>1,</text:p>
          </table:table-cell>
          <table:table-cell table:formula="of:=[.P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]&amp;&quot;', '&quot;&amp;[.B11]&amp;&quot;', '&quot;&amp;TEXT([.C11]; &quot;yyyy-mm-dd&quot;)&amp;&quot;', '&quot;&amp;[.D11]&amp;&quot;', &quot;&amp;IF([.E11]=&quot;Null&quot;; &quot;Null&quot;; &quot;'&quot;&amp;[.E11]&amp;&quot;'&quot;)&amp;&quot;, '&quot;&amp;[.F11]&amp;&quot;', '&quot;&amp;[.G11]&amp;&quot;', u.Id FROM Users u WHERE EmailAddress = '&quot;&amp;[.Q11]&amp;&quot;' UNION&quot;" office:value-type="string" office:string-value="SELECT 'Iván', 'Szakály', '1979-11-08', 'Hungary', Null, 'Szeged', 'Szél utca 3 2em/4.', u.Id FROM Users u WHERE EmailAddress = 'ivan.szakaly@szeged.com' UNION" calcext:value-type="string">
            <text:p>SELECT 'Iván', 'Szakály', '1979-11-08', 'Hungary', Null, 'Szeged', 'Szél utca 3 2em/4.', u.Id FROM Users u WHERE EmailAddress = 'ivan.szaka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0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.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Szel</text:p>
          </table:table-cell>
          <table:table-cell table:style-name="ce1" office:value-type="string" calcext:value-type="string">
            <text:p>Szeged</text:p>
          </table:table-cell>
          <table:table-cell table:formula="of:=LOWER([.H12])" office:value-type="string" office:string-value="andrea" calcext:value-type="string">
            <text:p>andrea</text:p>
          </table:table-cell>
          <table:table-cell table:formula="of:=LOWER([.I12])" office:value-type="string" office:string-value="szel" calcext:value-type="string">
            <text:p>szel</text:p>
          </table:table-cell>
          <table:table-cell table:formula="of:=LOWER([.J12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a71jghrxc" calcext:value-type="string">
            <text:p>ta71jghrx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];&quot;.&quot;;[.L12];&quot;@&quot;;[.M12];&quot;.com&quot;)" office:value-type="string" office:string-value="andrea.szel@szeged.com" calcext:value-type="string">
            <text:p>andrea.szel@szeged.com</text:p>
          </table:table-cell>
          <table:table-cell table:formula="of:=&quot;('&quot;&amp;COM.MICROSOFT.CONCAT([.K12];&quot;.&quot;;[.L12];&quot;@&quot;;[.M12];&quot;.com&quot;)&amp;&quot;',&quot;" office:value-type="string" office:string-value="('andrea.szel@szeged.com'," calcext:value-type="string">
            <text:p>('andrea.szel@szeged.com',</text:p>
          </table:table-cell>
          <table:table-cell table:formula="of:=&quot;HASHBYTES('SHA2_512', '&quot;&amp;[.N12]&amp;&quot;'),&quot;" office:value-type="string" office:string-value="HASHBYTES('SHA2_512', 'ta71jghrxc')," calcext:value-type="string">
            <text:p>HASHBYTES('SHA2_512', 'ta71jghrxc'),</text:p>
          </table:table-cell>
          <table:table-cell table:formula="of:=[.O12]&amp;&quot;,&quot;" office:value-type="string" office:string-value="1," calcext:value-type="string">
            <text:p>1,</text:p>
          </table:table-cell>
          <table:table-cell table:formula="of:=[.P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]&amp;&quot;', '&quot;&amp;[.B12]&amp;&quot;', '&quot;&amp;TEXT([.C12]; &quot;yyyy-mm-dd&quot;)&amp;&quot;', '&quot;&amp;[.D12]&amp;&quot;', &quot;&amp;IF([.E12]=&quot;Null&quot;; &quot;Null&quot;; &quot;'&quot;&amp;[.E12]&amp;&quot;'&quot;)&amp;&quot;, '&quot;&amp;[.F12]&amp;&quot;', '&quot;&amp;[.G12]&amp;&quot;', u.Id FROM Users u WHERE EmailAddress = '&quot;&amp;[.Q12]&amp;&quot;' UNION&quot;" office:value-type="string" office:string-value="SELECT 'Andrea', 'Szél', '1990-03-15', 'Hungary', Null, 'Szeged', 'Farkas utca 3em/1.', u.Id FROM Users u WHERE EmailAddress = 'andrea.szel@szeged.com' UNION" calcext:value-type="string">
            <text:p>SELECT 'Andrea', 'Szél', '1990-03-15', 'Hungary', Null, 'Szeged', 'Farkas utca 3em/1.', u.Id FROM Users u WHERE EmailAddress = 'andrea.sz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0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Favago</text:p>
          </table:table-cell>
          <table:table-cell table:style-name="ce1" office:value-type="string" calcext:value-type="string">
            <text:p>Szeged</text:p>
          </table:table-cell>
          <table:table-cell table:formula="of:=LOWER([.H13])" office:value-type="string" office:string-value="laszlo" calcext:value-type="string">
            <text:p>laszlo</text:p>
          </table:table-cell>
          <table:table-cell table:formula="of:=LOWER([.I13])" office:value-type="string" office:string-value="favago" calcext:value-type="string">
            <text:p>favago</text:p>
          </table:table-cell>
          <table:table-cell table:formula="of:=LOWER([.J13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i87byedln" calcext:value-type="string">
            <text:p>mi87byed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];&quot;.&quot;;[.L13];&quot;@&quot;;[.M13];&quot;.com&quot;)" office:value-type="string" office:string-value="laszlo.favago@szeged.com" calcext:value-type="string">
            <text:p>laszlo.favago@szeged.com</text:p>
          </table:table-cell>
          <table:table-cell table:formula="of:=&quot;('&quot;&amp;COM.MICROSOFT.CONCAT([.K13];&quot;.&quot;;[.L13];&quot;@&quot;;[.M13];&quot;.com&quot;)&amp;&quot;',&quot;" office:value-type="string" office:string-value="('laszlo.favago@szeged.com'," calcext:value-type="string">
            <text:p>('laszlo.favago@szeged.com',</text:p>
          </table:table-cell>
          <table:table-cell table:formula="of:=&quot;HASHBYTES('SHA2_512', '&quot;&amp;[.N13]&amp;&quot;'),&quot;" office:value-type="string" office:string-value="HASHBYTES('SHA2_512', 'mi87byedln')," calcext:value-type="string">
            <text:p>HASHBYTES('SHA2_512', 'mi87byedln'),</text:p>
          </table:table-cell>
          <table:table-cell table:formula="of:=[.O13]&amp;&quot;,&quot;" office:value-type="string" office:string-value="1," calcext:value-type="string">
            <text:p>1,</text:p>
          </table:table-cell>
          <table:table-cell table:formula="of:=[.P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]&amp;&quot;', '&quot;&amp;[.B13]&amp;&quot;', '&quot;&amp;TEXT([.C13]; &quot;yyyy-mm-dd&quot;)&amp;&quot;', '&quot;&amp;[.D13]&amp;&quot;', &quot;&amp;IF([.E13]=&quot;Null&quot;; &quot;Null&quot;; &quot;'&quot;&amp;[.E13]&amp;&quot;'&quot;)&amp;&quot;, '&quot;&amp;[.F13]&amp;&quot;', '&quot;&amp;[.G13]&amp;&quot;', u.Id FROM Users u WHERE EmailAddress = '&quot;&amp;[.Q13]&amp;&quot;' UNION&quot;" office:value-type="string" office:string-value="SELECT 'László', 'Favágó', '1980-02-20', 'Hungary', Null, 'Szeged', 'Bolyai János utca 34.', u.Id FROM Users u WHERE EmailAddress = 'laszlo.favago@szeged.com' UNION" calcext:value-type="string">
            <text:p>SELECT 'László', 'Favágó', '1980-02-20', 'Hungary', Null, 'Szeged', 'Bolyai János utca 34.', u.Id FROM Users u WHERE EmailAddress = 'laszlo.favago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0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.</text:p>
          </table:table-cell>
          <table:table-cell table:style-name="ce1" office:value-type="string" calcext:value-type="string">
            <text:p>Farkas</text:p>
          </table:table-cell>
          <table:table-cell table:style-name="ce1" office:value-type="string" calcext:value-type="string">
            <text:p>Beke</text:p>
          </table:table-cell>
          <table:table-cell table:style-name="ce1" office:value-type="string" calcext:value-type="string">
            <text:p>Eger</text:p>
          </table:table-cell>
          <table:table-cell table:formula="of:=LOWER([.H14])" office:value-type="string" office:string-value="farkas" calcext:value-type="string">
            <text:p>farkas</text:p>
          </table:table-cell>
          <table:table-cell table:formula="of:=LOWER([.I14])" office:value-type="string" office:string-value="beke" calcext:value-type="string">
            <text:p>beke</text:p>
          </table:table-cell>
          <table:table-cell table:formula="of:=LOWER([.J14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r81hrmzwq" calcext:value-type="string">
            <text:p>ur81hrmzw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];&quot;.&quot;;[.L14];&quot;@&quot;;[.M14];&quot;.com&quot;)" office:value-type="string" office:string-value="farkas.beke@eger.com" calcext:value-type="string">
            <text:p>farkas.beke@eger.com</text:p>
          </table:table-cell>
          <table:table-cell table:formula="of:=&quot;('&quot;&amp;COM.MICROSOFT.CONCAT([.K14];&quot;.&quot;;[.L14];&quot;@&quot;;[.M14];&quot;.com&quot;)&amp;&quot;',&quot;" office:value-type="string" office:string-value="('farkas.beke@eger.com'," calcext:value-type="string">
            <text:p>('farkas.beke@eger.com',</text:p>
          </table:table-cell>
          <table:table-cell table:formula="of:=&quot;HASHBYTES('SHA2_512', '&quot;&amp;[.N14]&amp;&quot;'),&quot;" office:value-type="string" office:string-value="HASHBYTES('SHA2_512', 'ur81hrmzwq')," calcext:value-type="string">
            <text:p>HASHBYTES('SHA2_512', 'ur81hrmzwq'),</text:p>
          </table:table-cell>
          <table:table-cell table:formula="of:=[.O14]&amp;&quot;,&quot;" office:value-type="string" office:string-value="1," calcext:value-type="string">
            <text:p>1,</text:p>
          </table:table-cell>
          <table:table-cell table:formula="of:=[.P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]&amp;&quot;', '&quot;&amp;[.B14]&amp;&quot;', '&quot;&amp;TEXT([.C14]; &quot;yyyy-mm-dd&quot;)&amp;&quot;', '&quot;&amp;[.D14]&amp;&quot;', &quot;&amp;IF([.E14]=&quot;Null&quot;; &quot;Null&quot;; &quot;'&quot;&amp;[.E14]&amp;&quot;'&quot;)&amp;&quot;, '&quot;&amp;[.F14]&amp;&quot;', '&quot;&amp;[.G14]&amp;&quot;', u.Id FROM Users u WHERE EmailAddress = '&quot;&amp;[.Q14]&amp;&quot;' UNION&quot;" office:value-type="string" office:string-value="SELECT 'Farkas', 'Beke', '1992-07-21', 'Hungary', Null, 'Eger', 'Mátyás Király út 11 4em/2.', u.Id FROM Users u WHERE EmailAddress = 'farkas.beke@eger.com' UNION" calcext:value-type="string">
            <text:p>SELECT 'Farkas', 'Beke', '1992-07-21', 'Hungary', Null, 'Eger', 'Mátyás Király út 11 4em/2.', u.Id FROM Users u WHERE EmailAddress = 'farkas.beke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0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.</text:p>
          </table:table-cell>
          <table:table-cell table:style-name="ce1" office:value-type="string" calcext:value-type="string">
            <text:p>Elemer</text:p>
          </table:table-cell>
          <table:table-cell table:style-name="ce1" office:value-type="string" calcext:value-type="string">
            <text:p>Soos</text:p>
          </table:table-cell>
          <table:table-cell table:style-name="ce1" office:value-type="string" calcext:value-type="string">
            <text:p>Eger</text:p>
          </table:table-cell>
          <table:table-cell table:formula="of:=LOWER([.H15])" office:value-type="string" office:string-value="elemer" calcext:value-type="string">
            <text:p>elemer</text:p>
          </table:table-cell>
          <table:table-cell table:formula="of:=LOWER([.I15])" office:value-type="string" office:string-value="soos" calcext:value-type="string">
            <text:p>soos</text:p>
          </table:table-cell>
          <table:table-cell table:formula="of:=LOWER([.J15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h17ioteho" calcext:value-type="string">
            <text:p>rh17iote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];&quot;.&quot;;[.L15];&quot;@&quot;;[.M15];&quot;.com&quot;)" office:value-type="string" office:string-value="elemer.soos@eger.com" calcext:value-type="string">
            <text:p>elemer.soos@eger.com</text:p>
          </table:table-cell>
          <table:table-cell table:formula="of:=&quot;('&quot;&amp;COM.MICROSOFT.CONCAT([.K15];&quot;.&quot;;[.L15];&quot;@&quot;;[.M15];&quot;.com&quot;)&amp;&quot;',&quot;" office:value-type="string" office:string-value="('elemer.soos@eger.com'," calcext:value-type="string">
            <text:p>('elemer.soos@eger.com',</text:p>
          </table:table-cell>
          <table:table-cell table:formula="of:=&quot;HASHBYTES('SHA2_512', '&quot;&amp;[.N15]&amp;&quot;'),&quot;" office:value-type="string" office:string-value="HASHBYTES('SHA2_512', 'rh17ioteho')," calcext:value-type="string">
            <text:p>HASHBYTES('SHA2_512', 'rh17ioteho'),</text:p>
          </table:table-cell>
          <table:table-cell table:formula="of:=[.O15]&amp;&quot;,&quot;" office:value-type="string" office:string-value="1," calcext:value-type="string">
            <text:p>1,</text:p>
          </table:table-cell>
          <table:table-cell table:formula="of:=[.P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]&amp;&quot;', '&quot;&amp;[.B15]&amp;&quot;', '&quot;&amp;TEXT([.C15]; &quot;yyyy-mm-dd&quot;)&amp;&quot;', '&quot;&amp;[.D15]&amp;&quot;', &quot;&amp;IF([.E15]=&quot;Null&quot;; &quot;Null&quot;; &quot;'&quot;&amp;[.E15]&amp;&quot;'&quot;)&amp;&quot;, '&quot;&amp;[.F15]&amp;&quot;', '&quot;&amp;[.G15]&amp;&quot;', u.Id FROM Users u WHERE EmailAddress = '&quot;&amp;[.Q15]&amp;&quot;' UNION&quot;" office:value-type="string" office:string-value="SELECT 'Elemér', 'Soós', '1988-11-03', 'Hungary', Null, 'Eger', 'II. Rákóczi Ferenc u. 19 3em/11.', u.Id FROM Users u WHERE EmailAddress = 'elemer.soos@eger.com' UNION" calcext:value-type="string">
            <text:p>SELECT 'Elemér', 'Soós', '1988-11-03', 'Hungary', Null, 'Eger', 'II. Rákóczi Ferenc u. 19 3em/11.', u.Id FROM Users u WHERE EmailAddress = 'elemer.soo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.</text:p>
          </table:table-cell>
          <table:table-cell table:style-name="ce1" office:value-type="string" calcext:value-type="string">
            <text:p>Marianna</text:p>
          </table:table-cell>
          <table:table-cell table:style-name="ce1" office:value-type="string" calcext:value-type="string">
            <text:p>Szakacs</text:p>
          </table:table-cell>
          <table:table-cell table:style-name="ce1" office:value-type="string" calcext:value-type="string">
            <text:p>Eger</text:p>
          </table:table-cell>
          <table:table-cell table:formula="of:=LOWER([.H16])" office:value-type="string" office:string-value="marianna" calcext:value-type="string">
            <text:p>marianna</text:p>
          </table:table-cell>
          <table:table-cell table:formula="of:=LOWER([.I16])" office:value-type="string" office:string-value="szakacs" calcext:value-type="string">
            <text:p>szakacs</text:p>
          </table:table-cell>
          <table:table-cell table:formula="of:=LOWER([.J16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k64cdvwvk" calcext:value-type="string">
            <text:p>ok64cdvwv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];&quot;.&quot;;[.L16];&quot;@&quot;;[.M16];&quot;.com&quot;)" office:value-type="string" office:string-value="marianna.szakacs@eger.com" calcext:value-type="string">
            <text:p>marianna.szakacs@eger.com</text:p>
          </table:table-cell>
          <table:table-cell table:formula="of:=&quot;('&quot;&amp;COM.MICROSOFT.CONCAT([.K16];&quot;.&quot;;[.L16];&quot;@&quot;;[.M16];&quot;.com&quot;)&amp;&quot;',&quot;" office:value-type="string" office:string-value="('marianna.szakacs@eger.com'," calcext:value-type="string">
            <text:p>('marianna.szakacs@eger.com',</text:p>
          </table:table-cell>
          <table:table-cell table:formula="of:=&quot;HASHBYTES('SHA2_512', '&quot;&amp;[.N16]&amp;&quot;'),&quot;" office:value-type="string" office:string-value="HASHBYTES('SHA2_512', 'ok64cdvwvk')," calcext:value-type="string">
            <text:p>HASHBYTES('SHA2_512', 'ok64cdvwvk'),</text:p>
          </table:table-cell>
          <table:table-cell table:formula="of:=[.O16]&amp;&quot;,&quot;" office:value-type="string" office:string-value="1," calcext:value-type="string">
            <text:p>1,</text:p>
          </table:table-cell>
          <table:table-cell table:formula="of:=[.P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]&amp;&quot;', '&quot;&amp;[.B16]&amp;&quot;', '&quot;&amp;TEXT([.C16]; &quot;yyyy-mm-dd&quot;)&amp;&quot;', '&quot;&amp;[.D16]&amp;&quot;', &quot;&amp;IF([.E16]=&quot;Null&quot;; &quot;Null&quot;; &quot;'&quot;&amp;[.E16]&amp;&quot;'&quot;)&amp;&quot;, '&quot;&amp;[.F16]&amp;&quot;', '&quot;&amp;[.G16]&amp;&quot;', u.Id FROM Users u WHERE EmailAddress = '&quot;&amp;[.Q16]&amp;&quot;' UNION&quot;" office:value-type="string" office:string-value="SELECT 'Marianna', 'Szakács', '1986-02-24', 'Hungary', Null, 'Eger', 'Kallomallom út 12 fsz/2.', u.Id FROM Users u WHERE EmailAddress = 'marianna.szakacs@eger.com' UNION" calcext:value-type="string">
            <text:p>SELECT 'Marianna', 'Szakács', '1986-02-24', 'Hungary', Null, 'Eger', 'Kallomallom út 12 fsz/2.', u.Id FROM Users u WHERE EmailAddress = 'marianna.szakac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.</text:p>
          </table:table-cell>
          <table:table-cell table:style-name="ce1" office:value-type="string" calcext:value-type="string">
            <text:p>Lubomir</text:p>
          </table:table-cell>
          <table:table-cell table:style-name="ce1" office:value-type="string" calcext:value-type="string">
            <text:p>Cermak</text:p>
          </table:table-cell>
          <table:table-cell table:style-name="ce1" office:value-type="string" calcext:value-type="string">
            <text:p>Praha</text:p>
          </table:table-cell>
          <table:table-cell table:formula="of:=LOWER([.H17])" office:value-type="string" office:string-value="lubomir" calcext:value-type="string">
            <text:p>lubomir</text:p>
          </table:table-cell>
          <table:table-cell table:formula="of:=LOWER([.I17])" office:value-type="string" office:string-value="cermak" calcext:value-type="string">
            <text:p>cermak</text:p>
          </table:table-cell>
          <table:table-cell table:formula="of:=LOWER([.J17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d72iabqjs" calcext:value-type="string">
            <text:p>ud72iabq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];&quot;.&quot;;[.L17];&quot;@&quot;;[.M17];&quot;.com&quot;)" office:value-type="string" office:string-value="lubomir.cermak@praha.com" calcext:value-type="string">
            <text:p>lubomir.cermak@praha.com</text:p>
          </table:table-cell>
          <table:table-cell table:formula="of:=&quot;('&quot;&amp;COM.MICROSOFT.CONCAT([.K17];&quot;.&quot;;[.L17];&quot;@&quot;;[.M17];&quot;.com&quot;)&amp;&quot;',&quot;" office:value-type="string" office:string-value="('lubomir.cermak@praha.com'," calcext:value-type="string">
            <text:p>('lubomir.cermak@praha.com',</text:p>
          </table:table-cell>
          <table:table-cell table:formula="of:=&quot;HASHBYTES('SHA2_512', '&quot;&amp;[.N17]&amp;&quot;'),&quot;" office:value-type="string" office:string-value="HASHBYTES('SHA2_512', 'ud72iabqjs')," calcext:value-type="string">
            <text:p>HASHBYTES('SHA2_512', 'ud72iabqjs'),</text:p>
          </table:table-cell>
          <table:table-cell table:formula="of:=[.O17]&amp;&quot;,&quot;" office:value-type="string" office:string-value="1," calcext:value-type="string">
            <text:p>1,</text:p>
          </table:table-cell>
          <table:table-cell table:formula="of:=[.P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]&amp;&quot;', '&quot;&amp;[.B17]&amp;&quot;', '&quot;&amp;TEXT([.C17]; &quot;yyyy-mm-dd&quot;)&amp;&quot;', '&quot;&amp;[.D17]&amp;&quot;', &quot;&amp;IF([.E17]=&quot;Null&quot;; &quot;Null&quot;; &quot;'&quot;&amp;[.E17]&amp;&quot;'&quot;)&amp;&quot;, '&quot;&amp;[.F17]&amp;&quot;', '&quot;&amp;[.G17]&amp;&quot;', u.Id FROM Users u WHERE EmailAddress = '&quot;&amp;[.Q17]&amp;&quot;' UNION&quot;" office:value-type="string" office:string-value="SELECT 'Lubomír', 'Cermak', '1986-02-24', 'Czech', Null, 'Praha', '24 Podedvorská.', u.Id FROM Users u WHERE EmailAddress = 'lubomir.cermak@praha.com' UNION" calcext:value-type="string">
            <text:p>SELECT 'Lubomír', 'Cermak', '1986-02-24', 'Czech', Null, 'Praha', '24 Podedvorská.', u.Id FROM Users u WHERE EmailAddress = 'lubomir.cerm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0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.</text:p>
          </table:table-cell>
          <table:table-cell table:style-name="ce1" office:value-type="string" calcext:value-type="string">
            <text:p>Kvetoslav</text:p>
          </table:table-cell>
          <table:table-cell table:style-name="ce1" office:value-type="string" calcext:value-type="string">
            <text:p>Kovac</text:p>
          </table:table-cell>
          <table:table-cell table:style-name="ce1" office:value-type="string" calcext:value-type="string">
            <text:p>Praha</text:p>
          </table:table-cell>
          <table:table-cell table:formula="of:=LOWER([.H18])" office:value-type="string" office:string-value="kvetoslav" calcext:value-type="string">
            <text:p>kvetoslav</text:p>
          </table:table-cell>
          <table:table-cell table:formula="of:=LOWER([.I18])" office:value-type="string" office:string-value="kovac" calcext:value-type="string">
            <text:p>kovac</text:p>
          </table:table-cell>
          <table:table-cell table:formula="of:=LOWER([.J18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h96liohoh" calcext:value-type="string">
            <text:p>hh96lioh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];&quot;.&quot;;[.L18];&quot;@&quot;;[.M18];&quot;.com&quot;)" office:value-type="string" office:string-value="kvetoslav.kovac@praha.com" calcext:value-type="string">
            <text:p>kvetoslav.kovac@praha.com</text:p>
          </table:table-cell>
          <table:table-cell table:formula="of:=&quot;('&quot;&amp;COM.MICROSOFT.CONCAT([.K18];&quot;.&quot;;[.L18];&quot;@&quot;;[.M18];&quot;.com&quot;)&amp;&quot;',&quot;" office:value-type="string" office:string-value="('kvetoslav.kovac@praha.com'," calcext:value-type="string">
            <text:p>('kvetoslav.kovac@praha.com',</text:p>
          </table:table-cell>
          <table:table-cell table:formula="of:=&quot;HASHBYTES('SHA2_512', '&quot;&amp;[.N18]&amp;&quot;'),&quot;" office:value-type="string" office:string-value="HASHBYTES('SHA2_512', 'hh96liohoh')," calcext:value-type="string">
            <text:p>HASHBYTES('SHA2_512', 'hh96liohoh'),</text:p>
          </table:table-cell>
          <table:table-cell table:formula="of:=[.O18]&amp;&quot;,&quot;" office:value-type="string" office:string-value="1," calcext:value-type="string">
            <text:p>1,</text:p>
          </table:table-cell>
          <table:table-cell table:formula="of:=[.P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]&amp;&quot;', '&quot;&amp;[.B18]&amp;&quot;', '&quot;&amp;TEXT([.C18]; &quot;yyyy-mm-dd&quot;)&amp;&quot;', '&quot;&amp;[.D18]&amp;&quot;', &quot;&amp;IF([.E18]=&quot;Null&quot;; &quot;Null&quot;; &quot;'&quot;&amp;[.E18]&amp;&quot;'&quot;)&amp;&quot;, '&quot;&amp;[.F18]&amp;&quot;', '&quot;&amp;[.G18]&amp;&quot;', u.Id FROM Users u WHERE EmailAddress = '&quot;&amp;[.Q18]&amp;&quot;' UNION&quot;" office:value-type="string" office:string-value="SELECT 'Květoslav', 'Kovac', '1984-03-16', 'Czech', Null, 'Praha', '294 Podedvorská.', u.Id FROM Users u WHERE EmailAddress = 'kvetoslav.kovac@praha.com' UNION" calcext:value-type="string">
            <text:p>SELECT 'Květoslav', 'Kovac', '1984-03-16', 'Czech', Null, 'Praha', '294 Podedvorská.', u.Id FROM Users u WHERE EmailAddress = 'kvetoslav.kovac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.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Praha</text:p>
          </table:table-cell>
          <table:table-cell table:formula="of:=LOWER([.H19])" office:value-type="string" office:string-value="nina" calcext:value-type="string">
            <text:p>nina</text:p>
          </table:table-cell>
          <table:table-cell table:formula="of:=LOWER([.I19])" office:value-type="string" office:string-value="novak" calcext:value-type="string">
            <text:p>novak</text:p>
          </table:table-cell>
          <table:table-cell table:formula="of:=LOWER([.J19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l90cmtogd" calcext:value-type="string">
            <text:p>ml90cmto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];&quot;.&quot;;[.L19];&quot;@&quot;;[.M19];&quot;.com&quot;)" office:value-type="string" office:string-value="nina.novak@praha.com" calcext:value-type="string">
            <text:p>nina.novak@praha.com</text:p>
          </table:table-cell>
          <table:table-cell table:formula="of:=&quot;('&quot;&amp;COM.MICROSOFT.CONCAT([.K19];&quot;.&quot;;[.L19];&quot;@&quot;;[.M19];&quot;.com&quot;)&amp;&quot;',&quot;" office:value-type="string" office:string-value="('nina.novak@praha.com'," calcext:value-type="string">
            <text:p>('nina.novak@praha.com',</text:p>
          </table:table-cell>
          <table:table-cell table:formula="of:=&quot;HASHBYTES('SHA2_512', '&quot;&amp;[.N19]&amp;&quot;'),&quot;" office:value-type="string" office:string-value="HASHBYTES('SHA2_512', 'ml90cmtogd')," calcext:value-type="string">
            <text:p>HASHBYTES('SHA2_512', 'ml90cmtogd'),</text:p>
          </table:table-cell>
          <table:table-cell table:formula="of:=[.O19]&amp;&quot;,&quot;" office:value-type="string" office:string-value="1," calcext:value-type="string">
            <text:p>1,</text:p>
          </table:table-cell>
          <table:table-cell table:formula="of:=[.P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]&amp;&quot;', '&quot;&amp;[.B19]&amp;&quot;', '&quot;&amp;TEXT([.C19]; &quot;yyyy-mm-dd&quot;)&amp;&quot;', '&quot;&amp;[.D19]&amp;&quot;', &quot;&amp;IF([.E19]=&quot;Null&quot;; &quot;Null&quot;; &quot;'&quot;&amp;[.E19]&amp;&quot;'&quot;)&amp;&quot;, '&quot;&amp;[.F19]&amp;&quot;', '&quot;&amp;[.G19]&amp;&quot;', u.Id FROM Users u WHERE EmailAddress = '&quot;&amp;[.Q19]&amp;&quot;' UNION&quot;" office:value-type="string" office:string-value="SELECT 'Nina', 'Novák', '1990-07-20', 'Czech', 'Hungary', 'Praha', '16 Šrobárova.', u.Id FROM Users u WHERE EmailAddress = 'nina.novak@praha.com' UNION" calcext:value-type="string">
            <text:p>SELECT 'Nina', 'Novák', '1990-07-20', 'Czech', 'Hungary', 'Praha', '16 Šrobárova.', u.Id FROM Users u WHERE EmailAddress = 'nina.nov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.</text:p>
          </table:table-cell>
          <table:table-cell table:style-name="ce1" office:value-type="string" calcext:value-type="string">
            <text:p>Alfred</text:p>
          </table:table-cell>
          <table:table-cell table:style-name="ce1" office:value-type="string" calcext:value-type="string">
            <text:p>Hlavacek</text:p>
          </table:table-cell>
          <table:table-cell table:style-name="ce1" office:value-type="string" calcext:value-type="string">
            <text:p>Praha</text:p>
          </table:table-cell>
          <table:table-cell table:formula="of:=LOWER([.H20])" office:value-type="string" office:string-value="alfred" calcext:value-type="string">
            <text:p>alfred</text:p>
          </table:table-cell>
          <table:table-cell table:formula="of:=LOWER([.I20])" office:value-type="string" office:string-value="hlavacek" calcext:value-type="string">
            <text:p>hlavacek</text:p>
          </table:table-cell>
          <table:table-cell table:formula="of:=LOWER([.J20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p27uxfqzl" calcext:value-type="string">
            <text:p>vp27uxfq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];&quot;.&quot;;[.L20];&quot;@&quot;;[.M20];&quot;.com&quot;)" office:value-type="string" office:string-value="alfred.hlavacek@praha.com" calcext:value-type="string">
            <text:p>alfred.hlavacek@praha.com</text:p>
          </table:table-cell>
          <table:table-cell table:formula="of:=&quot;('&quot;&amp;COM.MICROSOFT.CONCAT([.K20];&quot;.&quot;;[.L20];&quot;@&quot;;[.M20];&quot;.com&quot;)&amp;&quot;',&quot;" office:value-type="string" office:string-value="('alfred.hlavacek@praha.com'," calcext:value-type="string">
            <text:p>('alfred.hlavacek@praha.com',</text:p>
          </table:table-cell>
          <table:table-cell table:formula="of:=&quot;HASHBYTES('SHA2_512', '&quot;&amp;[.N20]&amp;&quot;'),&quot;" office:value-type="string" office:string-value="HASHBYTES('SHA2_512', 'vp27uxfqzl')," calcext:value-type="string">
            <text:p>HASHBYTES('SHA2_512', 'vp27uxfqzl'),</text:p>
          </table:table-cell>
          <table:table-cell table:formula="of:=[.O20]&amp;&quot;,&quot;" office:value-type="string" office:string-value="1," calcext:value-type="string">
            <text:p>1,</text:p>
          </table:table-cell>
          <table:table-cell table:formula="of:=[.P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]&amp;&quot;', '&quot;&amp;[.B20]&amp;&quot;', '&quot;&amp;TEXT([.C20]; &quot;yyyy-mm-dd&quot;)&amp;&quot;', '&quot;&amp;[.D20]&amp;&quot;', &quot;&amp;IF([.E20]=&quot;Null&quot;; &quot;Null&quot;; &quot;'&quot;&amp;[.E20]&amp;&quot;'&quot;)&amp;&quot;, '&quot;&amp;[.F20]&amp;&quot;', '&quot;&amp;[.G20]&amp;&quot;', u.Id FROM Users u WHERE EmailAddress = '&quot;&amp;[.Q20]&amp;&quot;' UNION&quot;" office:value-type="string" office:string-value="SELECT 'Alfréd', 'Hlaváček', '1986-02-24', 'Czech', Null, 'Praha', '54 Žerotínova 4p/23.', u.Id FROM Users u WHERE EmailAddress = 'alfred.hlavacek@praha.com' UNION" calcext:value-type="string">
            <text:p>SELECT 'Alfréd', 'Hlaváček', '1986-02-24', 'Czech', Null, 'Praha', '54 Žerotínova 4p/23.', u.Id FROM Users u WHERE EmailAddress = 'alfred.hlavace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.</text:p>
          </table:table-cell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Wolf</text:p>
          </table:table-cell>
          <table:table-cell table:style-name="ce1" office:value-type="string" calcext:value-type="string">
            <text:p>Graz</text:p>
          </table:table-cell>
          <table:table-cell table:formula="of:=LOWER([.H21])" office:value-type="string" office:string-value="thomas" calcext:value-type="string">
            <text:p>thomas</text:p>
          </table:table-cell>
          <table:table-cell table:formula="of:=LOWER([.I21])" office:value-type="string" office:string-value="wolf" calcext:value-type="string">
            <text:p>wolf</text:p>
          </table:table-cell>
          <table:table-cell table:formula="of:=LOWER([.J21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d69jonmpa" calcext:value-type="string">
            <text:p>yd69jon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];&quot;.&quot;;[.L21];&quot;@&quot;;[.M21];&quot;.com&quot;)" office:value-type="string" office:string-value="thomas.wolf@graz.com" calcext:value-type="string">
            <text:p>thomas.wolf@graz.com</text:p>
          </table:table-cell>
          <table:table-cell table:formula="of:=&quot;('&quot;&amp;COM.MICROSOFT.CONCAT([.K21];&quot;.&quot;;[.L21];&quot;@&quot;;[.M21];&quot;.com&quot;)&amp;&quot;',&quot;" office:value-type="string" office:string-value="('thomas.wolf@graz.com'," calcext:value-type="string">
            <text:p>('thomas.wolf@graz.com',</text:p>
          </table:table-cell>
          <table:table-cell table:formula="of:=&quot;HASHBYTES('SHA2_512', '&quot;&amp;[.N21]&amp;&quot;'),&quot;" office:value-type="string" office:string-value="HASHBYTES('SHA2_512', 'yd69jonmpa')," calcext:value-type="string">
            <text:p>HASHBYTES('SHA2_512', 'yd69jonmpa'),</text:p>
          </table:table-cell>
          <table:table-cell table:formula="of:=[.O21]&amp;&quot;,&quot;" office:value-type="string" office:string-value="1," calcext:value-type="string">
            <text:p>1,</text:p>
          </table:table-cell>
          <table:table-cell table:formula="of:=[.P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]&amp;&quot;', '&quot;&amp;[.B21]&amp;&quot;', '&quot;&amp;TEXT([.C21]; &quot;yyyy-mm-dd&quot;)&amp;&quot;', '&quot;&amp;[.D21]&amp;&quot;', &quot;&amp;IF([.E21]=&quot;Null&quot;; &quot;Null&quot;; &quot;'&quot;&amp;[.E21]&amp;&quot;'&quot;)&amp;&quot;, '&quot;&amp;[.F21]&amp;&quot;', '&quot;&amp;[.G21]&amp;&quot;', u.Id FROM Users u WHERE EmailAddress = '&quot;&amp;[.Q21]&amp;&quot;' UNION&quot;" office:value-type="string" office:string-value="SELECT 'Thomas', 'Wolf', '1986-11-10', 'Austria', Null, 'Graz', '142 Alte Poststraße 2FB/2.', u.Id FROM Users u WHERE EmailAddress = 'thomas.wolf@graz.com' UNION" calcext:value-type="string">
            <text:p>SELECT 'Thomas', 'Wolf', '1986-11-10', 'Austria', Null, 'Graz', '142 Alte Poststraße 2FB/2.', u.Id FROM Users u WHERE EmailAddress = 'thomas.wolf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0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.</text:p>
          </table:table-cell>
          <table:table-cell table:style-name="ce1" office:value-type="string" calcext:value-type="string">
            <text:p>Zuzanna</text:p>
          </table:table-cell>
          <table:table-cell table:style-name="ce1" office:value-type="string" calcext:value-type="string">
            <text:p>Ostrowski</text:p>
          </table:table-cell>
          <table:table-cell table:style-name="ce1" office:value-type="string" calcext:value-type="string">
            <text:p>Graz</text:p>
          </table:table-cell>
          <table:table-cell table:formula="of:=LOWER([.H22])" office:value-type="string" office:string-value="zuzanna" calcext:value-type="string">
            <text:p>zuzanna</text:p>
          </table:table-cell>
          <table:table-cell table:formula="of:=LOWER([.I22])" office:value-type="string" office:string-value="ostrowski" calcext:value-type="string">
            <text:p>ostrowski</text:p>
          </table:table-cell>
          <table:table-cell table:formula="of:=LOWER([.J22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m16rppcjp" calcext:value-type="string">
            <text:p>wm16rppc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];&quot;.&quot;;[.L22];&quot;@&quot;;[.M22];&quot;.com&quot;)" office:value-type="string" office:string-value="zuzanna.ostrowski@graz.com" calcext:value-type="string">
            <text:p>zuzanna.ostrowski@graz.com</text:p>
          </table:table-cell>
          <table:table-cell table:formula="of:=&quot;('&quot;&amp;COM.MICROSOFT.CONCAT([.K22];&quot;.&quot;;[.L22];&quot;@&quot;;[.M22];&quot;.com&quot;)&amp;&quot;',&quot;" office:value-type="string" office:string-value="('zuzanna.ostrowski@graz.com'," calcext:value-type="string">
            <text:p>('zuzanna.ostrowski@graz.com',</text:p>
          </table:table-cell>
          <table:table-cell table:formula="of:=&quot;HASHBYTES('SHA2_512', '&quot;&amp;[.N22]&amp;&quot;'),&quot;" office:value-type="string" office:string-value="HASHBYTES('SHA2_512', 'wm16rppcjp')," calcext:value-type="string">
            <text:p>HASHBYTES('SHA2_512', 'wm16rppcjp'),</text:p>
          </table:table-cell>
          <table:table-cell table:formula="of:=[.O22]&amp;&quot;,&quot;" office:value-type="string" office:string-value="1," calcext:value-type="string">
            <text:p>1,</text:p>
          </table:table-cell>
          <table:table-cell table:formula="of:=[.P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]&amp;&quot;', '&quot;&amp;[.B22]&amp;&quot;', '&quot;&amp;TEXT([.C22]; &quot;yyyy-mm-dd&quot;)&amp;&quot;', '&quot;&amp;[.D22]&amp;&quot;', &quot;&amp;IF([.E22]=&quot;Null&quot;; &quot;Null&quot;; &quot;'&quot;&amp;[.E22]&amp;&quot;'&quot;)&amp;&quot;, '&quot;&amp;[.F22]&amp;&quot;', '&quot;&amp;[.G22]&amp;&quot;', u.Id FROM Users u WHERE EmailAddress = '&quot;&amp;[.Q22]&amp;&quot;' UNION&quot;" office:value-type="string" office:string-value="SELECT 'Zuzanna', 'Ostrowski', '1986-08-21', 'Austria', 'Poland', 'Graz', '17 Eduard-Keil-Gasse.', u.Id FROM Users u WHERE EmailAddress = 'zuzanna.ostrowski@graz.com' UNION" calcext:value-type="string">
            <text:p>SELECT 'Zuzanna', 'Ostrowski', '1986-08-21', 'Austria', 'Poland', 'Graz', '17 Eduard-Keil-Gasse.', u.Id FROM Users u WHERE EmailAddress = 'zuzanna.ostrowski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0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.</text:p>
          </table:table-cell>
          <table:table-cell table:style-name="ce1" office:value-type="string" calcext:value-type="string">
            <text:p>Gunther</text:p>
          </table:table-cell>
          <table:table-cell table:style-name="ce1" office:value-type="string" calcext:value-type="string">
            <text:p>Bieber</text:p>
          </table:table-cell>
          <table:table-cell table:style-name="ce1" office:value-type="string" calcext:value-type="string">
            <text:p>Graz</text:p>
          </table:table-cell>
          <table:table-cell table:formula="of:=LOWER([.H23])" office:value-type="string" office:string-value="gunther" calcext:value-type="string">
            <text:p>gunther</text:p>
          </table:table-cell>
          <table:table-cell table:formula="of:=LOWER([.I23])" office:value-type="string" office:string-value="bieber" calcext:value-type="string">
            <text:p>bieber</text:p>
          </table:table-cell>
          <table:table-cell table:formula="of:=LOWER([.J23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w9jkftvo" calcext:value-type="string">
            <text:p>ow9jkft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];&quot;.&quot;;[.L23];&quot;@&quot;;[.M23];&quot;.com&quot;)" office:value-type="string" office:string-value="gunther.bieber@graz.com" calcext:value-type="string">
            <text:p>gunther.bieber@graz.com</text:p>
          </table:table-cell>
          <table:table-cell table:formula="of:=&quot;('&quot;&amp;COM.MICROSOFT.CONCAT([.K23];&quot;.&quot;;[.L23];&quot;@&quot;;[.M23];&quot;.com&quot;)&amp;&quot;',&quot;" office:value-type="string" office:string-value="('gunther.bieber@graz.com'," calcext:value-type="string">
            <text:p>('gunther.bieber@graz.com',</text:p>
          </table:table-cell>
          <table:table-cell table:formula="of:=&quot;HASHBYTES('SHA2_512', '&quot;&amp;[.N23]&amp;&quot;'),&quot;" office:value-type="string" office:string-value="HASHBYTES('SHA2_512', 'ow9jkftvo')," calcext:value-type="string">
            <text:p>HASHBYTES('SHA2_512', 'ow9jkftvo'),</text:p>
          </table:table-cell>
          <table:table-cell table:formula="of:=[.O23]&amp;&quot;,&quot;" office:value-type="string" office:string-value="1," calcext:value-type="string">
            <text:p>1,</text:p>
          </table:table-cell>
          <table:table-cell table:formula="of:=[.P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]&amp;&quot;', '&quot;&amp;[.B23]&amp;&quot;', '&quot;&amp;TEXT([.C23]; &quot;yyyy-mm-dd&quot;)&amp;&quot;', '&quot;&amp;[.D23]&amp;&quot;', &quot;&amp;IF([.E23]=&quot;Null&quot;; &quot;Null&quot;; &quot;'&quot;&amp;[.E23]&amp;&quot;'&quot;)&amp;&quot;, '&quot;&amp;[.F23]&amp;&quot;', '&quot;&amp;[.G23]&amp;&quot;', u.Id FROM Users u WHERE EmailAddress = '&quot;&amp;[.Q23]&amp;&quot;' UNION&quot;" office:value-type="string" office:string-value="SELECT 'Günther', 'Bieber', '1973-11-01', 'Austria', 'Germany', 'Graz', '44 Brucknerstraße.', u.Id FROM Users u WHERE EmailAddress = 'gunther.bieber@graz.com' UNION" calcext:value-type="string">
            <text:p>SELECT 'Günther', 'Bieber', '1973-11-01', 'Austria', 'Germany', 'Graz', '44 Brucknerstraße.', u.Id FROM Users u WHERE EmailAddress = 'gunther.bieber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0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.</text:p>
          </table:table-cell>
          <table:table-cell table:style-name="ce1" office:value-type="string" calcext:value-type="string">
            <text:p>Ruedi</text:p>
          </table:table-cell>
          <table:table-cell table:style-name="ce1" office:value-type="string" calcext:value-type="string">
            <text:p>Kaufmann</text:p>
          </table:table-cell>
          <table:table-cell table:style-name="ce1" office:value-type="string" calcext:value-type="string">
            <text:p>Dresden</text:p>
          </table:table-cell>
          <table:table-cell table:formula="of:=LOWER([.H24])" office:value-type="string" office:string-value="ruedi" calcext:value-type="string">
            <text:p>ruedi</text:p>
          </table:table-cell>
          <table:table-cell table:formula="of:=LOWER([.I24])" office:value-type="string" office:string-value="kaufmann" calcext:value-type="string">
            <text:p>kaufmann</text:p>
          </table:table-cell>
          <table:table-cell table:formula="of:=LOWER([.J24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l93uscwyc" calcext:value-type="string">
            <text:p>tl93uscw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4];&quot;.&quot;;[.L24];&quot;@&quot;;[.M24];&quot;.com&quot;)" office:value-type="string" office:string-value="ruedi.kaufmann@dresden.com" calcext:value-type="string">
            <text:p>ruedi.kaufmann@dresden.com</text:p>
          </table:table-cell>
          <table:table-cell table:formula="of:=&quot;('&quot;&amp;COM.MICROSOFT.CONCAT([.K24];&quot;.&quot;;[.L24];&quot;@&quot;;[.M24];&quot;.com&quot;)&amp;&quot;',&quot;" office:value-type="string" office:string-value="('ruedi.kaufmann@dresden.com'," calcext:value-type="string">
            <text:p>('ruedi.kaufmann@dresden.com',</text:p>
          </table:table-cell>
          <table:table-cell table:formula="of:=&quot;HASHBYTES('SHA2_512', '&quot;&amp;[.N24]&amp;&quot;'),&quot;" office:value-type="string" office:string-value="HASHBYTES('SHA2_512', 'tl93uscwyc')," calcext:value-type="string">
            <text:p>HASHBYTES('SHA2_512', 'tl93uscwyc'),</text:p>
          </table:table-cell>
          <table:table-cell table:formula="of:=[.O24]&amp;&quot;,&quot;" office:value-type="string" office:string-value="1," calcext:value-type="string">
            <text:p>1,</text:p>
          </table:table-cell>
          <table:table-cell table:formula="of:=[.P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4]&amp;&quot;', '&quot;&amp;[.B24]&amp;&quot;', '&quot;&amp;TEXT([.C24]; &quot;yyyy-mm-dd&quot;)&amp;&quot;', '&quot;&amp;[.D24]&amp;&quot;', &quot;&amp;IF([.E24]=&quot;Null&quot;; &quot;Null&quot;; &quot;'&quot;&amp;[.E24]&amp;&quot;'&quot;)&amp;&quot;, '&quot;&amp;[.F24]&amp;&quot;', '&quot;&amp;[.G24]&amp;&quot;', u.Id FROM Users u WHERE EmailAddress = '&quot;&amp;[.Q24]&amp;&quot;' UNION&quot;" office:value-type="string" office:string-value="SELECT 'Ruedi', 'Kaufmann', '1983-12-01', 'Germany', 'Austria', 'Dresden', 'Rosmaringasse 10.', u.Id FROM Users u WHERE EmailAddress = 'ruedi.kaufmann@dresden.com' UNION" calcext:value-type="string">
            <text:p>SELECT 'Ruedi', 'Kaufmann', '1983-12-01', 'Germany', 'Austria', 'Dresden', 'Rosmaringasse 10.', u.Id FROM Users u WHERE EmailAddress = 'ruedi.kauf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0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.</text:p>
          </table:table-cell>
          <table:table-cell table:style-name="ce1" office:value-type="string" calcext:value-type="string">
            <text:p>Kristin</text:p>
          </table:table-cell>
          <table:table-cell table:style-name="ce1" office:value-type="string" calcext:value-type="string">
            <text:p>Muller</text:p>
          </table:table-cell>
          <table:table-cell table:style-name="ce1" office:value-type="string" calcext:value-type="string">
            <text:p>Dresden</text:p>
          </table:table-cell>
          <table:table-cell table:formula="of:=LOWER([.H25])" office:value-type="string" office:string-value="kristin" calcext:value-type="string">
            <text:p>kristin</text:p>
          </table:table-cell>
          <table:table-cell table:formula="of:=LOWER([.I25])" office:value-type="string" office:string-value="muller" calcext:value-type="string">
            <text:p>muller</text:p>
          </table:table-cell>
          <table:table-cell table:formula="of:=LOWER([.J2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k16sgecez" calcext:value-type="string">
            <text:p>qk16sgec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5];&quot;.&quot;;[.L25];&quot;@&quot;;[.M25];&quot;.com&quot;)" office:value-type="string" office:string-value="kristin.muller@dresden.com" calcext:value-type="string">
            <text:p>kristin.muller@dresden.com</text:p>
          </table:table-cell>
          <table:table-cell table:formula="of:=&quot;('&quot;&amp;COM.MICROSOFT.CONCAT([.K25];&quot;.&quot;;[.L25];&quot;@&quot;;[.M25];&quot;.com&quot;)&amp;&quot;',&quot;" office:value-type="string" office:string-value="('kristin.muller@dresden.com'," calcext:value-type="string">
            <text:p>('kristin.muller@dresden.com',</text:p>
          </table:table-cell>
          <table:table-cell table:formula="of:=&quot;HASHBYTES('SHA2_512', '&quot;&amp;[.N25]&amp;&quot;'),&quot;" office:value-type="string" office:string-value="HASHBYTES('SHA2_512', 'qk16sgecez')," calcext:value-type="string">
            <text:p>HASHBYTES('SHA2_512', 'qk16sgecez'),</text:p>
          </table:table-cell>
          <table:table-cell table:formula="of:=[.O25]&amp;&quot;,&quot;" office:value-type="string" office:string-value="1," calcext:value-type="string">
            <text:p>1,</text:p>
          </table:table-cell>
          <table:table-cell table:formula="of:=[.P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5]&amp;&quot;', '&quot;&amp;[.B25]&amp;&quot;', '&quot;&amp;TEXT([.C25]; &quot;yyyy-mm-dd&quot;)&amp;&quot;', '&quot;&amp;[.D25]&amp;&quot;', &quot;&amp;IF([.E25]=&quot;Null&quot;; &quot;Null&quot;; &quot;'&quot;&amp;[.E25]&amp;&quot;'&quot;)&amp;&quot;, '&quot;&amp;[.F25]&amp;&quot;', '&quot;&amp;[.G25]&amp;&quot;', u.Id FROM Users u WHERE EmailAddress = '&quot;&amp;[.Q25]&amp;&quot;' UNION&quot;" office:value-type="string" office:string-value="SELECT 'Kristin', 'Muller', '1991-10-06', 'Germany', 'France', 'Dresden', 'Seidnitzer Str. 13.', u.Id FROM Users u WHERE EmailAddress = 'kristin.muller@dresden.com' UNION" calcext:value-type="string">
            <text:p>SELECT 'Kristin', 'Muller', '1991-10-06', 'Germany', 'France', 'Dresden', 'Seidnitzer Str. 13.', u.Id FROM Users u WHERE EmailAddress = 'kristin.mul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0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.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Hofmann</text:p>
          </table:table-cell>
          <table:table-cell table:style-name="ce1" office:value-type="string" calcext:value-type="string">
            <text:p>Leipzig</text:p>
          </table:table-cell>
          <table:table-cell table:formula="of:=LOWER([.H26])" office:value-type="string" office:string-value="simon" calcext:value-type="string">
            <text:p>simon</text:p>
          </table:table-cell>
          <table:table-cell table:formula="of:=LOWER([.I26])" office:value-type="string" office:string-value="hofmann" calcext:value-type="string">
            <text:p>hofmann</text:p>
          </table:table-cell>
          <table:table-cell table:formula="of:=LOWER([.J2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x73kdxspa" calcext:value-type="string">
            <text:p>ax73kdx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6];&quot;.&quot;;[.L26];&quot;@&quot;;[.M26];&quot;.com&quot;)" office:value-type="string" office:string-value="simon.hofmann@leipzig.com" calcext:value-type="string">
            <text:p>simon.hofmann@leipzig.com</text:p>
          </table:table-cell>
          <table:table-cell table:formula="of:=&quot;('&quot;&amp;COM.MICROSOFT.CONCAT([.K26];&quot;.&quot;;[.L26];&quot;@&quot;;[.M26];&quot;.com&quot;)&amp;&quot;',&quot;" office:value-type="string" office:string-value="('simon.hofmann@leipzig.com'," calcext:value-type="string">
            <text:p>('simon.hofmann@leipzig.com',</text:p>
          </table:table-cell>
          <table:table-cell table:formula="of:=&quot;HASHBYTES('SHA2_512', '&quot;&amp;[.N26]&amp;&quot;'),&quot;" office:value-type="string" office:string-value="HASHBYTES('SHA2_512', 'ax73kdxspa')," calcext:value-type="string">
            <text:p>HASHBYTES('SHA2_512', 'ax73kdxspa'),</text:p>
          </table:table-cell>
          <table:table-cell table:formula="of:=[.O26]&amp;&quot;,&quot;" office:value-type="string" office:string-value="1," calcext:value-type="string">
            <text:p>1,</text:p>
          </table:table-cell>
          <table:table-cell table:formula="of:=[.P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6]&amp;&quot;', '&quot;&amp;[.B26]&amp;&quot;', '&quot;&amp;TEXT([.C26]; &quot;yyyy-mm-dd&quot;)&amp;&quot;', '&quot;&amp;[.D26]&amp;&quot;', &quot;&amp;IF([.E26]=&quot;Null&quot;; &quot;Null&quot;; &quot;'&quot;&amp;[.E26]&amp;&quot;'&quot;)&amp;&quot;, '&quot;&amp;[.F26]&amp;&quot;', '&quot;&amp;[.G26]&amp;&quot;', u.Id FROM Users u WHERE EmailAddress = '&quot;&amp;[.Q26]&amp;&quot;' UNION&quot;" office:value-type="string" office:string-value="SELECT 'Simon', 'Hofmann', '1978-09-30', 'Germany', Null, 'Leipzig', 'Mierendorffstraße 11 3FB/2.', u.Id FROM Users u WHERE EmailAddress = 'simon.hofmann@leipzig.com' UNION" calcext:value-type="string">
            <text:p>SELECT 'Simon', 'Hofmann', '1978-09-30', 'Germany', Null, 'Leipzig', 'Mierendorffstraße 11 3FB/2.', u.Id FROM Users u WHERE EmailAddress = 'simon.ho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0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.</text:p>
          </table:table-cell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Burgstaller</text:p>
          </table:table-cell>
          <table:table-cell table:style-name="ce1" office:value-type="string" calcext:value-type="string">
            <text:p>Leipzig</text:p>
          </table:table-cell>
          <table:table-cell table:formula="of:=LOWER([.H27])" office:value-type="string" office:string-value="roger" calcext:value-type="string">
            <text:p>roger</text:p>
          </table:table-cell>
          <table:table-cell table:formula="of:=LOWER([.I27])" office:value-type="string" office:string-value="burgstaller" calcext:value-type="string">
            <text:p>burgstaller</text:p>
          </table:table-cell>
          <table:table-cell table:formula="of:=LOWER([.J27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c37mvuuix" calcext:value-type="string">
            <text:p>kc37mvuu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7];&quot;.&quot;;[.L27];&quot;@&quot;;[.M27];&quot;.com&quot;)" office:value-type="string" office:string-value="roger.burgstaller@leipzig.com" calcext:value-type="string">
            <text:p>roger.burgstaller@leipzig.com</text:p>
          </table:table-cell>
          <table:table-cell table:formula="of:=&quot;('&quot;&amp;COM.MICROSOFT.CONCAT([.K27];&quot;.&quot;;[.L27];&quot;@&quot;;[.M27];&quot;.com&quot;)&amp;&quot;',&quot;" office:value-type="string" office:string-value="('roger.burgstaller@leipzig.com'," calcext:value-type="string">
            <text:p>('roger.burgstaller@leipzig.com',</text:p>
          </table:table-cell>
          <table:table-cell table:formula="of:=&quot;HASHBYTES('SHA2_512', '&quot;&amp;[.N27]&amp;&quot;'),&quot;" office:value-type="string" office:string-value="HASHBYTES('SHA2_512', 'kc37mvuuix')," calcext:value-type="string">
            <text:p>HASHBYTES('SHA2_512', 'kc37mvuuix'),</text:p>
          </table:table-cell>
          <table:table-cell table:formula="of:=[.O27]&amp;&quot;,&quot;" office:value-type="string" office:string-value="1," calcext:value-type="string">
            <text:p>1,</text:p>
          </table:table-cell>
          <table:table-cell table:formula="of:=[.P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7]&amp;&quot;', '&quot;&amp;[.B27]&amp;&quot;', '&quot;&amp;TEXT([.C27]; &quot;yyyy-mm-dd&quot;)&amp;&quot;', '&quot;&amp;[.D27]&amp;&quot;', &quot;&amp;IF([.E27]=&quot;Null&quot;; &quot;Null&quot;; &quot;'&quot;&amp;[.E27]&amp;&quot;'&quot;)&amp;&quot;, '&quot;&amp;[.F27]&amp;&quot;', '&quot;&amp;[.G27]&amp;&quot;', u.Id FROM Users u WHERE EmailAddress = '&quot;&amp;[.Q27]&amp;&quot;' UNION&quot;" office:value-type="string" office:string-value="SELECT 'Roger', 'Burgstaller', '1971-03-31', 'Germany', Null, 'Leipzig', 'Paul-Gruner-Straße 50 1FB/1.', u.Id FROM Users u WHERE EmailAddress = 'roger.burgstaller@leipzig.com' UNION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0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.</text:p>
          </table:table-cell>
          <table:table-cell table:style-name="ce1" office:value-type="string" calcext:value-type="string">
            <text:p>Rudinger</text:p>
          </table:table-cell>
          <table:table-cell table:style-name="ce1" office:value-type="string" calcext:value-type="string">
            <text:p>Hahn</text:p>
          </table:table-cell>
          <table:table-cell table:style-name="ce1" office:value-type="string" calcext:value-type="string">
            <text:p>Bannerwitz</text:p>
          </table:table-cell>
          <table:table-cell table:formula="of:=LOWER([.H28])" office:value-type="string" office:string-value="rudinger" calcext:value-type="string">
            <text:p>rudinger</text:p>
          </table:table-cell>
          <table:table-cell table:formula="of:=LOWER([.I28])" office:value-type="string" office:string-value="hahn" calcext:value-type="string">
            <text:p>hahn</text:p>
          </table:table-cell>
          <table:table-cell table:formula="of:=LOWER([.J28])" office:value-type="string" office:string-value="bannerwitz" calcext:value-type="string">
            <text:p>bannerwit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n52edfwto" calcext:value-type="string">
            <text:p>cn52edfw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8];&quot;.&quot;;[.L28];&quot;@&quot;;[.M28];&quot;.com&quot;)" office:value-type="string" office:string-value="rudinger.hahn@bannerwitz.com" calcext:value-type="string">
            <text:p>rudinger.hahn@bannerwitz.com</text:p>
          </table:table-cell>
          <table:table-cell table:formula="of:=&quot;('&quot;&amp;COM.MICROSOFT.CONCAT([.K28];&quot;.&quot;;[.L28];&quot;@&quot;;[.M28];&quot;.com&quot;)&amp;&quot;',&quot;" office:value-type="string" office:string-value="('rudinger.hahn@bannerwitz.com'," calcext:value-type="string">
            <text:p>('rudinger.hahn@bannerwitz.com',</text:p>
          </table:table-cell>
          <table:table-cell table:formula="of:=&quot;HASHBYTES('SHA2_512', '&quot;&amp;[.N28]&amp;&quot;'),&quot;" office:value-type="string" office:string-value="HASHBYTES('SHA2_512', 'cn52edfwto')," calcext:value-type="string">
            <text:p>HASHBYTES('SHA2_512', 'cn52edfwto'),</text:p>
          </table:table-cell>
          <table:table-cell table:formula="of:=[.O28]&amp;&quot;,&quot;" office:value-type="string" office:string-value="1," calcext:value-type="string">
            <text:p>1,</text:p>
          </table:table-cell>
          <table:table-cell table:formula="of:=[.P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8]&amp;&quot;', '&quot;&amp;[.B28]&amp;&quot;', '&quot;&amp;TEXT([.C28]; &quot;yyyy-mm-dd&quot;)&amp;&quot;', '&quot;&amp;[.D28]&amp;&quot;', &quot;&amp;IF([.E28]=&quot;Null&quot;; &quot;Null&quot;; &quot;'&quot;&amp;[.E28]&amp;&quot;'&quot;)&amp;&quot;, '&quot;&amp;[.F28]&amp;&quot;', '&quot;&amp;[.G28]&amp;&quot;', u.Id FROM Users u WHERE EmailAddress = '&quot;&amp;[.Q28]&amp;&quot;' UNION&quot;" office:value-type="string" office:string-value="SELECT 'Rüdinger', 'Hahn', '1968-01-24', 'Germany', Null, 'Bannerwitz', 'Goppelner Straße 15.', u.Id FROM Users u WHERE EmailAddress = 'rudinger.hahn@bannerwitz.com' UNION" calcext:value-type="string">
            <text:p>SELECT 'Rüdinger', 'Hahn', '1968-01-24', 'Germany', Null, 'Bannerwitz', 'Goppelner Straße 15.', u.Id FROM Users u WHERE EmailAddress = 'rudinger.hahn@bannerw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29])" office:value-type="string" office:string-value="aniko" calcext:value-type="string">
            <text:p>aniko</text:p>
          </table:table-cell>
          <table:table-cell table:formula="of:=LOWER([.I29])" office:value-type="string" office:string-value="toth" calcext:value-type="string">
            <text:p>toth</text:p>
          </table:table-cell>
          <table:table-cell table:formula="of:=LOWER([.J2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m46xjopjk" calcext:value-type="string">
            <text:p>pm46xjop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9];&quot;.&quot;;[.L29];&quot;@&quot;;[.M29];&quot;.com&quot;)" office:value-type="string" office:string-value="aniko.toth@hajdunanas.com" calcext:value-type="string">
            <text:p>aniko.toth@hajdunanas.com</text:p>
          </table:table-cell>
          <table:table-cell table:formula="of:=&quot;('&quot;&amp;COM.MICROSOFT.CONCAT([.K29];&quot;.&quot;;[.L29];&quot;@&quot;;[.M29];&quot;.com&quot;)&amp;&quot;',&quot;" office:value-type="string" office:string-value="('aniko.toth@hajdunanas.com'," calcext:value-type="string">
            <text:p>('aniko.toth@hajdunanas.com',</text:p>
          </table:table-cell>
          <table:table-cell table:formula="of:=&quot;HASHBYTES('SHA2_512', '&quot;&amp;[.N29]&amp;&quot;'),&quot;" office:value-type="string" office:string-value="HASHBYTES('SHA2_512', 'pm46xjopjk')," calcext:value-type="string">
            <text:p>HASHBYTES('SHA2_512', 'pm46xjopjk'),</text:p>
          </table:table-cell>
          <table:table-cell table:formula="of:=[.O29]&amp;&quot;,&quot;" office:value-type="string" office:string-value="1," calcext:value-type="string">
            <text:p>1,</text:p>
          </table:table-cell>
          <table:table-cell table:formula="of:=[.P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9]&amp;&quot;', '&quot;&amp;[.B29]&amp;&quot;', '&quot;&amp;TEXT([.C29]; &quot;yyyy-mm-dd&quot;)&amp;&quot;', '&quot;&amp;[.D29]&amp;&quot;', &quot;&amp;IF([.E29]=&quot;Null&quot;; &quot;Null&quot;; &quot;'&quot;&amp;[.E29]&amp;&quot;'&quot;)&amp;&quot;, '&quot;&amp;[.F29]&amp;&quot;', '&quot;&amp;[.G29]&amp;&quot;', u.Id FROM Users u WHERE EmailAddress = '&quot;&amp;[.Q29]&amp;&quot;' UNION&quot;" office:value-type="string" office:string-value="SELECT 'Anikó', 'Tóth', '2010-06-14', 'Hungary', Null, 'Hajdúnánás', 'Hegyalja út 88.', u.Id FROM Users u WHERE EmailAddress = 'aniko.toth@hajdunanas.com' UNION" calcext:value-type="string">
            <text:p>SELECT 'Anikó', 'Tóth', '2010-06-14', 'Hungary', Null, 'Hajdúnánás', 'Hegyalja út 88.', u.Id FROM Users u WHERE EmailAddress = 'anik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0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  <table:table-cell table:style-name="ce1" office:value-type="string" calcext:value-type="string">
            <text:p>Veronika</text:p>
          </table:table-cell>
          <table:table-cell table:style-name="ce1" office:value-type="string" calcext:value-type="string">
            <text:p>Szoke</text:p>
          </table:table-cell>
          <table:table-cell table:style-name="ce1" office:value-type="string" calcext:value-type="string">
            <text:p>Hajdunanas</text:p>
          </table:table-cell>
          <table:table-cell table:formula="of:=LOWER([.H30])" office:value-type="string" office:string-value="veronika" calcext:value-type="string">
            <text:p>veronika</text:p>
          </table:table-cell>
          <table:table-cell table:formula="of:=LOWER([.I30])" office:value-type="string" office:string-value="szoke" calcext:value-type="string">
            <text:p>szoke</text:p>
          </table:table-cell>
          <table:table-cell table:formula="of:=LOWER([.J3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g16kidejd" calcext:value-type="string">
            <text:p>kg16kidej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0];&quot;.&quot;;[.L30];&quot;@&quot;;[.M30];&quot;.com&quot;)" office:value-type="string" office:string-value="veronika.szoke@hajdunanas.com" calcext:value-type="string">
            <text:p>veronika.szoke@hajdunanas.com</text:p>
          </table:table-cell>
          <table:table-cell table:formula="of:=&quot;('&quot;&amp;COM.MICROSOFT.CONCAT([.K30];&quot;.&quot;;[.L30];&quot;@&quot;;[.M30];&quot;.com&quot;)&amp;&quot;',&quot;" office:value-type="string" office:string-value="('veronika.szoke@hajdunanas.com'," calcext:value-type="string">
            <text:p>('veronika.szoke@hajdunanas.com',</text:p>
          </table:table-cell>
          <table:table-cell table:formula="of:=&quot;HASHBYTES('SHA2_512', '&quot;&amp;[.N30]&amp;&quot;'),&quot;" office:value-type="string" office:string-value="HASHBYTES('SHA2_512', 'kg16kidejd')," calcext:value-type="string">
            <text:p>HASHBYTES('SHA2_512', 'kg16kidejd'),</text:p>
          </table:table-cell>
          <table:table-cell table:formula="of:=[.O30]&amp;&quot;,&quot;" office:value-type="string" office:string-value="1," calcext:value-type="string">
            <text:p>1,</text:p>
          </table:table-cell>
          <table:table-cell table:formula="of:=[.P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30]&amp;&quot;', '&quot;&amp;[.B30]&amp;&quot;', '&quot;&amp;TEXT([.C30]; &quot;yyyy-mm-dd&quot;)&amp;&quot;', '&quot;&amp;[.D30]&amp;&quot;', &quot;&amp;IF([.E30]=&quot;Null&quot;; &quot;Null&quot;; &quot;'&quot;&amp;[.E30]&amp;&quot;'&quot;)&amp;&quot;, '&quot;&amp;[.F30]&amp;&quot;', '&quot;&amp;[.G30]&amp;&quot;', u.Id FROM Users u WHERE EmailAddress = '&quot;&amp;[.Q30]&amp;&quot;' UNION&quot;" office:value-type="string" office:string-value="SELECT 'Veronika', 'Szőke', '2004-01-09', 'Hungary', Null, 'Hajdúnánás', 'Rákóczi út 15.', u.Id FROM Users u WHERE EmailAddress = 'veronika.szoke@hajdunanas.com' UNION" calcext:value-type="string">
            <text:p>SELECT 'Veronika', 'Szőke', '2004-01-09', 'Hungary', Null, 'Hajdúnánás', 'Rákóczi út 15.', u.Id FROM Users u WHERE EmailAddress = 'veronika.szoke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Hajdunanas</text:p>
          </table:table-cell>
          <table:table-cell table:formula="of:=LOWER([.H31])" office:value-type="string" office:string-value="szabina" calcext:value-type="string">
            <text:p>szabina</text:p>
          </table:table-cell>
          <table:table-cell table:formula="of:=LOWER([.I31])" office:value-type="string" office:string-value="illes" calcext:value-type="string">
            <text:p>illes</text:p>
          </table:table-cell>
          <table:table-cell table:formula="of:=LOWER([.J3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g89cggsov" calcext:value-type="string">
            <text:p>ng89cggs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1];&quot;.&quot;;[.L31];&quot;@&quot;;[.M31];&quot;.com&quot;)" office:value-type="string" office:string-value="szabina.illes@hajdunanas.com" calcext:value-type="string">
            <text:p>szabina.illes@hajdunanas.com</text:p>
          </table:table-cell>
          <table:table-cell table:formula="of:=&quot;('&quot;&amp;COM.MICROSOFT.CONCAT([.K31];&quot;.&quot;;[.L31];&quot;@&quot;;[.M31];&quot;.com&quot;)&amp;&quot;',&quot;" office:value-type="string" office:string-value="('szabina.illes@hajdunanas.com'," calcext:value-type="string">
            <text:p>('szabina.illes@hajdunanas.com',</text:p>
          </table:table-cell>
          <table:table-cell table:formula="of:=&quot;HASHBYTES('SHA2_512', '&quot;&amp;[.N31]&amp;&quot;'),&quot;" office:value-type="string" office:string-value="HASHBYTES('SHA2_512', 'ng89cggsov')," calcext:value-type="string">
            <text:p>HASHBYTES('SHA2_512', 'ng89cggsov'),</text:p>
          </table:table-cell>
          <table:table-cell table:formula="of:=[.O31]&amp;&quot;,&quot;" office:value-type="string" office:string-value="1," calcext:value-type="string">
            <text:p>1,</text:p>
          </table:table-cell>
          <table:table-cell table:formula="of:=[.P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31]&amp;&quot;', '&quot;&amp;[.B31]&amp;&quot;', '&quot;&amp;TEXT([.C31]; &quot;yyyy-mm-dd&quot;)&amp;&quot;', '&quot;&amp;[.D31]&amp;&quot;', &quot;&amp;IF([.E31]=&quot;Null&quot;; &quot;Null&quot;; &quot;'&quot;&amp;[.E31]&amp;&quot;'&quot;)&amp;&quot;, '&quot;&amp;[.F31]&amp;&quot;', '&quot;&amp;[.G31]&amp;&quot;', u.Id FROM Users u WHERE EmailAddress = '&quot;&amp;[.Q31]&amp;&quot;' UNION&quot;" office:value-type="string" office:string-value="SELECT 'Szabina', 'Illés', '2009-05-02', 'Hungary', Null, 'Hajdúnánás', 'Hegyalja út 36.', u.Id FROM Users u WHERE EmailAddress = 'szabina.illes@hajdunanas.com' UNION" calcext:value-type="string">
            <text:p>SELECT 'Szabina', 'Illés', '2009-05-02', 'Hungary', Null, 'Hajdúnánás', 'Hegyalja út 36.', u.Id FROM Users u WHERE EmailAddress = 'szabina.ill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  <table:table-cell table:style-name="ce1" office:value-type="string" calcext:value-type="string">
            <text:p>Viktoria</text:p>
          </table:table-cell>
          <table:table-cell table:style-name="ce1" office:value-type="string" calcext:value-type="string">
            <text:p>Dobos</text:p>
          </table:table-cell>
          <table:table-cell table:style-name="ce1" office:value-type="string" calcext:value-type="string">
            <text:p>Hajdunanas</text:p>
          </table:table-cell>
          <table:table-cell table:formula="of:=LOWER([.H32])" office:value-type="string" office:string-value="viktoria" calcext:value-type="string">
            <text:p>viktoria</text:p>
          </table:table-cell>
          <table:table-cell table:formula="of:=LOWER([.I32])" office:value-type="string" office:string-value="dobos" calcext:value-type="string">
            <text:p>dobos</text:p>
          </table:table-cell>
          <table:table-cell table:formula="of:=LOWER([.J3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i61kguisc" calcext:value-type="string">
            <text:p>ui61kgu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2];&quot;.&quot;;[.L32];&quot;@&quot;;[.M32];&quot;.com&quot;)" office:value-type="string" office:string-value="viktoria.dobos@hajdunanas.com" calcext:value-type="string">
            <text:p>viktoria.dobos@hajdunanas.com</text:p>
          </table:table-cell>
          <table:table-cell table:formula="of:=&quot;('&quot;&amp;COM.MICROSOFT.CONCAT([.K32];&quot;.&quot;;[.L32];&quot;@&quot;;[.M32];&quot;.com&quot;)&amp;&quot;',&quot;" office:value-type="string" office:string-value="('viktoria.dobos@hajdunanas.com'," calcext:value-type="string">
            <text:p>('viktoria.dobos@hajdunanas.com',</text:p>
          </table:table-cell>
          <table:table-cell table:formula="of:=&quot;HASHBYTES('SHA2_512', '&quot;&amp;[.N32]&amp;&quot;'),&quot;" office:value-type="string" office:string-value="HASHBYTES('SHA2_512', 'ui61kguisc')," calcext:value-type="string">
            <text:p>HASHBYTES('SHA2_512', 'ui61kguisc'),</text:p>
          </table:table-cell>
          <table:table-cell table:formula="of:=[.O32]&amp;&quot;,&quot;" office:value-type="string" office:string-value="1," calcext:value-type="string">
            <text:p>1,</text:p>
          </table:table-cell>
          <table:table-cell table:formula="of:=[.P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32]&amp;&quot;', '&quot;&amp;[.B32]&amp;&quot;', '&quot;&amp;TEXT([.C32]; &quot;yyyy-mm-dd&quot;)&amp;&quot;', '&quot;&amp;[.D32]&amp;&quot;', &quot;&amp;IF([.E32]=&quot;Null&quot;; &quot;Null&quot;; &quot;'&quot;&amp;[.E32]&amp;&quot;'&quot;)&amp;&quot;, '&quot;&amp;[.F32]&amp;&quot;', '&quot;&amp;[.G32]&amp;&quot;', u.Id FROM Users u WHERE EmailAddress = '&quot;&amp;[.Q32]&amp;&quot;' UNION&quot;" office:value-type="string" office:string-value="SELECT 'Viktória', 'Dobos', '2004-04-03', 'Hungary', Null, 'Hajdúnánás', 'Tompa u. 56.', u.Id FROM Users u WHERE EmailAddress = 'viktoria.dobos@hajdunanas.com' UNION" calcext:value-type="string">
            <text:p>SELECT 'Viktória', 'Dobos', '2004-04-03', 'Hungary', Null, 'Hajdúnánás', 'Tompa u. 56.', u.Id FROM Users u WHERE EmailAddress = 'viktoria.dob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0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  <table:table-cell table:style-name="ce1" office:value-type="string" calcext:value-type="string">
            <text:p>Ivett</text:p>
          </table:table-cell>
          <table:table-cell table:style-name="ce1" office:value-type="string" calcext:value-type="string">
            <text:p>Kozma</text:p>
          </table:table-cell>
          <table:table-cell table:style-name="ce1" office:value-type="string" calcext:value-type="string">
            <text:p>Hajdunanas</text:p>
          </table:table-cell>
          <table:table-cell table:formula="of:=LOWER([.H33])" office:value-type="string" office:string-value="ivett" calcext:value-type="string">
            <text:p>ivett</text:p>
          </table:table-cell>
          <table:table-cell table:formula="of:=LOWER([.I33])" office:value-type="string" office:string-value="kozma" calcext:value-type="string">
            <text:p>kozma</text:p>
          </table:table-cell>
          <table:table-cell table:formula="of:=LOWER([.J3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s15yalkvx" calcext:value-type="string">
            <text:p>ys15yalkv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3];&quot;.&quot;;[.L33];&quot;@&quot;;[.M33];&quot;.com&quot;)" office:value-type="string" office:string-value="ivett.kozma@hajdunanas.com" calcext:value-type="string">
            <text:p>ivett.kozma@hajdunanas.com</text:p>
          </table:table-cell>
          <table:table-cell table:formula="of:=&quot;('&quot;&amp;COM.MICROSOFT.CONCAT([.K33];&quot;.&quot;;[.L33];&quot;@&quot;;[.M33];&quot;.com&quot;)&amp;&quot;',&quot;" office:value-type="string" office:string-value="('ivett.kozma@hajdunanas.com'," calcext:value-type="string">
            <text:p>('ivett.kozma@hajdunanas.com',</text:p>
          </table:table-cell>
          <table:table-cell table:formula="of:=&quot;HASHBYTES('SHA2_512', '&quot;&amp;[.N33]&amp;&quot;'),&quot;" office:value-type="string" office:string-value="HASHBYTES('SHA2_512', 'ys15yalkvx')," calcext:value-type="string">
            <text:p>HASHBYTES('SHA2_512', 'ys15yalkvx'),</text:p>
          </table:table-cell>
          <table:table-cell table:formula="of:=[.O33]&amp;&quot;,&quot;" office:value-type="string" office:string-value="1," calcext:value-type="string">
            <text:p>1,</text:p>
          </table:table-cell>
          <table:table-cell table:formula="of:=[.P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3]&amp;&quot;', '&quot;&amp;[.B33]&amp;&quot;', '&quot;&amp;TEXT([.C33]; &quot;yyyy-mm-dd&quot;)&amp;&quot;', '&quot;&amp;[.D33]&amp;&quot;', &quot;&amp;IF([.E33]=&quot;Null&quot;; &quot;Null&quot;; &quot;'&quot;&amp;[.E33]&amp;&quot;'&quot;)&amp;&quot;, '&quot;&amp;[.F33]&amp;&quot;', '&quot;&amp;[.G33]&amp;&quot;', u.Id FROM Users u WHERE EmailAddress = '&quot;&amp;[.Q33]&amp;&quot;' UNION&quot;" office:value-type="string" office:string-value="SELECT 'Ivett', 'Kozma', '2010-12-24', 'Hungary', Null, 'Hajdúnánás', 'Kálmán Imre u. 44.', u.Id FROM Users u WHERE EmailAddress = 'ivett.kozma@hajdunanas.com' UNION" calcext:value-type="string">
            <text:p>SELECT 'Ivett', 'Kozma', '2010-12-24', 'Hungary', Null, 'Hajdúnánás', 'Kálmán Imre u. 44.', u.Id FROM Users u WHERE EmailAddress = 'ivett.kozma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0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  <table:table-cell table:style-name="ce1" office:value-type="string" calcext:value-type="string">
            <text:p>Orsolya</text:p>
          </table:table-cell>
          <table:table-cell table:style-name="ce1" office:value-type="string" calcext:value-type="string">
            <text:p>Pataki</text:p>
          </table:table-cell>
          <table:table-cell table:style-name="ce1" office:value-type="string" calcext:value-type="string">
            <text:p>Hajdunanas</text:p>
          </table:table-cell>
          <table:table-cell table:formula="of:=LOWER([.H34])" office:value-type="string" office:string-value="orsolya" calcext:value-type="string">
            <text:p>orsolya</text:p>
          </table:table-cell>
          <table:table-cell table:formula="of:=LOWER([.I34])" office:value-type="string" office:string-value="pataki" calcext:value-type="string">
            <text:p>pataki</text:p>
          </table:table-cell>
          <table:table-cell table:formula="of:=LOWER([.J3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k66tubhzq" calcext:value-type="string">
            <text:p>fk66tubhz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4];&quot;.&quot;;[.L34];&quot;@&quot;;[.M34];&quot;.com&quot;)" office:value-type="string" office:string-value="orsolya.pataki@hajdunanas.com" calcext:value-type="string">
            <text:p>orsolya.pataki@hajdunanas.com</text:p>
          </table:table-cell>
          <table:table-cell table:formula="of:=&quot;('&quot;&amp;COM.MICROSOFT.CONCAT([.K34];&quot;.&quot;;[.L34];&quot;@&quot;;[.M34];&quot;.com&quot;)&amp;&quot;',&quot;" office:value-type="string" office:string-value="('orsolya.pataki@hajdunanas.com'," calcext:value-type="string">
            <text:p>('orsolya.pataki@hajdunanas.com',</text:p>
          </table:table-cell>
          <table:table-cell table:formula="of:=&quot;HASHBYTES('SHA2_512', '&quot;&amp;[.N34]&amp;&quot;'),&quot;" office:value-type="string" office:string-value="HASHBYTES('SHA2_512', 'fk66tubhzq')," calcext:value-type="string">
            <text:p>HASHBYTES('SHA2_512', 'fk66tubhzq'),</text:p>
          </table:table-cell>
          <table:table-cell table:formula="of:=[.O34]&amp;&quot;,&quot;" office:value-type="string" office:string-value="1," calcext:value-type="string">
            <text:p>1,</text:p>
          </table:table-cell>
          <table:table-cell table:formula="of:=[.P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34]&amp;&quot;', '&quot;&amp;[.B34]&amp;&quot;', '&quot;&amp;TEXT([.C34]; &quot;yyyy-mm-dd&quot;)&amp;&quot;', '&quot;&amp;[.D34]&amp;&quot;', &quot;&amp;IF([.E34]=&quot;Null&quot;; &quot;Null&quot;; &quot;'&quot;&amp;[.E34]&amp;&quot;'&quot;)&amp;&quot;, '&quot;&amp;[.F34]&amp;&quot;', '&quot;&amp;[.G34]&amp;&quot;', u.Id FROM Users u WHERE EmailAddress = '&quot;&amp;[.Q34]&amp;&quot;' UNION&quot;" office:value-type="string" office:string-value="SELECT 'Orsolya', 'Pataki', '2004-10-14', 'Hungary', Null, 'Hajdúnánás', 'Veres Pálné u. 61.', u.Id FROM Users u WHERE EmailAddress = 'orsolya.pataki@hajdunanas.com' UNION" calcext:value-type="string">
            <text:p>SELECT 'Orsolya', 'Pataki', '2004-10-14', 'Hungary', Null, 'Hajdúnánás', 'Veres Pálné u. 61.', u.Id FROM Users u WHERE EmailAddress = 'orsolya.pataki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  <table:table-cell table:style-name="ce1" office:value-type="string" calcext:value-type="string">
            <text:p>Dorin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35])" office:value-type="string" office:string-value="dorina" calcext:value-type="string">
            <text:p>dorina</text:p>
          </table:table-cell>
          <table:table-cell table:formula="of:=LOWER([.I35])" office:value-type="string" office:string-value="gaspar" calcext:value-type="string">
            <text:p>gaspar</text:p>
          </table:table-cell>
          <table:table-cell table:formula="of:=LOWER([.J3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x14fmehnh" calcext:value-type="string">
            <text:p>zx14fmeh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5];&quot;.&quot;;[.L35];&quot;@&quot;;[.M35];&quot;.com&quot;)" office:value-type="string" office:string-value="dorina.gaspar@hajdunanas.com" calcext:value-type="string">
            <text:p>dorina.gaspar@hajdunanas.com</text:p>
          </table:table-cell>
          <table:table-cell table:formula="of:=&quot;('&quot;&amp;COM.MICROSOFT.CONCAT([.K35];&quot;.&quot;;[.L35];&quot;@&quot;;[.M35];&quot;.com&quot;)&amp;&quot;',&quot;" office:value-type="string" office:string-value="('dorina.gaspar@hajdunanas.com'," calcext:value-type="string">
            <text:p>('dorina.gaspar@hajdunanas.com',</text:p>
          </table:table-cell>
          <table:table-cell table:formula="of:=&quot;HASHBYTES('SHA2_512', '&quot;&amp;[.N35]&amp;&quot;'),&quot;" office:value-type="string" office:string-value="HASHBYTES('SHA2_512', 'zx14fmehnh')," calcext:value-type="string">
            <text:p>HASHBYTES('SHA2_512', 'zx14fmehnh'),</text:p>
          </table:table-cell>
          <table:table-cell table:formula="of:=[.O35]&amp;&quot;,&quot;" office:value-type="string" office:string-value="1," calcext:value-type="string">
            <text:p>1,</text:p>
          </table:table-cell>
          <table:table-cell table:formula="of:=[.P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35]&amp;&quot;', '&quot;&amp;[.B35]&amp;&quot;', '&quot;&amp;TEXT([.C35]; &quot;yyyy-mm-dd&quot;)&amp;&quot;', '&quot;&amp;[.D35]&amp;&quot;', &quot;&amp;IF([.E35]=&quot;Null&quot;; &quot;Null&quot;; &quot;'&quot;&amp;[.E35]&amp;&quot;'&quot;)&amp;&quot;, '&quot;&amp;[.F35]&amp;&quot;', '&quot;&amp;[.G35]&amp;&quot;', u.Id FROM Users u WHERE EmailAddress = '&quot;&amp;[.Q35]&amp;&quot;' UNION&quot;" office:value-type="string" office:string-value="SELECT 'Dorina', 'Gáspár', '2013-12-27', 'Hungary', Null, 'Hajdúnánás', 'Dayka Gábor u. 69.', u.Id FROM Users u WHERE EmailAddress = 'dorina.gaspar@hajdunanas.com' UNION" calcext:value-type="string">
            <text:p>SELECT 'Dorina', 'Gáspár', '2013-12-27', 'Hungary', Null, 'Hajdúnánás', 'Dayka Gábor u. 69.', u.Id FROM Users u WHERE EmailAddress = 'dorina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  <table:table-cell table:style-name="ce1" office:value-type="string" calcext:value-type="string">
            <text:p>Eva</text:p>
          </table:table-cell>
          <table:table-cell table:style-name="ce1" office:value-type="string" calcext:value-type="string">
            <text:p>Halasz</text:p>
          </table:table-cell>
          <table:table-cell table:style-name="ce1" office:value-type="string" calcext:value-type="string">
            <text:p>Hajdunanas</text:p>
          </table:table-cell>
          <table:table-cell table:formula="of:=LOWER([.H36])" office:value-type="string" office:string-value="eva" calcext:value-type="string">
            <text:p>eva</text:p>
          </table:table-cell>
          <table:table-cell table:formula="of:=LOWER([.I36])" office:value-type="string" office:string-value="halasz" calcext:value-type="string">
            <text:p>halasz</text:p>
          </table:table-cell>
          <table:table-cell table:formula="of:=LOWER([.J3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m44ilvrhg" calcext:value-type="string">
            <text:p>km44ilvrh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6];&quot;.&quot;;[.L36];&quot;@&quot;;[.M36];&quot;.com&quot;)" office:value-type="string" office:string-value="eva.halasz@hajdunanas.com" calcext:value-type="string">
            <text:p>eva.halasz@hajdunanas.com</text:p>
          </table:table-cell>
          <table:table-cell table:formula="of:=&quot;('&quot;&amp;COM.MICROSOFT.CONCAT([.K36];&quot;.&quot;;[.L36];&quot;@&quot;;[.M36];&quot;.com&quot;)&amp;&quot;',&quot;" office:value-type="string" office:string-value="('eva.halasz@hajdunanas.com'," calcext:value-type="string">
            <text:p>('eva.halasz@hajdunanas.com',</text:p>
          </table:table-cell>
          <table:table-cell table:formula="of:=&quot;HASHBYTES('SHA2_512', '&quot;&amp;[.N36]&amp;&quot;'),&quot;" office:value-type="string" office:string-value="HASHBYTES('SHA2_512', 'km44ilvrhg')," calcext:value-type="string">
            <text:p>HASHBYTES('SHA2_512', 'km44ilvrhg'),</text:p>
          </table:table-cell>
          <table:table-cell table:formula="of:=[.O36]&amp;&quot;,&quot;" office:value-type="string" office:string-value="1," calcext:value-type="string">
            <text:p>1,</text:p>
          </table:table-cell>
          <table:table-cell table:formula="of:=[.P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36]&amp;&quot;', '&quot;&amp;[.B36]&amp;&quot;', '&quot;&amp;TEXT([.C36]; &quot;yyyy-mm-dd&quot;)&amp;&quot;', '&quot;&amp;[.D36]&amp;&quot;', &quot;&amp;IF([.E36]=&quot;Null&quot;; &quot;Null&quot;; &quot;'&quot;&amp;[.E36]&amp;&quot;'&quot;)&amp;&quot;, '&quot;&amp;[.F36]&amp;&quot;', '&quot;&amp;[.G36]&amp;&quot;', u.Id FROM Users u WHERE EmailAddress = '&quot;&amp;[.Q36]&amp;&quot;' UNION&quot;" office:value-type="string" office:string-value="SELECT 'Éva', 'Halász', '2007-08-17', 'Hungary', Null, 'Hajdúnánás', 'Dorogi út 11.', u.Id FROM Users u WHERE EmailAddress = 'eva.halasz@hajdunanas.com' UNION" calcext:value-type="string">
            <text:p>SELECT 'Éva', 'Halász', '2007-08-17', 'Hungary', Null, 'Hajdúnánás', 'Dorogi út 11.', u.Id FROM Users u WHERE EmailAddress = 'eva.hala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  <table:table-cell table:style-name="ce1" office:value-type="string" calcext:value-type="string">
            <text:p>Evelin</text:p>
          </table:table-cell>
          <table:table-cell table:style-name="ce1" office:value-type="string" calcext:value-type="string">
            <text:p>Orosz</text:p>
          </table:table-cell>
          <table:table-cell table:style-name="ce1" office:value-type="string" calcext:value-type="string">
            <text:p>Hajdunanas</text:p>
          </table:table-cell>
          <table:table-cell table:formula="of:=LOWER([.H37])" office:value-type="string" office:string-value="evelin" calcext:value-type="string">
            <text:p>evelin</text:p>
          </table:table-cell>
          <table:table-cell table:formula="of:=LOWER([.I37])" office:value-type="string" office:string-value="orosz" calcext:value-type="string">
            <text:p>orosz</text:p>
          </table:table-cell>
          <table:table-cell table:formula="of:=LOWER([.J3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t46mrawdi" calcext:value-type="string">
            <text:p>xt46mraw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7];&quot;.&quot;;[.L37];&quot;@&quot;;[.M37];&quot;.com&quot;)" office:value-type="string" office:string-value="evelin.orosz@hajdunanas.com" calcext:value-type="string">
            <text:p>evelin.orosz@hajdunanas.com</text:p>
          </table:table-cell>
          <table:table-cell table:formula="of:=&quot;('&quot;&amp;COM.MICROSOFT.CONCAT([.K37];&quot;.&quot;;[.L37];&quot;@&quot;;[.M37];&quot;.com&quot;)&amp;&quot;',&quot;" office:value-type="string" office:string-value="('evelin.orosz@hajdunanas.com'," calcext:value-type="string">
            <text:p>('evelin.orosz@hajdunanas.com',</text:p>
          </table:table-cell>
          <table:table-cell table:formula="of:=&quot;HASHBYTES('SHA2_512', '&quot;&amp;[.N37]&amp;&quot;'),&quot;" office:value-type="string" office:string-value="HASHBYTES('SHA2_512', 'xt46mrawdi')," calcext:value-type="string">
            <text:p>HASHBYTES('SHA2_512', 'xt46mrawdi'),</text:p>
          </table:table-cell>
          <table:table-cell table:formula="of:=[.O37]&amp;&quot;,&quot;" office:value-type="string" office:string-value="1," calcext:value-type="string">
            <text:p>1,</text:p>
          </table:table-cell>
          <table:table-cell table:formula="of:=[.P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37]&amp;&quot;', '&quot;&amp;[.B37]&amp;&quot;', '&quot;&amp;TEXT([.C37]; &quot;yyyy-mm-dd&quot;)&amp;&quot;', '&quot;&amp;[.D37]&amp;&quot;', &quot;&amp;IF([.E37]=&quot;Null&quot;; &quot;Null&quot;; &quot;'&quot;&amp;[.E37]&amp;&quot;'&quot;)&amp;&quot;, '&quot;&amp;[.F37]&amp;&quot;', '&quot;&amp;[.G37]&amp;&quot;', u.Id FROM Users u WHERE EmailAddress = '&quot;&amp;[.Q37]&amp;&quot;' UNION&quot;" office:value-type="string" office:string-value="SELECT 'Evelin', 'Orosz', '2012-04-30', 'Hungary', Null, 'Hajdúnánás', 'Bocskai utca 13.', u.Id FROM Users u WHERE EmailAddress = 'evelin.orosz@hajdunanas.com' UNION" calcext:value-type="string">
            <text:p>SELECT 'Evelin', 'Orosz', '2012-04-30', 'Hungary', Null, 'Hajdúnánás', 'Bocskai utca 13.', u.Id FROM Users u WHERE EmailAddress = 'evelin.oro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  <table:table-cell table:style-name="ce1" office:value-type="string" calcext:value-type="string">
            <text:p>Adel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Hajdunanas</text:p>
          </table:table-cell>
          <table:table-cell table:formula="of:=LOWER([.H38])" office:value-type="string" office:string-value="adel" calcext:value-type="string">
            <text:p>adel</text:p>
          </table:table-cell>
          <table:table-cell table:formula="of:=LOWER([.I38])" office:value-type="string" office:string-value="biro" calcext:value-type="string">
            <text:p>biro</text:p>
          </table:table-cell>
          <table:table-cell table:formula="of:=LOWER([.J3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n42ganucb" calcext:value-type="string">
            <text:p>rn42ganu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8];&quot;.&quot;;[.L38];&quot;@&quot;;[.M38];&quot;.com&quot;)" office:value-type="string" office:string-value="adel.biro@hajdunanas.com" calcext:value-type="string">
            <text:p>adel.biro@hajdunanas.com</text:p>
          </table:table-cell>
          <table:table-cell table:formula="of:=&quot;('&quot;&amp;COM.MICROSOFT.CONCAT([.K38];&quot;.&quot;;[.L38];&quot;@&quot;;[.M38];&quot;.com&quot;)&amp;&quot;',&quot;" office:value-type="string" office:string-value="('adel.biro@hajdunanas.com'," calcext:value-type="string">
            <text:p>('adel.biro@hajdunanas.com',</text:p>
          </table:table-cell>
          <table:table-cell table:formula="of:=&quot;HASHBYTES('SHA2_512', '&quot;&amp;[.N38]&amp;&quot;'),&quot;" office:value-type="string" office:string-value="HASHBYTES('SHA2_512', 'rn42ganucb')," calcext:value-type="string">
            <text:p>HASHBYTES('SHA2_512', 'rn42ganucb'),</text:p>
          </table:table-cell>
          <table:table-cell table:formula="of:=[.O38]&amp;&quot;,&quot;" office:value-type="string" office:string-value="1," calcext:value-type="string">
            <text:p>1,</text:p>
          </table:table-cell>
          <table:table-cell table:formula="of:=[.P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38]&amp;&quot;', '&quot;&amp;[.B38]&amp;&quot;', '&quot;&amp;TEXT([.C38]; &quot;yyyy-mm-dd&quot;)&amp;&quot;', '&quot;&amp;[.D38]&amp;&quot;', &quot;&amp;IF([.E38]=&quot;Null&quot;; &quot;Null&quot;; &quot;'&quot;&amp;[.E38]&amp;&quot;'&quot;)&amp;&quot;, '&quot;&amp;[.F38]&amp;&quot;', '&quot;&amp;[.G38]&amp;&quot;', u.Id FROM Users u WHERE EmailAddress = '&quot;&amp;[.Q38]&amp;&quot;' UNION&quot;" office:value-type="string" office:string-value="SELECT 'Adél', 'Biró', '2008-03-12', 'Hungary', Null, 'Hajdúnánás', 'Hunyadi utca 1.', u.Id FROM Users u WHERE EmailAddress = 'adel.biro@hajdunanas.com' UNION" calcext:value-type="string">
            <text:p>SELECT 'Adél', 'Biró', '2008-03-12', 'Hungary', Null, 'Hajdúnánás', 'Hunyadi utca 1.', u.Id FROM Users u WHERE EmailAddress = 'adel.biro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Orban</text:p>
          </table:table-cell>
          <table:table-cell table:style-name="ce1" office:value-type="string" calcext:value-type="string">
            <text:p>Hajdunanas</text:p>
          </table:table-cell>
          <table:table-cell table:formula="of:=LOWER([.H39])" office:value-type="string" office:string-value="oliver" calcext:value-type="string">
            <text:p>oliver</text:p>
          </table:table-cell>
          <table:table-cell table:formula="of:=LOWER([.I39])" office:value-type="string" office:string-value="orban" calcext:value-type="string">
            <text:p>orban</text:p>
          </table:table-cell>
          <table:table-cell table:formula="of:=LOWER([.J3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w99xebqsl" calcext:value-type="string">
            <text:p>gw99xebq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9];&quot;.&quot;;[.L39];&quot;@&quot;;[.M39];&quot;.com&quot;)" office:value-type="string" office:string-value="oliver.orban@hajdunanas.com" calcext:value-type="string">
            <text:p>oliver.orban@hajdunanas.com</text:p>
          </table:table-cell>
          <table:table-cell table:formula="of:=&quot;('&quot;&amp;COM.MICROSOFT.CONCAT([.K39];&quot;.&quot;;[.L39];&quot;@&quot;;[.M39];&quot;.com&quot;)&amp;&quot;',&quot;" office:value-type="string" office:string-value="('oliver.orban@hajdunanas.com'," calcext:value-type="string">
            <text:p>('oliver.orban@hajdunanas.com',</text:p>
          </table:table-cell>
          <table:table-cell table:formula="of:=&quot;HASHBYTES('SHA2_512', '&quot;&amp;[.N39]&amp;&quot;'),&quot;" office:value-type="string" office:string-value="HASHBYTES('SHA2_512', 'gw99xebqsl')," calcext:value-type="string">
            <text:p>HASHBYTES('SHA2_512', 'gw99xebqsl'),</text:p>
          </table:table-cell>
          <table:table-cell table:formula="of:=[.O39]&amp;&quot;,&quot;" office:value-type="string" office:string-value="1," calcext:value-type="string">
            <text:p>1,</text:p>
          </table:table-cell>
          <table:table-cell table:formula="of:=[.P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39]&amp;&quot;', '&quot;&amp;[.B39]&amp;&quot;', '&quot;&amp;TEXT([.C39]; &quot;yyyy-mm-dd&quot;)&amp;&quot;', '&quot;&amp;[.D39]&amp;&quot;', &quot;&amp;IF([.E39]=&quot;Null&quot;; &quot;Null&quot;; &quot;'&quot;&amp;[.E39]&amp;&quot;'&quot;)&amp;&quot;, '&quot;&amp;[.F39]&amp;&quot;', '&quot;&amp;[.G39]&amp;&quot;', u.Id FROM Users u WHERE EmailAddress = '&quot;&amp;[.Q39]&amp;&quot;' UNION&quot;" office:value-type="string" office:string-value="SELECT 'Olivér', 'Orbán', '2013-01-15', 'Hungary', Null, 'Hajdúnánás', 'Kálvin út 10.', u.Id FROM Users u WHERE EmailAddress = 'oliver.orban@hajdunanas.com' UNION" calcext:value-type="string">
            <text:p>SELECT 'Olivér', 'Orbán', '2013-01-15', 'Hungary', Null, 'Hajdúnánás', 'Kálvin út 10.', u.Id FROM Users u WHERE EmailAddress = 'oliver.orb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Hajdunanas</text:p>
          </table:table-cell>
          <table:table-cell table:formula="of:=LOWER([.H40])" office:value-type="string" office:string-value="geza" calcext:value-type="string">
            <text:p>geza</text:p>
          </table:table-cell>
          <table:table-cell table:formula="of:=LOWER([.I40])" office:value-type="string" office:string-value="bogdan" calcext:value-type="string">
            <text:p>bogdan</text:p>
          </table:table-cell>
          <table:table-cell table:formula="of:=LOWER([.J4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f89tztvym" calcext:value-type="string">
            <text:p>df89tztv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0];&quot;.&quot;;[.L40];&quot;@&quot;;[.M40];&quot;.com&quot;)" office:value-type="string" office:string-value="geza.bogdan@hajdunanas.com" calcext:value-type="string">
            <text:p>geza.bogdan@hajdunanas.com</text:p>
          </table:table-cell>
          <table:table-cell table:formula="of:=&quot;('&quot;&amp;COM.MICROSOFT.CONCAT([.K40];&quot;.&quot;;[.L40];&quot;@&quot;;[.M40];&quot;.com&quot;)&amp;&quot;',&quot;" office:value-type="string" office:string-value="('geza.bogdan@hajdunanas.com'," calcext:value-type="string">
            <text:p>('geza.bogdan@hajdunanas.com',</text:p>
          </table:table-cell>
          <table:table-cell table:formula="of:=&quot;HASHBYTES('SHA2_512', '&quot;&amp;[.N40]&amp;&quot;'),&quot;" office:value-type="string" office:string-value="HASHBYTES('SHA2_512', 'df89tztvym')," calcext:value-type="string">
            <text:p>HASHBYTES('SHA2_512', 'df89tztvym'),</text:p>
          </table:table-cell>
          <table:table-cell table:formula="of:=[.O40]&amp;&quot;,&quot;" office:value-type="string" office:string-value="1," calcext:value-type="string">
            <text:p>1,</text:p>
          </table:table-cell>
          <table:table-cell table:formula="of:=[.P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40]&amp;&quot;', '&quot;&amp;[.B40]&amp;&quot;', '&quot;&amp;TEXT([.C40]; &quot;yyyy-mm-dd&quot;)&amp;&quot;', '&quot;&amp;[.D40]&amp;&quot;', &quot;&amp;IF([.E40]=&quot;Null&quot;; &quot;Null&quot;; &quot;'&quot;&amp;[.E40]&amp;&quot;'&quot;)&amp;&quot;, '&quot;&amp;[.F40]&amp;&quot;', '&quot;&amp;[.G40]&amp;&quot;', u.Id FROM Users u WHERE EmailAddress = '&quot;&amp;[.Q40]&amp;&quot;' UNION&quot;" office:value-type="string" office:string-value="SELECT 'Géza', 'Bogdán', '2011-12-20', 'Hungary', Null, 'Hajdúnánás', 'Luther utca 8.', u.Id FROM Users u WHERE EmailAddress = 'geza.bogdan@hajdunanas.com' UNION" calcext:value-type="string">
            <text:p>SELECT 'Géza', 'Bogdán', '2011-12-20', 'Hungary', Null, 'Hajdúnánás', 'Luther utca 8.', u.Id FROM Users u WHERE EmailAddress = 'geza.bogd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.</text:p>
          </table:table-cell>
          <table:table-cell table:style-name="ce1" office:value-type="string" calcext:value-type="string">
            <text:p>Kevin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1])" office:value-type="string" office:string-value="kevin" calcext:value-type="string">
            <text:p>kevin</text:p>
          </table:table-cell>
          <table:table-cell table:formula="of:=LOWER([.I41])" office:value-type="string" office:string-value="kiraly" calcext:value-type="string">
            <text:p>kiraly</text:p>
          </table:table-cell>
          <table:table-cell table:formula="of:=LOWER([.J4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w85sffroe" calcext:value-type="string">
            <text:p>gw85sffr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1];&quot;.&quot;;[.L41];&quot;@&quot;;[.M41];&quot;.com&quot;)" office:value-type="string" office:string-value="kevin.kiraly@hajdunanas.com" calcext:value-type="string">
            <text:p>kevin.kiraly@hajdunanas.com</text:p>
          </table:table-cell>
          <table:table-cell table:formula="of:=&quot;('&quot;&amp;COM.MICROSOFT.CONCAT([.K41];&quot;.&quot;;[.L41];&quot;@&quot;;[.M41];&quot;.com&quot;)&amp;&quot;',&quot;" office:value-type="string" office:string-value="('kevin.kiraly@hajdunanas.com'," calcext:value-type="string">
            <text:p>('kevin.kiraly@hajdunanas.com',</text:p>
          </table:table-cell>
          <table:table-cell table:formula="of:=&quot;HASHBYTES('SHA2_512', '&quot;&amp;[.N41]&amp;&quot;'),&quot;" office:value-type="string" office:string-value="HASHBYTES('SHA2_512', 'gw85sffroe')," calcext:value-type="string">
            <text:p>HASHBYTES('SHA2_512', 'gw85sffroe'),</text:p>
          </table:table-cell>
          <table:table-cell table:formula="of:=[.O41]&amp;&quot;,&quot;" office:value-type="string" office:string-value="1," calcext:value-type="string">
            <text:p>1,</text:p>
          </table:table-cell>
          <table:table-cell table:formula="of:=[.P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41]&amp;&quot;', '&quot;&amp;[.B41]&amp;&quot;', '&quot;&amp;TEXT([.C41]; &quot;yyyy-mm-dd&quot;)&amp;&quot;', '&quot;&amp;[.D41]&amp;&quot;', &quot;&amp;IF([.E41]=&quot;Null&quot;; &quot;Null&quot;; &quot;'&quot;&amp;[.E41]&amp;&quot;'&quot;)&amp;&quot;, '&quot;&amp;[.F41]&amp;&quot;', '&quot;&amp;[.G41]&amp;&quot;', u.Id FROM Users u WHERE EmailAddress = '&quot;&amp;[.Q41]&amp;&quot;' UNION&quot;" office:value-type="string" office:string-value="SELECT 'Kevin', 'Király', '2006-11-16', 'Hungary', Null, 'Hajdúnánás', 'Mártírok útja 13 2em/3.', u.Id FROM Users u WHERE EmailAddress = 'kevin.kiraly@hajdunanas.com' UNION" calcext:value-type="string">
            <text:p>SELECT 'Kevin', 'Király', '2006-11-16', 'Hungary', Null, 'Hajdúnánás', 'Mártírok útja 13 2em/3.', u.Id FROM Users u WHERE EmailAddress = 'kevin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0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.</text:p>
          </table:table-cell>
          <table:table-cell table:style-name="ce1" office:value-type="string" calcext:value-type="string">
            <text:p>Tamas</text:p>
          </table:table-cell>
          <table:table-cell table:style-name="ce1" office:value-type="string" calcext:value-type="string">
            <text:p>Aprod</text:p>
          </table:table-cell>
          <table:table-cell table:style-name="ce1" office:value-type="string" calcext:value-type="string">
            <text:p>Hajdunanas</text:p>
          </table:table-cell>
          <table:table-cell table:formula="of:=LOWER([.H42])" office:value-type="string" office:string-value="tamas" calcext:value-type="string">
            <text:p>tamas</text:p>
          </table:table-cell>
          <table:table-cell table:formula="of:=LOWER([.I42])" office:value-type="string" office:string-value="aprod" calcext:value-type="string">
            <text:p>aprod</text:p>
          </table:table-cell>
          <table:table-cell table:formula="of:=LOWER([.J4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v78niwrst" calcext:value-type="string">
            <text:p>tv78niw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2];&quot;.&quot;;[.L42];&quot;@&quot;;[.M42];&quot;.com&quot;)" office:value-type="string" office:string-value="tamas.aprod@hajdunanas.com" calcext:value-type="string">
            <text:p>tamas.aprod@hajdunanas.com</text:p>
          </table:table-cell>
          <table:table-cell table:formula="of:=&quot;('&quot;&amp;COM.MICROSOFT.CONCAT([.K42];&quot;.&quot;;[.L42];&quot;@&quot;;[.M42];&quot;.com&quot;)&amp;&quot;',&quot;" office:value-type="string" office:string-value="('tamas.aprod@hajdunanas.com'," calcext:value-type="string">
            <text:p>('tamas.aprod@hajdunanas.com',</text:p>
          </table:table-cell>
          <table:table-cell table:formula="of:=&quot;HASHBYTES('SHA2_512', '&quot;&amp;[.N42]&amp;&quot;'),&quot;" office:value-type="string" office:string-value="HASHBYTES('SHA2_512', 'tv78niwrst')," calcext:value-type="string">
            <text:p>HASHBYTES('SHA2_512', 'tv78niwrst'),</text:p>
          </table:table-cell>
          <table:table-cell table:formula="of:=[.O42]&amp;&quot;,&quot;" office:value-type="string" office:string-value="1," calcext:value-type="string">
            <text:p>1,</text:p>
          </table:table-cell>
          <table:table-cell table:formula="of:=[.P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42]&amp;&quot;', '&quot;&amp;[.B42]&amp;&quot;', '&quot;&amp;TEXT([.C42]; &quot;yyyy-mm-dd&quot;)&amp;&quot;', '&quot;&amp;[.D42]&amp;&quot;', &quot;&amp;IF([.E42]=&quot;Null&quot;; &quot;Null&quot;; &quot;'&quot;&amp;[.E42]&amp;&quot;'&quot;)&amp;&quot;, '&quot;&amp;[.F42]&amp;&quot;', '&quot;&amp;[.G42]&amp;&quot;', u.Id FROM Users u WHERE EmailAddress = '&quot;&amp;[.Q42]&amp;&quot;' UNION&quot;" office:value-type="string" office:string-value="SELECT 'Tamás', 'Apród', '2012-12-21', 'Hungary', Null, 'Hajdúnánás', 'Mártírok útja 15 3em/12.', u.Id FROM Users u WHERE EmailAddress = 'tamas.aprod@hajdunanas.com' UNION" calcext:value-type="string">
            <text:p>SELECT 'Tamás', 'Apród', '2012-12-21', 'Hungary', Null, 'Hajdúnánás', 'Mártírok útja 15 3em/12.', u.Id FROM Users u WHERE EmailAddress = 'tamas.aprod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.</text:p>
          </table:table-cell>
          <table:table-cell table:style-name="ce1" office:value-type="string" calcext:value-type="string">
            <text:p>Dezso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dunanas</text:p>
          </table:table-cell>
          <table:table-cell table:formula="of:=LOWER([.H43])" office:value-type="string" office:string-value="dezso" calcext:value-type="string">
            <text:p>dezso</text:p>
          </table:table-cell>
          <table:table-cell table:formula="of:=LOWER([.I43])" office:value-type="string" office:string-value="bakos" calcext:value-type="string">
            <text:p>bakos</text:p>
          </table:table-cell>
          <table:table-cell table:formula="of:=LOWER([.J4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b38hxgcwm" calcext:value-type="string">
            <text:p>kb38hxgc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3];&quot;.&quot;;[.L43];&quot;@&quot;;[.M43];&quot;.com&quot;)" office:value-type="string" office:string-value="dezso.bakos@hajdunanas.com" calcext:value-type="string">
            <text:p>dezso.bakos@hajdunanas.com</text:p>
          </table:table-cell>
          <table:table-cell table:formula="of:=&quot;('&quot;&amp;COM.MICROSOFT.CONCAT([.K43];&quot;.&quot;;[.L43];&quot;@&quot;;[.M43];&quot;.com&quot;)&amp;&quot;',&quot;" office:value-type="string" office:string-value="('dezso.bakos@hajdunanas.com'," calcext:value-type="string">
            <text:p>('dezso.bakos@hajdunanas.com',</text:p>
          </table:table-cell>
          <table:table-cell table:formula="of:=&quot;HASHBYTES('SHA2_512', '&quot;&amp;[.N43]&amp;&quot;'),&quot;" office:value-type="string" office:string-value="HASHBYTES('SHA2_512', 'kb38hxgcwm')," calcext:value-type="string">
            <text:p>HASHBYTES('SHA2_512', 'kb38hxgcwm'),</text:p>
          </table:table-cell>
          <table:table-cell table:formula="of:=[.O43]&amp;&quot;,&quot;" office:value-type="string" office:string-value="1," calcext:value-type="string">
            <text:p>1,</text:p>
          </table:table-cell>
          <table:table-cell table:formula="of:=[.P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43]&amp;&quot;', '&quot;&amp;[.B43]&amp;&quot;', '&quot;&amp;TEXT([.C43]; &quot;yyyy-mm-dd&quot;)&amp;&quot;', '&quot;&amp;[.D43]&amp;&quot;', &quot;&amp;IF([.E43]=&quot;Null&quot;; &quot;Null&quot;; &quot;'&quot;&amp;[.E43]&amp;&quot;'&quot;)&amp;&quot;, '&quot;&amp;[.F43]&amp;&quot;', '&quot;&amp;[.G43]&amp;&quot;', u.Id FROM Users u WHERE EmailAddress = '&quot;&amp;[.Q43]&amp;&quot;' UNION&quot;" office:value-type="string" office:string-value="SELECT 'Dezső', 'Bakos', '2011-04-15', 'Hungary', Null, 'Hajdúnánás', 'Mártírok útja 13 4em/14.', u.Id FROM Users u WHERE EmailAddress = 'dezso.bakos@hajdunanas.com' UNION" calcext:value-type="string">
            <text:p>SELECT 'Dezső', 'Bakos', '2011-04-15', 'Hungary', Null, 'Hajdúnánás', 'Mártírok útja 13 4em/14.', u.Id FROM Users u WHERE EmailAddress = 'dezso.bak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0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.</text:p>
          </table:table-cell>
          <table:table-cell table:style-name="ce1" office:value-type="string" calcext:value-type="string">
            <text:p>Jozsef</text:p>
          </table:table-cell>
          <table:table-cell table:style-name="ce1" office:value-type="string" calcext:value-type="string">
            <text:p>Sandor</text:p>
          </table:table-cell>
          <table:table-cell table:style-name="ce1" office:value-type="string" calcext:value-type="string">
            <text:p>Hajdunanas</text:p>
          </table:table-cell>
          <table:table-cell table:formula="of:=LOWER([.H44])" office:value-type="string" office:string-value="jozsef" calcext:value-type="string">
            <text:p>jozsef</text:p>
          </table:table-cell>
          <table:table-cell table:formula="of:=LOWER([.I44])" office:value-type="string" office:string-value="sandor" calcext:value-type="string">
            <text:p>sandor</text:p>
          </table:table-cell>
          <table:table-cell table:formula="of:=LOWER([.J4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l82wabsca" calcext:value-type="string">
            <text:p>ql82wabs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4];&quot;.&quot;;[.L44];&quot;@&quot;;[.M44];&quot;.com&quot;)" office:value-type="string" office:string-value="jozsef.sandor@hajdunanas.com" calcext:value-type="string">
            <text:p>jozsef.sandor@hajdunanas.com</text:p>
          </table:table-cell>
          <table:table-cell table:formula="of:=&quot;('&quot;&amp;COM.MICROSOFT.CONCAT([.K44];&quot;.&quot;;[.L44];&quot;@&quot;;[.M44];&quot;.com&quot;)&amp;&quot;',&quot;" office:value-type="string" office:string-value="('jozsef.sandor@hajdunanas.com'," calcext:value-type="string">
            <text:p>('jozsef.sandor@hajdunanas.com',</text:p>
          </table:table-cell>
          <table:table-cell table:formula="of:=&quot;HASHBYTES('SHA2_512', '&quot;&amp;[.N44]&amp;&quot;'),&quot;" office:value-type="string" office:string-value="HASHBYTES('SHA2_512', 'ql82wabsca')," calcext:value-type="string">
            <text:p>HASHBYTES('SHA2_512', 'ql82wabsca'),</text:p>
          </table:table-cell>
          <table:table-cell table:formula="of:=[.O44]&amp;&quot;,&quot;" office:value-type="string" office:string-value="1," calcext:value-type="string">
            <text:p>1,</text:p>
          </table:table-cell>
          <table:table-cell table:formula="of:=[.P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4]&amp;&quot;', '&quot;&amp;[.B44]&amp;&quot;', '&quot;&amp;TEXT([.C44]; &quot;yyyy-mm-dd&quot;)&amp;&quot;', '&quot;&amp;[.D44]&amp;&quot;', &quot;&amp;IF([.E44]=&quot;Null&quot;; &quot;Null&quot;; &quot;'&quot;&amp;[.E44]&amp;&quot;'&quot;)&amp;&quot;, '&quot;&amp;[.F44]&amp;&quot;', '&quot;&amp;[.G44]&amp;&quot;', u.Id FROM Users u WHERE EmailAddress = '&quot;&amp;[.Q44]&amp;&quot;' UNION&quot;" office:value-type="string" office:string-value="SELECT 'József', 'Sándor', '2009-10-20', 'Hungary', Null, 'Hajdúnánás', 'Mártírok útja 15 1em/5.', u.Id FROM Users u WHERE EmailAddress = 'jozsef.sandor@hajdunanas.com' UNION" calcext:value-type="string">
            <text:p>SELECT 'József', 'Sándor', '2009-10-20', 'Hungary', Null, 'Hajdúnánás', 'Mártírok útja 15 1em/5.', u.Id FROM Users u WHERE EmailAddress = 'jozsef.sand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  <table:table-cell table:style-name="ce1" office:value-type="string" calcext:value-type="string">
            <text:p>Gerg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45])" office:value-type="string" office:string-value="gergo" calcext:value-type="string">
            <text:p>gergo</text:p>
          </table:table-cell>
          <table:table-cell table:formula="of:=LOWER([.I45])" office:value-type="string" office:string-value="toth" calcext:value-type="string">
            <text:p>toth</text:p>
          </table:table-cell>
          <table:table-cell table:formula="of:=LOWER([.J4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o57unhrne" calcext:value-type="string">
            <text:p>ro57unhr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5];&quot;.&quot;;[.L45];&quot;@&quot;;[.M45];&quot;.com&quot;)" office:value-type="string" office:string-value="gergo.toth@hajdunanas.com" calcext:value-type="string">
            <text:p>gergo.toth@hajdunanas.com</text:p>
          </table:table-cell>
          <table:table-cell table:formula="of:=&quot;('&quot;&amp;COM.MICROSOFT.CONCAT([.K45];&quot;.&quot;;[.L45];&quot;@&quot;;[.M45];&quot;.com&quot;)&amp;&quot;',&quot;" office:value-type="string" office:string-value="('gergo.toth@hajdunanas.com'," calcext:value-type="string">
            <text:p>('gergo.toth@hajdunanas.com',</text:p>
          </table:table-cell>
          <table:table-cell table:formula="of:=&quot;HASHBYTES('SHA2_512', '&quot;&amp;[.N45]&amp;&quot;'),&quot;" office:value-type="string" office:string-value="HASHBYTES('SHA2_512', 'ro57unhrne')," calcext:value-type="string">
            <text:p>HASHBYTES('SHA2_512', 'ro57unhrne'),</text:p>
          </table:table-cell>
          <table:table-cell table:formula="of:=[.O45]&amp;&quot;,&quot;" office:value-type="string" office:string-value="1," calcext:value-type="string">
            <text:p>1,</text:p>
          </table:table-cell>
          <table:table-cell table:formula="of:=[.P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45]&amp;&quot;', '&quot;&amp;[.B45]&amp;&quot;', '&quot;&amp;TEXT([.C45]; &quot;yyyy-mm-dd&quot;)&amp;&quot;', '&quot;&amp;[.D45]&amp;&quot;', &quot;&amp;IF([.E45]=&quot;Null&quot;; &quot;Null&quot;; &quot;'&quot;&amp;[.E45]&amp;&quot;'&quot;)&amp;&quot;, '&quot;&amp;[.F45]&amp;&quot;', '&quot;&amp;[.G45]&amp;&quot;', u.Id FROM Users u WHERE EmailAddress = '&quot;&amp;[.Q45]&amp;&quot;' UNION&quot;" office:value-type="string" office:string-value="SELECT 'Gergő', 'Tóth', '2012-12-28', 'Hungary', Null, 'Hajdúnánás', 'Damjanich utca 12.', u.Id FROM Users u WHERE EmailAddress = 'gergo.toth@hajdunanas.com' UNION" calcext:value-type="string">
            <text:p>SELECT 'Gergő', 'Tóth', '2012-12-28', 'Hungary', Null, 'Hajdúnánás', 'Damjanich utca 12.', u.Id FROM Users u WHERE EmailAddress = 'gerg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0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  <table:table-cell table:style-name="ce1" office:value-type="string" calcext:value-type="string">
            <text:p>Gergely</text:p>
          </table:table-cell>
          <table:table-cell table:style-name="ce1" office:value-type="string" calcext:value-type="string">
            <text:p>Kerekes</text:p>
          </table:table-cell>
          <table:table-cell table:style-name="ce1" office:value-type="string" calcext:value-type="string">
            <text:p>Hajdunanas</text:p>
          </table:table-cell>
          <table:table-cell table:formula="of:=LOWER([.H46])" office:value-type="string" office:string-value="gergely" calcext:value-type="string">
            <text:p>gergely</text:p>
          </table:table-cell>
          <table:table-cell table:formula="of:=LOWER([.I46])" office:value-type="string" office:string-value="kerekes" calcext:value-type="string">
            <text:p>kerekes</text:p>
          </table:table-cell>
          <table:table-cell table:formula="of:=LOWER([.J4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r62xflyue" calcext:value-type="string">
            <text:p>ur62xfly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6];&quot;.&quot;;[.L46];&quot;@&quot;;[.M46];&quot;.com&quot;)" office:value-type="string" office:string-value="gergely.kerekes@hajdunanas.com" calcext:value-type="string">
            <text:p>gergely.kerekes@hajdunanas.com</text:p>
          </table:table-cell>
          <table:table-cell table:formula="of:=&quot;('&quot;&amp;COM.MICROSOFT.CONCAT([.K46];&quot;.&quot;;[.L46];&quot;@&quot;;[.M46];&quot;.com&quot;)&amp;&quot;',&quot;" office:value-type="string" office:string-value="('gergely.kerekes@hajdunanas.com'," calcext:value-type="string">
            <text:p>('gergely.kerekes@hajdunanas.com',</text:p>
          </table:table-cell>
          <table:table-cell table:formula="of:=&quot;HASHBYTES('SHA2_512', '&quot;&amp;[.N46]&amp;&quot;'),&quot;" office:value-type="string" office:string-value="HASHBYTES('SHA2_512', 'ur62xflyue')," calcext:value-type="string">
            <text:p>HASHBYTES('SHA2_512', 'ur62xflyue'),</text:p>
          </table:table-cell>
          <table:table-cell table:formula="of:=[.O46]&amp;&quot;,&quot;" office:value-type="string" office:string-value="1," calcext:value-type="string">
            <text:p>1,</text:p>
          </table:table-cell>
          <table:table-cell table:formula="of:=[.P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46]&amp;&quot;', '&quot;&amp;[.B46]&amp;&quot;', '&quot;&amp;TEXT([.C46]; &quot;yyyy-mm-dd&quot;)&amp;&quot;', '&quot;&amp;[.D46]&amp;&quot;', &quot;&amp;IF([.E46]=&quot;Null&quot;; &quot;Null&quot;; &quot;'&quot;&amp;[.E46]&amp;&quot;'&quot;)&amp;&quot;, '&quot;&amp;[.F46]&amp;&quot;', '&quot;&amp;[.G46]&amp;&quot;', u.Id FROM Users u WHERE EmailAddress = '&quot;&amp;[.Q46]&amp;&quot;' UNION&quot;" office:value-type="string" office:string-value="SELECT 'Gergely', 'Kerekes', '2010-05-27', 'Hungary', Null, 'Hajdúnánás', 'József Attila utca 8.', u.Id FROM Users u WHERE EmailAddress = 'gergely.kerekes@hajdunanas.com' UNION" calcext:value-type="string">
            <text:p>SELECT 'Gergely', 'Kerekes', '2010-05-27', 'Hungary', Null, 'Hajdúnánás', 'József Attila utca 8.', u.Id FROM Users u WHERE EmailAddress = 'gergely.kerek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  <table:table-cell table:style-name="ce1" office:value-type="string" calcext:value-type="string">
            <text:p>Marcell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47])" office:value-type="string" office:string-value="marcell" calcext:value-type="string">
            <text:p>marcell</text:p>
          </table:table-cell>
          <table:table-cell table:formula="of:=LOWER([.I47])" office:value-type="string" office:string-value="hajdu" calcext:value-type="string">
            <text:p>hajdu</text:p>
          </table:table-cell>
          <table:table-cell table:formula="of:=LOWER([.J4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h48bvgvbf" calcext:value-type="string">
            <text:p>sh48bvgv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7];&quot;.&quot;;[.L47];&quot;@&quot;;[.M47];&quot;.com&quot;)" office:value-type="string" office:string-value="marcell.hajdu@hajdunanas.com" calcext:value-type="string">
            <text:p>marcell.hajdu@hajdunanas.com</text:p>
          </table:table-cell>
          <table:table-cell table:formula="of:=&quot;('&quot;&amp;COM.MICROSOFT.CONCAT([.K47];&quot;.&quot;;[.L47];&quot;@&quot;;[.M47];&quot;.com&quot;)&amp;&quot;',&quot;" office:value-type="string" office:string-value="('marcell.hajdu@hajdunanas.com'," calcext:value-type="string">
            <text:p>('marcell.hajdu@hajdunanas.com',</text:p>
          </table:table-cell>
          <table:table-cell table:formula="of:=&quot;HASHBYTES('SHA2_512', '&quot;&amp;[.N47]&amp;&quot;'),&quot;" office:value-type="string" office:string-value="HASHBYTES('SHA2_512', 'sh48bvgvbf')," calcext:value-type="string">
            <text:p>HASHBYTES('SHA2_512', 'sh48bvgvbf'),</text:p>
          </table:table-cell>
          <table:table-cell table:formula="of:=[.O47]&amp;&quot;,&quot;" office:value-type="string" office:string-value="1," calcext:value-type="string">
            <text:p>1,</text:p>
          </table:table-cell>
          <table:table-cell table:formula="of:=[.P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47]&amp;&quot;', '&quot;&amp;[.B47]&amp;&quot;', '&quot;&amp;TEXT([.C47]; &quot;yyyy-mm-dd&quot;)&amp;&quot;', '&quot;&amp;[.D47]&amp;&quot;', &quot;&amp;IF([.E47]=&quot;Null&quot;; &quot;Null&quot;; &quot;'&quot;&amp;[.E47]&amp;&quot;'&quot;)&amp;&quot;, '&quot;&amp;[.F47]&amp;&quot;', '&quot;&amp;[.G47]&amp;&quot;', u.Id FROM Users u WHERE EmailAddress = '&quot;&amp;[.Q47]&amp;&quot;' UNION&quot;" office:value-type="string" office:string-value="SELECT 'Marcell', 'Hajdú', '2007-11-18', 'Hungary', Null, 'Hajdúnánás', 'Nagy Sándor utca 17.', u.Id FROM Users u WHERE EmailAddress = 'marcell.hajdu@hajdunanas.com' UNION" calcext:value-type="string">
            <text:p>SELECT 'Marcell', 'Hajdú', '2007-11-18', 'Hungary', Null, 'Hajdúnánás', 'Nagy Sándor utca 17.', u.Id FROM Users u WHERE EmailAddress = 'marcell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  <table:table-cell table:style-name="ce1" office:value-type="string" calcext:value-type="string">
            <text:p>Lajos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48])" office:value-type="string" office:string-value="lajos" calcext:value-type="string">
            <text:p>lajos</text:p>
          </table:table-cell>
          <table:table-cell table:formula="of:=LOWER([.I48])" office:value-type="string" office:string-value="gaspar" calcext:value-type="string">
            <text:p>gaspar</text:p>
          </table:table-cell>
          <table:table-cell table:formula="of:=LOWER([.J4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c77xdiowm" calcext:value-type="string">
            <text:p>sc77xdio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8];&quot;.&quot;;[.L48];&quot;@&quot;;[.M48];&quot;.com&quot;)" office:value-type="string" office:string-value="lajos.gaspar@hajdunanas.com" calcext:value-type="string">
            <text:p>lajos.gaspar@hajdunanas.com</text:p>
          </table:table-cell>
          <table:table-cell table:formula="of:=&quot;('&quot;&amp;COM.MICROSOFT.CONCAT([.K48];&quot;.&quot;;[.L48];&quot;@&quot;;[.M48];&quot;.com&quot;)&amp;&quot;',&quot;" office:value-type="string" office:string-value="('lajos.gaspar@hajdunanas.com'," calcext:value-type="string">
            <text:p>('lajos.gaspar@hajdunanas.com',</text:p>
          </table:table-cell>
          <table:table-cell table:formula="of:=&quot;HASHBYTES('SHA2_512', '&quot;&amp;[.N48]&amp;&quot;'),&quot;" office:value-type="string" office:string-value="HASHBYTES('SHA2_512', 'sc77xdiowm')," calcext:value-type="string">
            <text:p>HASHBYTES('SHA2_512', 'sc77xdiowm'),</text:p>
          </table:table-cell>
          <table:table-cell table:formula="of:=[.O48]&amp;&quot;,&quot;" office:value-type="string" office:string-value="1," calcext:value-type="string">
            <text:p>1,</text:p>
          </table:table-cell>
          <table:table-cell table:formula="of:=[.P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48]&amp;&quot;', '&quot;&amp;[.B48]&amp;&quot;', '&quot;&amp;TEXT([.C48]; &quot;yyyy-mm-dd&quot;)&amp;&quot;', '&quot;&amp;[.D48]&amp;&quot;', &quot;&amp;IF([.E48]=&quot;Null&quot;; &quot;Null&quot;; &quot;'&quot;&amp;[.E48]&amp;&quot;'&quot;)&amp;&quot;, '&quot;&amp;[.F48]&amp;&quot;', '&quot;&amp;[.G48]&amp;&quot;', u.Id FROM Users u WHERE EmailAddress = '&quot;&amp;[.Q48]&amp;&quot;' UNION&quot;" office:value-type="string" office:string-value="SELECT 'Lajos', 'Gáspár', '2009-08-08', 'Hungary', Null, 'Hajdúnánás', 'Liget utca 23.', u.Id FROM Users u WHERE EmailAddress = 'lajos.gaspar@hajdunanas.com' UNION" calcext:value-type="string">
            <text:p>SELECT 'Lajos', 'Gáspár', '2009-08-08', 'Hungary', Null, 'Hajdúnánás', 'Liget utca 23.', u.Id FROM Users u WHERE EmailAddress = 'lajos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  <table:table-cell table:style-name="ce1" office:value-type="string" calcext:value-type="string">
            <text:p>Donat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9])" office:value-type="string" office:string-value="donat" calcext:value-type="string">
            <text:p>donat</text:p>
          </table:table-cell>
          <table:table-cell table:formula="of:=LOWER([.I49])" office:value-type="string" office:string-value="kiraly" calcext:value-type="string">
            <text:p>kiraly</text:p>
          </table:table-cell>
          <table:table-cell table:formula="of:=LOWER([.J4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y33joshhp" calcext:value-type="string">
            <text:p>ay33josh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9];&quot;.&quot;;[.L49];&quot;@&quot;;[.M49];&quot;.com&quot;)" office:value-type="string" office:string-value="donat.kiraly@hajdunanas.com" calcext:value-type="string">
            <text:p>donat.kiraly@hajdunanas.com</text:p>
          </table:table-cell>
          <table:table-cell table:formula="of:=&quot;('&quot;&amp;COM.MICROSOFT.CONCAT([.K49];&quot;.&quot;;[.L49];&quot;@&quot;;[.M49];&quot;.com&quot;)&amp;&quot;',&quot;" office:value-type="string" office:string-value="('donat.kiraly@hajdunanas.com'," calcext:value-type="string">
            <text:p>('donat.kiraly@hajdunanas.com',</text:p>
          </table:table-cell>
          <table:table-cell table:formula="of:=&quot;HASHBYTES('SHA2_512', '&quot;&amp;[.N49]&amp;&quot;'),&quot;" office:value-type="string" office:string-value="HASHBYTES('SHA2_512', 'ay33joshhp')," calcext:value-type="string">
            <text:p>HASHBYTES('SHA2_512', 'ay33joshhp'),</text:p>
          </table:table-cell>
          <table:table-cell table:formula="of:=[.O49]&amp;&quot;,&quot;" office:value-type="string" office:string-value="1," calcext:value-type="string">
            <text:p>1,</text:p>
          </table:table-cell>
          <table:table-cell table:formula="of:=[.P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49]&amp;&quot;', '&quot;&amp;[.B49]&amp;&quot;', '&quot;&amp;TEXT([.C49]; &quot;yyyy-mm-dd&quot;)&amp;&quot;', '&quot;&amp;[.D49]&amp;&quot;', &quot;&amp;IF([.E49]=&quot;Null&quot;; &quot;Null&quot;; &quot;'&quot;&amp;[.E49]&amp;&quot;'&quot;)&amp;&quot;, '&quot;&amp;[.F49]&amp;&quot;', '&quot;&amp;[.G49]&amp;&quot;', u.Id FROM Users u WHERE EmailAddress = '&quot;&amp;[.Q49]&amp;&quot;' UNION&quot;" office:value-type="string" office:string-value="SELECT 'Donát', 'Király', '2006-07-11', 'Hungary', Null, 'Hajdúnánás', 'Liget utca 11.', u.Id FROM Users u WHERE EmailAddress = 'donat.kiraly@hajdunanas.com' UNION" calcext:value-type="string">
            <text:p>SELECT 'Donát', 'Király', '2006-07-11', 'Hungary', Null, 'Hajdúnánás', 'Liget utca 11.', u.Id FROM Users u WHERE EmailAddress = 'donat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0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  <table:table-cell table:style-name="ce1" office:value-type="string" calcext:value-type="string">
            <text:p>Gyorgy</text:p>
          </table:table-cell>
          <table:table-cell table:style-name="ce1" office:value-type="string" calcext:value-type="string">
            <text:p>Voros</text:p>
          </table:table-cell>
          <table:table-cell table:style-name="ce1" office:value-type="string" calcext:value-type="string">
            <text:p>Hajdunanas</text:p>
          </table:table-cell>
          <table:table-cell table:formula="of:=LOWER([.H50])" office:value-type="string" office:string-value="gyorgy" calcext:value-type="string">
            <text:p>gyorgy</text:p>
          </table:table-cell>
          <table:table-cell table:formula="of:=LOWER([.I50])" office:value-type="string" office:string-value="voros" calcext:value-type="string">
            <text:p>voros</text:p>
          </table:table-cell>
          <table:table-cell table:formula="of:=LOWER([.J5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p17vilnij" calcext:value-type="string">
            <text:p>cp17vilni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0];&quot;.&quot;;[.L50];&quot;@&quot;;[.M50];&quot;.com&quot;)" office:value-type="string" office:string-value="gyorgy.voros@hajdunanas.com" calcext:value-type="string">
            <text:p>gyorgy.voros@hajdunanas.com</text:p>
          </table:table-cell>
          <table:table-cell table:formula="of:=&quot;('&quot;&amp;COM.MICROSOFT.CONCAT([.K50];&quot;.&quot;;[.L50];&quot;@&quot;;[.M50];&quot;.com&quot;)&amp;&quot;',&quot;" office:value-type="string" office:string-value="('gyorgy.voros@hajdunanas.com'," calcext:value-type="string">
            <text:p>('gyorgy.voros@hajdunanas.com',</text:p>
          </table:table-cell>
          <table:table-cell table:formula="of:=&quot;HASHBYTES('SHA2_512', '&quot;&amp;[.N50]&amp;&quot;'),&quot;" office:value-type="string" office:string-value="HASHBYTES('SHA2_512', 'cp17vilnij')," calcext:value-type="string">
            <text:p>HASHBYTES('SHA2_512', 'cp17vilnij'),</text:p>
          </table:table-cell>
          <table:table-cell table:formula="of:=[.O50]&amp;&quot;,&quot;" office:value-type="string" office:string-value="1," calcext:value-type="string">
            <text:p>1,</text:p>
          </table:table-cell>
          <table:table-cell table:formula="of:=[.P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50]&amp;&quot;', '&quot;&amp;[.B50]&amp;&quot;', '&quot;&amp;TEXT([.C50]; &quot;yyyy-mm-dd&quot;)&amp;&quot;', '&quot;&amp;[.D50]&amp;&quot;', &quot;&amp;IF([.E50]=&quot;Null&quot;; &quot;Null&quot;; &quot;'&quot;&amp;[.E50]&amp;&quot;'&quot;)&amp;&quot;, '&quot;&amp;[.F50]&amp;&quot;', '&quot;&amp;[.G50]&amp;&quot;', u.Id FROM Users u WHERE EmailAddress = '&quot;&amp;[.Q50]&amp;&quot;' UNION&quot;" office:value-type="string" office:string-value="SELECT 'György', 'Vörös', '2008-08-08', 'Hungary', Null, 'Hajdúnánás', 'Móricz Pál utca 12.', u.Id FROM Users u WHERE EmailAddress = 'gyorgy.voros@hajdunanas.com' UNION" calcext:value-type="string">
            <text:p>SELECT 'György', 'Vörös', '2008-08-08', 'Hungary', Null, 'Hajdúnánás', 'Móricz Pál utca 12.', u.Id FROM Users u WHERE EmailAddress = 'gyorgy.vor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armin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1])" office:value-type="string" office:string-value="armin" calcext:value-type="string">
            <text:p>armin</text:p>
          </table:table-cell>
          <table:table-cell table:formula="of:=LOWER([.I51])" office:value-type="string" office:string-value="juhasz" calcext:value-type="string">
            <text:p>juhasz</text:p>
          </table:table-cell>
          <table:table-cell table:formula="of:=LOWER([.J51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o74bjrpzy" calcext:value-type="string">
            <text:p>mo74bjrp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1];&quot;.&quot;;[.L51];&quot;@&quot;;[.M51];&quot;.com&quot;)" office:value-type="string" office:string-value="armin.juhasz@hajudorog.com" calcext:value-type="string">
            <text:p>armin.juhasz@hajudorog.com</text:p>
          </table:table-cell>
          <table:table-cell table:formula="of:=&quot;('&quot;&amp;COM.MICROSOFT.CONCAT([.K51];&quot;.&quot;;[.L51];&quot;@&quot;;[.M51];&quot;.com&quot;)&amp;&quot;',&quot;" office:value-type="string" office:string-value="('armin.juhasz@hajudorog.com'," calcext:value-type="string">
            <text:p>('armin.juhasz@hajudorog.com',</text:p>
          </table:table-cell>
          <table:table-cell table:formula="of:=&quot;HASHBYTES('SHA2_512', '&quot;&amp;[.N51]&amp;&quot;'),&quot;" office:value-type="string" office:string-value="HASHBYTES('SHA2_512', 'mo74bjrpzy')," calcext:value-type="string">
            <text:p>HASHBYTES('SHA2_512', 'mo74bjrpzy'),</text:p>
          </table:table-cell>
          <table:table-cell table:formula="of:=[.O51]&amp;&quot;,&quot;" office:value-type="string" office:string-value="1," calcext:value-type="string">
            <text:p>1,</text:p>
          </table:table-cell>
          <table:table-cell table:formula="of:=[.P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51]&amp;&quot;', '&quot;&amp;[.B51]&amp;&quot;', '&quot;&amp;TEXT([.C51]; &quot;yyyy-mm-dd&quot;)&amp;&quot;', '&quot;&amp;[.D51]&amp;&quot;', &quot;&amp;IF([.E51]=&quot;Null&quot;; &quot;Null&quot;; &quot;'&quot;&amp;[.E51]&amp;&quot;'&quot;)&amp;&quot;, '&quot;&amp;[.F51]&amp;&quot;', '&quot;&amp;[.G51]&amp;&quot;', u.Id FROM Users u WHERE EmailAddress = '&quot;&amp;[.Q51]&amp;&quot;' UNION&quot;" office:value-type="string" office:string-value="SELECT 'Ármin', 'Juhász', '2013-02-21', 'Hungary', Null, 'HajúDorog', 'Nánási út 10. ', u.Id FROM Users u WHERE EmailAddress = 'armin.juhasz@hajudorog.com' UNION" calcext:value-type="string">
            <text:p>SELECT 'Ármin', 'Juhász', '2013-02-21', 'Hungary', Null, 'HajúDorog', 'Nánási út 10. ', u.Id FROM Users u WHERE EmailAddress = 'armin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Viktor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2])" office:value-type="string" office:string-value="viktor" calcext:value-type="string">
            <text:p>viktor</text:p>
          </table:table-cell>
          <table:table-cell table:formula="of:=LOWER([.I52])" office:value-type="string" office:string-value="juhasz" calcext:value-type="string">
            <text:p>juhasz</text:p>
          </table:table-cell>
          <table:table-cell table:formula="of:=LOWER([.J52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e42efvuek" calcext:value-type="string">
            <text:p>me42efvu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2];&quot;.&quot;;[.L52];&quot;@&quot;;[.M52];&quot;.com&quot;)" office:value-type="string" office:string-value="viktor.juhasz@hajudorog.com" calcext:value-type="string">
            <text:p>viktor.juhasz@hajudorog.com</text:p>
          </table:table-cell>
          <table:table-cell table:formula="of:=&quot;('&quot;&amp;COM.MICROSOFT.CONCAT([.K52];&quot;.&quot;;[.L52];&quot;@&quot;;[.M52];&quot;.com&quot;)&amp;&quot;',&quot;" office:value-type="string" office:string-value="('viktor.juhasz@hajudorog.com'," calcext:value-type="string">
            <text:p>('viktor.juhasz@hajudorog.com',</text:p>
          </table:table-cell>
          <table:table-cell table:formula="of:=&quot;HASHBYTES('SHA2_512', '&quot;&amp;[.N52]&amp;&quot;'),&quot;" office:value-type="string" office:string-value="HASHBYTES('SHA2_512', 'me42efvuek')," calcext:value-type="string">
            <text:p>HASHBYTES('SHA2_512', 'me42efvuek'),</text:p>
          </table:table-cell>
          <table:table-cell table:formula="of:=[.O52]&amp;&quot;,&quot;" office:value-type="string" office:string-value="1," calcext:value-type="string">
            <text:p>1,</text:p>
          </table:table-cell>
          <table:table-cell table:formula="of:=[.P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52]&amp;&quot;', '&quot;&amp;[.B52]&amp;&quot;', '&quot;&amp;TEXT([.C52]; &quot;yyyy-mm-dd&quot;)&amp;&quot;', '&quot;&amp;[.D52]&amp;&quot;', &quot;&amp;IF([.E52]=&quot;Null&quot;; &quot;Null&quot;; &quot;'&quot;&amp;[.E52]&amp;&quot;'&quot;)&amp;&quot;, '&quot;&amp;[.F52]&amp;&quot;', '&quot;&amp;[.G52]&amp;&quot;', u.Id FROM Users u WHERE EmailAddress = '&quot;&amp;[.Q52]&amp;&quot;' UNION&quot;" office:value-type="string" office:string-value="SELECT 'Viktor', 'Juhász', '2011-12-10', 'Hungary', Null, 'HajúDorog', 'Nánási út 10. ', u.Id FROM Users u WHERE EmailAddress = 'viktor.juhasz@hajudorog.com' UNION" calcext:value-type="string">
            <text:p>SELECT 'Viktor', 'Juhász', '2011-12-10', 'Hungary', Null, 'HajúDorog', 'Nánási út 10. ', u.Id FROM Users u WHERE EmailAddress = 'viktor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  <table:table-cell table:style-name="ce1" office:value-type="string" calcext:value-type="string">
            <text:p>Balazs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uDorog</text:p>
          </table:table-cell>
          <table:table-cell table:formula="of:=LOWER([.H53])" office:value-type="string" office:string-value="balazs" calcext:value-type="string">
            <text:p>balazs</text:p>
          </table:table-cell>
          <table:table-cell table:formula="of:=LOWER([.I53])" office:value-type="string" office:string-value="borbely" calcext:value-type="string">
            <text:p>borbely</text:p>
          </table:table-cell>
          <table:table-cell table:formula="of:=LOWER([.J53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n58celkax" calcext:value-type="string">
            <text:p>gn58celk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3];&quot;.&quot;;[.L53];&quot;@&quot;;[.M53];&quot;.com&quot;)" office:value-type="string" office:string-value="balazs.borbely@hajudorog.com" calcext:value-type="string">
            <text:p>balazs.borbely@hajudorog.com</text:p>
          </table:table-cell>
          <table:table-cell table:formula="of:=&quot;('&quot;&amp;COM.MICROSOFT.CONCAT([.K53];&quot;.&quot;;[.L53];&quot;@&quot;;[.M53];&quot;.com&quot;)&amp;&quot;',&quot;" office:value-type="string" office:string-value="('balazs.borbely@hajudorog.com'," calcext:value-type="string">
            <text:p>('balazs.borbely@hajudorog.com',</text:p>
          </table:table-cell>
          <table:table-cell table:formula="of:=&quot;HASHBYTES('SHA2_512', '&quot;&amp;[.N53]&amp;&quot;'),&quot;" office:value-type="string" office:string-value="HASHBYTES('SHA2_512', 'gn58celkax')," calcext:value-type="string">
            <text:p>HASHBYTES('SHA2_512', 'gn58celkax'),</text:p>
          </table:table-cell>
          <table:table-cell table:formula="of:=[.O53]&amp;&quot;,&quot;" office:value-type="string" office:string-value="1," calcext:value-type="string">
            <text:p>1,</text:p>
          </table:table-cell>
          <table:table-cell table:formula="of:=[.P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53]&amp;&quot;', '&quot;&amp;[.B53]&amp;&quot;', '&quot;&amp;TEXT([.C53]; &quot;yyyy-mm-dd&quot;)&amp;&quot;', '&quot;&amp;[.D53]&amp;&quot;', &quot;&amp;IF([.E53]=&quot;Null&quot;; &quot;Null&quot;; &quot;'&quot;&amp;[.E53]&amp;&quot;'&quot;)&amp;&quot;, '&quot;&amp;[.F53]&amp;&quot;', '&quot;&amp;[.G53]&amp;&quot;', u.Id FROM Users u WHERE EmailAddress = '&quot;&amp;[.Q53]&amp;&quot;' UNION&quot;" office:value-type="string" office:string-value="SELECT 'Balázs', 'Borbély', '2010-10-13', 'Hungary', Null, 'HajúDorog', 'Nánási út 20. ', u.Id FROM Users u WHERE EmailAddress = 'balazs.borbely@hajudorog.com' UNION" calcext:value-type="string">
            <text:p>SELECT 'Balázs', 'Borbély', '2010-10-13', 'Hungary', Null, 'HajúDorog', 'Nánási út 20. ', u.Id FROM Users u WHERE EmailAddress = 'balazs.borbely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0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ajuDorog</text:p>
          </table:table-cell>
          <table:table-cell table:formula="of:=LOWER([.H54])" office:value-type="string" office:string-value="oliver" calcext:value-type="string">
            <text:p>oliver</text:p>
          </table:table-cell>
          <table:table-cell table:formula="of:=LOWER([.I54])" office:value-type="string" office:string-value="laszlo" calcext:value-type="string">
            <text:p>laszlo</text:p>
          </table:table-cell>
          <table:table-cell table:formula="of:=LOWER([.J54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t74wvoaid" calcext:value-type="string">
            <text:p>ht74wvo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4];&quot;.&quot;;[.L54];&quot;@&quot;;[.M54];&quot;.com&quot;)" office:value-type="string" office:string-value="oliver.laszlo@hajudorog.com" calcext:value-type="string">
            <text:p>oliver.laszlo@hajudorog.com</text:p>
          </table:table-cell>
          <table:table-cell table:formula="of:=&quot;('&quot;&amp;COM.MICROSOFT.CONCAT([.K54];&quot;.&quot;;[.L54];&quot;@&quot;;[.M54];&quot;.com&quot;)&amp;&quot;',&quot;" office:value-type="string" office:string-value="('oliver.laszlo@hajudorog.com'," calcext:value-type="string">
            <text:p>('oliver.laszlo@hajudorog.com',</text:p>
          </table:table-cell>
          <table:table-cell table:formula="of:=&quot;HASHBYTES('SHA2_512', '&quot;&amp;[.N54]&amp;&quot;'),&quot;" office:value-type="string" office:string-value="HASHBYTES('SHA2_512', 'ht74wvoaid')," calcext:value-type="string">
            <text:p>HASHBYTES('SHA2_512', 'ht74wvoaid'),</text:p>
          </table:table-cell>
          <table:table-cell table:formula="of:=[.O54]&amp;&quot;,&quot;" office:value-type="string" office:string-value="1," calcext:value-type="string">
            <text:p>1,</text:p>
          </table:table-cell>
          <table:table-cell table:formula="of:=[.P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54]&amp;&quot;', '&quot;&amp;[.B54]&amp;&quot;', '&quot;&amp;TEXT([.C54]; &quot;yyyy-mm-dd&quot;)&amp;&quot;', '&quot;&amp;[.D54]&amp;&quot;', &quot;&amp;IF([.E54]=&quot;Null&quot;; &quot;Null&quot;; &quot;'&quot;&amp;[.E54]&amp;&quot;'&quot;)&amp;&quot;, '&quot;&amp;[.F54]&amp;&quot;', '&quot;&amp;[.G54]&amp;&quot;', u.Id FROM Users u WHERE EmailAddress = '&quot;&amp;[.Q54]&amp;&quot;' UNION&quot;" office:value-type="string" office:string-value="SELECT 'Olivér', 'László', '2011-08-20', 'Hungary', Null, 'HajúDorog', 'Nánási út 31. ', u.Id FROM Users u WHERE EmailAddress = 'oliver.laszlo@hajudorog.com' UNION" calcext:value-type="string">
            <text:p>SELECT 'Olivér', 'László', '2011-08-20', 'Hungary', Null, 'HajúDorog', 'Nánási út 31. ', u.Id FROM Users u WHERE EmailAddress = 'oliver.laszlo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  <table:table-cell table:style-name="ce1" office:value-type="string" calcext:value-type="string">
            <text:p>Bendeguz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uDorog</text:p>
          </table:table-cell>
          <table:table-cell table:formula="of:=LOWER([.H55])" office:value-type="string" office:string-value="bendeguz" calcext:value-type="string">
            <text:p>bendeguz</text:p>
          </table:table-cell>
          <table:table-cell table:formula="of:=LOWER([.I55])" office:value-type="string" office:string-value="bakos" calcext:value-type="string">
            <text:p>bakos</text:p>
          </table:table-cell>
          <table:table-cell table:formula="of:=LOWER([.J55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e42tjorut" calcext:value-type="string">
            <text:p>ue42tjor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5];&quot;.&quot;;[.L55];&quot;@&quot;;[.M55];&quot;.com&quot;)" office:value-type="string" office:string-value="bendeguz.bakos@hajudorog.com" calcext:value-type="string">
            <text:p>bendeguz.bakos@hajudorog.com</text:p>
          </table:table-cell>
          <table:table-cell table:formula="of:=&quot;('&quot;&amp;COM.MICROSOFT.CONCAT([.K55];&quot;.&quot;;[.L55];&quot;@&quot;;[.M55];&quot;.com&quot;)&amp;&quot;',&quot;" office:value-type="string" office:string-value="('bendeguz.bakos@hajudorog.com'," calcext:value-type="string">
            <text:p>('bendeguz.bakos@hajudorog.com',</text:p>
          </table:table-cell>
          <table:table-cell table:formula="of:=&quot;HASHBYTES('SHA2_512', '&quot;&amp;[.N55]&amp;&quot;'),&quot;" office:value-type="string" office:string-value="HASHBYTES('SHA2_512', 'ue42tjorut')," calcext:value-type="string">
            <text:p>HASHBYTES('SHA2_512', 'ue42tjorut'),</text:p>
          </table:table-cell>
          <table:table-cell table:formula="of:=[.O55]&amp;&quot;,&quot;" office:value-type="string" office:string-value="1," calcext:value-type="string">
            <text:p>1,</text:p>
          </table:table-cell>
          <table:table-cell table:formula="of:=[.P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5]&amp;&quot;', '&quot;&amp;[.B55]&amp;&quot;', '&quot;&amp;TEXT([.C55]; &quot;yyyy-mm-dd&quot;)&amp;&quot;', '&quot;&amp;[.D55]&amp;&quot;', &quot;&amp;IF([.E55]=&quot;Null&quot;; &quot;Null&quot;; &quot;'&quot;&amp;[.E55]&amp;&quot;'&quot;)&amp;&quot;, '&quot;&amp;[.F55]&amp;&quot;', '&quot;&amp;[.G55]&amp;&quot;', u.Id FROM Users u WHERE EmailAddress = '&quot;&amp;[.Q55]&amp;&quot;' UNION&quot;" office:value-type="string" office:string-value="SELECT 'Bendegúz', 'Bakos', '2004-09-13', 'Hungary', Null, 'HajúDorog', 'Nánási út 5. ', u.Id FROM Users u WHERE EmailAddress = 'bendeguz.bakos@hajudorog.com' UNION" calcext:value-type="string">
            <text:p>SELECT 'Bendegúz', 'Bakos', '2004-09-13', 'Hungary', Null, 'HajúDorog', 'Nánási út 5. ', u.Id FROM Users u WHERE EmailAddress = 'bendeguz.bakos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Hajdunanas</text:p>
          </table:table-cell>
          <table:table-cell table:formula="of:=LOWER([.H56])" office:value-type="string" office:string-value="renato" calcext:value-type="string">
            <text:p>renato</text:p>
          </table:table-cell>
          <table:table-cell table:formula="of:=LOWER([.I56])" office:value-type="string" office:string-value="torok" calcext:value-type="string">
            <text:p>torok</text:p>
          </table:table-cell>
          <table:table-cell table:formula="of:=LOWER([.J5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k25ciesgy" calcext:value-type="string">
            <text:p>uk25cies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6];&quot;.&quot;;[.L56];&quot;@&quot;;[.M56];&quot;.com&quot;)" office:value-type="string" office:string-value="renato.torok@hajdunanas.com" calcext:value-type="string">
            <text:p>renato.torok@hajdunanas.com</text:p>
          </table:table-cell>
          <table:table-cell table:formula="of:=&quot;('&quot;&amp;COM.MICROSOFT.CONCAT([.K56];&quot;.&quot;;[.L56];&quot;@&quot;;[.M56];&quot;.com&quot;)&amp;&quot;',&quot;" office:value-type="string" office:string-value="('renato.torok@hajdunanas.com'," calcext:value-type="string">
            <text:p>('renato.torok@hajdunanas.com',</text:p>
          </table:table-cell>
          <table:table-cell table:formula="of:=&quot;HASHBYTES('SHA2_512', '&quot;&amp;[.N56]&amp;&quot;'),&quot;" office:value-type="string" office:string-value="HASHBYTES('SHA2_512', 'uk25ciesgy')," calcext:value-type="string">
            <text:p>HASHBYTES('SHA2_512', 'uk25ciesgy'),</text:p>
          </table:table-cell>
          <table:table-cell table:formula="of:=[.O56]&amp;&quot;,&quot;" office:value-type="string" office:string-value="1," calcext:value-type="string">
            <text:p>1,</text:p>
          </table:table-cell>
          <table:table-cell table:formula="of:=[.P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56]&amp;&quot;', '&quot;&amp;[.B56]&amp;&quot;', '&quot;&amp;TEXT([.C56]; &quot;yyyy-mm-dd&quot;)&amp;&quot;', '&quot;&amp;[.D56]&amp;&quot;', &quot;&amp;IF([.E56]=&quot;Null&quot;; &quot;Null&quot;; &quot;'&quot;&amp;[.E56]&amp;&quot;'&quot;)&amp;&quot;, '&quot;&amp;[.F56]&amp;&quot;', '&quot;&amp;[.G56]&amp;&quot;', u.Id FROM Users u WHERE EmailAddress = '&quot;&amp;[.Q56]&amp;&quot;' UNION&quot;" office:value-type="string" office:string-value="SELECT 'Renátó', 'Török', '2005-11-09', 'Hungary', Null, 'Hajdúnánás', 'Tinódi utca 32.', u.Id FROM Users u WHERE EmailAddress = 'renato.torok@hajdunanas.com' UNION" calcext:value-type="string">
            <text:p>SELECT 'Renátó', 'Török', '2005-11-09', 'Hungary', Null, 'Hajdúnánás', 'Tinódi utca 32.', u.Id FROM Users u WHERE EmailAddress = 'renato.toro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  <table:table-cell table:style-name="ce1" office:value-type="string" calcext:value-type="string">
            <text:p>Barnabas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Hajdunanas</text:p>
          </table:table-cell>
          <table:table-cell table:formula="of:=LOWER([.H57])" office:value-type="string" office:string-value="barnabas" calcext:value-type="string">
            <text:p>barnabas</text:p>
          </table:table-cell>
          <table:table-cell table:formula="of:=LOWER([.I57])" office:value-type="string" office:string-value="novak" calcext:value-type="string">
            <text:p>novak</text:p>
          </table:table-cell>
          <table:table-cell table:formula="of:=LOWER([.J5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x27odaqec" calcext:value-type="string">
            <text:p>bx27odaq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7];&quot;.&quot;;[.L57];&quot;@&quot;;[.M57];&quot;.com&quot;)" office:value-type="string" office:string-value="barnabas.novak@hajdunanas.com" calcext:value-type="string">
            <text:p>barnabas.novak@hajdunanas.com</text:p>
          </table:table-cell>
          <table:table-cell table:formula="of:=&quot;('&quot;&amp;COM.MICROSOFT.CONCAT([.K57];&quot;.&quot;;[.L57];&quot;@&quot;;[.M57];&quot;.com&quot;)&amp;&quot;',&quot;" office:value-type="string" office:string-value="('barnabas.novak@hajdunanas.com'," calcext:value-type="string">
            <text:p>('barnabas.novak@hajdunanas.com',</text:p>
          </table:table-cell>
          <table:table-cell table:formula="of:=&quot;HASHBYTES('SHA2_512', '&quot;&amp;[.N57]&amp;&quot;'),&quot;" office:value-type="string" office:string-value="HASHBYTES('SHA2_512', 'bx27odaqec')," calcext:value-type="string">
            <text:p>HASHBYTES('SHA2_512', 'bx27odaqec'),</text:p>
          </table:table-cell>
          <table:table-cell table:formula="of:=[.O57]&amp;&quot;,&quot;" office:value-type="string" office:string-value="1," calcext:value-type="string">
            <text:p>1,</text:p>
          </table:table-cell>
          <table:table-cell table:formula="of:=[.P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57]&amp;&quot;', '&quot;&amp;[.B57]&amp;&quot;', '&quot;&amp;TEXT([.C57]; &quot;yyyy-mm-dd&quot;)&amp;&quot;', '&quot;&amp;[.D57]&amp;&quot;', &quot;&amp;IF([.E57]=&quot;Null&quot;; &quot;Null&quot;; &quot;'&quot;&amp;[.E57]&amp;&quot;'&quot;)&amp;&quot;, '&quot;&amp;[.F57]&amp;&quot;', '&quot;&amp;[.G57]&amp;&quot;', u.Id FROM Users u WHERE EmailAddress = '&quot;&amp;[.Q57]&amp;&quot;' UNION&quot;" office:value-type="string" office:string-value="SELECT 'Barnabás', 'Novák', '2010-07-09', 'Hungary', Null, 'Hajdúnánás', 'Irányi utca 31.', u.Id FROM Users u WHERE EmailAddress = 'barnabas.novak@hajdunanas.com' UNION" calcext:value-type="string">
            <text:p>SELECT 'Barnabás', 'Novák', '2010-07-09', 'Hungary', Null, 'Hajdúnánás', 'Irányi utca 31.', u.Id FROM Users u WHERE EmailAddress = 'barnabas.nova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0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Kiss</text:p>
          </table:table-cell>
          <table:table-cell table:style-name="ce1" office:value-type="string" calcext:value-type="string">
            <text:p>Hajdunanas</text:p>
          </table:table-cell>
          <table:table-cell table:formula="of:=LOWER([.H58])" office:value-type="string" office:string-value="milan" calcext:value-type="string">
            <text:p>milan</text:p>
          </table:table-cell>
          <table:table-cell table:formula="of:=LOWER([.I58])" office:value-type="string" office:string-value="kiss" calcext:value-type="string">
            <text:p>kiss</text:p>
          </table:table-cell>
          <table:table-cell table:formula="of:=LOWER([.J5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r76epjdzi" calcext:value-type="string">
            <text:p>qr76epjd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8];&quot;.&quot;;[.L58];&quot;@&quot;;[.M58];&quot;.com&quot;)" office:value-type="string" office:string-value="milan.kiss@hajdunanas.com" calcext:value-type="string">
            <text:p>milan.kiss@hajdunanas.com</text:p>
          </table:table-cell>
          <table:table-cell table:formula="of:=&quot;('&quot;&amp;COM.MICROSOFT.CONCAT([.K58];&quot;.&quot;;[.L58];&quot;@&quot;;[.M58];&quot;.com&quot;)&amp;&quot;',&quot;" office:value-type="string" office:string-value="('milan.kiss@hajdunanas.com'," calcext:value-type="string">
            <text:p>('milan.kiss@hajdunanas.com',</text:p>
          </table:table-cell>
          <table:table-cell table:formula="of:=&quot;HASHBYTES('SHA2_512', '&quot;&amp;[.N58]&amp;&quot;'),&quot;" office:value-type="string" office:string-value="HASHBYTES('SHA2_512', 'qr76epjdzi')," calcext:value-type="string">
            <text:p>HASHBYTES('SHA2_512', 'qr76epjdzi'),</text:p>
          </table:table-cell>
          <table:table-cell table:formula="of:=[.O58]&amp;&quot;,&quot;" office:value-type="string" office:string-value="1," calcext:value-type="string">
            <text:p>1,</text:p>
          </table:table-cell>
          <table:table-cell table:formula="of:=[.P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58]&amp;&quot;', '&quot;&amp;[.B58]&amp;&quot;', '&quot;&amp;TEXT([.C58]; &quot;yyyy-mm-dd&quot;)&amp;&quot;', '&quot;&amp;[.D58]&amp;&quot;', &quot;&amp;IF([.E58]=&quot;Null&quot;; &quot;Null&quot;; &quot;'&quot;&amp;[.E58]&amp;&quot;'&quot;)&amp;&quot;, '&quot;&amp;[.F58]&amp;&quot;', '&quot;&amp;[.G58]&amp;&quot;', u.Id FROM Users u WHERE EmailAddress = '&quot;&amp;[.Q58]&amp;&quot;' UNION&quot;" office:value-type="string" office:string-value="SELECT 'Milán', 'Kiss', '2011-03-06', 'Hungary', Null, 'Hajdúnánás', 'Attila utca 51.', u.Id FROM Users u WHERE EmailAddress = 'milan.kiss@hajdunanas.com' UNION" calcext:value-type="string">
            <text:p>SELECT 'Milán', 'Kiss', '2011-03-06', 'Hungary', Null, 'Hajdúnánás', 'Attila utca 51.', u.Id FROM Users u WHERE EmailAddress = 'milan.kis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dunanas</text:p>
          </table:table-cell>
          <table:table-cell table:formula="of:=LOWER([.H59])" office:value-type="string" office:string-value="laura" calcext:value-type="string">
            <text:p>laura</text:p>
          </table:table-cell>
          <table:table-cell table:formula="of:=LOWER([.I59])" office:value-type="string" office:string-value="borbely" calcext:value-type="string">
            <text:p>borbely</text:p>
          </table:table-cell>
          <table:table-cell table:formula="of:=LOWER([.J5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u55kqnjjc" calcext:value-type="string">
            <text:p>qu55kqnjj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9];&quot;.&quot;;[.L59];&quot;@&quot;;[.M59];&quot;.com&quot;)" office:value-type="string" office:string-value="laura.borbely@hajdunanas.com" calcext:value-type="string">
            <text:p>laura.borbely@hajdunanas.com</text:p>
          </table:table-cell>
          <table:table-cell table:formula="of:=&quot;('&quot;&amp;COM.MICROSOFT.CONCAT([.K59];&quot;.&quot;;[.L59];&quot;@&quot;;[.M59];&quot;.com&quot;)&amp;&quot;',&quot;" office:value-type="string" office:string-value="('laura.borbely@hajdunanas.com'," calcext:value-type="string">
            <text:p>('laura.borbely@hajdunanas.com',</text:p>
          </table:table-cell>
          <table:table-cell table:formula="of:=&quot;HASHBYTES('SHA2_512', '&quot;&amp;[.N59]&amp;&quot;'),&quot;" office:value-type="string" office:string-value="HASHBYTES('SHA2_512', 'qu55kqnjjc')," calcext:value-type="string">
            <text:p>HASHBYTES('SHA2_512', 'qu55kqnjjc'),</text:p>
          </table:table-cell>
          <table:table-cell table:formula="of:=[.O59]&amp;&quot;,&quot;" office:value-type="string" office:string-value="1," calcext:value-type="string">
            <text:p>1,</text:p>
          </table:table-cell>
          <table:table-cell table:formula="of:=[.P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59]&amp;&quot;', '&quot;&amp;[.B59]&amp;&quot;', '&quot;&amp;TEXT([.C59]; &quot;yyyy-mm-dd&quot;)&amp;&quot;', '&quot;&amp;[.D59]&amp;&quot;', &quot;&amp;IF([.E59]=&quot;Null&quot;; &quot;Null&quot;; &quot;'&quot;&amp;[.E59]&amp;&quot;'&quot;)&amp;&quot;, '&quot;&amp;[.F59]&amp;&quot;', '&quot;&amp;[.G59]&amp;&quot;', u.Id FROM Users u WHERE EmailAddress = '&quot;&amp;[.Q59]&amp;&quot;' UNION&quot;" office:value-type="string" office:string-value="SELECT 'Laura', 'Borbély', '2013-12-21', 'Hungary', Null, 'Hajdúnánás', 'Alma utca 2.', u.Id FROM Users u WHERE EmailAddress = 'laura.borbely@hajdunanas.com' UNION" calcext:value-type="string">
            <text:p>SELECT 'Laura', 'Borbély', '2013-12-21', 'Hungary', Null, 'Hajdúnánás', 'Alma utca 2.', u.Id FROM Users u WHERE EmailAddress = 'laura.borbe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Nemeth</text:p>
          </table:table-cell>
          <table:table-cell table:style-name="ce1" office:value-type="string" calcext:value-type="string">
            <text:p>Budapest</text:p>
          </table:table-cell>
          <table:table-cell table:formula="of:=LOWER([.H60])" office:value-type="string" office:string-value="hajnalka" calcext:value-type="string">
            <text:p>hajnalka</text:p>
          </table:table-cell>
          <table:table-cell table:formula="of:=LOWER([.I60])" office:value-type="string" office:string-value="nemeth" calcext:value-type="string">
            <text:p>nemeth</text:p>
          </table:table-cell>
          <table:table-cell table:formula="of:=LOWER([.J6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g50alihrp" calcext:value-type="string">
            <text:p>zg50alih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0];&quot;.&quot;;[.L60];&quot;@&quot;;[.M60];&quot;.com&quot;)" office:value-type="string" office:string-value="hajnalka.nemeth@budapest.com" calcext:value-type="string">
            <text:p>hajnalka.nemeth@budapest.com</text:p>
          </table:table-cell>
          <table:table-cell table:formula="of:=&quot;('&quot;&amp;COM.MICROSOFT.CONCAT([.K60];&quot;.&quot;;[.L60];&quot;@&quot;;[.M60];&quot;.com&quot;)&amp;&quot;',&quot;" office:value-type="string" office:string-value="('hajnalka.nemeth@budapest.com'," calcext:value-type="string">
            <text:p>('hajnalka.nemeth@budapest.com',</text:p>
          </table:table-cell>
          <table:table-cell table:formula="of:=&quot;HASHBYTES('SHA2_512', '&quot;&amp;[.N60]&amp;&quot;'),&quot;" office:value-type="string" office:string-value="HASHBYTES('SHA2_512', 'zg50alihrp')," calcext:value-type="string">
            <text:p>HASHBYTES('SHA2_512', 'zg50alihrp'),</text:p>
          </table:table-cell>
          <table:table-cell table:formula="of:=[.O60]&amp;&quot;,&quot;" office:value-type="string" office:string-value="1," calcext:value-type="string">
            <text:p>1,</text:p>
          </table:table-cell>
          <table:table-cell table:formula="of:=[.P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60]&amp;&quot;', '&quot;&amp;[.B60]&amp;&quot;', '&quot;&amp;TEXT([.C60]; &quot;yyyy-mm-dd&quot;)&amp;&quot;', '&quot;&amp;[.D60]&amp;&quot;', &quot;&amp;IF([.E60]=&quot;Null&quot;; &quot;Null&quot;; &quot;'&quot;&amp;[.E60]&amp;&quot;'&quot;)&amp;&quot;, '&quot;&amp;[.F60]&amp;&quot;', '&quot;&amp;[.G60]&amp;&quot;', u.Id FROM Users u WHERE EmailAddress = '&quot;&amp;[.Q60]&amp;&quot;' UNION&quot;" office:value-type="string" office:string-value="SELECT 'Hajnalka', 'Németh', '1997-02-17', 'Hungary', Null, 'Budapest', 'Piroska u. 29.', u.Id FROM Users u WHERE EmailAddress = 'hajnalka.nemeth@budapest.com' UNION" calcext:value-type="string">
            <text:p>SELECT 'Hajnalka', 'Németh', '1997-02-17', 'Hungary', Null, 'Budapest', 'Piroska u. 29.', u.Id FROM Users u WHERE EmailAddress = 'hajnalka.neme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0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Szekely</text:p>
          </table:table-cell>
          <table:table-cell table:style-name="ce1" office:value-type="string" calcext:value-type="string">
            <text:p>Budapest</text:p>
          </table:table-cell>
          <table:table-cell table:formula="of:=LOWER([.H61])" office:value-type="string" office:string-value="maria" calcext:value-type="string">
            <text:p>maria</text:p>
          </table:table-cell>
          <table:table-cell table:formula="of:=LOWER([.I61])" office:value-type="string" office:string-value="szekely" calcext:value-type="string">
            <text:p>szekely</text:p>
          </table:table-cell>
          <table:table-cell table:formula="of:=LOWER([.J6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m20xjpajx" calcext:value-type="string">
            <text:p>ym20xjpa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1];&quot;.&quot;;[.L61];&quot;@&quot;;[.M61];&quot;.com&quot;)" office:value-type="string" office:string-value="maria.szekely@budapest.com" calcext:value-type="string">
            <text:p>maria.szekely@budapest.com</text:p>
          </table:table-cell>
          <table:table-cell table:formula="of:=&quot;('&quot;&amp;COM.MICROSOFT.CONCAT([.K61];&quot;.&quot;;[.L61];&quot;@&quot;;[.M61];&quot;.com&quot;)&amp;&quot;',&quot;" office:value-type="string" office:string-value="('maria.szekely@budapest.com'," calcext:value-type="string">
            <text:p>('maria.szekely@budapest.com',</text:p>
          </table:table-cell>
          <table:table-cell table:formula="of:=&quot;HASHBYTES('SHA2_512', '&quot;&amp;[.N61]&amp;&quot;'),&quot;" office:value-type="string" office:string-value="HASHBYTES('SHA2_512', 'ym20xjpajx')," calcext:value-type="string">
            <text:p>HASHBYTES('SHA2_512', 'ym20xjpajx'),</text:p>
          </table:table-cell>
          <table:table-cell table:formula="of:=[.O61]&amp;&quot;,&quot;" office:value-type="string" office:string-value="1," calcext:value-type="string">
            <text:p>1,</text:p>
          </table:table-cell>
          <table:table-cell table:formula="of:=[.P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61]&amp;&quot;', '&quot;&amp;[.B61]&amp;&quot;', '&quot;&amp;TEXT([.C61]; &quot;yyyy-mm-dd&quot;)&amp;&quot;', '&quot;&amp;[.D61]&amp;&quot;', &quot;&amp;IF([.E61]=&quot;Null&quot;; &quot;Null&quot;; &quot;'&quot;&amp;[.E61]&amp;&quot;'&quot;)&amp;&quot;, '&quot;&amp;[.F61]&amp;&quot;', '&quot;&amp;[.G61]&amp;&quot;', u.Id FROM Users u WHERE EmailAddress = '&quot;&amp;[.Q61]&amp;&quot;' UNION&quot;" office:value-type="string" office:string-value="SELECT 'Mária', 'Székely', '1999-02-18', 'Hungary', 'Slovakia', 'Budapest', 'Árpád fejedelem útja 83.', u.Id FROM Users u WHERE EmailAddress = 'maria.szekely@budapest.com' UNION" calcext:value-type="string">
            <text:p>SELECT 'Mária', 'Székely', '1999-02-18', 'Hungary', 'Slovakia', 'Budapest', 'Árpád fejedelem útja 83.', u.Id FROM Users u WHERE EmailAddress = 'maria.szekely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Vincze</text:p>
          </table:table-cell>
          <table:table-cell table:style-name="ce1" office:value-type="string" calcext:value-type="string">
            <text:p>Budapest</text:p>
          </table:table-cell>
          <table:table-cell table:formula="of:=LOWER([.H62])" office:value-type="string" office:string-value="szabina" calcext:value-type="string">
            <text:p>szabina</text:p>
          </table:table-cell>
          <table:table-cell table:formula="of:=LOWER([.I62])" office:value-type="string" office:string-value="vincze" calcext:value-type="string">
            <text:p>vincze</text:p>
          </table:table-cell>
          <table:table-cell table:formula="of:=LOWER([.J6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t83yerxje" calcext:value-type="string">
            <text:p>tt83yerx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2];&quot;.&quot;;[.L62];&quot;@&quot;;[.M62];&quot;.com&quot;)" office:value-type="string" office:string-value="szabina.vincze@budapest.com" calcext:value-type="string">
            <text:p>szabina.vincze@budapest.com</text:p>
          </table:table-cell>
          <table:table-cell table:formula="of:=&quot;('&quot;&amp;COM.MICROSOFT.CONCAT([.K62];&quot;.&quot;;[.L62];&quot;@&quot;;[.M62];&quot;.com&quot;)&amp;&quot;',&quot;" office:value-type="string" office:string-value="('szabina.vincze@budapest.com'," calcext:value-type="string">
            <text:p>('szabina.vincze@budapest.com',</text:p>
          </table:table-cell>
          <table:table-cell table:formula="of:=&quot;HASHBYTES('SHA2_512', '&quot;&amp;[.N62]&amp;&quot;'),&quot;" office:value-type="string" office:string-value="HASHBYTES('SHA2_512', 'tt83yerxje')," calcext:value-type="string">
            <text:p>HASHBYTES('SHA2_512', 'tt83yerxje'),</text:p>
          </table:table-cell>
          <table:table-cell table:formula="of:=[.O62]&amp;&quot;,&quot;" office:value-type="string" office:string-value="1," calcext:value-type="string">
            <text:p>1,</text:p>
          </table:table-cell>
          <table:table-cell table:formula="of:=[.P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62]&amp;&quot;', '&quot;&amp;[.B62]&amp;&quot;', '&quot;&amp;TEXT([.C62]; &quot;yyyy-mm-dd&quot;)&amp;&quot;', '&quot;&amp;[.D62]&amp;&quot;', &quot;&amp;IF([.E62]=&quot;Null&quot;; &quot;Null&quot;; &quot;'&quot;&amp;[.E62]&amp;&quot;'&quot;)&amp;&quot;, '&quot;&amp;[.F62]&amp;&quot;', '&quot;&amp;[.G62]&amp;&quot;', u.Id FROM Users u WHERE EmailAddress = '&quot;&amp;[.Q62]&amp;&quot;' UNION&quot;" office:value-type="string" office:string-value="SELECT 'Szabina', 'Vincze', '1997-10-17', 'Hungary', Null, 'Budapest', 'Csabai kapu 63.', u.Id FROM Users u WHERE EmailAddress = 'szabina.vincze@budapest.com' UNION" calcext:value-type="string">
            <text:p>SELECT 'Szabina', 'Vincze', '1997-10-17', 'Hungary', Null, 'Budapest', 'Csabai kapu 63.', u.Id FROM Users u WHERE EmailAddress = 'szabina.vincze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0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  <table:table-cell table:style-name="ce1" office:value-type="string" calcext:value-type="string">
            <text:p>Lilla</text:p>
          </table:table-cell>
          <table:table-cell table:style-name="ce1" office:value-type="string" calcext:value-type="string">
            <text:p>Olah</text:p>
          </table:table-cell>
          <table:table-cell table:style-name="ce1" office:value-type="string" calcext:value-type="string">
            <text:p>Budapest</text:p>
          </table:table-cell>
          <table:table-cell table:formula="of:=LOWER([.H63])" office:value-type="string" office:string-value="lilla" calcext:value-type="string">
            <text:p>lilla</text:p>
          </table:table-cell>
          <table:table-cell table:formula="of:=LOWER([.I63])" office:value-type="string" office:string-value="olah" calcext:value-type="string">
            <text:p>olah</text:p>
          </table:table-cell>
          <table:table-cell table:formula="of:=LOWER([.J6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j93edyljr" calcext:value-type="string">
            <text:p>bj93edylj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3];&quot;.&quot;;[.L63];&quot;@&quot;;[.M63];&quot;.com&quot;)" office:value-type="string" office:string-value="lilla.olah@budapest.com" calcext:value-type="string">
            <text:p>lilla.olah@budapest.com</text:p>
          </table:table-cell>
          <table:table-cell table:formula="of:=&quot;('&quot;&amp;COM.MICROSOFT.CONCAT([.K63];&quot;.&quot;;[.L63];&quot;@&quot;;[.M63];&quot;.com&quot;)&amp;&quot;',&quot;" office:value-type="string" office:string-value="('lilla.olah@budapest.com'," calcext:value-type="string">
            <text:p>('lilla.olah@budapest.com',</text:p>
          </table:table-cell>
          <table:table-cell table:formula="of:=&quot;HASHBYTES('SHA2_512', '&quot;&amp;[.N63]&amp;&quot;'),&quot;" office:value-type="string" office:string-value="HASHBYTES('SHA2_512', 'bj93edyljr')," calcext:value-type="string">
            <text:p>HASHBYTES('SHA2_512', 'bj93edyljr'),</text:p>
          </table:table-cell>
          <table:table-cell table:formula="of:=[.O63]&amp;&quot;,&quot;" office:value-type="string" office:string-value="1," calcext:value-type="string">
            <text:p>1,</text:p>
          </table:table-cell>
          <table:table-cell table:formula="of:=[.P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63]&amp;&quot;', '&quot;&amp;[.B63]&amp;&quot;', '&quot;&amp;TEXT([.C63]; &quot;yyyy-mm-dd&quot;)&amp;&quot;', '&quot;&amp;[.D63]&amp;&quot;', &quot;&amp;IF([.E63]=&quot;Null&quot;; &quot;Null&quot;; &quot;'&quot;&amp;[.E63]&amp;&quot;'&quot;)&amp;&quot;, '&quot;&amp;[.F63]&amp;&quot;', '&quot;&amp;[.G63]&amp;&quot;', u.Id FROM Users u WHERE EmailAddress = '&quot;&amp;[.Q63]&amp;&quot;' UNION&quot;" office:value-type="string" office:string-value="SELECT 'Lilla', 'Oláh', '1998-09-02', 'Hungary', Null, 'Budapest', 'Petőfi utca 52. 3em/12.', u.Id FROM Users u WHERE EmailAddress = 'lilla.olah@budapest.com' UNION" calcext:value-type="string">
            <text:p>SELECT 'Lilla', 'Oláh', '1998-09-02', 'Hungary', Null, 'Budapest', 'Petőfi utca 52. 3em/12.', u.Id FROM Users u WHERE EmailAddress = 'lilla.ola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0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Budapest</text:p>
          </table:table-cell>
          <table:table-cell table:formula="of:=LOWER([.H64])" office:value-type="string" office:string-value="sara" calcext:value-type="string">
            <text:p>sara</text:p>
          </table:table-cell>
          <table:table-cell table:formula="of:=LOWER([.I64])" office:value-type="string" office:string-value="peter" calcext:value-type="string">
            <text:p>peter</text:p>
          </table:table-cell>
          <table:table-cell table:formula="of:=LOWER([.J6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v33etsylx" calcext:value-type="string">
            <text:p>pv33etsyl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4];&quot;.&quot;;[.L64];&quot;@&quot;;[.M64];&quot;.com&quot;)" office:value-type="string" office:string-value="sara.peter@budapest.com" calcext:value-type="string">
            <text:p>sara.peter@budapest.com</text:p>
          </table:table-cell>
          <table:table-cell table:formula="of:=&quot;('&quot;&amp;COM.MICROSOFT.CONCAT([.K64];&quot;.&quot;;[.L64];&quot;@&quot;;[.M64];&quot;.com&quot;)&amp;&quot;',&quot;" office:value-type="string" office:string-value="('sara.peter@budapest.com'," calcext:value-type="string">
            <text:p>('sara.peter@budapest.com',</text:p>
          </table:table-cell>
          <table:table-cell table:formula="of:=&quot;HASHBYTES('SHA2_512', '&quot;&amp;[.N64]&amp;&quot;'),&quot;" office:value-type="string" office:string-value="HASHBYTES('SHA2_512', 'pv33etsylx')," calcext:value-type="string">
            <text:p>HASHBYTES('SHA2_512', 'pv33etsylx'),</text:p>
          </table:table-cell>
          <table:table-cell table:formula="of:=[.O64]&amp;&quot;,&quot;" office:value-type="string" office:string-value="1," calcext:value-type="string">
            <text:p>1,</text:p>
          </table:table-cell>
          <table:table-cell table:formula="of:=[.P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64]&amp;&quot;', '&quot;&amp;[.B64]&amp;&quot;', '&quot;&amp;TEXT([.C64]; &quot;yyyy-mm-dd&quot;)&amp;&quot;', '&quot;&amp;[.D64]&amp;&quot;', &quot;&amp;IF([.E64]=&quot;Null&quot;; &quot;Null&quot;; &quot;'&quot;&amp;[.E64]&amp;&quot;'&quot;)&amp;&quot;, '&quot;&amp;[.F64]&amp;&quot;', '&quot;&amp;[.G64]&amp;&quot;', u.Id FROM Users u WHERE EmailAddress = '&quot;&amp;[.Q64]&amp;&quot;' UNION&quot;" office:value-type="string" office:string-value="SELECT 'Sára', 'Péter', '1998-06-11', 'Hungary', Null, 'Budapest', 'Nagytétényi út 35', u.Id FROM Users u WHERE EmailAddress = 'sara.peter@budapest.com' UNION" calcext:value-type="string">
            <text:p>SELECT 'Sára', 'Péter', '1998-06-11', 'Hungary', Null, 'Budapest', 'Nagytétényi út 35', u.Id FROM Users u WHERE EmailAddress = 'sara.pet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0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Fodor</text:p>
          </table:table-cell>
          <table:table-cell table:style-name="ce1" office:value-type="string" calcext:value-type="string">
            <text:p>Mezômegyer</text:p>
          </table:table-cell>
          <table:table-cell table:formula="of:=LOWER([.H65])" office:value-type="string" office:string-value="anita" calcext:value-type="string">
            <text:p>anita</text:p>
          </table:table-cell>
          <table:table-cell table:formula="of:=LOWER([.I65])" office:value-type="string" office:string-value="fodor" calcext:value-type="string">
            <text:p>fodor</text:p>
          </table:table-cell>
          <table:table-cell table:formula="of:=LOWER([.J65])" office:value-type="string" office:string-value="mezômegyer" calcext:value-type="string">
            <text:p>mezômegy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o66apazgx" calcext:value-type="string">
            <text:p>qo66apazg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5];&quot;.&quot;;[.L65];&quot;@&quot;;[.M65];&quot;.com&quot;)" office:value-type="string" office:string-value="anita.fodor@mezômegyer.com" calcext:value-type="string">
            <text:p>anita.fodor@mezômegyer.com</text:p>
          </table:table-cell>
          <table:table-cell table:formula="of:=&quot;('&quot;&amp;COM.MICROSOFT.CONCAT([.K65];&quot;.&quot;;[.L65];&quot;@&quot;;[.M65];&quot;.com&quot;)&amp;&quot;',&quot;" office:value-type="string" office:string-value="('anita.fodor@mezômegyer.com'," calcext:value-type="string">
            <text:p>('anita.fodor@mezômegyer.com',</text:p>
          </table:table-cell>
          <table:table-cell table:formula="of:=&quot;HASHBYTES('SHA2_512', '&quot;&amp;[.N65]&amp;&quot;'),&quot;" office:value-type="string" office:string-value="HASHBYTES('SHA2_512', 'qo66apazgx')," calcext:value-type="string">
            <text:p>HASHBYTES('SHA2_512', 'qo66apazgx'),</text:p>
          </table:table-cell>
          <table:table-cell table:formula="of:=[.O65]&amp;&quot;,&quot;" office:value-type="string" office:string-value="1," calcext:value-type="string">
            <text:p>1,</text:p>
          </table:table-cell>
          <table:table-cell table:formula="of:=[.P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65]&amp;&quot;', '&quot;&amp;[.B65]&amp;&quot;', '&quot;&amp;TEXT([.C65]; &quot;yyyy-mm-dd&quot;)&amp;&quot;', '&quot;&amp;[.D65]&amp;&quot;', &quot;&amp;IF([.E65]=&quot;Null&quot;; &quot;Null&quot;; &quot;'&quot;&amp;[.E65]&amp;&quot;'&quot;)&amp;&quot;, '&quot;&amp;[.F65]&amp;&quot;', '&quot;&amp;[.G65]&amp;&quot;', u.Id FROM Users u WHERE EmailAddress = '&quot;&amp;[.Q65]&amp;&quot;' UNION&quot;" office:value-type="string" office:string-value="SELECT 'Anita', 'Fodor', '1995-09-11', 'Hungary', Null, 'Mezômegyer ', 'Veres Pálné u. 96. ', u.Id FROM Users u WHERE EmailAddress = 'anita.fodor@mezômegyer.com' UNION" calcext:value-type="string">
            <text:p>SELECT 'Anita', 'Fodor', '1995-09-11', 'Hungary', Null, 'Mezômegyer ', 'Veres Pálné u. 96. ', u.Id FROM Users u WHERE EmailAddress = 'anita.fodor@mezômegy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0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aross tér 31. </text:p>
          </table:table-cell>
          <table:table-cell table:style-name="ce1" office:value-type="string" calcext:value-type="string">
            <text:p>Benedek</text:p>
          </table:table-cell>
          <table:table-cell table:style-name="ce1" office:value-type="string" calcext:value-type="string">
            <text:p>Szalai</text:p>
          </table:table-cell>
          <table:table-cell table:style-name="ce1" office:value-type="string" calcext:value-type="string">
            <text:p>Budapest</text:p>
          </table:table-cell>
          <table:table-cell table:formula="of:=LOWER([.H66])" office:value-type="string" office:string-value="benedek" calcext:value-type="string">
            <text:p>benedek</text:p>
          </table:table-cell>
          <table:table-cell table:formula="of:=LOWER([.I66])" office:value-type="string" office:string-value="szalai" calcext:value-type="string">
            <text:p>szalai</text:p>
          </table:table-cell>
          <table:table-cell table:formula="of:=LOWER([.J6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n45ipjqmz" calcext:value-type="string">
            <text:p>rn45ipjqm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6];&quot;.&quot;;[.L66];&quot;@&quot;;[.M66];&quot;.com&quot;)" office:value-type="string" office:string-value="benedek.szalai@budapest.com" calcext:value-type="string">
            <text:p>benedek.szalai@budapest.com</text:p>
          </table:table-cell>
          <table:table-cell table:formula="of:=&quot;('&quot;&amp;COM.MICROSOFT.CONCAT([.K66];&quot;.&quot;;[.L66];&quot;@&quot;;[.M66];&quot;.com&quot;)&amp;&quot;',&quot;" office:value-type="string" office:string-value="('benedek.szalai@budapest.com'," calcext:value-type="string">
            <text:p>('benedek.szalai@budapest.com',</text:p>
          </table:table-cell>
          <table:table-cell table:formula="of:=&quot;HASHBYTES('SHA2_512', '&quot;&amp;[.N66]&amp;&quot;'),&quot;" office:value-type="string" office:string-value="HASHBYTES('SHA2_512', 'rn45ipjqmz')," calcext:value-type="string">
            <text:p>HASHBYTES('SHA2_512', 'rn45ipjqmz'),</text:p>
          </table:table-cell>
          <table:table-cell table:formula="of:=[.O66]&amp;&quot;,&quot;" office:value-type="string" office:string-value="1," calcext:value-type="string">
            <text:p>1,</text:p>
          </table:table-cell>
          <table:table-cell table:formula="of:=[.P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6]&amp;&quot;', '&quot;&amp;[.B66]&amp;&quot;', '&quot;&amp;TEXT([.C66]; &quot;yyyy-mm-dd&quot;)&amp;&quot;', '&quot;&amp;[.D66]&amp;&quot;', &quot;&amp;IF([.E66]=&quot;Null&quot;; &quot;Null&quot;; &quot;'&quot;&amp;[.E66]&amp;&quot;'&quot;)&amp;&quot;, '&quot;&amp;[.F66]&amp;&quot;', '&quot;&amp;[.G66]&amp;&quot;', u.Id FROM Users u WHERE EmailAddress = '&quot;&amp;[.Q66]&amp;&quot;' UNION&quot;" office:value-type="string" office:string-value="SELECT 'Benedek', 'Szalai', '1996-11-18', 'Hungary', Null, 'Budapest', 'Baross tér 31. ', u.Id FROM Users u WHERE EmailAddress = 'benedek.szalai@budapest.com' UNION" calcext:value-type="string">
            <text:p>SELECT 'Benedek', 'Szalai', '1996-11-18', 'Hungary', Null, 'Budapest', 'Baross tér 31. ', u.Id FROM Users u WHERE EmailAddress = 'benedek.szalai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0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orvath</text:p>
          </table:table-cell>
          <table:table-cell table:style-name="ce1" office:value-type="string" calcext:value-type="string">
            <text:p>Budapest</text:p>
          </table:table-cell>
          <table:table-cell table:formula="of:=LOWER([.H67])" office:value-type="string" office:string-value="laszlo" calcext:value-type="string">
            <text:p>laszlo</text:p>
          </table:table-cell>
          <table:table-cell table:formula="of:=LOWER([.I67])" office:value-type="string" office:string-value="horvath" calcext:value-type="string">
            <text:p>horvath</text:p>
          </table:table-cell>
          <table:table-cell table:formula="of:=LOWER([.J6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f46bofflc" calcext:value-type="string">
            <text:p>yf46boff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7];&quot;.&quot;;[.L67];&quot;@&quot;;[.M67];&quot;.com&quot;)" office:value-type="string" office:string-value="laszlo.horvath@budapest.com" calcext:value-type="string">
            <text:p>laszlo.horvath@budapest.com</text:p>
          </table:table-cell>
          <table:table-cell table:formula="of:=&quot;('&quot;&amp;COM.MICROSOFT.CONCAT([.K67];&quot;.&quot;;[.L67];&quot;@&quot;;[.M67];&quot;.com&quot;)&amp;&quot;',&quot;" office:value-type="string" office:string-value="('laszlo.horvath@budapest.com'," calcext:value-type="string">
            <text:p>('laszlo.horvath@budapest.com',</text:p>
          </table:table-cell>
          <table:table-cell table:formula="of:=&quot;HASHBYTES('SHA2_512', '&quot;&amp;[.N67]&amp;&quot;'),&quot;" office:value-type="string" office:string-value="HASHBYTES('SHA2_512', 'yf46bofflc')," calcext:value-type="string">
            <text:p>HASHBYTES('SHA2_512', 'yf46bofflc'),</text:p>
          </table:table-cell>
          <table:table-cell table:formula="of:=[.O67]&amp;&quot;,&quot;" office:value-type="string" office:string-value="1," calcext:value-type="string">
            <text:p>1,</text:p>
          </table:table-cell>
          <table:table-cell table:formula="of:=[.P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67]&amp;&quot;', '&quot;&amp;[.B67]&amp;&quot;', '&quot;&amp;TEXT([.C67]; &quot;yyyy-mm-dd&quot;)&amp;&quot;', '&quot;&amp;[.D67]&amp;&quot;', &quot;&amp;IF([.E67]=&quot;Null&quot;; &quot;Null&quot;; &quot;'&quot;&amp;[.E67]&amp;&quot;'&quot;)&amp;&quot;, '&quot;&amp;[.F67]&amp;&quot;', '&quot;&amp;[.G67]&amp;&quot;', u.Id FROM Users u WHERE EmailAddress = '&quot;&amp;[.Q67]&amp;&quot;' UNION&quot;" office:value-type="string" office:string-value="SELECT 'László', 'Horváth', '2001-06-02', 'Hungary', Null, 'Budapest', 'Bem rkp. 38. ', u.Id FROM Users u WHERE EmailAddress = 'laszlo.horvath@budapest.com' UNION" calcext:value-type="string">
            <text:p>SELECT 'László', 'Horváth', '2001-06-02', 'Hungary', Null, 'Budapest', 'Bem rkp. 38. ', u.Id FROM Users u WHERE EmailAddress = 'laszlo.horva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  <table:table-cell table:style-name="ce1" office:value-type="string" calcext:value-type="string">
            <text:p>Bertalan</text:p>
          </table:table-cell>
          <table:table-cell table:style-name="ce1" office:value-type="string" calcext:value-type="string">
            <text:p>Feher</text:p>
          </table:table-cell>
          <table:table-cell table:style-name="ce1" office:value-type="string" calcext:value-type="string">
            <text:p>Dunaszeg</text:p>
          </table:table-cell>
          <table:table-cell table:formula="of:=LOWER([.H68])" office:value-type="string" office:string-value="bertalan" calcext:value-type="string">
            <text:p>bertalan</text:p>
          </table:table-cell>
          <table:table-cell table:formula="of:=LOWER([.I68])" office:value-type="string" office:string-value="feher" calcext:value-type="string">
            <text:p>feher</text:p>
          </table:table-cell>
          <table:table-cell table:formula="of:=LOWER([.J68])" office:value-type="string" office:string-value="dunaszeg" calcext:value-type="string">
            <text:p>dun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c0jiclec" calcext:value-type="string">
            <text:p>mc0jicl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8];&quot;.&quot;;[.L68];&quot;@&quot;;[.M68];&quot;.com&quot;)" office:value-type="string" office:string-value="bertalan.feher@dunaszeg.com" calcext:value-type="string">
            <text:p>bertalan.feher@dunaszeg.com</text:p>
          </table:table-cell>
          <table:table-cell table:formula="of:=&quot;('&quot;&amp;COM.MICROSOFT.CONCAT([.K68];&quot;.&quot;;[.L68];&quot;@&quot;;[.M68];&quot;.com&quot;)&amp;&quot;',&quot;" office:value-type="string" office:string-value="('bertalan.feher@dunaszeg.com'," calcext:value-type="string">
            <text:p>('bertalan.feher@dunaszeg.com',</text:p>
          </table:table-cell>
          <table:table-cell table:formula="of:=&quot;HASHBYTES('SHA2_512', '&quot;&amp;[.N68]&amp;&quot;'),&quot;" office:value-type="string" office:string-value="HASHBYTES('SHA2_512', 'mc0jiclec')," calcext:value-type="string">
            <text:p>HASHBYTES('SHA2_512', 'mc0jiclec'),</text:p>
          </table:table-cell>
          <table:table-cell table:formula="of:=[.O68]&amp;&quot;,&quot;" office:value-type="string" office:string-value="1," calcext:value-type="string">
            <text:p>1,</text:p>
          </table:table-cell>
          <table:table-cell table:formula="of:=[.P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68]&amp;&quot;', '&quot;&amp;[.B68]&amp;&quot;', '&quot;&amp;TEXT([.C68]; &quot;yyyy-mm-dd&quot;)&amp;&quot;', '&quot;&amp;[.D68]&amp;&quot;', &quot;&amp;IF([.E68]=&quot;Null&quot;; &quot;Null&quot;; &quot;'&quot;&amp;[.E68]&amp;&quot;'&quot;)&amp;&quot;, '&quot;&amp;[.F68]&amp;&quot;', '&quot;&amp;[.G68]&amp;&quot;', u.Id FROM Users u WHERE EmailAddress = '&quot;&amp;[.Q68]&amp;&quot;' UNION&quot;" office:value-type="string" office:string-value="SELECT 'Bertalan', 'Fehér', '1996-06-22', 'Hungary', Null, 'Dunaszeg', 'Bécsi utca 79. ', u.Id FROM Users u WHERE EmailAddress = 'bertalan.feher@dunaszeg.com' UNION" calcext:value-type="string">
            <text:p>SELECT 'Bertalan', 'Fehér', '1996-06-22', 'Hungary', Null, 'Dunaszeg', 'Bécsi utca 79. ', u.Id FROM Users u WHERE EmailAddress = 'bertalan.feher@dun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  <table:table-cell table:style-name="ce1" office:value-type="string" calcext:value-type="string">
            <text:p>Botond</text:p>
          </table:table-cell>
          <table:table-cell table:style-name="ce1" office:value-type="string" calcext:value-type="string">
            <text:p>Lukacs</text:p>
          </table:table-cell>
          <table:table-cell table:style-name="ce1" office:value-type="string" calcext:value-type="string">
            <text:p>Belapatfalva</text:p>
          </table:table-cell>
          <table:table-cell table:formula="of:=LOWER([.H69])" office:value-type="string" office:string-value="botond" calcext:value-type="string">
            <text:p>botond</text:p>
          </table:table-cell>
          <table:table-cell table:formula="of:=LOWER([.I69])" office:value-type="string" office:string-value="lukacs" calcext:value-type="string">
            <text:p>lukacs</text:p>
          </table:table-cell>
          <table:table-cell table:formula="of:=LOWER([.J69])" office:value-type="string" office:string-value="belapatfalva" calcext:value-type="string">
            <text:p>belapatfalv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s79ntdult" calcext:value-type="string">
            <text:p>js79ntd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9];&quot;.&quot;;[.L69];&quot;@&quot;;[.M69];&quot;.com&quot;)" office:value-type="string" office:string-value="botond.lukacs@belapatfalva.com" calcext:value-type="string">
            <text:p>botond.lukacs@belapatfalva.com</text:p>
          </table:table-cell>
          <table:table-cell table:formula="of:=&quot;('&quot;&amp;COM.MICROSOFT.CONCAT([.K69];&quot;.&quot;;[.L69];&quot;@&quot;;[.M69];&quot;.com&quot;)&amp;&quot;',&quot;" office:value-type="string" office:string-value="('botond.lukacs@belapatfalva.com'," calcext:value-type="string">
            <text:p>('botond.lukacs@belapatfalva.com',</text:p>
          </table:table-cell>
          <table:table-cell table:formula="of:=&quot;HASHBYTES('SHA2_512', '&quot;&amp;[.N69]&amp;&quot;'),&quot;" office:value-type="string" office:string-value="HASHBYTES('SHA2_512', 'js79ntdult')," calcext:value-type="string">
            <text:p>HASHBYTES('SHA2_512', 'js79ntdult'),</text:p>
          </table:table-cell>
          <table:table-cell table:formula="of:=[.O69]&amp;&quot;,&quot;" office:value-type="string" office:string-value="1," calcext:value-type="string">
            <text:p>1,</text:p>
          </table:table-cell>
          <table:table-cell table:formula="of:=[.P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69]&amp;&quot;', '&quot;&amp;[.B69]&amp;&quot;', '&quot;&amp;TEXT([.C69]; &quot;yyyy-mm-dd&quot;)&amp;&quot;', '&quot;&amp;[.D69]&amp;&quot;', &quot;&amp;IF([.E69]=&quot;Null&quot;; &quot;Null&quot;; &quot;'&quot;&amp;[.E69]&amp;&quot;'&quot;)&amp;&quot;, '&quot;&amp;[.F69]&amp;&quot;', '&quot;&amp;[.G69]&amp;&quot;', u.Id FROM Users u WHERE EmailAddress = '&quot;&amp;[.Q69]&amp;&quot;' UNION&quot;" office:value-type="string" office:string-value="SELECT 'Botond', 'Lukács', '1999-11-22', 'Hungary', Null, 'Bélapátfalva ', 'Erzsébet tér 15. ', u.Id FROM Users u WHERE EmailAddress = 'botond.lukacs@belapatfalva.com' UNION" calcext:value-type="string">
            <text:p>SELECT 'Botond', 'Lukács', '1999-11-22', 'Hungary', Null, 'Bélapátfalva ', 'Erzsébet tér 15. ', u.Id FROM Users u WHERE EmailAddress = 'botond.lukacs@belapatfalv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.</text:p>
          </table:table-cell>
          <table:table-cell table:style-name="ce1" office:value-type="string" calcext:value-type="string">
            <text:p>Ferenc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Budapest</text:p>
          </table:table-cell>
          <table:table-cell table:formula="of:=LOWER([.H70])" office:value-type="string" office:string-value="ferenc" calcext:value-type="string">
            <text:p>ferenc</text:p>
          </table:table-cell>
          <table:table-cell table:formula="of:=LOWER([.I70])" office:value-type="string" office:string-value="bogdan" calcext:value-type="string">
            <text:p>bogdan</text:p>
          </table:table-cell>
          <table:table-cell table:formula="of:=LOWER([.J7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r83tucpxt" calcext:value-type="string">
            <text:p>yr83tucp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0];&quot;.&quot;;[.L70];&quot;@&quot;;[.M70];&quot;.com&quot;)" office:value-type="string" office:string-value="ferenc.bogdan@budapest.com" calcext:value-type="string">
            <text:p>ferenc.bogdan@budapest.com</text:p>
          </table:table-cell>
          <table:table-cell table:formula="of:=&quot;('&quot;&amp;COM.MICROSOFT.CONCAT([.K70];&quot;.&quot;;[.L70];&quot;@&quot;;[.M70];&quot;.com&quot;)&amp;&quot;',&quot;" office:value-type="string" office:string-value="('ferenc.bogdan@budapest.com'," calcext:value-type="string">
            <text:p>('ferenc.bogdan@budapest.com',</text:p>
          </table:table-cell>
          <table:table-cell table:formula="of:=&quot;HASHBYTES('SHA2_512', '&quot;&amp;[.N70]&amp;&quot;'),&quot;" office:value-type="string" office:string-value="HASHBYTES('SHA2_512', 'yr83tucpxt')," calcext:value-type="string">
            <text:p>HASHBYTES('SHA2_512', 'yr83tucpxt'),</text:p>
          </table:table-cell>
          <table:table-cell table:formula="of:=[.O70]&amp;&quot;,&quot;" office:value-type="string" office:string-value="1," calcext:value-type="string">
            <text:p>1,</text:p>
          </table:table-cell>
          <table:table-cell table:formula="of:=[.P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70]&amp;&quot;', '&quot;&amp;[.B70]&amp;&quot;', '&quot;&amp;TEXT([.C70]; &quot;yyyy-mm-dd&quot;)&amp;&quot;', '&quot;&amp;[.D70]&amp;&quot;', &quot;&amp;IF([.E70]=&quot;Null&quot;; &quot;Null&quot;; &quot;'&quot;&amp;[.E70]&amp;&quot;'&quot;)&amp;&quot;, '&quot;&amp;[.F70]&amp;&quot;', '&quot;&amp;[.G70]&amp;&quot;', u.Id FROM Users u WHERE EmailAddress = '&quot;&amp;[.Q70]&amp;&quot;' UNION&quot;" office:value-type="string" office:string-value="SELECT 'Ferenc', 'Bogdán', '1997-06-12', 'Hungary', 'Romania', 'Budapest', 'Tompa u. 64.', u.Id FROM Users u WHERE EmailAddress = 'ferenc.bogdan@budapest.com' UNION" calcext:value-type="string">
            <text:p>SELECT 'Ferenc', 'Bogdán', '1997-06-12', 'Hungary', 'Romania', 'Budapest', 'Tompa u. 64.', u.Id FROM Users u WHERE EmailAddress = 'ferenc.bogdan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  <table:table-cell table:style-name="ce1" office:value-type="string" calcext:value-type="string">
            <text:p>Csab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Budapest</text:p>
          </table:table-cell>
          <table:table-cell table:formula="of:=LOWER([.H71])" office:value-type="string" office:string-value="csaba" calcext:value-type="string">
            <text:p>csaba</text:p>
          </table:table-cell>
          <table:table-cell table:formula="of:=LOWER([.I71])" office:value-type="string" office:string-value="gaspar" calcext:value-type="string">
            <text:p>gaspar</text:p>
          </table:table-cell>
          <table:table-cell table:formula="of:=LOWER([.J7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l4iymlks" calcext:value-type="string">
            <text:p>xl4iyml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1];&quot;.&quot;;[.L71];&quot;@&quot;;[.M71];&quot;.com&quot;)" office:value-type="string" office:string-value="csaba.gaspar@budapest.com" calcext:value-type="string">
            <text:p>csaba.gaspar@budapest.com</text:p>
          </table:table-cell>
          <table:table-cell table:formula="of:=&quot;('&quot;&amp;COM.MICROSOFT.CONCAT([.K71];&quot;.&quot;;[.L71];&quot;@&quot;;[.M71];&quot;.com&quot;)&amp;&quot;',&quot;" office:value-type="string" office:string-value="('csaba.gaspar@budapest.com'," calcext:value-type="string">
            <text:p>('csaba.gaspar@budapest.com',</text:p>
          </table:table-cell>
          <table:table-cell table:formula="of:=&quot;HASHBYTES('SHA2_512', '&quot;&amp;[.N71]&amp;&quot;'),&quot;" office:value-type="string" office:string-value="HASHBYTES('SHA2_512', 'xl4iymlks')," calcext:value-type="string">
            <text:p>HASHBYTES('SHA2_512', 'xl4iymlks'),</text:p>
          </table:table-cell>
          <table:table-cell table:formula="of:=[.O71]&amp;&quot;,&quot;" office:value-type="string" office:string-value="1," calcext:value-type="string">
            <text:p>1,</text:p>
          </table:table-cell>
          <table:table-cell table:formula="of:=[.P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71]&amp;&quot;', '&quot;&amp;[.B71]&amp;&quot;', '&quot;&amp;TEXT([.C71]; &quot;yyyy-mm-dd&quot;)&amp;&quot;', '&quot;&amp;[.D71]&amp;&quot;', &quot;&amp;IF([.E71]=&quot;Null&quot;; &quot;Null&quot;; &quot;'&quot;&amp;[.E71]&amp;&quot;'&quot;)&amp;&quot;, '&quot;&amp;[.F71]&amp;&quot;', '&quot;&amp;[.G71]&amp;&quot;', u.Id FROM Users u WHERE EmailAddress = '&quot;&amp;[.Q71]&amp;&quot;' UNION&quot;" office:value-type="string" office:string-value="SELECT 'Csaba', 'Gáspár', '1998-04-29', 'Hungary', Null, 'Budapest', 'Szent Gellért tér 13. ', u.Id FROM Users u WHERE EmailAddress = 'csaba.gaspar@budapest.com' UNION" calcext:value-type="string">
            <text:p>SELECT 'Csaba', 'Gáspár', '1998-04-29', 'Hungary', Null, 'Budapest', 'Szent Gellért tér 13. ', u.Id FROM Users u WHERE EmailAddress = 'csaba.gasp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  <table:table-cell table:style-name="ce1" office:value-type="string" calcext:value-type="string">
            <text:p>Csongor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Nagybatony</text:p>
          </table:table-cell>
          <table:table-cell table:formula="of:=LOWER([.H72])" office:value-type="string" office:string-value="csongor" calcext:value-type="string">
            <text:p>csongor</text:p>
          </table:table-cell>
          <table:table-cell table:formula="of:=LOWER([.I72])" office:value-type="string" office:string-value="kelemen" calcext:value-type="string">
            <text:p>kelemen</text:p>
          </table:table-cell>
          <table:table-cell table:formula="of:=LOWER([.J72])" office:value-type="string" office:string-value="nagybatony" calcext:value-type="string">
            <text:p>nagybatony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c0tovyup" calcext:value-type="string">
            <text:p>lc0tovy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2];&quot;.&quot;;[.L72];&quot;@&quot;;[.M72];&quot;.com&quot;)" office:value-type="string" office:string-value="csongor.kelemen@nagybatony.com" calcext:value-type="string">
            <text:p>csongor.kelemen@nagybatony.com</text:p>
          </table:table-cell>
          <table:table-cell table:formula="of:=&quot;('&quot;&amp;COM.MICROSOFT.CONCAT([.K72];&quot;.&quot;;[.L72];&quot;@&quot;;[.M72];&quot;.com&quot;)&amp;&quot;',&quot;" office:value-type="string" office:string-value="('csongor.kelemen@nagybatony.com'," calcext:value-type="string">
            <text:p>('csongor.kelemen@nagybatony.com',</text:p>
          </table:table-cell>
          <table:table-cell table:formula="of:=&quot;HASHBYTES('SHA2_512', '&quot;&amp;[.N72]&amp;&quot;'),&quot;" office:value-type="string" office:string-value="HASHBYTES('SHA2_512', 'lc0tovyup')," calcext:value-type="string">
            <text:p>HASHBYTES('SHA2_512', 'lc0tovyup'),</text:p>
          </table:table-cell>
          <table:table-cell table:formula="of:=[.O72]&amp;&quot;,&quot;" office:value-type="string" office:string-value="1," calcext:value-type="string">
            <text:p>1,</text:p>
          </table:table-cell>
          <table:table-cell table:formula="of:=[.P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72]&amp;&quot;', '&quot;&amp;[.B72]&amp;&quot;', '&quot;&amp;TEXT([.C72]; &quot;yyyy-mm-dd&quot;)&amp;&quot;', '&quot;&amp;[.D72]&amp;&quot;', &quot;&amp;IF([.E72]=&quot;Null&quot;; &quot;Null&quot;; &quot;'&quot;&amp;[.E72]&amp;&quot;'&quot;)&amp;&quot;, '&quot;&amp;[.F72]&amp;&quot;', '&quot;&amp;[.G72]&amp;&quot;', u.Id FROM Users u WHERE EmailAddress = '&quot;&amp;[.Q72]&amp;&quot;' UNION&quot;" office:value-type="string" office:string-value="SELECT 'Csongor', 'Kelemen', '1998-06-02', 'Hungary', Null, 'Nagybátony ', 'Apáczai Csere János u. 58. ', u.Id FROM Users u WHERE EmailAddress = 'csongor.kelemen@nagybatony.com' UNION" calcext:value-type="string">
            <text:p>SELECT 'Csongor', 'Kelemen', '1998-06-02', 'Hungary', Null, 'Nagybátony ', 'Apáczai Csere János u. 58. ', u.Id FROM Users u WHERE EmailAddress = 'csongor.kelemen@nagybatony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0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.</text:p>
          </table:table-cell>
          <table:table-cell table:style-name="ce1" office:value-type="string" calcext:value-type="string">
            <text:p>Patrik</text:p>
          </table:table-cell>
          <table:table-cell table:style-name="ce1" office:value-type="string" calcext:value-type="string">
            <text:p>Balla</text:p>
          </table:table-cell>
          <table:table-cell table:style-name="ce1" office:value-type="string" calcext:value-type="string">
            <text:p>Budapest</text:p>
          </table:table-cell>
          <table:table-cell table:formula="of:=LOWER([.H73])" office:value-type="string" office:string-value="patrik" calcext:value-type="string">
            <text:p>patrik</text:p>
          </table:table-cell>
          <table:table-cell table:formula="of:=LOWER([.I73])" office:value-type="string" office:string-value="balla" calcext:value-type="string">
            <text:p>balla</text:p>
          </table:table-cell>
          <table:table-cell table:formula="of:=LOWER([.J7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h40qwoqbj" calcext:value-type="string">
            <text:p>zh40qwoqb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3];&quot;.&quot;;[.L73];&quot;@&quot;;[.M73];&quot;.com&quot;)" office:value-type="string" office:string-value="patrik.balla@budapest.com" calcext:value-type="string">
            <text:p>patrik.balla@budapest.com</text:p>
          </table:table-cell>
          <table:table-cell table:formula="of:=&quot;('&quot;&amp;COM.MICROSOFT.CONCAT([.K73];&quot;.&quot;;[.L73];&quot;@&quot;;[.M73];&quot;.com&quot;)&amp;&quot;',&quot;" office:value-type="string" office:string-value="('patrik.balla@budapest.com'," calcext:value-type="string">
            <text:p>('patrik.balla@budapest.com',</text:p>
          </table:table-cell>
          <table:table-cell table:formula="of:=&quot;HASHBYTES('SHA2_512', '&quot;&amp;[.N73]&amp;&quot;'),&quot;" office:value-type="string" office:string-value="HASHBYTES('SHA2_512', 'zh40qwoqbj')," calcext:value-type="string">
            <text:p>HASHBYTES('SHA2_512', 'zh40qwoqbj'),</text:p>
          </table:table-cell>
          <table:table-cell table:formula="of:=[.O73]&amp;&quot;,&quot;" office:value-type="string" office:string-value="1," calcext:value-type="string">
            <text:p>1,</text:p>
          </table:table-cell>
          <table:table-cell table:formula="of:=[.P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73]&amp;&quot;', '&quot;&amp;[.B73]&amp;&quot;', '&quot;&amp;TEXT([.C73]; &quot;yyyy-mm-dd&quot;)&amp;&quot;', '&quot;&amp;[.D73]&amp;&quot;', &quot;&amp;IF([.E73]=&quot;Null&quot;; &quot;Null&quot;; &quot;'&quot;&amp;[.E73]&amp;&quot;'&quot;)&amp;&quot;, '&quot;&amp;[.F73]&amp;&quot;', '&quot;&amp;[.G73]&amp;&quot;', u.Id FROM Users u WHERE EmailAddress = '&quot;&amp;[.Q73]&amp;&quot;' UNION&quot;" office:value-type="string" office:string-value="SELECT 'Patrik', 'Balla', '1996-08-13', 'Hungary', Null, 'Budapest', 'Síp utca 53.', u.Id FROM Users u WHERE EmailAddress = 'patrik.balla@budapest.com' UNION" calcext:value-type="string">
            <text:p>SELECT 'Patrik', 'Balla', '1996-08-13', 'Hungary', Null, 'Budapest', 'Síp utca 53.', u.Id FROM Users u WHERE EmailAddress = 'patrik.ball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0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Magyar</text:p>
          </table:table-cell>
          <table:table-cell table:style-name="ce1" office:value-type="string" calcext:value-type="string">
            <text:p>Budapest</text:p>
          </table:table-cell>
          <table:table-cell table:formula="of:=LOWER([.H74])" office:value-type="string" office:string-value="dominik" calcext:value-type="string">
            <text:p>dominik</text:p>
          </table:table-cell>
          <table:table-cell table:formula="of:=LOWER([.I74])" office:value-type="string" office:string-value="magyar" calcext:value-type="string">
            <text:p>magyar</text:p>
          </table:table-cell>
          <table:table-cell table:formula="of:=LOWER([.J7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w0mktlbd" calcext:value-type="string">
            <text:p>rw0mktl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4];&quot;.&quot;;[.L74];&quot;@&quot;;[.M74];&quot;.com&quot;)" office:value-type="string" office:string-value="dominik.magyar@budapest.com" calcext:value-type="string">
            <text:p>dominik.magyar@budapest.com</text:p>
          </table:table-cell>
          <table:table-cell table:formula="of:=&quot;('&quot;&amp;COM.MICROSOFT.CONCAT([.K74];&quot;.&quot;;[.L74];&quot;@&quot;;[.M74];&quot;.com&quot;)&amp;&quot;',&quot;" office:value-type="string" office:string-value="('dominik.magyar@budapest.com'," calcext:value-type="string">
            <text:p>('dominik.magyar@budapest.com',</text:p>
          </table:table-cell>
          <table:table-cell table:formula="of:=&quot;HASHBYTES('SHA2_512', '&quot;&amp;[.N74]&amp;&quot;'),&quot;" office:value-type="string" office:string-value="HASHBYTES('SHA2_512', 'rw0mktlbd')," calcext:value-type="string">
            <text:p>HASHBYTES('SHA2_512', 'rw0mktlbd'),</text:p>
          </table:table-cell>
          <table:table-cell table:formula="of:=[.O74]&amp;&quot;,&quot;" office:value-type="string" office:string-value="1," calcext:value-type="string">
            <text:p>1,</text:p>
          </table:table-cell>
          <table:table-cell table:formula="of:=[.P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74]&amp;&quot;', '&quot;&amp;[.B74]&amp;&quot;', '&quot;&amp;TEXT([.C74]; &quot;yyyy-mm-dd&quot;)&amp;&quot;', '&quot;&amp;[.D74]&amp;&quot;', &quot;&amp;IF([.E74]=&quot;Null&quot;; &quot;Null&quot;; &quot;'&quot;&amp;[.E74]&amp;&quot;'&quot;)&amp;&quot;, '&quot;&amp;[.F74]&amp;&quot;', '&quot;&amp;[.G74]&amp;&quot;', u.Id FROM Users u WHERE EmailAddress = '&quot;&amp;[.Q74]&amp;&quot;' UNION&quot;" office:value-type="string" office:string-value="SELECT 'Dominik', 'Magyar', '2002-09-10', 'Hungary', Null, 'Budapest', 'Szent Gellért tér 23. ', u.Id FROM Users u WHERE EmailAddress = 'dominik.magyar@budapest.com' UNION" calcext:value-type="string">
            <text:p>SELECT 'Dominik', 'Magyar', '2002-09-10', 'Hungary', Null, 'Budapest', 'Szent Gellért tér 23. ', u.Id FROM Users u WHERE EmailAddress = 'dominik.magy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0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.</text:p>
          </table:table-cell>
          <table:table-cell table:style-name="ce1" office:value-type="string" calcext:value-type="string">
            <text:p>Levente</text:p>
          </table:table-cell>
          <table:table-cell table:style-name="ce1" office:value-type="string" calcext:value-type="string">
            <text:p>Sipos</text:p>
          </table:table-cell>
          <table:table-cell table:style-name="ce1" office:value-type="string" calcext:value-type="string">
            <text:p>Budapest</text:p>
          </table:table-cell>
          <table:table-cell table:formula="of:=LOWER([.H75])" office:value-type="string" office:string-value="levente" calcext:value-type="string">
            <text:p>levente</text:p>
          </table:table-cell>
          <table:table-cell table:formula="of:=LOWER([.I75])" office:value-type="string" office:string-value="sipos" calcext:value-type="string">
            <text:p>sipos</text:p>
          </table:table-cell>
          <table:table-cell table:formula="of:=LOWER([.J7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x58hfazea" calcext:value-type="string">
            <text:p>fx58hfaz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5];&quot;.&quot;;[.L75];&quot;@&quot;;[.M75];&quot;.com&quot;)" office:value-type="string" office:string-value="levente.sipos@budapest.com" calcext:value-type="string">
            <text:p>levente.sipos@budapest.com</text:p>
          </table:table-cell>
          <table:table-cell table:formula="of:=&quot;('&quot;&amp;COM.MICROSOFT.CONCAT([.K75];&quot;.&quot;;[.L75];&quot;@&quot;;[.M75];&quot;.com&quot;)&amp;&quot;',&quot;" office:value-type="string" office:string-value="('levente.sipos@budapest.com'," calcext:value-type="string">
            <text:p>('levente.sipos@budapest.com',</text:p>
          </table:table-cell>
          <table:table-cell table:formula="of:=&quot;HASHBYTES('SHA2_512', '&quot;&amp;[.N75]&amp;&quot;'),&quot;" office:value-type="string" office:string-value="HASHBYTES('SHA2_512', 'fx58hfazea')," calcext:value-type="string">
            <text:p>HASHBYTES('SHA2_512', 'fx58hfazea'),</text:p>
          </table:table-cell>
          <table:table-cell table:formula="of:=[.O75]&amp;&quot;,&quot;" office:value-type="string" office:string-value="1," calcext:value-type="string">
            <text:p>1,</text:p>
          </table:table-cell>
          <table:table-cell table:formula="of:=[.P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75]&amp;&quot;', '&quot;&amp;[.B75]&amp;&quot;', '&quot;&amp;TEXT([.C75]; &quot;yyyy-mm-dd&quot;)&amp;&quot;', '&quot;&amp;[.D75]&amp;&quot;', &quot;&amp;IF([.E75]=&quot;Null&quot;; &quot;Null&quot;; &quot;'&quot;&amp;[.E75]&amp;&quot;'&quot;)&amp;&quot;, '&quot;&amp;[.F75]&amp;&quot;', '&quot;&amp;[.G75]&amp;&quot;', u.Id FROM Users u WHERE EmailAddress = '&quot;&amp;[.Q75]&amp;&quot;' UNION&quot;" office:value-type="string" office:string-value="SELECT 'Levente', 'Sípos', '1997-03-01', 'Hungary', Null, 'Budapest', 'Leonardo da Vinci utca 41.', u.Id FROM Users u WHERE EmailAddress = 'levente.sipos@budapest.com' UNION" calcext:value-type="string">
            <text:p>SELECT 'Levente', 'Sípos', '1997-03-01', 'Hungary', Null, 'Budapest', 'Leonardo da Vinci utca 41.', u.Id FROM Users u WHERE EmailAddress = 'levente.sip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0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  <table:table-cell table:style-name="ce1" office:value-type="string" calcext:value-type="string">
            <text:p>Zsofia</text:p>
          </table:table-cell>
          <table:table-cell table:style-name="ce1" office:value-type="string" calcext:value-type="string">
            <text:p>Antal</text:p>
          </table:table-cell>
          <table:table-cell table:style-name="ce1" office:value-type="string" calcext:value-type="string">
            <text:p>Budapest</text:p>
          </table:table-cell>
          <table:table-cell table:formula="of:=LOWER([.H76])" office:value-type="string" office:string-value="zsofia" calcext:value-type="string">
            <text:p>zsofia</text:p>
          </table:table-cell>
          <table:table-cell table:formula="of:=LOWER([.I76])" office:value-type="string" office:string-value="antal" calcext:value-type="string">
            <text:p>antal</text:p>
          </table:table-cell>
          <table:table-cell table:formula="of:=LOWER([.J7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m50yzzbrn" calcext:value-type="string">
            <text:p>um50yzzb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6];&quot;.&quot;;[.L76];&quot;@&quot;;[.M76];&quot;.com&quot;)" office:value-type="string" office:string-value="zsofia.antal@budapest.com" calcext:value-type="string">
            <text:p>zsofia.antal@budapest.com</text:p>
          </table:table-cell>
          <table:table-cell table:formula="of:=&quot;('&quot;&amp;COM.MICROSOFT.CONCAT([.K76];&quot;.&quot;;[.L76];&quot;@&quot;;[.M76];&quot;.com&quot;)&amp;&quot;',&quot;" office:value-type="string" office:string-value="('zsofia.antal@budapest.com'," calcext:value-type="string">
            <text:p>('zsofia.antal@budapest.com',</text:p>
          </table:table-cell>
          <table:table-cell table:formula="of:=&quot;HASHBYTES('SHA2_512', '&quot;&amp;[.N76]&amp;&quot;'),&quot;" office:value-type="string" office:string-value="HASHBYTES('SHA2_512', 'um50yzzbrn')," calcext:value-type="string">
            <text:p>HASHBYTES('SHA2_512', 'um50yzzbrn'),</text:p>
          </table:table-cell>
          <table:table-cell table:formula="of:=[.O76]&amp;&quot;,&quot;" office:value-type="string" office:string-value="1," calcext:value-type="string">
            <text:p>1,</text:p>
          </table:table-cell>
          <table:table-cell table:formula="of:=[.P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76]&amp;&quot;', '&quot;&amp;[.B76]&amp;&quot;', '&quot;&amp;TEXT([.C76]; &quot;yyyy-mm-dd&quot;)&amp;&quot;', '&quot;&amp;[.D76]&amp;&quot;', &quot;&amp;IF([.E76]=&quot;Null&quot;; &quot;Null&quot;; &quot;'&quot;&amp;[.E76]&amp;&quot;'&quot;)&amp;&quot;, '&quot;&amp;[.F76]&amp;&quot;', '&quot;&amp;[.G76]&amp;&quot;', u.Id FROM Users u WHERE EmailAddress = '&quot;&amp;[.Q76]&amp;&quot;' UNION&quot;" office:value-type="string" office:string-value="SELECT 'Zsófia', 'Antal', '1996-06-02', 'Hungary', 'Serbia', 'Budapest', 'Erzsébet tér 1 fsz/1', u.Id FROM Users u WHERE EmailAddress = 'zsofia.antal@budapest.com' UNION" calcext:value-type="string">
            <text:p>SELECT 'Zsófia', 'Antal', '1996-06-02', 'Hungary', 'Serbia', 'Budapest', 'Erzsébet tér 1 fsz/1', u.Id FROM Users u WHERE EmailAddress = 'zsofia.anta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  <table:table-cell table:style-name="ce1" office:value-type="string" calcext:value-type="string">
            <text:p>Ildiko</text:p>
          </table:table-cell>
          <table:table-cell table:style-name="ce1" office:value-type="string" calcext:value-type="string">
            <text:p>Gulyas</text:p>
          </table:table-cell>
          <table:table-cell table:style-name="ce1" office:value-type="string" calcext:value-type="string">
            <text:p>Budapest</text:p>
          </table:table-cell>
          <table:table-cell table:formula="of:=LOWER([.H77])" office:value-type="string" office:string-value="ildiko" calcext:value-type="string">
            <text:p>ildiko</text:p>
          </table:table-cell>
          <table:table-cell table:formula="of:=LOWER([.I77])" office:value-type="string" office:string-value="gulyas" calcext:value-type="string">
            <text:p>gulyas</text:p>
          </table:table-cell>
          <table:table-cell table:formula="of:=LOWER([.J7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p86urnefh" calcext:value-type="string">
            <text:p>bp86urnef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7];&quot;.&quot;;[.L77];&quot;@&quot;;[.M77];&quot;.com&quot;)" office:value-type="string" office:string-value="ildiko.gulyas@budapest.com" calcext:value-type="string">
            <text:p>ildiko.gulyas@budapest.com</text:p>
          </table:table-cell>
          <table:table-cell table:formula="of:=&quot;('&quot;&amp;COM.MICROSOFT.CONCAT([.K77];&quot;.&quot;;[.L77];&quot;@&quot;;[.M77];&quot;.com&quot;)&amp;&quot;',&quot;" office:value-type="string" office:string-value="('ildiko.gulyas@budapest.com'," calcext:value-type="string">
            <text:p>('ildiko.gulyas@budapest.com',</text:p>
          </table:table-cell>
          <table:table-cell table:formula="of:=&quot;HASHBYTES('SHA2_512', '&quot;&amp;[.N77]&amp;&quot;'),&quot;" office:value-type="string" office:string-value="HASHBYTES('SHA2_512', 'bp86urnefh')," calcext:value-type="string">
            <text:p>HASHBYTES('SHA2_512', 'bp86urnefh'),</text:p>
          </table:table-cell>
          <table:table-cell table:formula="of:=[.O77]&amp;&quot;,&quot;" office:value-type="string" office:string-value="1," calcext:value-type="string">
            <text:p>1,</text:p>
          </table:table-cell>
          <table:table-cell table:formula="of:=[.P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7]&amp;&quot;', '&quot;&amp;[.B77]&amp;&quot;', '&quot;&amp;TEXT([.C77]; &quot;yyyy-mm-dd&quot;)&amp;&quot;', '&quot;&amp;[.D77]&amp;&quot;', &quot;&amp;IF([.E77]=&quot;Null&quot;; &quot;Null&quot;; &quot;'&quot;&amp;[.E77]&amp;&quot;'&quot;)&amp;&quot;, '&quot;&amp;[.F77]&amp;&quot;', '&quot;&amp;[.G77]&amp;&quot;', u.Id FROM Users u WHERE EmailAddress = '&quot;&amp;[.Q77]&amp;&quot;' UNION&quot;" office:value-type="string" office:string-value="SELECT 'Ildikó', 'Gulyás', '2001-01-11', 'Hungary', Null, 'Budapest', 'Kiss János altábornagy utca 12.', u.Id FROM Users u WHERE EmailAddress = 'ildiko.gulyas@budapest.com' UNION" calcext:value-type="string">
            <text:p>SELECT 'Ildikó', 'Gulyás', '2001-01-11', 'Hungary', Null, 'Budapest', 'Kiss János altábornagy utca 12.', u.Id FROM Users u WHERE EmailAddress = 'ildiko.gulya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0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Virag</text:p>
          </table:table-cell>
          <table:table-cell table:style-name="ce1" office:value-type="string" calcext:value-type="string">
            <text:p>Monor</text:p>
          </table:table-cell>
          <table:table-cell table:formula="of:=LOWER([.H78])" office:value-type="string" office:string-value="hajnalka" calcext:value-type="string">
            <text:p>hajnalka</text:p>
          </table:table-cell>
          <table:table-cell table:formula="of:=LOWER([.I78])" office:value-type="string" office:string-value="virag" calcext:value-type="string">
            <text:p>virag</text:p>
          </table:table-cell>
          <table:table-cell table:formula="of:=LOWER([.J78])" office:value-type="string" office:string-value="monor" calcext:value-type="string">
            <text:p>mono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r49wmpugl" calcext:value-type="string">
            <text:p>hr49wmpug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8];&quot;.&quot;;[.L78];&quot;@&quot;;[.M78];&quot;.com&quot;)" office:value-type="string" office:string-value="hajnalka.virag@monor.com" calcext:value-type="string">
            <text:p>hajnalka.virag@monor.com</text:p>
          </table:table-cell>
          <table:table-cell table:formula="of:=&quot;('&quot;&amp;COM.MICROSOFT.CONCAT([.K78];&quot;.&quot;;[.L78];&quot;@&quot;;[.M78];&quot;.com&quot;)&amp;&quot;',&quot;" office:value-type="string" office:string-value="('hajnalka.virag@monor.com'," calcext:value-type="string">
            <text:p>('hajnalka.virag@monor.com',</text:p>
          </table:table-cell>
          <table:table-cell table:formula="of:=&quot;HASHBYTES('SHA2_512', '&quot;&amp;[.N78]&amp;&quot;'),&quot;" office:value-type="string" office:string-value="HASHBYTES('SHA2_512', 'hr49wmpugl')," calcext:value-type="string">
            <text:p>HASHBYTES('SHA2_512', 'hr49wmpugl'),</text:p>
          </table:table-cell>
          <table:table-cell table:formula="of:=[.O78]&amp;&quot;,&quot;" office:value-type="string" office:string-value="1," calcext:value-type="string">
            <text:p>1,</text:p>
          </table:table-cell>
          <table:table-cell table:formula="of:=[.P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78]&amp;&quot;', '&quot;&amp;[.B78]&amp;&quot;', '&quot;&amp;TEXT([.C78]; &quot;yyyy-mm-dd&quot;)&amp;&quot;', '&quot;&amp;[.D78]&amp;&quot;', &quot;&amp;IF([.E78]=&quot;Null&quot;; &quot;Null&quot;; &quot;'&quot;&amp;[.E78]&amp;&quot;'&quot;)&amp;&quot;, '&quot;&amp;[.F78]&amp;&quot;', '&quot;&amp;[.G78]&amp;&quot;', u.Id FROM Users u WHERE EmailAddress = '&quot;&amp;[.Q78]&amp;&quot;' UNION&quot;" office:value-type="string" office:string-value="SELECT 'Hajnalka', 'Virág', '2001-02-25', 'Hungary', Null, 'Monor', 'Kiss Ernő utca 9.', u.Id FROM Users u WHERE EmailAddress = 'hajnalka.virag@monor.com' UNION" calcext:value-type="string">
            <text:p>SELECT 'Hajnalka', 'Virág', '2001-02-25', 'Hungary', Null, 'Monor', 'Kiss Ernő utca 9.', u.Id FROM Users u WHERE EmailAddress = 'hajnalka.virag@mon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79])" office:value-type="string" office:string-value="anita" calcext:value-type="string">
            <text:p>anita</text:p>
          </table:table-cell>
          <table:table-cell table:formula="of:=LOWER([.I79])" office:value-type="string" office:string-value="zobor" calcext:value-type="string">
            <text:p>zobor</text:p>
          </table:table-cell>
          <table:table-cell table:formula="of:=LOWER([.J7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e73upersz" calcext:value-type="string">
            <text:p>re73uper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9];&quot;.&quot;;[.L79];&quot;@&quot;;[.M79];&quot;.com&quot;)" office:value-type="string" office:string-value="anita.zobor@budapest.com" calcext:value-type="string">
            <text:p>anita.zobor@budapest.com</text:p>
          </table:table-cell>
          <table:table-cell table:formula="of:=&quot;('&quot;&amp;COM.MICROSOFT.CONCAT([.K79];&quot;.&quot;;[.L79];&quot;@&quot;;[.M79];&quot;.com&quot;)&amp;&quot;',&quot;" office:value-type="string" office:string-value="('anita.zobor@budapest.com'," calcext:value-type="string">
            <text:p>('anita.zobor@budapest.com',</text:p>
          </table:table-cell>
          <table:table-cell table:formula="of:=&quot;HASHBYTES('SHA2_512', '&quot;&amp;[.N79]&amp;&quot;'),&quot;" office:value-type="string" office:string-value="HASHBYTES('SHA2_512', 're73upersz')," calcext:value-type="string">
            <text:p>HASHBYTES('SHA2_512', 're73upersz'),</text:p>
          </table:table-cell>
          <table:table-cell table:formula="of:=[.O79]&amp;&quot;,&quot;" office:value-type="string" office:string-value="1," calcext:value-type="string">
            <text:p>1,</text:p>
          </table:table-cell>
          <table:table-cell table:formula="of:=[.P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79]&amp;&quot;', '&quot;&amp;[.B79]&amp;&quot;', '&quot;&amp;TEXT([.C79]; &quot;yyyy-mm-dd&quot;)&amp;&quot;', '&quot;&amp;[.D79]&amp;&quot;', &quot;&amp;IF([.E79]=&quot;Null&quot;; &quot;Null&quot;; &quot;'&quot;&amp;[.E79]&amp;&quot;'&quot;)&amp;&quot;, '&quot;&amp;[.F79]&amp;&quot;', '&quot;&amp;[.G79]&amp;&quot;', u.Id FROM Users u WHERE EmailAddress = '&quot;&amp;[.Q79]&amp;&quot;' UNION&quot;" office:value-type="string" office:string-value="SELECT 'Anita', 'Zobor', '1995-08-07', 'Hungary', Null, 'Budapest', 'Petrence utca 73.', u.Id FROM Users u WHERE EmailAddress = 'anita.zobor@budapest.com' UNION" calcext:value-type="string">
            <text:p>SELECT 'Anita', 'Zobor', '1995-08-07', 'Hungary', Null, 'Budapest', 'Petrence utca 73.', u.Id FROM Users u WHERE EmailAddress = 'anita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Lajosmizse</text:p>
          </table:table-cell>
          <table:table-cell table:formula="of:=LOWER([.H80])" office:value-type="string" office:string-value="szabina" calcext:value-type="string">
            <text:p>szabina</text:p>
          </table:table-cell>
          <table:table-cell table:formula="of:=LOWER([.I80])" office:value-type="string" office:string-value="biro" calcext:value-type="string">
            <text:p>biro</text:p>
          </table:table-cell>
          <table:table-cell table:formula="of:=LOWER([.J80])" office:value-type="string" office:string-value="lajosmizse" calcext:value-type="string">
            <text:p>lajosmizs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j1ptpdkn" calcext:value-type="string">
            <text:p>aj1ptpdk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0];&quot;.&quot;;[.L80];&quot;@&quot;;[.M80];&quot;.com&quot;)" office:value-type="string" office:string-value="szabina.biro@lajosmizse.com" calcext:value-type="string">
            <text:p>szabina.biro@lajosmizse.com</text:p>
          </table:table-cell>
          <table:table-cell table:formula="of:=&quot;('&quot;&amp;COM.MICROSOFT.CONCAT([.K80];&quot;.&quot;;[.L80];&quot;@&quot;;[.M80];&quot;.com&quot;)&amp;&quot;',&quot;" office:value-type="string" office:string-value="('szabina.biro@lajosmizse.com'," calcext:value-type="string">
            <text:p>('szabina.biro@lajosmizse.com',</text:p>
          </table:table-cell>
          <table:table-cell table:formula="of:=&quot;HASHBYTES('SHA2_512', '&quot;&amp;[.N80]&amp;&quot;'),&quot;" office:value-type="string" office:string-value="HASHBYTES('SHA2_512', 'aj1ptpdkn')," calcext:value-type="string">
            <text:p>HASHBYTES('SHA2_512', 'aj1ptpdkn'),</text:p>
          </table:table-cell>
          <table:table-cell table:formula="of:=[.O80]&amp;&quot;,&quot;" office:value-type="string" office:string-value="1," calcext:value-type="string">
            <text:p>1,</text:p>
          </table:table-cell>
          <table:table-cell table:formula="of:=[.P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80]&amp;&quot;', '&quot;&amp;[.B80]&amp;&quot;', '&quot;&amp;TEXT([.C80]; &quot;yyyy-mm-dd&quot;)&amp;&quot;', '&quot;&amp;[.D80]&amp;&quot;', &quot;&amp;IF([.E80]=&quot;Null&quot;; &quot;Null&quot;; &quot;'&quot;&amp;[.E80]&amp;&quot;'&quot;)&amp;&quot;, '&quot;&amp;[.F80]&amp;&quot;', '&quot;&amp;[.G80]&amp;&quot;', u.Id FROM Users u WHERE EmailAddress = '&quot;&amp;[.Q80]&amp;&quot;' UNION&quot;" office:value-type="string" office:string-value="SELECT 'Szabina', 'Biró', '1995-10-03', 'Hungary', Null, 'Lajosmizse', 'Ceglédi utca 21.', u.Id FROM Users u WHERE EmailAddress = 'szabina.biro@lajosmizse.com' UNION" calcext:value-type="string">
            <text:p>SELECT 'Szabina', 'Biró', '1995-10-03', 'Hungary', Null, 'Lajosmizse', 'Ceglédi utca 21.', u.Id FROM Users u WHERE EmailAddress = 'szabina.biro@lajosmizs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0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.</text:p>
          </table:table-cell>
          <table:table-cell table:style-name="ce1" office:value-type="string" calcext:value-type="string">
            <text:p>Fruzsina</text:p>
          </table:table-cell>
          <table:table-cell table:style-name="ce1" office:value-type="string" calcext:value-type="string">
            <text:p>Papp</text:p>
          </table:table-cell>
          <table:table-cell table:style-name="ce1" office:value-type="string" calcext:value-type="string">
            <text:p>Budapest</text:p>
          </table:table-cell>
          <table:table-cell table:formula="of:=LOWER([.H81])" office:value-type="string" office:string-value="fruzsina" calcext:value-type="string">
            <text:p>fruzsina</text:p>
          </table:table-cell>
          <table:table-cell table:formula="of:=LOWER([.I81])" office:value-type="string" office:string-value="papp" calcext:value-type="string">
            <text:p>papp</text:p>
          </table:table-cell>
          <table:table-cell table:formula="of:=LOWER([.J8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m56ybdfbe" calcext:value-type="string">
            <text:p>sm56ybd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1];&quot;.&quot;;[.L81];&quot;@&quot;;[.M81];&quot;.com&quot;)" office:value-type="string" office:string-value="fruzsina.papp@budapest.com" calcext:value-type="string">
            <text:p>fruzsina.papp@budapest.com</text:p>
          </table:table-cell>
          <table:table-cell table:formula="of:=&quot;('&quot;&amp;COM.MICROSOFT.CONCAT([.K81];&quot;.&quot;;[.L81];&quot;@&quot;;[.M81];&quot;.com&quot;)&amp;&quot;',&quot;" office:value-type="string" office:string-value="('fruzsina.papp@budapest.com'," calcext:value-type="string">
            <text:p>('fruzsina.papp@budapest.com',</text:p>
          </table:table-cell>
          <table:table-cell table:formula="of:=&quot;HASHBYTES('SHA2_512', '&quot;&amp;[.N81]&amp;&quot;'),&quot;" office:value-type="string" office:string-value="HASHBYTES('SHA2_512', 'sm56ybdfbe')," calcext:value-type="string">
            <text:p>HASHBYTES('SHA2_512', 'sm56ybdfbe'),</text:p>
          </table:table-cell>
          <table:table-cell table:formula="of:=[.O81]&amp;&quot;,&quot;" office:value-type="string" office:string-value="1," calcext:value-type="string">
            <text:p>1,</text:p>
          </table:table-cell>
          <table:table-cell table:formula="of:=[.P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81]&amp;&quot;', '&quot;&amp;[.B81]&amp;&quot;', '&quot;&amp;TEXT([.C81]; &quot;yyyy-mm-dd&quot;)&amp;&quot;', '&quot;&amp;[.D81]&amp;&quot;', &quot;&amp;IF([.E81]=&quot;Null&quot;; &quot;Null&quot;; &quot;'&quot;&amp;[.E81]&amp;&quot;'&quot;)&amp;&quot;, '&quot;&amp;[.F81]&amp;&quot;', '&quot;&amp;[.G81]&amp;&quot;', u.Id FROM Users u WHERE EmailAddress = '&quot;&amp;[.Q81]&amp;&quot;' UNION&quot;" office:value-type="string" office:string-value="SELECT 'Fruzsina', 'Papp', '1995-05-07', 'Hungary', Null, 'Budapest', 'Csíkhegyi utca 32. 3em/10.', u.Id FROM Users u WHERE EmailAddress = 'fruzsina.papp@budapest.com' UNION" calcext:value-type="string">
            <text:p>SELECT 'Fruzsina', 'Papp', '1995-05-07', 'Hungary', Null, 'Budapest', 'Csíkhegyi utca 32. 3em/10.', u.Id FROM Users u WHERE EmailAddress = 'fruzsina.papp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  <table:table-cell table:style-name="ce1" office:value-type="string" calcext:value-type="string">
            <text:p>Cintia</text:p>
          </table:table-cell>
          <table:table-cell table:style-name="ce1" office:value-type="string" calcext:value-type="string">
            <text:p>Veres</text:p>
          </table:table-cell>
          <table:table-cell table:style-name="ce1" office:value-type="string" calcext:value-type="string">
            <text:p>Budapest</text:p>
          </table:table-cell>
          <table:table-cell table:formula="of:=LOWER([.H82])" office:value-type="string" office:string-value="cintia" calcext:value-type="string">
            <text:p>cintia</text:p>
          </table:table-cell>
          <table:table-cell table:formula="of:=LOWER([.I82])" office:value-type="string" office:string-value="veres" calcext:value-type="string">
            <text:p>veres</text:p>
          </table:table-cell>
          <table:table-cell table:formula="of:=LOWER([.J8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f60mprdbd" calcext:value-type="string">
            <text:p>yf60mprd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2];&quot;.&quot;;[.L82];&quot;@&quot;;[.M82];&quot;.com&quot;)" office:value-type="string" office:string-value="cintia.veres@budapest.com" calcext:value-type="string">
            <text:p>cintia.veres@budapest.com</text:p>
          </table:table-cell>
          <table:table-cell table:formula="of:=&quot;('&quot;&amp;COM.MICROSOFT.CONCAT([.K82];&quot;.&quot;;[.L82];&quot;@&quot;;[.M82];&quot;.com&quot;)&amp;&quot;',&quot;" office:value-type="string" office:string-value="('cintia.veres@budapest.com'," calcext:value-type="string">
            <text:p>('cintia.veres@budapest.com',</text:p>
          </table:table-cell>
          <table:table-cell table:formula="of:=&quot;HASHBYTES('SHA2_512', '&quot;&amp;[.N82]&amp;&quot;'),&quot;" office:value-type="string" office:string-value="HASHBYTES('SHA2_512', 'yf60mprdbd')," calcext:value-type="string">
            <text:p>HASHBYTES('SHA2_512', 'yf60mprdbd'),</text:p>
          </table:table-cell>
          <table:table-cell table:formula="of:=[.O82]&amp;&quot;,&quot;" office:value-type="string" office:string-value="1," calcext:value-type="string">
            <text:p>1,</text:p>
          </table:table-cell>
          <table:table-cell table:formula="of:=[.P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82]&amp;&quot;', '&quot;&amp;[.B82]&amp;&quot;', '&quot;&amp;TEXT([.C82]; &quot;yyyy-mm-dd&quot;)&amp;&quot;', '&quot;&amp;[.D82]&amp;&quot;', &quot;&amp;IF([.E82]=&quot;Null&quot;; &quot;Null&quot;; &quot;'&quot;&amp;[.E82]&amp;&quot;'&quot;)&amp;&quot;, '&quot;&amp;[.F82]&amp;&quot;', '&quot;&amp;[.G82]&amp;&quot;', u.Id FROM Users u WHERE EmailAddress = '&quot;&amp;[.Q82]&amp;&quot;' UNION&quot;" office:value-type="string" office:string-value="SELECT 'Cintia', 'Veres', '1995-03-24', 'Hungary', Null, 'Budapest', 'Erdőalja út 172.', u.Id FROM Users u WHERE EmailAddress = 'cintia.veres@budapest.com' UNION" calcext:value-type="string">
            <text:p>SELECT 'Cintia', 'Veres', '1995-03-24', 'Hungary', Null, 'Budapest', 'Erdőalja út 172.', u.Id FROM Users u WHERE EmailAddress = 'cintia.ver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0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  <table:table-cell table:style-name="ce1" office:value-type="string" calcext:value-type="string">
            <text:p>Csilla</text:p>
          </table:table-cell>
          <table:table-cell table:style-name="ce1" office:value-type="string" calcext:value-type="string">
            <text:p>Balint</text:p>
          </table:table-cell>
          <table:table-cell table:style-name="ce1" office:value-type="string" calcext:value-type="string">
            <text:p>Mezokovesd</text:p>
          </table:table-cell>
          <table:table-cell table:formula="of:=LOWER([.H83])" office:value-type="string" office:string-value="csilla" calcext:value-type="string">
            <text:p>csilla</text:p>
          </table:table-cell>
          <table:table-cell table:formula="of:=LOWER([.I83])" office:value-type="string" office:string-value="balint" calcext:value-type="string">
            <text:p>balint</text:p>
          </table:table-cell>
          <table:table-cell table:formula="of:=LOWER([.J83])" office:value-type="string" office:string-value="mezokovesd" calcext:value-type="string">
            <text:p>mezokoves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d4oftowd" calcext:value-type="string">
            <text:p>sd4ofto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3];&quot;.&quot;;[.L83];&quot;@&quot;;[.M83];&quot;.com&quot;)" office:value-type="string" office:string-value="csilla.balint@mezokovesd.com" calcext:value-type="string">
            <text:p>csilla.balint@mezokovesd.com</text:p>
          </table:table-cell>
          <table:table-cell table:formula="of:=&quot;('&quot;&amp;COM.MICROSOFT.CONCAT([.K83];&quot;.&quot;;[.L83];&quot;@&quot;;[.M83];&quot;.com&quot;)&amp;&quot;',&quot;" office:value-type="string" office:string-value="('csilla.balint@mezokovesd.com'," calcext:value-type="string">
            <text:p>('csilla.balint@mezokovesd.com',</text:p>
          </table:table-cell>
          <table:table-cell table:formula="of:=&quot;HASHBYTES('SHA2_512', '&quot;&amp;[.N83]&amp;&quot;'),&quot;" office:value-type="string" office:string-value="HASHBYTES('SHA2_512', 'sd4oftowd')," calcext:value-type="string">
            <text:p>HASHBYTES('SHA2_512', 'sd4oftowd'),</text:p>
          </table:table-cell>
          <table:table-cell table:formula="of:=[.O83]&amp;&quot;,&quot;" office:value-type="string" office:string-value="1," calcext:value-type="string">
            <text:p>1,</text:p>
          </table:table-cell>
          <table:table-cell table:formula="of:=[.P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83]&amp;&quot;', '&quot;&amp;[.B83]&amp;&quot;', '&quot;&amp;TEXT([.C83]; &quot;yyyy-mm-dd&quot;)&amp;&quot;', '&quot;&amp;[.D83]&amp;&quot;', &quot;&amp;IF([.E83]=&quot;Null&quot;; &quot;Null&quot;; &quot;'&quot;&amp;[.E83]&amp;&quot;'&quot;)&amp;&quot;, '&quot;&amp;[.F83]&amp;&quot;', '&quot;&amp;[.G83]&amp;&quot;', u.Id FROM Users u WHERE EmailAddress = '&quot;&amp;[.Q83]&amp;&quot;' UNION&quot;" office:value-type="string" office:string-value="SELECT 'Csilla', 'Bálint', '2000-05-22', 'Hungary', Null, 'Mezőkövesd', 'Kölcsey Ferenc utca 66.', u.Id FROM Users u WHERE EmailAddress = 'csilla.balint@mezokovesd.com' UNION" calcext:value-type="string">
            <text:p>SELECT 'Csilla', 'Bálint', '2000-05-22', 'Hungary', Null, 'Mezőkövesd', 'Kölcsey Ferenc utca 66.', u.Id FROM Users u WHERE EmailAddress = 'csilla.balint@mezokoves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0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  <table:table-cell table:style-name="ce1" office:value-type="string" calcext:value-type="string">
            <text:p>Nora</text:p>
          </table:table-cell>
          <table:table-cell table:style-name="ce1" office:value-type="string" calcext:value-type="string">
            <text:p>Fekete</text:p>
          </table:table-cell>
          <table:table-cell table:style-name="ce1" office:value-type="string" calcext:value-type="string">
            <text:p>Pilisszentlaszlo</text:p>
          </table:table-cell>
          <table:table-cell table:formula="of:=LOWER([.H84])" office:value-type="string" office:string-value="nora" calcext:value-type="string">
            <text:p>nora</text:p>
          </table:table-cell>
          <table:table-cell table:formula="of:=LOWER([.I84])" office:value-type="string" office:string-value="fekete" calcext:value-type="string">
            <text:p>fekete</text:p>
          </table:table-cell>
          <table:table-cell table:formula="of:=LOWER([.J84])" office:value-type="string" office:string-value="pilisszentlaszlo" calcext:value-type="string">
            <text:p>pilisszentlaszlo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p72pzsscb" calcext:value-type="string">
            <text:p>xp72pzss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4];&quot;.&quot;;[.L84];&quot;@&quot;;[.M84];&quot;.com&quot;)" office:value-type="string" office:string-value="nora.fekete@pilisszentlaszlo.com" calcext:value-type="string">
            <text:p>nora.fekete@pilisszentlaszlo.com</text:p>
          </table:table-cell>
          <table:table-cell table:formula="of:=&quot;('&quot;&amp;COM.MICROSOFT.CONCAT([.K84];&quot;.&quot;;[.L84];&quot;@&quot;;[.M84];&quot;.com&quot;)&amp;&quot;',&quot;" office:value-type="string" office:string-value="('nora.fekete@pilisszentlaszlo.com'," calcext:value-type="string">
            <text:p>('nora.fekete@pilisszentlaszlo.com',</text:p>
          </table:table-cell>
          <table:table-cell table:formula="of:=&quot;HASHBYTES('SHA2_512', '&quot;&amp;[.N84]&amp;&quot;'),&quot;" office:value-type="string" office:string-value="HASHBYTES('SHA2_512', 'xp72pzsscb')," calcext:value-type="string">
            <text:p>HASHBYTES('SHA2_512', 'xp72pzsscb'),</text:p>
          </table:table-cell>
          <table:table-cell table:formula="of:=[.O84]&amp;&quot;,&quot;" office:value-type="string" office:string-value="1," calcext:value-type="string">
            <text:p>1,</text:p>
          </table:table-cell>
          <table:table-cell table:formula="of:=[.P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84]&amp;&quot;', '&quot;&amp;[.B84]&amp;&quot;', '&quot;&amp;TEXT([.C84]; &quot;yyyy-mm-dd&quot;)&amp;&quot;', '&quot;&amp;[.D84]&amp;&quot;', &quot;&amp;IF([.E84]=&quot;Null&quot;; &quot;Null&quot;; &quot;'&quot;&amp;[.E84]&amp;&quot;'&quot;)&amp;&quot;, '&quot;&amp;[.F84]&amp;&quot;', '&quot;&amp;[.G84]&amp;&quot;', u.Id FROM Users u WHERE EmailAddress = '&quot;&amp;[.Q84]&amp;&quot;' UNION&quot;" office:value-type="string" office:string-value="SELECT 'Nóra', 'Fekete', '1999-12-06', 'Hungary', Null, 'Pilisszentlászló', 'Tölgyfa utca 2.', u.Id FROM Users u WHERE EmailAddress = 'nora.fekete@pilisszentlaszlo.com' UNION" calcext:value-type="string">
            <text:p>SELECT 'Nóra', 'Fekete', '1999-12-06', 'Hungary', Null, 'Pilisszentlászló', 'Tölgyfa utca 2.', u.Id FROM Users u WHERE EmailAddress = 'nora.fekete@pilisszentlaszl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Vass</text:p>
          </table:table-cell>
          <table:table-cell table:style-name="ce1" office:value-type="string" calcext:value-type="string">
            <text:p>Isaszeg</text:p>
          </table:table-cell>
          <table:table-cell table:formula="of:=LOWER([.H85])" office:value-type="string" office:string-value="erika" calcext:value-type="string">
            <text:p>erika</text:p>
          </table:table-cell>
          <table:table-cell table:formula="of:=LOWER([.I85])" office:value-type="string" office:string-value="vass" calcext:value-type="string">
            <text:p>vass</text:p>
          </table:table-cell>
          <table:table-cell table:formula="of:=LOWER([.J85])" office:value-type="string" office:string-value="isaszeg" calcext:value-type="string">
            <text:p>is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m33ihtdqj" calcext:value-type="string">
            <text:p>km33ihtdq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5];&quot;.&quot;;[.L85];&quot;@&quot;;[.M85];&quot;.com&quot;)" office:value-type="string" office:string-value="erika.vass@isaszeg.com" calcext:value-type="string">
            <text:p>erika.vass@isaszeg.com</text:p>
          </table:table-cell>
          <table:table-cell table:formula="of:=&quot;('&quot;&amp;COM.MICROSOFT.CONCAT([.K85];&quot;.&quot;;[.L85];&quot;@&quot;;[.M85];&quot;.com&quot;)&amp;&quot;',&quot;" office:value-type="string" office:string-value="('erika.vass@isaszeg.com'," calcext:value-type="string">
            <text:p>('erika.vass@isaszeg.com',</text:p>
          </table:table-cell>
          <table:table-cell table:formula="of:=&quot;HASHBYTES('SHA2_512', '&quot;&amp;[.N85]&amp;&quot;'),&quot;" office:value-type="string" office:string-value="HASHBYTES('SHA2_512', 'km33ihtdqj')," calcext:value-type="string">
            <text:p>HASHBYTES('SHA2_512', 'km33ihtdqj'),</text:p>
          </table:table-cell>
          <table:table-cell table:formula="of:=[.O85]&amp;&quot;,&quot;" office:value-type="string" office:string-value="1," calcext:value-type="string">
            <text:p>1,</text:p>
          </table:table-cell>
          <table:table-cell table:formula="of:=[.P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85]&amp;&quot;', '&quot;&amp;[.B85]&amp;&quot;', '&quot;&amp;TEXT([.C85]; &quot;yyyy-mm-dd&quot;)&amp;&quot;', '&quot;&amp;[.D85]&amp;&quot;', &quot;&amp;IF([.E85]=&quot;Null&quot;; &quot;Null&quot;; &quot;'&quot;&amp;[.E85]&amp;&quot;'&quot;)&amp;&quot;, '&quot;&amp;[.F85]&amp;&quot;', '&quot;&amp;[.G85]&amp;&quot;', u.Id FROM Users u WHERE EmailAddress = '&quot;&amp;[.Q85]&amp;&quot;' UNION&quot;" office:value-type="string" office:string-value="SELECT 'Erika', 'Vass', '1996-01-09', 'Hungary', 'Romania', 'Isaszeg', 'Móricz Zsigmond utca 2.', u.Id FROM Users u WHERE EmailAddress = 'erika.vass@isaszeg.com' UNION" calcext:value-type="string">
            <text:p>SELECT 'Erika', 'Vass', '1996-01-09', 'Hungary', 'Romania', 'Isaszeg', 'Móricz Zsigmond utca 2.', u.Id FROM Users u WHERE EmailAddress = 'erika.vass@is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.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86])" office:value-type="string" office:string-value="milan" calcext:value-type="string">
            <text:p>milan</text:p>
          </table:table-cell>
          <table:table-cell table:formula="of:=LOWER([.I86])" office:value-type="string" office:string-value="zobor" calcext:value-type="string">
            <text:p>zobor</text:p>
          </table:table-cell>
          <table:table-cell table:formula="of:=LOWER([.J8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y40tzafja" calcext:value-type="string">
            <text:p>vy40tzaf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6];&quot;.&quot;;[.L86];&quot;@&quot;;[.M86];&quot;.com&quot;)" office:value-type="string" office:string-value="milan.zobor@budapest.com" calcext:value-type="string">
            <text:p>milan.zobor@budapest.com</text:p>
          </table:table-cell>
          <table:table-cell table:formula="of:=&quot;('&quot;&amp;COM.MICROSOFT.CONCAT([.K86];&quot;.&quot;;[.L86];&quot;@&quot;;[.M86];&quot;.com&quot;)&amp;&quot;',&quot;" office:value-type="string" office:string-value="('milan.zobor@budapest.com'," calcext:value-type="string">
            <text:p>('milan.zobor@budapest.com',</text:p>
          </table:table-cell>
          <table:table-cell table:formula="of:=&quot;HASHBYTES('SHA2_512', '&quot;&amp;[.N86]&amp;&quot;'),&quot;" office:value-type="string" office:string-value="HASHBYTES('SHA2_512', 'vy40tzafja')," calcext:value-type="string">
            <text:p>HASHBYTES('SHA2_512', 'vy40tzafja'),</text:p>
          </table:table-cell>
          <table:table-cell table:formula="of:=[.O86]&amp;&quot;,&quot;" office:value-type="string" office:string-value="1," calcext:value-type="string">
            <text:p>1,</text:p>
          </table:table-cell>
          <table:table-cell table:formula="of:=[.P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86]&amp;&quot;', '&quot;&amp;[.B86]&amp;&quot;', '&quot;&amp;TEXT([.C86]; &quot;yyyy-mm-dd&quot;)&amp;&quot;', '&quot;&amp;[.D86]&amp;&quot;', &quot;&amp;IF([.E86]=&quot;Null&quot;; &quot;Null&quot;; &quot;'&quot;&amp;[.E86]&amp;&quot;'&quot;)&amp;&quot;, '&quot;&amp;[.F86]&amp;&quot;', '&quot;&amp;[.G86]&amp;&quot;', u.Id FROM Users u WHERE EmailAddress = '&quot;&amp;[.Q86]&amp;&quot;' UNION&quot;" office:value-type="string" office:string-value="SELECT 'Milán', 'Zobor', '1999-09-05', 'Hungary', Null, 'Budapest', 'BerdaJózsef utca 36. 4em/20.', u.Id FROM Users u WHERE EmailAddress = 'milan.zobor@budapest.com' UNION" calcext:value-type="string">
            <text:p>SELECT 'Milán', 'Zobor', '1999-09-05', 'Hungary', Null, 'Budapest', 'BerdaJózsef utca 36. 4em/20.', u.Id FROM Users u WHERE EmailAddress = 'milan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  <table:table-cell table:style-name="ce1" office:value-type="string" calcext:value-type="string">
            <text:p>Krisztian</text:p>
          </table:table-cell>
          <table:table-cell table:style-name="ce1" office:value-type="string" calcext:value-type="string">
            <text:p>Lengyel</text:p>
          </table:table-cell>
          <table:table-cell table:style-name="ce1" office:value-type="string" calcext:value-type="string">
            <text:p>Budapest</text:p>
          </table:table-cell>
          <table:table-cell table:formula="of:=LOWER([.H87])" office:value-type="string" office:string-value="krisztian" calcext:value-type="string">
            <text:p>krisztian</text:p>
          </table:table-cell>
          <table:table-cell table:formula="of:=LOWER([.I87])" office:value-type="string" office:string-value="lengyel" calcext:value-type="string">
            <text:p>lengyel</text:p>
          </table:table-cell>
          <table:table-cell table:formula="of:=LOWER([.J8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p21gtgzkc" calcext:value-type="string">
            <text:p>mp21gtgzk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7];&quot;.&quot;;[.L87];&quot;@&quot;;[.M87];&quot;.com&quot;)" office:value-type="string" office:string-value="krisztian.lengyel@budapest.com" calcext:value-type="string">
            <text:p>krisztian.lengyel@budapest.com</text:p>
          </table:table-cell>
          <table:table-cell table:formula="of:=&quot;('&quot;&amp;COM.MICROSOFT.CONCAT([.K87];&quot;.&quot;;[.L87];&quot;@&quot;;[.M87];&quot;.com&quot;)&amp;&quot;',&quot;" office:value-type="string" office:string-value="('krisztian.lengyel@budapest.com'," calcext:value-type="string">
            <text:p>('krisztian.lengyel@budapest.com',</text:p>
          </table:table-cell>
          <table:table-cell table:formula="of:=&quot;HASHBYTES('SHA2_512', '&quot;&amp;[.N87]&amp;&quot;'),&quot;" office:value-type="string" office:string-value="HASHBYTES('SHA2_512', 'mp21gtgzkc')," calcext:value-type="string">
            <text:p>HASHBYTES('SHA2_512', 'mp21gtgzkc'),</text:p>
          </table:table-cell>
          <table:table-cell table:formula="of:=[.O87]&amp;&quot;,&quot;" office:value-type="string" office:string-value="1," calcext:value-type="string">
            <text:p>1,</text:p>
          </table:table-cell>
          <table:table-cell table:formula="of:=[.P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87]&amp;&quot;', '&quot;&amp;[.B87]&amp;&quot;', '&quot;&amp;TEXT([.C87]; &quot;yyyy-mm-dd&quot;)&amp;&quot;', '&quot;&amp;[.D87]&amp;&quot;', &quot;&amp;IF([.E87]=&quot;Null&quot;; &quot;Null&quot;; &quot;'&quot;&amp;[.E87]&amp;&quot;'&quot;)&amp;&quot;, '&quot;&amp;[.F87]&amp;&quot;', '&quot;&amp;[.G87]&amp;&quot;', u.Id FROM Users u WHERE EmailAddress = '&quot;&amp;[.Q87]&amp;&quot;' UNION&quot;" office:value-type="string" office:string-value="SELECT 'Krisztián', 'Lengyel', '1998-07-03', 'Hungary', Null, 'Budapest', 'Thököly út 12.', u.Id FROM Users u WHERE EmailAddress = 'krisztian.lengyel@budapest.com' UNION" calcext:value-type="string">
            <text:p>SELECT 'Krisztián', 'Lengyel', '1998-07-03', 'Hungary', Null, 'Budapest', 'Thököly út 12.', u.Id FROM Users u WHERE EmailAddress = 'krisztian.lengye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Budapest</text:p>
          </table:table-cell>
          <table:table-cell table:formula="of:=LOWER([.H88])" office:value-type="string" office:string-value="geza" calcext:value-type="string">
            <text:p>geza</text:p>
          </table:table-cell>
          <table:table-cell table:formula="of:=LOWER([.I88])" office:value-type="string" office:string-value="illes" calcext:value-type="string">
            <text:p>illes</text:p>
          </table:table-cell>
          <table:table-cell table:formula="of:=LOWER([.J8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r9dpkygy" calcext:value-type="string">
            <text:p>xr9dpky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8];&quot;.&quot;;[.L88];&quot;@&quot;;[.M88];&quot;.com&quot;)" office:value-type="string" office:string-value="geza.illes@budapest.com" calcext:value-type="string">
            <text:p>geza.illes@budapest.com</text:p>
          </table:table-cell>
          <table:table-cell table:formula="of:=&quot;('&quot;&amp;COM.MICROSOFT.CONCAT([.K88];&quot;.&quot;;[.L88];&quot;@&quot;;[.M88];&quot;.com&quot;)&amp;&quot;',&quot;" office:value-type="string" office:string-value="('geza.illes@budapest.com'," calcext:value-type="string">
            <text:p>('geza.illes@budapest.com',</text:p>
          </table:table-cell>
          <table:table-cell table:formula="of:=&quot;HASHBYTES('SHA2_512', '&quot;&amp;[.N88]&amp;&quot;'),&quot;" office:value-type="string" office:string-value="HASHBYTES('SHA2_512', 'xr9dpkygy')," calcext:value-type="string">
            <text:p>HASHBYTES('SHA2_512', 'xr9dpkygy'),</text:p>
          </table:table-cell>
          <table:table-cell table:formula="of:=[.O88]&amp;&quot;,&quot;" office:value-type="string" office:string-value="1," calcext:value-type="string">
            <text:p>1,</text:p>
          </table:table-cell>
          <table:table-cell table:formula="of:=[.P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8]&amp;&quot;', '&quot;&amp;[.B88]&amp;&quot;', '&quot;&amp;TEXT([.C88]; &quot;yyyy-mm-dd&quot;)&amp;&quot;', '&quot;&amp;[.D88]&amp;&quot;', &quot;&amp;IF([.E88]=&quot;Null&quot;; &quot;Null&quot;; &quot;'&quot;&amp;[.E88]&amp;&quot;'&quot;)&amp;&quot;, '&quot;&amp;[.F88]&amp;&quot;', '&quot;&amp;[.G88]&amp;&quot;', u.Id FROM Users u WHERE EmailAddress = '&quot;&amp;[.Q88]&amp;&quot;' UNION&quot;" office:value-type="string" office:string-value="SELECT 'Géza', 'Illés', '1997-10-30', 'Hungary', Null, 'Budapest', 'Szent Mihály utca 17.', u.Id FROM Users u WHERE EmailAddress = 'geza.illes@budapest.com' UNION" calcext:value-type="string">
            <text:p>SELECT 'Géza', 'Illés', '1997-10-30', 'Hungary', Null, 'Budapest', 'Szent Mihály utca 17.', u.Id FROM Users u WHERE EmailAddress = 'geza.ill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Kristof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89])" office:value-type="string" office:string-value="kristof" calcext:value-type="string">
            <text:p>kristof</text:p>
          </table:table-cell>
          <table:table-cell table:formula="of:=LOWER([.I89])" office:value-type="string" office:string-value="torok" calcext:value-type="string">
            <text:p>torok</text:p>
          </table:table-cell>
          <table:table-cell table:formula="of:=LOWER([.J8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t36qrupzp" calcext:value-type="string">
            <text:p>vt36qrupz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9];&quot;.&quot;;[.L89];&quot;@&quot;;[.M89];&quot;.com&quot;)" office:value-type="string" office:string-value="kristof.torok@budapest.com" calcext:value-type="string">
            <text:p>kristof.torok@budapest.com</text:p>
          </table:table-cell>
          <table:table-cell table:formula="of:=&quot;('&quot;&amp;COM.MICROSOFT.CONCAT([.K89];&quot;.&quot;;[.L89];&quot;@&quot;;[.M89];&quot;.com&quot;)&amp;&quot;',&quot;" office:value-type="string" office:string-value="('kristof.torok@budapest.com'," calcext:value-type="string">
            <text:p>('kristof.torok@budapest.com',</text:p>
          </table:table-cell>
          <table:table-cell table:formula="of:=&quot;HASHBYTES('SHA2_512', '&quot;&amp;[.N89]&amp;&quot;'),&quot;" office:value-type="string" office:string-value="HASHBYTES('SHA2_512', 'vt36qrupzp')," calcext:value-type="string">
            <text:p>HASHBYTES('SHA2_512', 'vt36qrupzp'),</text:p>
          </table:table-cell>
          <table:table-cell table:formula="of:=[.O89]&amp;&quot;,&quot;" office:value-type="string" office:string-value="1," calcext:value-type="string">
            <text:p>1,</text:p>
          </table:table-cell>
          <table:table-cell table:formula="of:=[.P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89]&amp;&quot;', '&quot;&amp;[.B89]&amp;&quot;', '&quot;&amp;TEXT([.C89]; &quot;yyyy-mm-dd&quot;)&amp;&quot;', '&quot;&amp;[.D89]&amp;&quot;', &quot;&amp;IF([.E89]=&quot;Null&quot;; &quot;Null&quot;; &quot;'&quot;&amp;[.E89]&amp;&quot;'&quot;)&amp;&quot;, '&quot;&amp;[.F89]&amp;&quot;', '&quot;&amp;[.G89]&amp;&quot;', u.Id FROM Users u WHERE EmailAddress = '&quot;&amp;[.Q89]&amp;&quot;' UNION&quot;" office:value-type="string" office:string-value="SELECT 'Kristóf', 'Török', '2002-05-28', 'Hungary', Null, 'Budapest', 'Fő út 40.', u.Id FROM Users u WHERE EmailAddress = 'kristof.torok@budapest.com' UNION" calcext:value-type="string">
            <text:p>SELECT 'Kristóf', 'Török', '2002-05-28', 'Hungary', Null, 'Budapest', 'Fő út 40.', u.Id FROM Users u WHERE EmailAddress = 'kristof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90])" office:value-type="string" office:string-value="dominik" calcext:value-type="string">
            <text:p>dominik</text:p>
          </table:table-cell>
          <table:table-cell table:formula="of:=LOWER([.I90])" office:value-type="string" office:string-value="torok" calcext:value-type="string">
            <text:p>torok</text:p>
          </table:table-cell>
          <table:table-cell table:formula="of:=LOWER([.J9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a36gjqjhx" calcext:value-type="string">
            <text:p>oa36gjqjh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0];&quot;.&quot;;[.L90];&quot;@&quot;;[.M90];&quot;.com&quot;)" office:value-type="string" office:string-value="dominik.torok@budapest.com" calcext:value-type="string">
            <text:p>dominik.torok@budapest.com</text:p>
          </table:table-cell>
          <table:table-cell table:formula="of:=&quot;('&quot;&amp;COM.MICROSOFT.CONCAT([.K90];&quot;.&quot;;[.L90];&quot;@&quot;;[.M90];&quot;.com&quot;)&amp;&quot;',&quot;" office:value-type="string" office:string-value="('dominik.torok@budapest.com'," calcext:value-type="string">
            <text:p>('dominik.torok@budapest.com',</text:p>
          </table:table-cell>
          <table:table-cell table:formula="of:=&quot;HASHBYTES('SHA2_512', '&quot;&amp;[.N90]&amp;&quot;'),&quot;" office:value-type="string" office:string-value="HASHBYTES('SHA2_512', 'oa36gjqjhx')," calcext:value-type="string">
            <text:p>HASHBYTES('SHA2_512', 'oa36gjqjhx'),</text:p>
          </table:table-cell>
          <table:table-cell table:formula="of:=[.O90]&amp;&quot;,&quot;" office:value-type="string" office:string-value="1," calcext:value-type="string">
            <text:p>1,</text:p>
          </table:table-cell>
          <table:table-cell table:formula="of:=[.P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90]&amp;&quot;', '&quot;&amp;[.B90]&amp;&quot;', '&quot;&amp;TEXT([.C90]; &quot;yyyy-mm-dd&quot;)&amp;&quot;', '&quot;&amp;[.D90]&amp;&quot;', &quot;&amp;IF([.E90]=&quot;Null&quot;; &quot;Null&quot;; &quot;'&quot;&amp;[.E90]&amp;&quot;'&quot;)&amp;&quot;, '&quot;&amp;[.F90]&amp;&quot;', '&quot;&amp;[.G90]&amp;&quot;', u.Id FROM Users u WHERE EmailAddress = '&quot;&amp;[.Q90]&amp;&quot;' UNION&quot;" office:value-type="string" office:string-value="SELECT 'Dominik', 'Török', '1999-09-20', 'Hungary', Null, 'Budapest', 'Fő út 40.', u.Id FROM Users u WHERE EmailAddress = 'dominik.torok@budapest.com' UNION" calcext:value-type="string">
            <text:p>SELECT 'Dominik', 'Török', '1999-09-20', 'Hungary', Null, 'Budapest', 'Fő út 40.', u.Id FROM Users u WHERE EmailAddress = 'dominik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2003-08-17" calcext:value-type="date">
            <text:p>2003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ő fasor, 56.</text:p>
          </table:table-cell>
          <table:table-cell table:style-name="ce1" office:value-type="string" calcext:value-type="string">
            <text:p>Akos</text:p>
          </table:table-cell>
          <table:table-cell table:style-name="ce1" office:value-type="string" calcext:value-type="string">
            <text:p>Lukacs</text:p>
          </table:table-cell>
          <table:table-cell table:formula="of:=[.F91]" office:value-type="string" office:string-value="Szeged" calcext:value-type="string">
            <text:p>Szeged</text:p>
          </table:table-cell>
          <table:table-cell table:formula="of:=LOWER([.H91])" office:value-type="string" office:string-value="akos" calcext:value-type="string">
            <text:p>akos</text:p>
          </table:table-cell>
          <table:table-cell table:formula="of:=LOWER([.I91])" office:value-type="string" office:string-value="lukacs" calcext:value-type="string">
            <text:p>lukacs</text:p>
          </table:table-cell>
          <table:table-cell table:formula="of:=LOWER([.J9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c88drkxgg" calcext:value-type="string">
            <text:p>zc88drkx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1];&quot;.&quot;;[.L91];&quot;@&quot;;[.M91];&quot;.com&quot;)" office:value-type="string" office:string-value="akos.lukacs@szeged.com" calcext:value-type="string">
            <text:p>akos.lukacs@szeged.com</text:p>
          </table:table-cell>
          <table:table-cell table:formula="of:=&quot;('&quot;&amp;COM.MICROSOFT.CONCAT([.K91];&quot;.&quot;;[.L91];&quot;@&quot;;[.M91];&quot;.com&quot;)&amp;&quot;',&quot;" office:value-type="string" office:string-value="('akos.lukacs@szeged.com'," calcext:value-type="string">
            <text:p>('akos.lukacs@szeged.com',</text:p>
          </table:table-cell>
          <table:table-cell table:formula="of:=&quot;HASHBYTES('SHA2_512', '&quot;&amp;[.N91]&amp;&quot;'),&quot;" office:value-type="string" office:string-value="HASHBYTES('SHA2_512', 'zc88drkxgg')," calcext:value-type="string">
            <text:p>HASHBYTES('SHA2_512', 'zc88drkxgg'),</text:p>
          </table:table-cell>
          <table:table-cell table:formula="of:=[.O91]&amp;&quot;,&quot;" office:value-type="string" office:string-value="1," calcext:value-type="string">
            <text:p>1,</text:p>
          </table:table-cell>
          <table:table-cell table:formula="of:=[.P91]&amp;&quot;),&quot;" office:value-type="string" office:string-value="NULL)," calcext:value-type="string">
            <text:p>NULL),</text:p>
          </table:table-cell>
          <table:table-cell/>
          <table:table-cell table:formula="of:=&quot;SELECT '&quot;&amp;[.A91]&amp;&quot;', '&quot;&amp;[.B91]&amp;&quot;', '&quot;&amp;TEXT([.C91]; &quot;yyyy-mm-dd&quot;)&amp;&quot;', '&quot;&amp;[.D91]&amp;&quot;', &quot;&amp;IF([.E91]=&quot;Null&quot;; &quot;Null&quot;; &quot;'&quot;&amp;[.E91]&amp;&quot;'&quot;)&amp;&quot;, '&quot;&amp;[.F91]&amp;&quot;', '&quot;&amp;[.G91]&amp;&quot;', u.Id FROM Users u WHERE EmailAddress = '&quot;&amp;[.Q91]&amp;&quot;' UNION&quot;" office:value-type="string" office:string-value="SELECT 'Ákos', 'Lukács', '2003-08-17', 'Hungary', Null, 'Szeged', 'Fő fasor, 56.', u.Id FROM Users u WHERE EmailAddress = 'akos.lukacs@szeged.com' UNION" calcext:value-type="string">
            <text:p>SELECT 'Ákos', 'Lukács', '2003-08-17', 'Hungary', Null, 'Szeged', 'Fő fasor, 56.', u.Id FROM Users u WHERE EmailAddress = 'akos.luk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0" office:value-type="date" office:date-value="2005-09-04" calcext:value-type="date">
            <text:p>2005-09-0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szke</text:p>
          </table:table-cell>
          <table:table-cell office:value-type="string" calcext:value-type="string">
            <text:p>Felszabadulás utca 90.</text:p>
          </table:table-cell>
          <table:table-cell table:style-name="ce1" office:value-type="string" calcext:value-type="string">
            <text:p>Jozsef</text:p>
          </table:table-cell>
          <table:table-cell table:style-name="ce1" office:value-type="string" calcext:value-type="string">
            <text:p>Varga</text:p>
          </table:table-cell>
          <table:table-cell office:value-type="string" calcext:value-type="string">
            <text:p>Roszke</text:p>
          </table:table-cell>
          <table:table-cell table:formula="of:=LOWER([.H92])" office:value-type="string" office:string-value="jozsef" calcext:value-type="string">
            <text:p>jozsef</text:p>
          </table:table-cell>
          <table:table-cell table:formula="of:=LOWER([.I92])" office:value-type="string" office:string-value="varga" calcext:value-type="string">
            <text:p>varga</text:p>
          </table:table-cell>
          <table:table-cell table:formula="of:=LOWER([.J92])" office:value-type="string" office:string-value="roszke" calcext:value-type="string">
            <text:p>roszk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j21cbvvwh" calcext:value-type="string">
            <text:p>bj21cbvv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2];&quot;.&quot;;[.L92];&quot;@&quot;;[.M92];&quot;.com&quot;)" office:value-type="string" office:string-value="jozsef.varga@roszke.com" calcext:value-type="string">
            <text:p>jozsef.varga@roszke.com</text:p>
          </table:table-cell>
          <table:table-cell table:formula="of:=&quot;('&quot;&amp;COM.MICROSOFT.CONCAT([.K92];&quot;.&quot;;[.L92];&quot;@&quot;;[.M92];&quot;.com&quot;)&amp;&quot;',&quot;" office:value-type="string" office:string-value="('jozsef.varga@roszke.com'," calcext:value-type="string">
            <text:p>('jozsef.varga@roszke.com',</text:p>
          </table:table-cell>
          <table:table-cell table:formula="of:=&quot;HASHBYTES('SHA2_512', '&quot;&amp;[.N92]&amp;&quot;'),&quot;" office:value-type="string" office:string-value="HASHBYTES('SHA2_512', 'bj21cbvvwh')," calcext:value-type="string">
            <text:p>HASHBYTES('SHA2_512', 'bj21cbvvwh'),</text:p>
          </table:table-cell>
          <table:table-cell table:formula="of:=[.O92]&amp;&quot;,&quot;" office:value-type="string" office:string-value="1," calcext:value-type="string">
            <text:p>1,</text:p>
          </table:table-cell>
          <table:table-cell table:formula="of:=[.P92]&amp;&quot;),&quot;" office:value-type="string" office:string-value="NULL)," calcext:value-type="string">
            <text:p>NULL),</text:p>
          </table:table-cell>
          <table:table-cell/>
          <table:table-cell table:formula="of:=&quot;SELECT '&quot;&amp;[.A92]&amp;&quot;', '&quot;&amp;[.B92]&amp;&quot;', '&quot;&amp;TEXT([.C92]; &quot;yyyy-mm-dd&quot;)&amp;&quot;', '&quot;&amp;[.D92]&amp;&quot;', &quot;&amp;IF([.E92]=&quot;Null&quot;; &quot;Null&quot;; &quot;'&quot;&amp;[.E92]&amp;&quot;'&quot;)&amp;&quot;, '&quot;&amp;[.F92]&amp;&quot;', '&quot;&amp;[.G92]&amp;&quot;', u.Id FROM Users u WHERE EmailAddress = '&quot;&amp;[.Q92]&amp;&quot;' UNION&quot;" office:value-type="string" office:string-value="SELECT 'József', 'Varga', '2005-09-04', 'Hungary', Null, 'Röszke', 'Felszabadulás utca 90.', u.Id FROM Users u WHERE EmailAddress = 'jozsef.varga@roszke.com' UNION" calcext:value-type="string">
            <text:p>SELECT 'József', 'Varga', '2005-09-04', 'Hungary', Null, 'Röszke', 'Felszabadulás utca 90.', u.Id FROM Users u WHERE EmailAddress = 'jozsef.varga@roszk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03-02-09" calcext:value-type="date">
            <text:p>2003-02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9.</text:p>
          </table:table-cell>
          <table:table-cell table:style-name="ce1" table:formula="of:=[.A93]" office:value-type="string" office:string-value="Csaba" calcext:value-type="string">
            <text:p>Csaba</text:p>
          </table:table-cell>
          <table:table-cell table:style-name="ce1" office:value-type="string" calcext:value-type="string">
            <text:p>Novak</text:p>
          </table:table-cell>
          <table:table-cell office:value-type="string" calcext:value-type="string">
            <text:p>Algyo</text:p>
          </table:table-cell>
          <table:table-cell table:formula="of:=LOWER([.H93])" office:value-type="string" office:string-value="csaba" calcext:value-type="string">
            <text:p>csaba</text:p>
          </table:table-cell>
          <table:table-cell table:formula="of:=LOWER([.I93])" office:value-type="string" office:string-value="novak" calcext:value-type="string">
            <text:p>novak</text:p>
          </table:table-cell>
          <table:table-cell table:formula="of:=LOWER([.J93])" office:value-type="string" office:string-value="algyo" calcext:value-type="string">
            <text:p>algyo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b7tnsdea" calcext:value-type="string">
            <text:p>rb7tns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3];&quot;.&quot;;[.L93];&quot;@&quot;;[.M93];&quot;.com&quot;)" office:value-type="string" office:string-value="csaba.novak@algyo.com" calcext:value-type="string">
            <text:p>csaba.novak@algyo.com</text:p>
          </table:table-cell>
          <table:table-cell table:formula="of:=&quot;('&quot;&amp;COM.MICROSOFT.CONCAT([.K93];&quot;.&quot;;[.L93];&quot;@&quot;;[.M93];&quot;.com&quot;)&amp;&quot;',&quot;" office:value-type="string" office:string-value="('csaba.novak@algyo.com'," calcext:value-type="string">
            <text:p>('csaba.novak@algyo.com',</text:p>
          </table:table-cell>
          <table:table-cell table:formula="of:=&quot;HASHBYTES('SHA2_512', '&quot;&amp;[.N93]&amp;&quot;'),&quot;" office:value-type="string" office:string-value="HASHBYTES('SHA2_512', 'rb7tnsdea')," calcext:value-type="string">
            <text:p>HASHBYTES('SHA2_512', 'rb7tnsdea'),</text:p>
          </table:table-cell>
          <table:table-cell table:formula="of:=[.O93]&amp;&quot;,&quot;" office:value-type="string" office:string-value="1," calcext:value-type="string">
            <text:p>1,</text:p>
          </table:table-cell>
          <table:table-cell table:formula="of:=[.P93]&amp;&quot;),&quot;" office:value-type="string" office:string-value="NULL)," calcext:value-type="string">
            <text:p>NULL),</text:p>
          </table:table-cell>
          <table:table-cell/>
          <table:table-cell table:formula="of:=&quot;SELECT '&quot;&amp;[.A93]&amp;&quot;', '&quot;&amp;[.B93]&amp;&quot;', '&quot;&amp;TEXT([.C93]; &quot;yyyy-mm-dd&quot;)&amp;&quot;', '&quot;&amp;[.D93]&amp;&quot;', &quot;&amp;IF([.E93]=&quot;Null&quot;; &quot;Null&quot;; &quot;'&quot;&amp;[.E93]&amp;&quot;'&quot;)&amp;&quot;, '&quot;&amp;[.F93]&amp;&quot;', '&quot;&amp;[.G93]&amp;&quot;', u.Id FROM Users u WHERE EmailAddress = '&quot;&amp;[.Q93]&amp;&quot;' UNION&quot;" office:value-type="string" office:string-value="SELECT 'Csaba', 'Novák', '2003-02-09', 'Hungary', Null, 'Algyő', 'Búvár utca 9.', u.Id FROM Users u WHERE EmailAddress = 'csaba.novak@algyo.com' UNION" calcext:value-type="string">
            <text:p>SELECT 'Csaba', 'Novák', '2003-02-09', 'Hungary', Null, 'Algyő', 'Búvár utca 9.', u.Id FROM Users u WHERE EmailAddress = 'csaba.novak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0" office:value-type="date" office:date-value="2002-01-16" calcext:value-type="date">
            <text:p>2002-0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6. 1 em/4.</text:p>
          </table:table-cell>
          <table:table-cell table:style-name="ce1" table:formula="of:=[.A94]" office:value-type="string" office:string-value="Bence" calcext:value-type="string">
            <text:p>Bence</text:p>
          </table:table-cell>
          <table:table-cell table:style-name="ce1" table:formula="of:=[.B94]" office:value-type="string" office:string-value="Faragó" calcext:value-type="string">
            <text:p>Faragó</text:p>
          </table:table-cell>
          <table:table-cell table:formula="of:=[.F94]" office:value-type="string" office:string-value="Szeged" calcext:value-type="string">
            <text:p>Szeged</text:p>
          </table:table-cell>
          <table:table-cell table:formula="of:=LOWER([.H94])" office:value-type="string" office:string-value="bence" calcext:value-type="string">
            <text:p>bence</text:p>
          </table:table-cell>
          <table:table-cell table:formula="of:=LOWER([.I94])" office:value-type="string" office:string-value="faragó" calcext:value-type="string">
            <text:p>faragó</text:p>
          </table:table-cell>
          <table:table-cell table:formula="of:=LOWER([.J94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y54hqqsfg" calcext:value-type="string">
            <text:p>cy54hqqs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4];&quot;.&quot;;[.L94];&quot;@&quot;;[.M94];&quot;.com&quot;)" office:value-type="string" office:string-value="bence.faragó@szeged.com" calcext:value-type="string">
            <text:p>bence.faragó@szeged.com</text:p>
          </table:table-cell>
          <table:table-cell table:formula="of:=&quot;('&quot;&amp;COM.MICROSOFT.CONCAT([.K94];&quot;.&quot;;[.L94];&quot;@&quot;;[.M94];&quot;.com&quot;)&amp;&quot;',&quot;" office:value-type="string" office:string-value="('bence.faragó@szeged.com'," calcext:value-type="string">
            <text:p>('bence.faragó@szeged.com',</text:p>
          </table:table-cell>
          <table:table-cell table:formula="of:=&quot;HASHBYTES('SHA2_512', '&quot;&amp;[.N94]&amp;&quot;'),&quot;" office:value-type="string" office:string-value="HASHBYTES('SHA2_512', 'cy54hqqsfg')," calcext:value-type="string">
            <text:p>HASHBYTES('SHA2_512', 'cy54hqqsfg'),</text:p>
          </table:table-cell>
          <table:table-cell table:formula="of:=[.O94]&amp;&quot;,&quot;" office:value-type="string" office:string-value="1," calcext:value-type="string">
            <text:p>1,</text:p>
          </table:table-cell>
          <table:table-cell table:formula="of:=[.P94]&amp;&quot;),&quot;" office:value-type="string" office:string-value="NULL)," calcext:value-type="string">
            <text:p>NULL),</text:p>
          </table:table-cell>
          <table:table-cell/>
          <table:table-cell table:formula="of:=&quot;SELECT '&quot;&amp;[.A94]&amp;&quot;', '&quot;&amp;[.B94]&amp;&quot;', '&quot;&amp;TEXT([.C94]; &quot;yyyy-mm-dd&quot;)&amp;&quot;', '&quot;&amp;[.D94]&amp;&quot;', &quot;&amp;IF([.E94]=&quot;Null&quot;; &quot;Null&quot;; &quot;'&quot;&amp;[.E94]&amp;&quot;'&quot;)&amp;&quot;, '&quot;&amp;[.F94]&amp;&quot;', '&quot;&amp;[.G94]&amp;&quot;', u.Id FROM Users u WHERE EmailAddress = '&quot;&amp;[.Q94]&amp;&quot;' UNION&quot;" office:value-type="string" office:string-value="SELECT 'Bence', 'Faragó', '2002-01-16', 'Hungary', Null, 'Szeged', 'Jakab Lajos utca 6. 1 em/4.', u.Id FROM Users u WHERE EmailAddress = 'bence.faragó@szeged.com' UNION" calcext:value-type="string">
            <text:p>SELECT 'Bence', 'Faragó', '2002-01-16', 'Hungary', Null, 'Szeged', 'Jakab Lajos utca 6. 1 em/4.', u.Id FROM Users u WHERE EmailAddress = 'bence.faragó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0" office:value-type="date" office:date-value="2004-06-03" calcext:value-type="date">
            <text:p>200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2.</text:p>
          </table:table-cell>
          <table:table-cell table:style-name="ce1" office:value-type="string" calcext:value-type="string">
            <text:p>Marko</text:p>
          </table:table-cell>
          <table:table-cell table:style-name="ce1" table:formula="of:=[.B95]" office:value-type="string" office:string-value="Budai" calcext:value-type="string">
            <text:p>Budai</text:p>
          </table:table-cell>
          <table:table-cell table:formula="of:=[.F95]" office:value-type="string" office:string-value="Szeged" calcext:value-type="string">
            <text:p>Szeged</text:p>
          </table:table-cell>
          <table:table-cell table:formula="of:=LOWER([.H95])" office:value-type="string" office:string-value="marko" calcext:value-type="string">
            <text:p>marko</text:p>
          </table:table-cell>
          <table:table-cell table:formula="of:=LOWER([.I95])" office:value-type="string" office:string-value="budai" calcext:value-type="string">
            <text:p>budai</text:p>
          </table:table-cell>
          <table:table-cell table:formula="of:=LOWER([.J95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v31faydhe" calcext:value-type="string">
            <text:p>zv31fayd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5];&quot;.&quot;;[.L95];&quot;@&quot;;[.M95];&quot;.com&quot;)" office:value-type="string" office:string-value="marko.budai@szeged.com" calcext:value-type="string">
            <text:p>marko.budai@szeged.com</text:p>
          </table:table-cell>
          <table:table-cell table:formula="of:=&quot;('&quot;&amp;COM.MICROSOFT.CONCAT([.K95];&quot;.&quot;;[.L95];&quot;@&quot;;[.M95];&quot;.com&quot;)&amp;&quot;',&quot;" office:value-type="string" office:string-value="('marko.budai@szeged.com'," calcext:value-type="string">
            <text:p>('marko.budai@szeged.com',</text:p>
          </table:table-cell>
          <table:table-cell table:formula="of:=&quot;HASHBYTES('SHA2_512', '&quot;&amp;[.N95]&amp;&quot;'),&quot;" office:value-type="string" office:string-value="HASHBYTES('SHA2_512', 'zv31faydhe')," calcext:value-type="string">
            <text:p>HASHBYTES('SHA2_512', 'zv31faydhe'),</text:p>
          </table:table-cell>
          <table:table-cell table:formula="of:=[.O95]&amp;&quot;,&quot;" office:value-type="string" office:string-value="1," calcext:value-type="string">
            <text:p>1,</text:p>
          </table:table-cell>
          <table:table-cell table:formula="of:=[.P95]&amp;&quot;),&quot;" office:value-type="string" office:string-value="NULL)," calcext:value-type="string">
            <text:p>NULL),</text:p>
          </table:table-cell>
          <table:table-cell/>
          <table:table-cell table:formula="of:=&quot;SELECT '&quot;&amp;[.A95]&amp;&quot;', '&quot;&amp;[.B95]&amp;&quot;', '&quot;&amp;TEXT([.C95]; &quot;yyyy-mm-dd&quot;)&amp;&quot;', '&quot;&amp;[.D95]&amp;&quot;', &quot;&amp;IF([.E95]=&quot;Null&quot;; &quot;Null&quot;; &quot;'&quot;&amp;[.E95]&amp;&quot;'&quot;)&amp;&quot;, '&quot;&amp;[.F95]&amp;&quot;', '&quot;&amp;[.G95]&amp;&quot;', u.Id FROM Users u WHERE EmailAddress = '&quot;&amp;[.Q95]&amp;&quot;' UNION&quot;" office:value-type="string" office:string-value="SELECT 'Márkó', 'Budai', '2004-06-03', 'Hungary', Null, 'Szeged', 'Jakab Lajos utca 2.', u.Id FROM Users u WHERE EmailAddress = 'marko.budai@szeged.com' UNION" calcext:value-type="string">
            <text:p>SELECT 'Márkó', 'Budai', '2004-06-03', 'Hungary', Null, 'Szeged', 'Jakab Lajos utca 2.', u.Id FROM Users u WHERE EmailAddress = 'marko.budai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2005-11-24" calcext:value-type="date">
            <text:p>2005-11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argitai utca 51. 2em/8.</text:p>
          </table:table-cell>
          <table:table-cell table:style-name="ce1" office:value-type="string" calcext:value-type="string">
            <text:p>Mario</text:p>
          </table:table-cell>
          <table:table-cell table:style-name="ce1" table:formula="of:=[.B96]" office:value-type="string" office:string-value="Vass" calcext:value-type="string">
            <text:p>Vass</text:p>
          </table:table-cell>
          <table:table-cell table:formula="of:=[.F96]" office:value-type="string" office:string-value="Szeged" calcext:value-type="string">
            <text:p>Szeged</text:p>
          </table:table-cell>
          <table:table-cell table:formula="of:=LOWER([.H96])" office:value-type="string" office:string-value="mario" calcext:value-type="string">
            <text:p>mario</text:p>
          </table:table-cell>
          <table:table-cell table:formula="of:=LOWER([.I96])" office:value-type="string" office:string-value="vass" calcext:value-type="string">
            <text:p>vass</text:p>
          </table:table-cell>
          <table:table-cell table:formula="of:=LOWER([.J96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m85jvcysd" calcext:value-type="string">
            <text:p>vm85jvcy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6];&quot;.&quot;;[.L96];&quot;@&quot;;[.M96];&quot;.com&quot;)" office:value-type="string" office:string-value="mario.vass@szeged.com" calcext:value-type="string">
            <text:p>mario.vass@szeged.com</text:p>
          </table:table-cell>
          <table:table-cell table:formula="of:=&quot;('&quot;&amp;COM.MICROSOFT.CONCAT([.K96];&quot;.&quot;;[.L96];&quot;@&quot;;[.M96];&quot;.com&quot;)&amp;&quot;',&quot;" office:value-type="string" office:string-value="('mario.vass@szeged.com'," calcext:value-type="string">
            <text:p>('mario.vass@szeged.com',</text:p>
          </table:table-cell>
          <table:table-cell table:formula="of:=&quot;HASHBYTES('SHA2_512', '&quot;&amp;[.N96]&amp;&quot;'),&quot;" office:value-type="string" office:string-value="HASHBYTES('SHA2_512', 'vm85jvcysd')," calcext:value-type="string">
            <text:p>HASHBYTES('SHA2_512', 'vm85jvcysd'),</text:p>
          </table:table-cell>
          <table:table-cell table:formula="of:=[.O96]&amp;&quot;,&quot;" office:value-type="string" office:string-value="1," calcext:value-type="string">
            <text:p>1,</text:p>
          </table:table-cell>
          <table:table-cell table:formula="of:=[.P96]&amp;&quot;),&quot;" office:value-type="string" office:string-value="NULL)," calcext:value-type="string">
            <text:p>NULL),</text:p>
          </table:table-cell>
          <table:table-cell/>
          <table:table-cell table:formula="of:=&quot;SELECT '&quot;&amp;[.A96]&amp;&quot;', '&quot;&amp;[.B96]&amp;&quot;', '&quot;&amp;TEXT([.C96]; &quot;yyyy-mm-dd&quot;)&amp;&quot;', '&quot;&amp;[.D96]&amp;&quot;', &quot;&amp;IF([.E96]=&quot;Null&quot;; &quot;Null&quot;; &quot;'&quot;&amp;[.E96]&amp;&quot;'&quot;)&amp;&quot;, '&quot;&amp;[.F96]&amp;&quot;', '&quot;&amp;[.G96]&amp;&quot;', u.Id FROM Users u WHERE EmailAddress = '&quot;&amp;[.Q96]&amp;&quot;' UNION&quot;" office:value-type="string" office:string-value="SELECT 'Márió', 'Vass', '2005-11-24', 'Hungary', Null, 'Szeged', 'Hargitai utca 51. 2em/8.', u.Id FROM Users u WHERE EmailAddress = 'mario.vass@szeged.com' UNION" calcext:value-type="string">
            <text:p>SELECT 'Márió', 'Vass', '2005-11-24', 'Hungary', Null, 'Szeged', 'Hargitai utca 51. 2em/8.', u.Id FROM Users u WHERE EmailAddress = 'mario.vas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2002-09-20" calcext:value-type="date">
            <text:p>2002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ózsef Attila körút 136. 4em/24.</text:p>
          </table:table-cell>
          <table:table-cell table:style-name="ce1" table:formula="of:=[.A97]" office:value-type="string" office:string-value="Vilmos" calcext:value-type="string">
            <text:p>Vilmos</text:p>
          </table:table-cell>
          <table:table-cell table:style-name="ce1" office:value-type="string" calcext:value-type="string">
            <text:p>Kovacs</text:p>
          </table:table-cell>
          <table:table-cell table:formula="of:=[.F97]" office:value-type="string" office:string-value="Szeged" calcext:value-type="string">
            <text:p>Szeged</text:p>
          </table:table-cell>
          <table:table-cell table:formula="of:=LOWER([.H97])" office:value-type="string" office:string-value="vilmos" calcext:value-type="string">
            <text:p>vilmos</text:p>
          </table:table-cell>
          <table:table-cell table:formula="of:=LOWER([.I97])" office:value-type="string" office:string-value="kovacs" calcext:value-type="string">
            <text:p>kovacs</text:p>
          </table:table-cell>
          <table:table-cell table:formula="of:=LOWER([.J97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p40qedphg" calcext:value-type="string">
            <text:p>np40qedph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7];&quot;.&quot;;[.L97];&quot;@&quot;;[.M97];&quot;.com&quot;)" office:value-type="string" office:string-value="vilmos.kovacs@szeged.com" calcext:value-type="string">
            <text:p>vilmos.kovacs@szeged.com</text:p>
          </table:table-cell>
          <table:table-cell table:formula="of:=&quot;('&quot;&amp;COM.MICROSOFT.CONCAT([.K97];&quot;.&quot;;[.L97];&quot;@&quot;;[.M97];&quot;.com&quot;)&amp;&quot;',&quot;" office:value-type="string" office:string-value="('vilmos.kovacs@szeged.com'," calcext:value-type="string">
            <text:p>('vilmos.kovacs@szeged.com',</text:p>
          </table:table-cell>
          <table:table-cell table:formula="of:=&quot;HASHBYTES('SHA2_512', '&quot;&amp;[.N97]&amp;&quot;'),&quot;" office:value-type="string" office:string-value="HASHBYTES('SHA2_512', 'np40qedphg')," calcext:value-type="string">
            <text:p>HASHBYTES('SHA2_512', 'np40qedphg'),</text:p>
          </table:table-cell>
          <table:table-cell table:formula="of:=[.O97]&amp;&quot;,&quot;" office:value-type="string" office:string-value="1," calcext:value-type="string">
            <text:p>1,</text:p>
          </table:table-cell>
          <table:table-cell table:formula="of:=[.P97]&amp;&quot;),&quot;" office:value-type="string" office:string-value="NULL)," calcext:value-type="string">
            <text:p>NULL),</text:p>
          </table:table-cell>
          <table:table-cell/>
          <table:table-cell table:formula="of:=&quot;SELECT '&quot;&amp;[.A97]&amp;&quot;', '&quot;&amp;[.B97]&amp;&quot;', '&quot;&amp;TEXT([.C97]; &quot;yyyy-mm-dd&quot;)&amp;&quot;', '&quot;&amp;[.D97]&amp;&quot;', &quot;&amp;IF([.E97]=&quot;Null&quot;; &quot;Null&quot;; &quot;'&quot;&amp;[.E97]&amp;&quot;'&quot;)&amp;&quot;, '&quot;&amp;[.F97]&amp;&quot;', '&quot;&amp;[.G97]&amp;&quot;', u.Id FROM Users u WHERE EmailAddress = '&quot;&amp;[.Q97]&amp;&quot;' UNION&quot;" office:value-type="string" office:string-value="SELECT 'Vilmos', 'Kovács', '2002-09-20', 'Hungary', Null, 'Szeged', 'József Attila körút 136. 4em/24.', u.Id FROM Users u WHERE EmailAddress = 'vilmos.kovacs@szeged.com' UNION" calcext:value-type="string">
            <text:p>SELECT 'Vilmos', 'Kovács', '2002-09-20', 'Hungary', Null, 'Szeged', 'József Attila körút 136. 4em/24.', u.Id FROM Users u WHERE EmailAddress = 'vilmos.kov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04-02-02" calcext:value-type="date">
            <text:p>2004-02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isfaludy utca 17.</text:p>
          </table:table-cell>
          <table:table-cell table:style-name="ce1" table:formula="of:=[.A98]" office:value-type="string" office:string-value="Endre" calcext:value-type="string">
            <text:p>Endre</text:p>
          </table:table-cell>
          <table:table-cell table:style-name="ce1" table:formula="of:=[.B98]" office:value-type="string" office:string-value="Orosz" calcext:value-type="string">
            <text:p>Orosz</text:p>
          </table:table-cell>
          <table:table-cell table:formula="of:=[.F98]" office:value-type="string" office:string-value="Szeged" calcext:value-type="string">
            <text:p>Szeged</text:p>
          </table:table-cell>
          <table:table-cell table:formula="of:=LOWER([.H98])" office:value-type="string" office:string-value="endre" calcext:value-type="string">
            <text:p>endre</text:p>
          </table:table-cell>
          <table:table-cell table:formula="of:=LOWER([.I98])" office:value-type="string" office:string-value="orosz" calcext:value-type="string">
            <text:p>orosz</text:p>
          </table:table-cell>
          <table:table-cell table:formula="of:=LOWER([.J98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x42ahpejl" calcext:value-type="string">
            <text:p>qx42ahpej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8];&quot;.&quot;;[.L98];&quot;@&quot;;[.M98];&quot;.com&quot;)" office:value-type="string" office:string-value="endre.orosz@szeged.com" calcext:value-type="string">
            <text:p>endre.orosz@szeged.com</text:p>
          </table:table-cell>
          <table:table-cell table:formula="of:=&quot;('&quot;&amp;COM.MICROSOFT.CONCAT([.K98];&quot;.&quot;;[.L98];&quot;@&quot;;[.M98];&quot;.com&quot;)&amp;&quot;',&quot;" office:value-type="string" office:string-value="('endre.orosz@szeged.com'," calcext:value-type="string">
            <text:p>('endre.orosz@szeged.com',</text:p>
          </table:table-cell>
          <table:table-cell table:formula="of:=&quot;HASHBYTES('SHA2_512', '&quot;&amp;[.N98]&amp;&quot;'),&quot;" office:value-type="string" office:string-value="HASHBYTES('SHA2_512', 'qx42ahpejl')," calcext:value-type="string">
            <text:p>HASHBYTES('SHA2_512', 'qx42ahpejl'),</text:p>
          </table:table-cell>
          <table:table-cell table:formula="of:=[.O98]&amp;&quot;,&quot;" office:value-type="string" office:string-value="1," calcext:value-type="string">
            <text:p>1,</text:p>
          </table:table-cell>
          <table:table-cell table:formula="of:=[.P98]&amp;&quot;),&quot;" office:value-type="string" office:string-value="NULL)," calcext:value-type="string">
            <text:p>NULL),</text:p>
          </table:table-cell>
          <table:table-cell/>
          <table:table-cell table:formula="of:=&quot;SELECT '&quot;&amp;[.A98]&amp;&quot;', '&quot;&amp;[.B98]&amp;&quot;', '&quot;&amp;TEXT([.C98]; &quot;yyyy-mm-dd&quot;)&amp;&quot;', '&quot;&amp;[.D98]&amp;&quot;', &quot;&amp;IF([.E98]=&quot;Null&quot;; &quot;Null&quot;; &quot;'&quot;&amp;[.E98]&amp;&quot;'&quot;)&amp;&quot;, '&quot;&amp;[.F98]&amp;&quot;', '&quot;&amp;[.G98]&amp;&quot;', u.Id FROM Users u WHERE EmailAddress = '&quot;&amp;[.Q98]&amp;&quot;' UNION&quot;" office:value-type="string" office:string-value="SELECT 'Endre', 'Orosz', '2004-02-02', 'Hungary', Null, 'Szeged', 'Kisfaludy utca 17.', u.Id FROM Users u WHERE EmailAddress = 'endre.orosz@szeged.com' UNION" calcext:value-type="string">
            <text:p>SELECT 'Endre', 'Orosz', '2004-02-02', 'Hungary', Null, 'Szeged', 'Kisfaludy utca 17.', u.Id FROM Users u WHERE EmailAddress = 'endre.orosz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2005-09-19" calcext:value-type="date">
            <text:p>2005-09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Lengyel utca 5. 2em/8.</text:p>
          </table:table-cell>
          <table:table-cell table:style-name="ce1" office:value-type="string" calcext:value-type="string">
            <text:p>Donat</text:p>
          </table:table-cell>
          <table:table-cell table:style-name="ce1" office:value-type="string" calcext:value-type="string">
            <text:p>Feher</text:p>
          </table:table-cell>
          <table:table-cell table:formula="of:=[.F99]" office:value-type="string" office:string-value="Szeged" calcext:value-type="string">
            <text:p>Szeged</text:p>
          </table:table-cell>
          <table:table-cell table:formula="of:=LOWER([.H99])" office:value-type="string" office:string-value="donat" calcext:value-type="string">
            <text:p>donat</text:p>
          </table:table-cell>
          <table:table-cell table:formula="of:=LOWER([.I99])" office:value-type="string" office:string-value="feher" calcext:value-type="string">
            <text:p>feher</text:p>
          </table:table-cell>
          <table:table-cell table:formula="of:=LOWER([.J99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n45pjutbm" calcext:value-type="string">
            <text:p>an45pjut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9];&quot;.&quot;;[.L99];&quot;@&quot;;[.M99];&quot;.com&quot;)" office:value-type="string" office:string-value="donat.feher@szeged.com" calcext:value-type="string">
            <text:p>donat.feher@szeged.com</text:p>
          </table:table-cell>
          <table:table-cell table:formula="of:=&quot;('&quot;&amp;COM.MICROSOFT.CONCAT([.K99];&quot;.&quot;;[.L99];&quot;@&quot;;[.M99];&quot;.com&quot;)&amp;&quot;',&quot;" office:value-type="string" office:string-value="('donat.feher@szeged.com'," calcext:value-type="string">
            <text:p>('donat.feher@szeged.com',</text:p>
          </table:table-cell>
          <table:table-cell table:formula="of:=&quot;HASHBYTES('SHA2_512', '&quot;&amp;[.N99]&amp;&quot;'),&quot;" office:value-type="string" office:string-value="HASHBYTES('SHA2_512', 'an45pjutbm')," calcext:value-type="string">
            <text:p>HASHBYTES('SHA2_512', 'an45pjutbm'),</text:p>
          </table:table-cell>
          <table:table-cell table:formula="of:=[.O99]&amp;&quot;,&quot;" office:value-type="string" office:string-value="1," calcext:value-type="string">
            <text:p>1,</text:p>
          </table:table-cell>
          <table:table-cell table:formula="of:=[.P9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9]&amp;&quot;', '&quot;&amp;[.B99]&amp;&quot;', '&quot;&amp;TEXT([.C99]; &quot;yyyy-mm-dd&quot;)&amp;&quot;', '&quot;&amp;[.D99]&amp;&quot;', &quot;&amp;IF([.E99]=&quot;Null&quot;; &quot;Null&quot;; &quot;'&quot;&amp;[.E99]&amp;&quot;'&quot;)&amp;&quot;, '&quot;&amp;[.F99]&amp;&quot;', '&quot;&amp;[.G99]&amp;&quot;', u.Id FROM Users u WHERE EmailAddress = '&quot;&amp;[.Q99]&amp;&quot;' UNION&quot;" office:value-type="string" office:string-value="SELECT 'Donát', 'Fehér', '2005-09-19', 'Hungary', Null, 'Szeged', 'Lengyel utca 5. 2em/8.', u.Id FROM Users u WHERE EmailAddress = 'donat.feher@szeged.com' UNION" calcext:value-type="string">
            <text:p>SELECT 'Donát', 'Fehér', '2005-09-19', 'Hungary', Null, 'Szeged', 'Lengyel utca 5. 2em/8.', u.Id FROM Users u WHERE EmailAddress = 'donat.fehe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0" office:value-type="date" office:date-value="2005-10-18" calcext:value-type="date">
            <text:p>2005-10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ent Mihály utca 7.</text:p>
          </table:table-cell>
          <table:table-cell table:style-name="ce1" table:formula="of:=[.A100]" office:value-type="string" office:string-value="Domonkos" calcext:value-type="string">
            <text:p>Domonkos</text:p>
          </table:table-cell>
          <table:table-cell table:style-name="ce1" table:formula="of:=[.B100]" office:value-type="string" office:string-value="Major" calcext:value-type="string">
            <text:p>Major</text:p>
          </table:table-cell>
          <table:table-cell table:formula="of:=[.F100]" office:value-type="string" office:string-value="Szeged" calcext:value-type="string">
            <text:p>Szeged</text:p>
          </table:table-cell>
          <table:table-cell table:formula="of:=LOWER([.H100])" office:value-type="string" office:string-value="domonkos" calcext:value-type="string">
            <text:p>domonkos</text:p>
          </table:table-cell>
          <table:table-cell table:formula="of:=LOWER([.I100])" office:value-type="string" office:string-value="major" calcext:value-type="string">
            <text:p>major</text:p>
          </table:table-cell>
          <table:table-cell table:formula="of:=LOWER([.J100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s96dtpcbz" calcext:value-type="string">
            <text:p>js96dtpcb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0];&quot;.&quot;;[.L100];&quot;@&quot;;[.M100];&quot;.com&quot;)" office:value-type="string" office:string-value="domonkos.major@szeged.com" calcext:value-type="string">
            <text:p>domonkos.major@szeged.com</text:p>
          </table:table-cell>
          <table:table-cell table:formula="of:=&quot;('&quot;&amp;COM.MICROSOFT.CONCAT([.K100];&quot;.&quot;;[.L100];&quot;@&quot;;[.M100];&quot;.com&quot;)&amp;&quot;',&quot;" office:value-type="string" office:string-value="('domonkos.major@szeged.com'," calcext:value-type="string">
            <text:p>('domonkos.major@szeged.com',</text:p>
          </table:table-cell>
          <table:table-cell table:formula="of:=&quot;HASHBYTES('SHA2_512', '&quot;&amp;[.N100]&amp;&quot;'),&quot;" office:value-type="string" office:string-value="HASHBYTES('SHA2_512', 'js96dtpcbz')," calcext:value-type="string">
            <text:p>HASHBYTES('SHA2_512', 'js96dtpcbz'),</text:p>
          </table:table-cell>
          <table:table-cell table:formula="of:=[.O100]&amp;&quot;,&quot;" office:value-type="string" office:string-value="1," calcext:value-type="string">
            <text:p>1,</text:p>
          </table:table-cell>
          <table:table-cell table:formula="of:=[.P10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0]&amp;&quot;', '&quot;&amp;[.B100]&amp;&quot;', '&quot;&amp;TEXT([.C100]; &quot;yyyy-mm-dd&quot;)&amp;&quot;', '&quot;&amp;[.D100]&amp;&quot;', &quot;&amp;IF([.E100]=&quot;Null&quot;; &quot;Null&quot;; &quot;'&quot;&amp;[.E100]&amp;&quot;'&quot;)&amp;&quot;, '&quot;&amp;[.F100]&amp;&quot;', '&quot;&amp;[.G100]&amp;&quot;', u.Id FROM Users u WHERE EmailAddress = '&quot;&amp;[.Q100]&amp;&quot;' UNION&quot;" office:value-type="string" office:string-value="SELECT 'Domonkos', 'Major', '2005-10-18', 'Hungary', Null, 'Szeged', 'Szent Mihály utca 7.', u.Id FROM Users u WHERE EmailAddress = 'domonkos.major@szeged.com' UNION" calcext:value-type="string">
            <text:p>SELECT 'Domonkos', 'Major', '2005-10-18', 'Hungary', Null, 'Szeged', 'Szent Mihály utca 7.', u.Id FROM Users u WHERE EmailAddress = 'domonkos.majo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0" office:value-type="date" office:date-value="2003-08-27" calcext:value-type="date">
            <text:p>2003-08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3em/12.</text:p>
          </table:table-cell>
          <table:table-cell table:style-name="ce1" table:formula="of:=[.A101]" office:value-type="string" office:string-value="Csenge" calcext:value-type="string">
            <text:p>Csenge</text:p>
          </table:table-cell>
          <table:table-cell table:style-name="ce1" table:formula="of:=[.B101]" office:value-type="string" office:string-value="Egyed" calcext:value-type="string">
            <text:p>Egyed</text:p>
          </table:table-cell>
          <table:table-cell table:formula="of:=[.F101]" office:value-type="string" office:string-value="Szeged" calcext:value-type="string">
            <text:p>Szeged</text:p>
          </table:table-cell>
          <table:table-cell table:formula="of:=LOWER([.H101])" office:value-type="string" office:string-value="csenge" calcext:value-type="string">
            <text:p>csenge</text:p>
          </table:table-cell>
          <table:table-cell table:formula="of:=LOWER([.I101])" office:value-type="string" office:string-value="egyed" calcext:value-type="string">
            <text:p>egyed</text:p>
          </table:table-cell>
          <table:table-cell table:formula="of:=LOWER([.J10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i68ekmoqm" calcext:value-type="string">
            <text:p>ui68ekmo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1];&quot;.&quot;;[.L101];&quot;@&quot;;[.M101];&quot;.com&quot;)" office:value-type="string" office:string-value="csenge.egyed@szeged.com" calcext:value-type="string">
            <text:p>csenge.egyed@szeged.com</text:p>
          </table:table-cell>
          <table:table-cell table:formula="of:=&quot;('&quot;&amp;COM.MICROSOFT.CONCAT([.K101];&quot;.&quot;;[.L101];&quot;@&quot;;[.M101];&quot;.com&quot;)&amp;&quot;',&quot;" office:value-type="string" office:string-value="('csenge.egyed@szeged.com'," calcext:value-type="string">
            <text:p>('csenge.egyed@szeged.com',</text:p>
          </table:table-cell>
          <table:table-cell table:formula="of:=&quot;HASHBYTES('SHA2_512', '&quot;&amp;[.N101]&amp;&quot;'),&quot;" office:value-type="string" office:string-value="HASHBYTES('SHA2_512', 'ui68ekmoqm')," calcext:value-type="string">
            <text:p>HASHBYTES('SHA2_512', 'ui68ekmoqm'),</text:p>
          </table:table-cell>
          <table:table-cell table:formula="of:=[.O101]&amp;&quot;,&quot;" office:value-type="string" office:string-value="1," calcext:value-type="string">
            <text:p>1,</text:p>
          </table:table-cell>
          <table:table-cell table:formula="of:=[.P10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1]&amp;&quot;', '&quot;&amp;[.B101]&amp;&quot;', '&quot;&amp;TEXT([.C101]; &quot;yyyy-mm-dd&quot;)&amp;&quot;', '&quot;&amp;[.D101]&amp;&quot;', &quot;&amp;IF([.E101]=&quot;Null&quot;; &quot;Null&quot;; &quot;'&quot;&amp;[.E101]&amp;&quot;'&quot;)&amp;&quot;, '&quot;&amp;[.F101]&amp;&quot;', '&quot;&amp;[.G101]&amp;&quot;', u.Id FROM Users u WHERE EmailAddress = '&quot;&amp;[.Q101]&amp;&quot;' UNION&quot;" office:value-type="string" office:string-value="SELECT 'Csenge', 'Egyed', '2003-08-27', 'Hungary', Null, 'Szeged', 'Felső Tisza-part 27. 3em/12.', u.Id FROM Users u WHERE EmailAddress = 'csenge.egyed@szeged.com' UNION" calcext:value-type="string">
            <text:p>SELECT 'Csenge', 'Egyed', '2003-08-27', 'Hungary', Null, 'Szeged', 'Felső Tisza-part 27. 3em/12.', u.Id FROM Users u WHERE EmailAddress = 'csenge.egyed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0" office:value-type="date" office:date-value="2002-03-19" calcext:value-type="date">
            <text:p>2002-03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2em/6.</text:p>
          </table:table-cell>
          <table:table-cell table:style-name="ce1" office:value-type="string" calcext:value-type="string">
            <text:p>Karoly</text:p>
          </table:table-cell>
          <table:table-cell table:style-name="ce1" office:value-type="string" calcext:value-type="string">
            <text:p>Fulop</text:p>
          </table:table-cell>
          <table:table-cell table:formula="of:=[.F102]" office:value-type="string" office:string-value="Szeged" calcext:value-type="string">
            <text:p>Szeged</text:p>
          </table:table-cell>
          <table:table-cell table:formula="of:=LOWER([.H102])" office:value-type="string" office:string-value="karoly" calcext:value-type="string">
            <text:p>karoly</text:p>
          </table:table-cell>
          <table:table-cell table:formula="of:=LOWER([.I102])" office:value-type="string" office:string-value="fulop" calcext:value-type="string">
            <text:p>fulop</text:p>
          </table:table-cell>
          <table:table-cell table:formula="of:=LOWER([.J102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j57lewele" calcext:value-type="string">
            <text:p>wj57lew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2];&quot;.&quot;;[.L102];&quot;@&quot;;[.M102];&quot;.com&quot;)" office:value-type="string" office:string-value="karoly.fulop@szeged.com" calcext:value-type="string">
            <text:p>karoly.fulop@szeged.com</text:p>
          </table:table-cell>
          <table:table-cell table:formula="of:=&quot;('&quot;&amp;COM.MICROSOFT.CONCAT([.K102];&quot;.&quot;;[.L102];&quot;@&quot;;[.M102];&quot;.com&quot;)&amp;&quot;',&quot;" office:value-type="string" office:string-value="('karoly.fulop@szeged.com'," calcext:value-type="string">
            <text:p>('karoly.fulop@szeged.com',</text:p>
          </table:table-cell>
          <table:table-cell table:formula="of:=&quot;HASHBYTES('SHA2_512', '&quot;&amp;[.N102]&amp;&quot;'),&quot;" office:value-type="string" office:string-value="HASHBYTES('SHA2_512', 'wj57lewele')," calcext:value-type="string">
            <text:p>HASHBYTES('SHA2_512', 'wj57lewele'),</text:p>
          </table:table-cell>
          <table:table-cell table:formula="of:=[.O102]&amp;&quot;,&quot;" office:value-type="string" office:string-value="1," calcext:value-type="string">
            <text:p>1,</text:p>
          </table:table-cell>
          <table:table-cell table:formula="of:=[.P10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2]&amp;&quot;', '&quot;&amp;[.B102]&amp;&quot;', '&quot;&amp;TEXT([.C102]; &quot;yyyy-mm-dd&quot;)&amp;&quot;', '&quot;&amp;[.D102]&amp;&quot;', &quot;&amp;IF([.E102]=&quot;Null&quot;; &quot;Null&quot;; &quot;'&quot;&amp;[.E102]&amp;&quot;'&quot;)&amp;&quot;, '&quot;&amp;[.F102]&amp;&quot;', '&quot;&amp;[.G102]&amp;&quot;', u.Id FROM Users u WHERE EmailAddress = '&quot;&amp;[.Q102]&amp;&quot;' UNION&quot;" office:value-type="string" office:string-value="SELECT 'Károly', 'Fülöp', '2002-03-19', 'Hungary', Null, 'Szeged', 'Felső Tisza-part 27. 2em/6.', u.Id FROM Users u WHERE EmailAddress = 'karoly.fulop@szeged.com' UNION" calcext:value-type="string">
            <text:p>SELECT 'Károly', 'Fülöp', '2002-03-19', 'Hungary', Null, 'Szeged', 'Felső Tisza-part 27. 2em/6.', u.Id FROM Users u WHERE EmailAddress = 'karoly.fulop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6-05-29" calcext:value-type="date">
            <text:p>2006-05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Tápai utca 50. 4em/16.</text:p>
          </table:table-cell>
          <table:table-cell table:style-name="ce1" table:formula="of:=[.A103]" office:value-type="string" office:string-value="Henrietta" calcext:value-type="string">
            <text:p>Henrietta</text:p>
          </table:table-cell>
          <table:table-cell table:style-name="ce1" office:value-type="string" calcext:value-type="string">
            <text:p>Torok</text:p>
          </table:table-cell>
          <table:table-cell table:formula="of:=[.F103]" office:value-type="string" office:string-value="Szeged" calcext:value-type="string">
            <text:p>Szeged</text:p>
          </table:table-cell>
          <table:table-cell table:formula="of:=LOWER([.H103])" office:value-type="string" office:string-value="henrietta" calcext:value-type="string">
            <text:p>henrietta</text:p>
          </table:table-cell>
          <table:table-cell table:formula="of:=LOWER([.I103])" office:value-type="string" office:string-value="torok" calcext:value-type="string">
            <text:p>torok</text:p>
          </table:table-cell>
          <table:table-cell table:formula="of:=LOWER([.J103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z10eghlei" calcext:value-type="string">
            <text:p>uz10eghl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3];&quot;.&quot;;[.L103];&quot;@&quot;;[.M103];&quot;.com&quot;)" office:value-type="string" office:string-value="henrietta.torok@szeged.com" calcext:value-type="string">
            <text:p>henrietta.torok@szeged.com</text:p>
          </table:table-cell>
          <table:table-cell table:formula="of:=&quot;('&quot;&amp;COM.MICROSOFT.CONCAT([.K103];&quot;.&quot;;[.L103];&quot;@&quot;;[.M103];&quot;.com&quot;)&amp;&quot;',&quot;" office:value-type="string" office:string-value="('henrietta.torok@szeged.com'," calcext:value-type="string">
            <text:p>('henrietta.torok@szeged.com',</text:p>
          </table:table-cell>
          <table:table-cell table:formula="of:=&quot;HASHBYTES('SHA2_512', '&quot;&amp;[.N103]&amp;&quot;'),&quot;" office:value-type="string" office:string-value="HASHBYTES('SHA2_512', 'uz10eghlei')," calcext:value-type="string">
            <text:p>HASHBYTES('SHA2_512', 'uz10eghlei'),</text:p>
          </table:table-cell>
          <table:table-cell table:formula="of:=[.O103]&amp;&quot;,&quot;" office:value-type="string" office:string-value="1," calcext:value-type="string">
            <text:p>1,</text:p>
          </table:table-cell>
          <table:table-cell table:formula="of:=[.P10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3]&amp;&quot;', '&quot;&amp;[.B103]&amp;&quot;', '&quot;&amp;TEXT([.C103]; &quot;yyyy-mm-dd&quot;)&amp;&quot;', '&quot;&amp;[.D103]&amp;&quot;', &quot;&amp;IF([.E103]=&quot;Null&quot;; &quot;Null&quot;; &quot;'&quot;&amp;[.E103]&amp;&quot;'&quot;)&amp;&quot;, '&quot;&amp;[.F103]&amp;&quot;', '&quot;&amp;[.G103]&amp;&quot;', u.Id FROM Users u WHERE EmailAddress = '&quot;&amp;[.Q103]&amp;&quot;' UNION&quot;" office:value-type="string" office:string-value="SELECT 'Henrietta', 'Török', '2006-05-29', 'Hungary', Null, 'Szeged', 'Tápai utca 50. 4em/16.', u.Id FROM Users u WHERE EmailAddress = 'henrietta.torok@szeged.com' UNION" calcext:value-type="string">
            <text:p>SELECT 'Henrietta', 'Török', '2006-05-29', 'Hungary', Null, 'Szeged', 'Tápai utca 50. 4em/16.', u.Id FROM Users u WHERE EmailAddress = 'henrietta.toro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0" office:value-type="date" office:date-value="2002-10-08" calcext:value-type="date">
            <text:p>2002-10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ite Pál utca 3. 1em/5.</text:p>
          </table:table-cell>
          <table:table-cell table:style-name="ce1" office:value-type="string" calcext:value-type="string">
            <text:p>Sandor</text:p>
          </table:table-cell>
          <table:table-cell table:style-name="ce1" office:value-type="string" calcext:value-type="string">
            <text:p>Marton</text:p>
          </table:table-cell>
          <table:table-cell table:formula="of:=[.F104]" office:value-type="string" office:string-value="Szeged" calcext:value-type="string">
            <text:p>Szeged</text:p>
          </table:table-cell>
          <table:table-cell table:formula="of:=LOWER([.H104])" office:value-type="string" office:string-value="sandor" calcext:value-type="string">
            <text:p>sandor</text:p>
          </table:table-cell>
          <table:table-cell table:formula="of:=LOWER([.I104])" office:value-type="string" office:string-value="marton" calcext:value-type="string">
            <text:p>marton</text:p>
          </table:table-cell>
          <table:table-cell table:formula="of:=LOWER([.J104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w26fcapma" calcext:value-type="string">
            <text:p>jw26fcap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4];&quot;.&quot;;[.L104];&quot;@&quot;;[.M104];&quot;.com&quot;)" office:value-type="string" office:string-value="sandor.marton@szeged.com" calcext:value-type="string">
            <text:p>sandor.marton@szeged.com</text:p>
          </table:table-cell>
          <table:table-cell table:formula="of:=&quot;('&quot;&amp;COM.MICROSOFT.CONCAT([.K104];&quot;.&quot;;[.L104];&quot;@&quot;;[.M104];&quot;.com&quot;)&amp;&quot;',&quot;" office:value-type="string" office:string-value="('sandor.marton@szeged.com'," calcext:value-type="string">
            <text:p>('sandor.marton@szeged.com',</text:p>
          </table:table-cell>
          <table:table-cell table:formula="of:=&quot;HASHBYTES('SHA2_512', '&quot;&amp;[.N104]&amp;&quot;'),&quot;" office:value-type="string" office:string-value="HASHBYTES('SHA2_512', 'jw26fcapma')," calcext:value-type="string">
            <text:p>HASHBYTES('SHA2_512', 'jw26fcapma'),</text:p>
          </table:table-cell>
          <table:table-cell table:formula="of:=[.O104]&amp;&quot;,&quot;" office:value-type="string" office:string-value="1," calcext:value-type="string">
            <text:p>1,</text:p>
          </table:table-cell>
          <table:table-cell table:formula="of:=[.P10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4]&amp;&quot;', '&quot;&amp;[.B104]&amp;&quot;', '&quot;&amp;TEXT([.C104]; &quot;yyyy-mm-dd&quot;)&amp;&quot;', '&quot;&amp;[.D104]&amp;&quot;', &quot;&amp;IF([.E104]=&quot;Null&quot;; &quot;Null&quot;; &quot;'&quot;&amp;[.E104]&amp;&quot;'&quot;)&amp;&quot;, '&quot;&amp;[.F104]&amp;&quot;', '&quot;&amp;[.G104]&amp;&quot;', u.Id FROM Users u WHERE EmailAddress = '&quot;&amp;[.Q104]&amp;&quot;' UNION&quot;" office:value-type="string" office:string-value="SELECT 'Sándor', 'Márton', '2002-10-08', 'Hungary', Null, 'Szeged', 'Bite Pál utca 3. 1em/5.', u.Id FROM Users u WHERE EmailAddress = 'sandor.marton@szeged.com' UNION" calcext:value-type="string">
            <text:p>SELECT 'Sándor', 'Márton', '2002-10-08', 'Hungary', Null, 'Szeged', 'Bite Pál utca 3. 1em/5.', u.Id FROM Users u WHERE EmailAddress = 'sandor.mart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0" office:value-type="date" office:date-value="2006-01-11" calcext:value-type="date">
            <text:p>2006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ájus 1 utca 16.</text:p>
          </table:table-cell>
          <table:table-cell table:style-name="ce1" office:value-type="string" calcext:value-type="string">
            <text:p>Akos</text:p>
          </table:table-cell>
          <table:table-cell table:style-name="ce1" table:formula="of:=[.B105]" office:value-type="string" office:string-value="Kis" calcext:value-type="string">
            <text:p>Kis</text:p>
          </table:table-cell>
          <table:table-cell table:formula="of:=[.F105]" office:value-type="string" office:string-value="Szeged" calcext:value-type="string">
            <text:p>Szeged</text:p>
          </table:table-cell>
          <table:table-cell table:formula="of:=LOWER([.H105])" office:value-type="string" office:string-value="akos" calcext:value-type="string">
            <text:p>akos</text:p>
          </table:table-cell>
          <table:table-cell table:formula="of:=LOWER([.I105])" office:value-type="string" office:string-value="kis" calcext:value-type="string">
            <text:p>kis</text:p>
          </table:table-cell>
          <table:table-cell table:formula="of:=LOWER([.J105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d26xxmtaq" calcext:value-type="string">
            <text:p>jd26xxmt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5];&quot;.&quot;;[.L105];&quot;@&quot;;[.M105];&quot;.com&quot;)" office:value-type="string" office:string-value="akos.kis@szeged.com" calcext:value-type="string">
            <text:p>akos.kis@szeged.com</text:p>
          </table:table-cell>
          <table:table-cell table:formula="of:=&quot;('&quot;&amp;COM.MICROSOFT.CONCAT([.K105];&quot;.&quot;;[.L105];&quot;@&quot;;[.M105];&quot;.com&quot;)&amp;&quot;',&quot;" office:value-type="string" office:string-value="('akos.kis@szeged.com'," calcext:value-type="string">
            <text:p>('akos.kis@szeged.com',</text:p>
          </table:table-cell>
          <table:table-cell table:formula="of:=&quot;HASHBYTES('SHA2_512', '&quot;&amp;[.N105]&amp;&quot;'),&quot;" office:value-type="string" office:string-value="HASHBYTES('SHA2_512', 'jd26xxmtaq')," calcext:value-type="string">
            <text:p>HASHBYTES('SHA2_512', 'jd26xxmtaq'),</text:p>
          </table:table-cell>
          <table:table-cell table:formula="of:=[.O105]&amp;&quot;,&quot;" office:value-type="string" office:string-value="1," calcext:value-type="string">
            <text:p>1,</text:p>
          </table:table-cell>
          <table:table-cell table:formula="of:=[.P10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5]&amp;&quot;', '&quot;&amp;[.B105]&amp;&quot;', '&quot;&amp;TEXT([.C105]; &quot;yyyy-mm-dd&quot;)&amp;&quot;', '&quot;&amp;[.D105]&amp;&quot;', &quot;&amp;IF([.E105]=&quot;Null&quot;; &quot;Null&quot;; &quot;'&quot;&amp;[.E105]&amp;&quot;'&quot;)&amp;&quot;, '&quot;&amp;[.F105]&amp;&quot;', '&quot;&amp;[.G105]&amp;&quot;', u.Id FROM Users u WHERE EmailAddress = '&quot;&amp;[.Q105]&amp;&quot;' UNION&quot;" office:value-type="string" office:string-value="SELECT 'Ákos', 'Kis', '2006-01-11', 'Hungary', Null, 'Szeged', 'Május 1 utca 16.', u.Id FROM Users u WHERE EmailAddress = 'akos.kis@szeged.com' UNION" calcext:value-type="string">
            <text:p>SELECT 'Ákos', 'Kis', '2006-01-11', 'Hungary', Null, 'Szeged', 'Május 1 utca 16.', u.Id FROM Users u WHERE EmailAddress = 'akos.ki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5-01-08" calcext:value-type="date">
            <text:p>2005-0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3.</text:p>
          </table:table-cell>
          <table:table-cell table:style-name="ce1" table:formula="of:=[.A106]" office:value-type="string" office:string-value="Vanessza" calcext:value-type="string">
            <text:p>Vanessza</text:p>
          </table:table-cell>
          <table:table-cell table:style-name="ce1" table:formula="of:=[.B106]" office:value-type="string" office:string-value="Kelemen" calcext:value-type="string">
            <text:p>Kelemen</text:p>
          </table:table-cell>
          <table:table-cell table:formula="of:=[.F106]" office:value-type="string" office:string-value="Szeged" calcext:value-type="string">
            <text:p>Szeged</text:p>
          </table:table-cell>
          <table:table-cell table:formula="of:=LOWER([.H106])" office:value-type="string" office:string-value="vanessza" calcext:value-type="string">
            <text:p>vanessza</text:p>
          </table:table-cell>
          <table:table-cell table:formula="of:=LOWER([.I106])" office:value-type="string" office:string-value="kelemen" calcext:value-type="string">
            <text:p>kelemen</text:p>
          </table:table-cell>
          <table:table-cell table:formula="of:=LOWER([.J106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h96dadfty" calcext:value-type="string">
            <text:p>qh96dad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6];&quot;.&quot;;[.L106];&quot;@&quot;;[.M106];&quot;.com&quot;)" office:value-type="string" office:string-value="vanessza.kelemen@szeged.com" calcext:value-type="string">
            <text:p>vanessza.kelemen@szeged.com</text:p>
          </table:table-cell>
          <table:table-cell table:formula="of:=&quot;('&quot;&amp;COM.MICROSOFT.CONCAT([.K106];&quot;.&quot;;[.L106];&quot;@&quot;;[.M106];&quot;.com&quot;)&amp;&quot;',&quot;" office:value-type="string" office:string-value="('vanessza.kelemen@szeged.com'," calcext:value-type="string">
            <text:p>('vanessza.kelemen@szeged.com',</text:p>
          </table:table-cell>
          <table:table-cell table:formula="of:=&quot;HASHBYTES('SHA2_512', '&quot;&amp;[.N106]&amp;&quot;'),&quot;" office:value-type="string" office:string-value="HASHBYTES('SHA2_512', 'qh96dadfty')," calcext:value-type="string">
            <text:p>HASHBYTES('SHA2_512', 'qh96dadfty'),</text:p>
          </table:table-cell>
          <table:table-cell table:formula="of:=[.O106]&amp;&quot;,&quot;" office:value-type="string" office:string-value="1," calcext:value-type="string">
            <text:p>1,</text:p>
          </table:table-cell>
          <table:table-cell table:formula="of:=[.P10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6]&amp;&quot;', '&quot;&amp;[.B106]&amp;&quot;', '&quot;&amp;TEXT([.C106]; &quot;yyyy-mm-dd&quot;)&amp;&quot;', '&quot;&amp;[.D106]&amp;&quot;', &quot;&amp;IF([.E106]=&quot;Null&quot;; &quot;Null&quot;; &quot;'&quot;&amp;[.E106]&amp;&quot;'&quot;)&amp;&quot;, '&quot;&amp;[.F106]&amp;&quot;', '&quot;&amp;[.G106]&amp;&quot;', u.Id FROM Users u WHERE EmailAddress = '&quot;&amp;[.Q106]&amp;&quot;' UNION&quot;" office:value-type="string" office:string-value="SELECT 'Vanessza', 'Kelemen', '2005-01-08', 'Hungary', Null, 'Szeged', 'Sólyom utca 9/A. 3Em/13.', u.Id FROM Users u WHERE EmailAddress = 'vanessza.kelemen@szeged.com' UNION" calcext:value-type="string">
            <text:p>SELECT 'Vanessza', 'Kelemen', '2005-01-08', 'Hungary', Null, 'Szeged', 'Sólyom utca 9/A. 3Em/13.', u.Id FROM Users u WHERE EmailAddress = 'vanessza.keleme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0" office:value-type="date" office:date-value="2006-07-08" calcext:value-type="date">
            <text:p>2006-07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2.</text:p>
          </table:table-cell>
          <table:table-cell table:style-name="ce1" table:formula="of:=[.A107]" office:value-type="string" office:string-value="Blanka" calcext:value-type="string">
            <text:p>Blanka</text:p>
          </table:table-cell>
          <table:table-cell table:style-name="ce1" office:value-type="string" calcext:value-type="string">
            <text:p>Orsos</text:p>
          </table:table-cell>
          <table:table-cell table:formula="of:=[.F107]" office:value-type="string" office:string-value="Szeged" calcext:value-type="string">
            <text:p>Szeged</text:p>
          </table:table-cell>
          <table:table-cell table:formula="of:=LOWER([.H107])" office:value-type="string" office:string-value="blanka" calcext:value-type="string">
            <text:p>blanka</text:p>
          </table:table-cell>
          <table:table-cell table:formula="of:=LOWER([.I107])" office:value-type="string" office:string-value="orsos" calcext:value-type="string">
            <text:p>orsos</text:p>
          </table:table-cell>
          <table:table-cell table:formula="of:=LOWER([.J107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k33lktpuh" calcext:value-type="string">
            <text:p>gk33lktp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7];&quot;.&quot;;[.L107];&quot;@&quot;;[.M107];&quot;.com&quot;)" office:value-type="string" office:string-value="blanka.orsos@szeged.com" calcext:value-type="string">
            <text:p>blanka.orsos@szeged.com</text:p>
          </table:table-cell>
          <table:table-cell table:formula="of:=&quot;('&quot;&amp;COM.MICROSOFT.CONCAT([.K107];&quot;.&quot;;[.L107];&quot;@&quot;;[.M107];&quot;.com&quot;)&amp;&quot;',&quot;" office:value-type="string" office:string-value="('blanka.orsos@szeged.com'," calcext:value-type="string">
            <text:p>('blanka.orsos@szeged.com',</text:p>
          </table:table-cell>
          <table:table-cell table:formula="of:=&quot;HASHBYTES('SHA2_512', '&quot;&amp;[.N107]&amp;&quot;'),&quot;" office:value-type="string" office:string-value="HASHBYTES('SHA2_512', 'gk33lktpuh')," calcext:value-type="string">
            <text:p>HASHBYTES('SHA2_512', 'gk33lktpuh'),</text:p>
          </table:table-cell>
          <table:table-cell table:formula="of:=[.O107]&amp;&quot;,&quot;" office:value-type="string" office:string-value="1," calcext:value-type="string">
            <text:p>1,</text:p>
          </table:table-cell>
          <table:table-cell table:formula="of:=[.P10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7]&amp;&quot;', '&quot;&amp;[.B107]&amp;&quot;', '&quot;&amp;TEXT([.C107]; &quot;yyyy-mm-dd&quot;)&amp;&quot;', '&quot;&amp;[.D107]&amp;&quot;', &quot;&amp;IF([.E107]=&quot;Null&quot;; &quot;Null&quot;; &quot;'&quot;&amp;[.E107]&amp;&quot;'&quot;)&amp;&quot;, '&quot;&amp;[.F107]&amp;&quot;', '&quot;&amp;[.G107]&amp;&quot;', u.Id FROM Users u WHERE EmailAddress = '&quot;&amp;[.Q107]&amp;&quot;' UNION&quot;" office:value-type="string" office:string-value="SELECT 'Blanka', 'Orsós', '2006-07-08', 'Hungary', Null, 'Szeged', 'Sólyom utca 9/A. 3Em/12.', u.Id FROM Users u WHERE EmailAddress = 'blanka.orsos@szeged.com' UNION" calcext:value-type="string">
            <text:p>SELECT 'Blanka', 'Orsós', '2006-07-08', 'Hungary', Null, 'Szeged', 'Sólyom utca 9/A. 3Em/12.', u.Id FROM Users u WHERE EmailAddress = 'blanka.ors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0" office:value-type="date" office:date-value="2004-07-22" calcext:value-type="date">
            <text:p>2004-07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örlő utca 6. 2em/7.</text:p>
          </table:table-cell>
          <table:table-cell table:style-name="ce1" table:formula="of:=[.A108]" office:value-type="string" office:string-value="Gergely" calcext:value-type="string">
            <text:p>Gergely</text:p>
          </table:table-cell>
          <table:table-cell table:style-name="ce1" table:formula="of:=[.B108]" office:value-type="string" office:string-value="Szekeres" calcext:value-type="string">
            <text:p>Szekeres</text:p>
          </table:table-cell>
          <table:table-cell table:formula="of:=[.F108]" office:value-type="string" office:string-value="Szeged" calcext:value-type="string">
            <text:p>Szeged</text:p>
          </table:table-cell>
          <table:table-cell table:formula="of:=LOWER([.H108])" office:value-type="string" office:string-value="gergely" calcext:value-type="string">
            <text:p>gergely</text:p>
          </table:table-cell>
          <table:table-cell table:formula="of:=LOWER([.I108])" office:value-type="string" office:string-value="szekeres" calcext:value-type="string">
            <text:p>szekeres</text:p>
          </table:table-cell>
          <table:table-cell table:formula="of:=LOWER([.J108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m54iqstit" calcext:value-type="string">
            <text:p>wm54iqst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8];&quot;.&quot;;[.L108];&quot;@&quot;;[.M108];&quot;.com&quot;)" office:value-type="string" office:string-value="gergely.szekeres@szeged.com" calcext:value-type="string">
            <text:p>gergely.szekeres@szeged.com</text:p>
          </table:table-cell>
          <table:table-cell table:formula="of:=&quot;('&quot;&amp;COM.MICROSOFT.CONCAT([.K108];&quot;.&quot;;[.L108];&quot;@&quot;;[.M108];&quot;.com&quot;)&amp;&quot;',&quot;" office:value-type="string" office:string-value="('gergely.szekeres@szeged.com'," calcext:value-type="string">
            <text:p>('gergely.szekeres@szeged.com',</text:p>
          </table:table-cell>
          <table:table-cell table:formula="of:=&quot;HASHBYTES('SHA2_512', '&quot;&amp;[.N108]&amp;&quot;'),&quot;" office:value-type="string" office:string-value="HASHBYTES('SHA2_512', 'wm54iqstit')," calcext:value-type="string">
            <text:p>HASHBYTES('SHA2_512', 'wm54iqstit'),</text:p>
          </table:table-cell>
          <table:table-cell table:formula="of:=[.O108]&amp;&quot;,&quot;" office:value-type="string" office:string-value="1," calcext:value-type="string">
            <text:p>1,</text:p>
          </table:table-cell>
          <table:table-cell table:formula="of:=[.P10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8]&amp;&quot;', '&quot;&amp;[.B108]&amp;&quot;', '&quot;&amp;TEXT([.C108]; &quot;yyyy-mm-dd&quot;)&amp;&quot;', '&quot;&amp;[.D108]&amp;&quot;', &quot;&amp;IF([.E108]=&quot;Null&quot;; &quot;Null&quot;; &quot;'&quot;&amp;[.E108]&amp;&quot;'&quot;)&amp;&quot;, '&quot;&amp;[.F108]&amp;&quot;', '&quot;&amp;[.G108]&amp;&quot;', u.Id FROM Users u WHERE EmailAddress = '&quot;&amp;[.Q108]&amp;&quot;' UNION&quot;" office:value-type="string" office:string-value="SELECT 'Gergely', 'Szekeres', '2004-07-22', 'Hungary', 'Serbia', 'Szeged', 'Csörlő utca 6. 2em/7.', u.Id FROM Users u WHERE EmailAddress = 'gergely.szekeres@szeged.com' UNION" calcext:value-type="string">
            <text:p>SELECT 'Gergely', 'Szekeres', '2004-07-22', 'Hungary', 'Serbia', 'Szeged', 'Csörlő utca 6. 2em/7.', u.Id FROM Users u WHERE EmailAddress = 'gergely.szekere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0" office:value-type="date" office:date-value="2004-03-20" calcext:value-type="date">
            <text:p>2004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apitány utca 6.</text:p>
          </table:table-cell>
          <table:table-cell table:style-name="ce1" office:value-type="string" calcext:value-type="string">
            <text:p>Marton</text:p>
          </table:table-cell>
          <table:table-cell table:style-name="ce1" table:formula="of:=[.B109]" office:value-type="string" office:string-value="Jakab" calcext:value-type="string">
            <text:p>Jakab</text:p>
          </table:table-cell>
          <table:table-cell table:formula="of:=[.F109]" office:value-type="string" office:string-value="Szeged" calcext:value-type="string">
            <text:p>Szeged</text:p>
          </table:table-cell>
          <table:table-cell table:formula="of:=LOWER([.H109])" office:value-type="string" office:string-value="marton" calcext:value-type="string">
            <text:p>marton</text:p>
          </table:table-cell>
          <table:table-cell table:formula="of:=LOWER([.I109])" office:value-type="string" office:string-value="jakab" calcext:value-type="string">
            <text:p>jakab</text:p>
          </table:table-cell>
          <table:table-cell table:formula="of:=LOWER([.J109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t65sjmcjm" calcext:value-type="string">
            <text:p>it65sjmcj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9];&quot;.&quot;;[.L109];&quot;@&quot;;[.M109];&quot;.com&quot;)" office:value-type="string" office:string-value="marton.jakab@szeged.com" calcext:value-type="string">
            <text:p>marton.jakab@szeged.com</text:p>
          </table:table-cell>
          <table:table-cell table:formula="of:=&quot;('&quot;&amp;COM.MICROSOFT.CONCAT([.K109];&quot;.&quot;;[.L109];&quot;@&quot;;[.M109];&quot;.com&quot;)&amp;&quot;',&quot;" office:value-type="string" office:string-value="('marton.jakab@szeged.com'," calcext:value-type="string">
            <text:p>('marton.jakab@szeged.com',</text:p>
          </table:table-cell>
          <table:table-cell table:formula="of:=&quot;HASHBYTES('SHA2_512', '&quot;&amp;[.N109]&amp;&quot;'),&quot;" office:value-type="string" office:string-value="HASHBYTES('SHA2_512', 'it65sjmcjm')," calcext:value-type="string">
            <text:p>HASHBYTES('SHA2_512', 'it65sjmcjm'),</text:p>
          </table:table-cell>
          <table:table-cell table:formula="of:=[.O109]&amp;&quot;,&quot;" office:value-type="string" office:string-value="1," calcext:value-type="string">
            <text:p>1,</text:p>
          </table:table-cell>
          <table:table-cell table:formula="of:=[.P10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9]&amp;&quot;', '&quot;&amp;[.B109]&amp;&quot;', '&quot;&amp;TEXT([.C109]; &quot;yyyy-mm-dd&quot;)&amp;&quot;', '&quot;&amp;[.D109]&amp;&quot;', &quot;&amp;IF([.E109]=&quot;Null&quot;; &quot;Null&quot;; &quot;'&quot;&amp;[.E109]&amp;&quot;'&quot;)&amp;&quot;, '&quot;&amp;[.F109]&amp;&quot;', '&quot;&amp;[.G109]&amp;&quot;', u.Id FROM Users u WHERE EmailAddress = '&quot;&amp;[.Q109]&amp;&quot;' UNION&quot;" office:value-type="string" office:string-value="SELECT 'Márton', 'Jakab', '2004-03-20', 'Hungary', Null, 'Szeged', 'Kapitány utca 6.', u.Id FROM Users u WHERE EmailAddress = 'marton.jakab@szeged.com' UNION" calcext:value-type="string">
            <text:p>SELECT 'Márton', 'Jakab', '2004-03-20', 'Hungary', Null, 'Szeged', 'Kapitány utca 6.', u.Id FROM Users u WHERE EmailAddress = 'marton.jakab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0" office:value-type="date" office:date-value="2006-03-26" calcext:value-type="date">
            <text:p>2006-03-2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bolya utca 6.</text:p>
          </table:table-cell>
          <table:table-cell table:style-name="ce1" table:formula="of:=[.A110]" office:value-type="string" office:string-value="Barnabás" calcext:value-type="string">
            <text:p>Barnabás</text:p>
          </table:table-cell>
          <table:table-cell table:style-name="ce1" office:value-type="string" calcext:value-type="string">
            <text:p>Gal</text:p>
          </table:table-cell>
          <table:table-cell table:formula="of:=[.F110]" office:value-type="string" office:string-value="Szeged" calcext:value-type="string">
            <text:p>Szeged</text:p>
          </table:table-cell>
          <table:table-cell table:formula="of:=LOWER([.H110])" office:value-type="string" office:string-value="barnabás" calcext:value-type="string">
            <text:p>barnabás</text:p>
          </table:table-cell>
          <table:table-cell table:formula="of:=LOWER([.I110])" office:value-type="string" office:string-value="gal" calcext:value-type="string">
            <text:p>gal</text:p>
          </table:table-cell>
          <table:table-cell table:formula="of:=LOWER([.J110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a19zrtvjl" calcext:value-type="string">
            <text:p>qa19zrtvj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0];&quot;.&quot;;[.L110];&quot;@&quot;;[.M110];&quot;.com&quot;)" office:value-type="string" office:string-value="barnabás.gal@szeged.com" calcext:value-type="string">
            <text:p>barnabás.gal@szeged.com</text:p>
          </table:table-cell>
          <table:table-cell table:formula="of:=&quot;('&quot;&amp;COM.MICROSOFT.CONCAT([.K110];&quot;.&quot;;[.L110];&quot;@&quot;;[.M110];&quot;.com&quot;)&amp;&quot;',&quot;" office:value-type="string" office:string-value="('barnabás.gal@szeged.com'," calcext:value-type="string">
            <text:p>('barnabás.gal@szeged.com',</text:p>
          </table:table-cell>
          <table:table-cell table:formula="of:=&quot;HASHBYTES('SHA2_512', '&quot;&amp;[.N110]&amp;&quot;'),&quot;" office:value-type="string" office:string-value="HASHBYTES('SHA2_512', 'qa19zrtvjl')," calcext:value-type="string">
            <text:p>HASHBYTES('SHA2_512', 'qa19zrtvjl'),</text:p>
          </table:table-cell>
          <table:table-cell table:formula="of:=[.O110]&amp;&quot;,&quot;" office:value-type="string" office:string-value="1," calcext:value-type="string">
            <text:p>1,</text:p>
          </table:table-cell>
          <table:table-cell table:formula="of:=[.P1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0]&amp;&quot;', '&quot;&amp;[.B110]&amp;&quot;', '&quot;&amp;TEXT([.C110]; &quot;yyyy-mm-dd&quot;)&amp;&quot;', '&quot;&amp;[.D110]&amp;&quot;', &quot;&amp;IF([.E110]=&quot;Null&quot;; &quot;Null&quot;; &quot;'&quot;&amp;[.E110]&amp;&quot;'&quot;)&amp;&quot;, '&quot;&amp;[.F110]&amp;&quot;', '&quot;&amp;[.G110]&amp;&quot;', u.Id FROM Users u WHERE EmailAddress = '&quot;&amp;[.Q110]&amp;&quot;' UNION&quot;" office:value-type="string" office:string-value="SELECT 'Barnabás', 'Gál', '2006-03-26', 'Hungary', Null, 'Szeged', 'Ibolya utca 6.', u.Id FROM Users u WHERE EmailAddress = 'barnabás.gal@szeged.com' UNION" calcext:value-type="string">
            <text:p>SELECT 'Barnabás', 'Gál', '2006-03-26', 'Hungary', Null, 'Szeged', 'Ibolya utca 6.', u.Id FROM Users u WHERE EmailAddress = 'barnabás.ga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3-06-10" calcext:value-type="date">
            <text:p>2003-06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erney utca 32.</text:p>
          </table:table-cell>
          <table:table-cell table:style-name="ce1" table:formula="of:=[.A111]" office:value-type="string" office:string-value="András" calcext:value-type="string">
            <text:p>András</text:p>
          </table:table-cell>
          <table:table-cell table:style-name="ce1" office:value-type="string" calcext:value-type="string">
            <text:p>Gulyas</text:p>
          </table:table-cell>
          <table:table-cell table:formula="of:=[.F111]" office:value-type="string" office:string-value="Szeged" calcext:value-type="string">
            <text:p>Szeged</text:p>
          </table:table-cell>
          <table:table-cell table:formula="of:=LOWER([.H111])" office:value-type="string" office:string-value="andrás" calcext:value-type="string">
            <text:p>andrás</text:p>
          </table:table-cell>
          <table:table-cell table:formula="of:=LOWER([.I111])" office:value-type="string" office:string-value="gulyas" calcext:value-type="string">
            <text:p>gulyas</text:p>
          </table:table-cell>
          <table:table-cell table:formula="of:=LOWER([.J11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o11gtgiad" calcext:value-type="string">
            <text:p>fo11gtgi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1];&quot;.&quot;;[.L111];&quot;@&quot;;[.M111];&quot;.com&quot;)" office:value-type="string" office:string-value="andrás.gulyas@szeged.com" calcext:value-type="string">
            <text:p>andrás.gulyas@szeged.com</text:p>
          </table:table-cell>
          <table:table-cell table:formula="of:=&quot;('&quot;&amp;COM.MICROSOFT.CONCAT([.K111];&quot;.&quot;;[.L111];&quot;@&quot;;[.M111];&quot;.com&quot;)&amp;&quot;',&quot;" office:value-type="string" office:string-value="('andrás.gulyas@szeged.com'," calcext:value-type="string">
            <text:p>('andrás.gulyas@szeged.com',</text:p>
          </table:table-cell>
          <table:table-cell table:formula="of:=&quot;HASHBYTES('SHA2_512', '&quot;&amp;[.N111]&amp;&quot;'),&quot;" office:value-type="string" office:string-value="HASHBYTES('SHA2_512', 'fo11gtgiad')," calcext:value-type="string">
            <text:p>HASHBYTES('SHA2_512', 'fo11gtgiad'),</text:p>
          </table:table-cell>
          <table:table-cell table:formula="of:=[.O111]&amp;&quot;,&quot;" office:value-type="string" office:string-value="1," calcext:value-type="string">
            <text:p>1,</text:p>
          </table:table-cell>
          <table:table-cell table:formula="of:=[.P1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1]&amp;&quot;', '&quot;&amp;[.B111]&amp;&quot;', '&quot;&amp;TEXT([.C111]; &quot;yyyy-mm-dd&quot;)&amp;&quot;', '&quot;&amp;[.D111]&amp;&quot;', &quot;&amp;IF([.E111]=&quot;Null&quot;; &quot;Null&quot;; &quot;'&quot;&amp;[.E111]&amp;&quot;'&quot;)&amp;&quot;, '&quot;&amp;[.F111]&amp;&quot;', '&quot;&amp;[.G111]&amp;&quot;', u.Id FROM Users u WHERE EmailAddress = '&quot;&amp;[.Q111]&amp;&quot;' UNION&quot;" office:value-type="string" office:string-value="SELECT 'András', 'Gulyás', '2003-06-10', 'Hungary', Null, 'Szeged', 'Jerney utca 32.', u.Id FROM Users u WHERE EmailAddress = 'andrás.gulyas@szeged.com' UNION" calcext:value-type="string">
            <text:p>SELECT 'András', 'Gulyás', '2003-06-10', 'Hungary', Null, 'Szeged', 'Jerney utca 32.', u.Id FROM Users u WHERE EmailAddress = 'andrás.gulya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0" office:value-type="date" office:date-value="2005-03-28" calcext:value-type="date">
            <text:p>2005-03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maszék</text:p>
          </table:table-cell>
          <table:table-cell office:value-type="string" calcext:value-type="string">
            <text:p>József Attila utca 32.</text:p>
          </table:table-cell>
          <table:table-cell table:style-name="ce1" table:formula="of:=[.A112]" office:value-type="string" office:string-value="Antal" calcext:value-type="string">
            <text:p>Antal</text:p>
          </table:table-cell>
          <table:table-cell table:style-name="ce1" office:value-type="string" calcext:value-type="string">
            <text:p>Meszaros</text:p>
          </table:table-cell>
          <table:table-cell office:value-type="string" calcext:value-type="string">
            <text:p>Domaszek</text:p>
          </table:table-cell>
          <table:table-cell table:formula="of:=LOWER([.H112])" office:value-type="string" office:string-value="antal" calcext:value-type="string">
            <text:p>antal</text:p>
          </table:table-cell>
          <table:table-cell table:formula="of:=LOWER([.I112])" office:value-type="string" office:string-value="meszaros" calcext:value-type="string">
            <text:p>meszaros</text:p>
          </table:table-cell>
          <table:table-cell table:formula="of:=LOWER([.J112])" office:value-type="string" office:string-value="domaszek" calcext:value-type="string">
            <text:p>domaszek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z33ujfnvi" calcext:value-type="string">
            <text:p>rz33ujfn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2];&quot;.&quot;;[.L112];&quot;@&quot;;[.M112];&quot;.com&quot;)" office:value-type="string" office:string-value="antal.meszaros@domaszek.com" calcext:value-type="string">
            <text:p>antal.meszaros@domaszek.com</text:p>
          </table:table-cell>
          <table:table-cell table:formula="of:=&quot;('&quot;&amp;COM.MICROSOFT.CONCAT([.K112];&quot;.&quot;;[.L112];&quot;@&quot;;[.M112];&quot;.com&quot;)&amp;&quot;',&quot;" office:value-type="string" office:string-value="('antal.meszaros@domaszek.com'," calcext:value-type="string">
            <text:p>('antal.meszaros@domaszek.com',</text:p>
          </table:table-cell>
          <table:table-cell table:formula="of:=&quot;HASHBYTES('SHA2_512', '&quot;&amp;[.N112]&amp;&quot;'),&quot;" office:value-type="string" office:string-value="HASHBYTES('SHA2_512', 'rz33ujfnvi')," calcext:value-type="string">
            <text:p>HASHBYTES('SHA2_512', 'rz33ujfnvi'),</text:p>
          </table:table-cell>
          <table:table-cell table:formula="of:=[.O112]&amp;&quot;,&quot;" office:value-type="string" office:string-value="1," calcext:value-type="string">
            <text:p>1,</text:p>
          </table:table-cell>
          <table:table-cell table:formula="of:=[.P1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2]&amp;&quot;', '&quot;&amp;[.B112]&amp;&quot;', '&quot;&amp;TEXT([.C112]; &quot;yyyy-mm-dd&quot;)&amp;&quot;', '&quot;&amp;[.D112]&amp;&quot;', &quot;&amp;IF([.E112]=&quot;Null&quot;; &quot;Null&quot;; &quot;'&quot;&amp;[.E112]&amp;&quot;'&quot;)&amp;&quot;, '&quot;&amp;[.F112]&amp;&quot;', '&quot;&amp;[.G112]&amp;&quot;', u.Id FROM Users u WHERE EmailAddress = '&quot;&amp;[.Q112]&amp;&quot;' UNION&quot;" office:value-type="string" office:string-value="SELECT 'Antal', 'Mészáros', '2005-03-28', 'Hungary', Null, 'Domaszék', 'József Attila utca 32.', u.Id FROM Users u WHERE EmailAddress = 'antal.meszaros@domaszek.com' UNION" calcext:value-type="string">
            <text:p>SELECT 'Antal', 'Mészáros', '2005-03-28', 'Hungary', Null, 'Domaszék', 'József Attila utca 32.', u.Id FROM Users u WHERE EmailAddress = 'antal.meszaros@domaszek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0" office:value-type="date" office:date-value="2003-08-29" calcext:value-type="date">
            <text:p>2003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18.</text:p>
          </table:table-cell>
          <table:table-cell table:style-name="ce1" table:formula="of:=[.A113]" office:value-type="string" office:string-value="Krisztofer" calcext:value-type="string">
            <text:p>Krisztofer</text:p>
          </table:table-cell>
          <table:table-cell table:style-name="ce1" office:value-type="string" calcext:value-type="string">
            <text:p>Vaszoly</text:p>
          </table:table-cell>
          <table:table-cell table:formula="of:=[.F113]" office:value-type="string" office:string-value="Szeged" calcext:value-type="string">
            <text:p>Szeged</text:p>
          </table:table-cell>
          <table:table-cell table:formula="of:=LOWER([.H113])" office:value-type="string" office:string-value="krisztofer" calcext:value-type="string">
            <text:p>krisztofer</text:p>
          </table:table-cell>
          <table:table-cell table:formula="of:=LOWER([.I113])" office:value-type="string" office:string-value="vaszoly" calcext:value-type="string">
            <text:p>vaszoly</text:p>
          </table:table-cell>
          <table:table-cell table:formula="of:=LOWER([.J113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x42uydyfp" calcext:value-type="string">
            <text:p>jx42uydy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3];&quot;.&quot;;[.L113];&quot;@&quot;;[.M113];&quot;.com&quot;)" office:value-type="string" office:string-value="krisztofer.vaszoly@szeged.com" calcext:value-type="string">
            <text:p>krisztofer.vaszoly@szeged.com</text:p>
          </table:table-cell>
          <table:table-cell table:formula="of:=&quot;('&quot;&amp;COM.MICROSOFT.CONCAT([.K113];&quot;.&quot;;[.L113];&quot;@&quot;;[.M113];&quot;.com&quot;)&amp;&quot;',&quot;" office:value-type="string" office:string-value="('krisztofer.vaszoly@szeged.com'," calcext:value-type="string">
            <text:p>('krisztofer.vaszoly@szeged.com',</text:p>
          </table:table-cell>
          <table:table-cell table:formula="of:=&quot;HASHBYTES('SHA2_512', '&quot;&amp;[.N113]&amp;&quot;'),&quot;" office:value-type="string" office:string-value="HASHBYTES('SHA2_512', 'jx42uydyfp')," calcext:value-type="string">
            <text:p>HASHBYTES('SHA2_512', 'jx42uydyfp'),</text:p>
          </table:table-cell>
          <table:table-cell table:formula="of:=[.O113]&amp;&quot;,&quot;" office:value-type="string" office:string-value="1," calcext:value-type="string">
            <text:p>1,</text:p>
          </table:table-cell>
          <table:table-cell table:formula="of:=[.P1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3]&amp;&quot;', '&quot;&amp;[.B113]&amp;&quot;', '&quot;&amp;TEXT([.C113]; &quot;yyyy-mm-dd&quot;)&amp;&quot;', '&quot;&amp;[.D113]&amp;&quot;', &quot;&amp;IF([.E113]=&quot;Null&quot;; &quot;Null&quot;; &quot;'&quot;&amp;[.E113]&amp;&quot;'&quot;)&amp;&quot;, '&quot;&amp;[.F113]&amp;&quot;', '&quot;&amp;[.G113]&amp;&quot;', u.Id FROM Users u WHERE EmailAddress = '&quot;&amp;[.Q113]&amp;&quot;' UNION&quot;" office:value-type="string" office:string-value="SELECT 'Krisztofer', 'Vászoly', '2003-08-29', 'Hungary', Null, 'Szeged', 'Blaha Lujza utca 18.', u.Id FROM Users u WHERE EmailAddress = 'krisztofer.vaszoly@szeged.com' UNION" calcext:value-type="string">
            <text:p>SELECT 'Krisztofer', 'Vászoly', '2003-08-29', 'Hungary', Null, 'Szeged', 'Blaha Lujza utca 18.', u.Id FROM Users u WHERE EmailAddress = 'krisztofer.vaszo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20.</text:p>
          </table:table-cell>
          <table:table-cell table:style-name="ce1" table:formula="of:=[.A114]" office:value-type="string" office:string-value="Alexander" calcext:value-type="string">
            <text:p>Alexander</text:p>
          </table:table-cell>
          <table:table-cell table:style-name="ce1" office:value-type="string" calcext:value-type="string">
            <text:p>Orban</text:p>
          </table:table-cell>
          <table:table-cell table:formula="of:=[.F114]" office:value-type="string" office:string-value="Szeged" calcext:value-type="string">
            <text:p>Szeged</text:p>
          </table:table-cell>
          <table:table-cell table:formula="of:=LOWER([.H114])" office:value-type="string" office:string-value="alexander" calcext:value-type="string">
            <text:p>alexander</text:p>
          </table:table-cell>
          <table:table-cell table:formula="of:=LOWER([.I114])" office:value-type="string" office:string-value="orban" calcext:value-type="string">
            <text:p>orban</text:p>
          </table:table-cell>
          <table:table-cell table:formula="of:=LOWER([.J114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l11wwudws" calcext:value-type="string">
            <text:p>ul11wwud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4];&quot;.&quot;;[.L114];&quot;@&quot;;[.M114];&quot;.com&quot;)" office:value-type="string" office:string-value="alexander.orban@szeged.com" calcext:value-type="string">
            <text:p>alexander.orban@szeged.com</text:p>
          </table:table-cell>
          <table:table-cell table:formula="of:=&quot;('&quot;&amp;COM.MICROSOFT.CONCAT([.K114];&quot;.&quot;;[.L114];&quot;@&quot;;[.M114];&quot;.com&quot;)&amp;&quot;',&quot;" office:value-type="string" office:string-value="('alexander.orban@szeged.com'," calcext:value-type="string">
            <text:p>('alexander.orban@szeged.com',</text:p>
          </table:table-cell>
          <table:table-cell table:formula="of:=&quot;HASHBYTES('SHA2_512', '&quot;&amp;[.N114]&amp;&quot;'),&quot;" office:value-type="string" office:string-value="HASHBYTES('SHA2_512', 'ul11wwudws')," calcext:value-type="string">
            <text:p>HASHBYTES('SHA2_512', 'ul11wwudws'),</text:p>
          </table:table-cell>
          <table:table-cell table:formula="of:=[.O114]&amp;&quot;,&quot;" office:value-type="string" office:string-value="1," calcext:value-type="string">
            <text:p>1,</text:p>
          </table:table-cell>
          <table:table-cell table:formula="of:=[.P1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4]&amp;&quot;', '&quot;&amp;[.B114]&amp;&quot;', '&quot;&amp;TEXT([.C114]; &quot;yyyy-mm-dd&quot;)&amp;&quot;', '&quot;&amp;[.D114]&amp;&quot;', &quot;&amp;IF([.E114]=&quot;Null&quot;; &quot;Null&quot;; &quot;'&quot;&amp;[.E114]&amp;&quot;'&quot;)&amp;&quot;, '&quot;&amp;[.F114]&amp;&quot;', '&quot;&amp;[.G114]&amp;&quot;', u.Id FROM Users u WHERE EmailAddress = '&quot;&amp;[.Q114]&amp;&quot;' UNION&quot;" office:value-type="string" office:string-value="SELECT 'Alexander', 'Orbán', '2003-10-13', 'Hungary', Null, 'Szeged', 'Blaha Lujza utca 20.', u.Id FROM Users u WHERE EmailAddress = 'alexander.orban@szeged.com' UNION" calcext:value-type="string">
            <text:p>SELECT 'Alexander', 'Orbán', '2003-10-13', 'Hungary', Null, 'Szeged', 'Blaha Lujza utca 20.', u.Id FROM Users u WHERE EmailAddress = 'alexander.orba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0" office:value-type="date" office:date-value="2004-04-09" calcext:value-type="date">
            <text:p>2004-04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atymaz</text:p>
          </table:table-cell>
          <table:table-cell office:value-type="string" calcext:value-type="string">
            <text:p>Béke utca 64.</text:p>
          </table:table-cell>
          <table:table-cell table:style-name="ce1" office:value-type="string" calcext:value-type="string">
            <text:p>Nandor</text:p>
          </table:table-cell>
          <table:table-cell table:style-name="ce1" table:formula="of:=[.B115]" office:value-type="string" office:string-value="Major" calcext:value-type="string">
            <text:p>Major</text:p>
          </table:table-cell>
          <table:table-cell table:formula="of:=[.F115]" office:value-type="string" office:string-value="Szatymaz" calcext:value-type="string">
            <text:p>Szatymaz</text:p>
          </table:table-cell>
          <table:table-cell table:formula="of:=LOWER([.H115])" office:value-type="string" office:string-value="nandor" calcext:value-type="string">
            <text:p>nandor</text:p>
          </table:table-cell>
          <table:table-cell table:formula="of:=LOWER([.I115])" office:value-type="string" office:string-value="major" calcext:value-type="string">
            <text:p>major</text:p>
          </table:table-cell>
          <table:table-cell table:formula="of:=LOWER([.J115])" office:value-type="string" office:string-value="szatymaz" calcext:value-type="string">
            <text:p>szatym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g92eotazq" calcext:value-type="string">
            <text:p>qg92eotaz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5];&quot;.&quot;;[.L115];&quot;@&quot;;[.M115];&quot;.com&quot;)" office:value-type="string" office:string-value="nandor.major@szatymaz.com" calcext:value-type="string">
            <text:p>nandor.major@szatymaz.com</text:p>
          </table:table-cell>
          <table:table-cell table:formula="of:=&quot;('&quot;&amp;COM.MICROSOFT.CONCAT([.K115];&quot;.&quot;;[.L115];&quot;@&quot;;[.M115];&quot;.com&quot;)&amp;&quot;',&quot;" office:value-type="string" office:string-value="('nandor.major@szatymaz.com'," calcext:value-type="string">
            <text:p>('nandor.major@szatymaz.com',</text:p>
          </table:table-cell>
          <table:table-cell table:formula="of:=&quot;HASHBYTES('SHA2_512', '&quot;&amp;[.N115]&amp;&quot;'),&quot;" office:value-type="string" office:string-value="HASHBYTES('SHA2_512', 'qg92eotazq')," calcext:value-type="string">
            <text:p>HASHBYTES('SHA2_512', 'qg92eotazq'),</text:p>
          </table:table-cell>
          <table:table-cell table:formula="of:=[.O115]&amp;&quot;,&quot;" office:value-type="string" office:string-value="1," calcext:value-type="string">
            <text:p>1,</text:p>
          </table:table-cell>
          <table:table-cell table:formula="of:=[.P1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5]&amp;&quot;', '&quot;&amp;[.B115]&amp;&quot;', '&quot;&amp;TEXT([.C115]; &quot;yyyy-mm-dd&quot;)&amp;&quot;', '&quot;&amp;[.D115]&amp;&quot;', &quot;&amp;IF([.E115]=&quot;Null&quot;; &quot;Null&quot;; &quot;'&quot;&amp;[.E115]&amp;&quot;'&quot;)&amp;&quot;, '&quot;&amp;[.F115]&amp;&quot;', '&quot;&amp;[.G115]&amp;&quot;', u.Id FROM Users u WHERE EmailAddress = '&quot;&amp;[.Q115]&amp;&quot;' UNION&quot;" office:value-type="string" office:string-value="SELECT 'Nándor', 'Major', '2004-04-09', 'Hungary', Null, 'Szatymaz', 'Béke utca 64.', u.Id FROM Users u WHERE EmailAddress = 'nandor.major@szatymaz.com' UNION" calcext:value-type="string">
            <text:p>SELECT 'Nándor', 'Major', '2004-04-09', 'Hungary', Null, 'Szatymaz', 'Béke utca 64.', u.Id FROM Users u WHERE EmailAddress = 'nandor.major@szatym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2006-06-02" calcext:value-type="date">
            <text:p>200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Vásárhelyi utca 31.</text:p>
          </table:table-cell>
          <table:table-cell table:style-name="ce1" table:formula="of:=[.A116]" office:value-type="string" office:string-value="Dominik" calcext:value-type="string">
            <text:p>Dominik</text:p>
          </table:table-cell>
          <table:table-cell table:style-name="ce1" table:formula="of:=[.B116]" office:value-type="string" office:string-value="Vincze" calcext:value-type="string">
            <text:p>Vincze</text:p>
          </table:table-cell>
          <table:table-cell table:formula="of:=[.F116]" office:value-type="string" office:string-value="Maroslele" calcext:value-type="string">
            <text:p>Maroslele</text:p>
          </table:table-cell>
          <table:table-cell table:formula="of:=LOWER([.H116])" office:value-type="string" office:string-value="dominik" calcext:value-type="string">
            <text:p>dominik</text:p>
          </table:table-cell>
          <table:table-cell table:formula="of:=LOWER([.I116])" office:value-type="string" office:string-value="vincze" calcext:value-type="string">
            <text:p>vincze</text:p>
          </table:table-cell>
          <table:table-cell table:formula="of:=LOWER([.J116])" office:value-type="string" office:string-value="maroslele" calcext:value-type="string">
            <text:p>maroslel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r78vxosgu" calcext:value-type="string">
            <text:p>pr78vxos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6];&quot;.&quot;;[.L116];&quot;@&quot;;[.M116];&quot;.com&quot;)" office:value-type="string" office:string-value="dominik.vincze@maroslele.com" calcext:value-type="string">
            <text:p>dominik.vincze@maroslele.com</text:p>
          </table:table-cell>
          <table:table-cell table:formula="of:=&quot;('&quot;&amp;COM.MICROSOFT.CONCAT([.K116];&quot;.&quot;;[.L116];&quot;@&quot;;[.M116];&quot;.com&quot;)&amp;&quot;',&quot;" office:value-type="string" office:string-value="('dominik.vincze@maroslele.com'," calcext:value-type="string">
            <text:p>('dominik.vincze@maroslele.com',</text:p>
          </table:table-cell>
          <table:table-cell table:formula="of:=&quot;HASHBYTES('SHA2_512', '&quot;&amp;[.N116]&amp;&quot;'),&quot;" office:value-type="string" office:string-value="HASHBYTES('SHA2_512', 'pr78vxosgu')," calcext:value-type="string">
            <text:p>HASHBYTES('SHA2_512', 'pr78vxosgu'),</text:p>
          </table:table-cell>
          <table:table-cell table:formula="of:=[.O116]&amp;&quot;,&quot;" office:value-type="string" office:string-value="1," calcext:value-type="string">
            <text:p>1,</text:p>
          </table:table-cell>
          <table:table-cell table:formula="of:=[.P1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6]&amp;&quot;', '&quot;&amp;[.B116]&amp;&quot;', '&quot;&amp;TEXT([.C116]; &quot;yyyy-mm-dd&quot;)&amp;&quot;', '&quot;&amp;[.D116]&amp;&quot;', &quot;&amp;IF([.E116]=&quot;Null&quot;; &quot;Null&quot;; &quot;'&quot;&amp;[.E116]&amp;&quot;'&quot;)&amp;&quot;, '&quot;&amp;[.F116]&amp;&quot;', '&quot;&amp;[.G116]&amp;&quot;', u.Id FROM Users u WHERE EmailAddress = '&quot;&amp;[.Q116]&amp;&quot;' UNION&quot;" office:value-type="string" office:string-value="SELECT 'Dominik', 'Vincze', '2006-06-02', 'Hungary', Null, 'Maroslele', 'Vásárhelyi utca 31.', u.Id FROM Users u WHERE EmailAddress = 'dominik.vincze@maroslele.com' UNION" calcext:value-type="string">
            <text:p>SELECT 'Dominik', 'Vincze', '2006-06-02', 'Hungary', Null, 'Maroslele', 'Vásárhelyi utca 31.', u.Id FROM Users u WHERE EmailAddress = 'dominik.vincze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0" office:value-type="date" office:date-value="2006-06-18" calcext:value-type="date">
            <text:p>2006-06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Szőlő utca 4.</text:p>
          </table:table-cell>
          <table:table-cell table:style-name="ce1" table:formula="of:=[.A117]" office:value-type="string" office:string-value="Patrik" calcext:value-type="string">
            <text:p>Patrik</text:p>
          </table:table-cell>
          <table:table-cell table:style-name="ce1" table:formula="of:=[.B117]" office:value-type="string" office:string-value="Kis" calcext:value-type="string">
            <text:p>Kis</text:p>
          </table:table-cell>
          <table:table-cell table:formula="of:=[.F117]" office:value-type="string" office:string-value="Kiszombor" calcext:value-type="string">
            <text:p>Kiszombor</text:p>
          </table:table-cell>
          <table:table-cell table:formula="of:=LOWER([.H117])" office:value-type="string" office:string-value="patrik" calcext:value-type="string">
            <text:p>patrik</text:p>
          </table:table-cell>
          <table:table-cell table:formula="of:=LOWER([.I117])" office:value-type="string" office:string-value="kis" calcext:value-type="string">
            <text:p>kis</text:p>
          </table:table-cell>
          <table:table-cell table:formula="of:=LOWER([.J117])" office:value-type="string" office:string-value="kiszombor" calcext:value-type="string">
            <text:p>kiszombo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k27mgfngh" calcext:value-type="string">
            <text:p>rk27mgf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7];&quot;.&quot;;[.L117];&quot;@&quot;;[.M117];&quot;.com&quot;)" office:value-type="string" office:string-value="patrik.kis@kiszombor.com" calcext:value-type="string">
            <text:p>patrik.kis@kiszombor.com</text:p>
          </table:table-cell>
          <table:table-cell table:formula="of:=&quot;('&quot;&amp;COM.MICROSOFT.CONCAT([.K117];&quot;.&quot;;[.L117];&quot;@&quot;;[.M117];&quot;.com&quot;)&amp;&quot;',&quot;" office:value-type="string" office:string-value="('patrik.kis@kiszombor.com'," calcext:value-type="string">
            <text:p>('patrik.kis@kiszombor.com',</text:p>
          </table:table-cell>
          <table:table-cell table:formula="of:=&quot;HASHBYTES('SHA2_512', '&quot;&amp;[.N117]&amp;&quot;'),&quot;" office:value-type="string" office:string-value="HASHBYTES('SHA2_512', 'rk27mgfngh')," calcext:value-type="string">
            <text:p>HASHBYTES('SHA2_512', 'rk27mgfngh'),</text:p>
          </table:table-cell>
          <table:table-cell table:formula="of:=[.O117]&amp;&quot;,&quot;" office:value-type="string" office:string-value="1," calcext:value-type="string">
            <text:p>1,</text:p>
          </table:table-cell>
          <table:table-cell table:formula="of:=[.P1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7]&amp;&quot;', '&quot;&amp;[.B117]&amp;&quot;', '&quot;&amp;TEXT([.C117]; &quot;yyyy-mm-dd&quot;)&amp;&quot;', '&quot;&amp;[.D117]&amp;&quot;', &quot;&amp;IF([.E117]=&quot;Null&quot;; &quot;Null&quot;; &quot;'&quot;&amp;[.E117]&amp;&quot;'&quot;)&amp;&quot;, '&quot;&amp;[.F117]&amp;&quot;', '&quot;&amp;[.G117]&amp;&quot;', u.Id FROM Users u WHERE EmailAddress = '&quot;&amp;[.Q117]&amp;&quot;' UNION&quot;" office:value-type="string" office:string-value="SELECT 'Patrik', 'Kis', '2006-06-18', 'Hungary', Null, 'Kiszombor', 'Szőlő utca 4.', u.Id FROM Users u WHERE EmailAddress = 'patrik.kis@kiszombor.com' UNION" calcext:value-type="string">
            <text:p>SELECT 'Patrik', 'Kis', '2006-06-18', 'Hungary', Null, 'Kiszombor', 'Szőlő utca 4.', u.Id FROM Users u WHERE EmailAddress = 'patrik.ki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2005-11-08" calcext:value-type="date">
            <text:p>2005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Dózsa György utca 31.</text:p>
          </table:table-cell>
          <table:table-cell table:style-name="ce1" office:value-type="string" calcext:value-type="string">
            <text:p>Dezso</text:p>
          </table:table-cell>
          <table:table-cell table:style-name="ce1" table:formula="of:=[.B118]" office:value-type="string" office:string-value="Barna" calcext:value-type="string">
            <text:p>Barna</text:p>
          </table:table-cell>
          <table:table-cell table:formula="of:=[.F118]" office:value-type="string" office:string-value="Maroslele" calcext:value-type="string">
            <text:p>Maroslele</text:p>
          </table:table-cell>
          <table:table-cell table:formula="of:=LOWER([.H118])" office:value-type="string" office:string-value="dezso" calcext:value-type="string">
            <text:p>dezso</text:p>
          </table:table-cell>
          <table:table-cell table:formula="of:=LOWER([.I118])" office:value-type="string" office:string-value="barna" calcext:value-type="string">
            <text:p>barna</text:p>
          </table:table-cell>
          <table:table-cell table:formula="of:=LOWER([.J118])" office:value-type="string" office:string-value="maroslele" calcext:value-type="string">
            <text:p>maroslel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o30rxzamz" calcext:value-type="string">
            <text:p>to30rxzam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8];&quot;.&quot;;[.L118];&quot;@&quot;;[.M118];&quot;.com&quot;)" office:value-type="string" office:string-value="dezso.barna@maroslele.com" calcext:value-type="string">
            <text:p>dezso.barna@maroslele.com</text:p>
          </table:table-cell>
          <table:table-cell table:formula="of:=&quot;('&quot;&amp;COM.MICROSOFT.CONCAT([.K118];&quot;.&quot;;[.L118];&quot;@&quot;;[.M118];&quot;.com&quot;)&amp;&quot;',&quot;" office:value-type="string" office:string-value="('dezso.barna@maroslele.com'," calcext:value-type="string">
            <text:p>('dezso.barna@maroslele.com',</text:p>
          </table:table-cell>
          <table:table-cell table:formula="of:=&quot;HASHBYTES('SHA2_512', '&quot;&amp;[.N118]&amp;&quot;'),&quot;" office:value-type="string" office:string-value="HASHBYTES('SHA2_512', 'to30rxzamz')," calcext:value-type="string">
            <text:p>HASHBYTES('SHA2_512', 'to30rxzamz'),</text:p>
          </table:table-cell>
          <table:table-cell table:formula="of:=[.O118]&amp;&quot;,&quot;" office:value-type="string" office:string-value="1," calcext:value-type="string">
            <text:p>1,</text:p>
          </table:table-cell>
          <table:table-cell table:formula="of:=[.P1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8]&amp;&quot;', '&quot;&amp;[.B118]&amp;&quot;', '&quot;&amp;TEXT([.C118]; &quot;yyyy-mm-dd&quot;)&amp;&quot;', '&quot;&amp;[.D118]&amp;&quot;', &quot;&amp;IF([.E118]=&quot;Null&quot;; &quot;Null&quot;; &quot;'&quot;&amp;[.E118]&amp;&quot;'&quot;)&amp;&quot;, '&quot;&amp;[.F118]&amp;&quot;', '&quot;&amp;[.G118]&amp;&quot;', u.Id FROM Users u WHERE EmailAddress = '&quot;&amp;[.Q118]&amp;&quot;' UNION&quot;" office:value-type="string" office:string-value="SELECT 'Dezső', 'Barna', '2005-11-08', 'Hungary', Null, 'Maroslele', 'Dózsa György utca 31.', u.Id FROM Users u WHERE EmailAddress = 'dezso.barna@maroslele.com' UNION" calcext:value-type="string">
            <text:p>SELECT 'Dezső', 'Barna', '2005-11-08', 'Hungary', Null, 'Maroslele', 'Dózsa György utca 31.', u.Id FROM Users u WHERE EmailAddress = 'dezso.barna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3-12-13" calcext:value-type="date">
            <text:p>2003-12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anádpalota</text:p>
          </table:table-cell>
          <table:table-cell office:value-type="string" calcext:value-type="string">
            <text:p>Tompa Mihály utca 12.</text:p>
          </table:table-cell>
          <table:table-cell table:style-name="ce1" office:value-type="string" calcext:value-type="string">
            <text:p>Karoly</text:p>
          </table:table-cell>
          <table:table-cell table:style-name="ce1" office:value-type="string" calcext:value-type="string">
            <text:p>Halasz</text:p>
          </table:table-cell>
          <table:table-cell office:value-type="string" calcext:value-type="string">
            <text:p>Csanadpalota</text:p>
          </table:table-cell>
          <table:table-cell table:formula="of:=LOWER([.H119])" office:value-type="string" office:string-value="karoly" calcext:value-type="string">
            <text:p>karoly</text:p>
          </table:table-cell>
          <table:table-cell table:formula="of:=LOWER([.I119])" office:value-type="string" office:string-value="halasz" calcext:value-type="string">
            <text:p>halasz</text:p>
          </table:table-cell>
          <table:table-cell table:formula="of:=LOWER([.J119])" office:value-type="string" office:string-value="csanadpalota" calcext:value-type="string">
            <text:p>csanadpalot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a34ggrxyr" calcext:value-type="string">
            <text:p>ea34ggrx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9];&quot;.&quot;;[.L119];&quot;@&quot;;[.M119];&quot;.com&quot;)" office:value-type="string" office:string-value="karoly.halasz@csanadpalota.com" calcext:value-type="string">
            <text:p>karoly.halasz@csanadpalota.com</text:p>
          </table:table-cell>
          <table:table-cell table:formula="of:=&quot;('&quot;&amp;COM.MICROSOFT.CONCAT([.K119];&quot;.&quot;;[.L119];&quot;@&quot;;[.M119];&quot;.com&quot;)&amp;&quot;',&quot;" office:value-type="string" office:string-value="('karoly.halasz@csanadpalota.com'," calcext:value-type="string">
            <text:p>('karoly.halasz@csanadpalota.com',</text:p>
          </table:table-cell>
          <table:table-cell table:formula="of:=&quot;HASHBYTES('SHA2_512', '&quot;&amp;[.N119]&amp;&quot;'),&quot;" office:value-type="string" office:string-value="HASHBYTES('SHA2_512', 'ea34ggrxyr')," calcext:value-type="string">
            <text:p>HASHBYTES('SHA2_512', 'ea34ggrxyr'),</text:p>
          </table:table-cell>
          <table:table-cell table:formula="of:=[.O119]&amp;&quot;,&quot;" office:value-type="string" office:string-value="1," calcext:value-type="string">
            <text:p>1,</text:p>
          </table:table-cell>
          <table:table-cell table:formula="of:=[.P1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9]&amp;&quot;', '&quot;&amp;[.B119]&amp;&quot;', '&quot;&amp;TEXT([.C119]; &quot;yyyy-mm-dd&quot;)&amp;&quot;', '&quot;&amp;[.D119]&amp;&quot;', &quot;&amp;IF([.E119]=&quot;Null&quot;; &quot;Null&quot;; &quot;'&quot;&amp;[.E119]&amp;&quot;'&quot;)&amp;&quot;, '&quot;&amp;[.F119]&amp;&quot;', '&quot;&amp;[.G119]&amp;&quot;', u.Id FROM Users u WHERE EmailAddress = '&quot;&amp;[.Q119]&amp;&quot;' UNION&quot;" office:value-type="string" office:string-value="SELECT 'Károly', 'Halász', '2003-12-13', 'Hungary', Null, 'Csanádpalota', 'Tompa Mihály utca 12.', u.Id FROM Users u WHERE EmailAddress = 'karoly.halasz@csanadpalota.com' UNION" calcext:value-type="string">
            <text:p>SELECT 'Károly', 'Halász', '2003-12-13', 'Hungary', Null, 'Csanádpalota', 'Tompa Mihály utca 12.', u.Id FROM Users u WHERE EmailAddress = 'karoly.halasz@csanadpalot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2002-04-06" calcext:value-type="date">
            <text:p>2002-04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2.</text:p>
          </table:table-cell>
          <table:table-cell table:style-name="ce1" office:value-type="string" calcext:value-type="string">
            <text:p>Renato</text:p>
          </table:table-cell>
          <table:table-cell table:style-name="ce1" table:formula="of:=[.B120]" office:value-type="string" office:string-value="Lengyel" calcext:value-type="string">
            <text:p>Lengyel</text:p>
          </table:table-cell>
          <table:table-cell table:formula="of:=[.F120]" office:value-type="string" office:string-value="Szeged" calcext:value-type="string">
            <text:p>Szeged</text:p>
          </table:table-cell>
          <table:table-cell table:formula="of:=LOWER([.H120])" office:value-type="string" office:string-value="renato" calcext:value-type="string">
            <text:p>renato</text:p>
          </table:table-cell>
          <table:table-cell table:formula="of:=LOWER([.I120])" office:value-type="string" office:string-value="lengyel" calcext:value-type="string">
            <text:p>lengyel</text:p>
          </table:table-cell>
          <table:table-cell table:formula="of:=LOWER([.J120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h41zbgplc" calcext:value-type="string">
            <text:p>wh41zbgp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0];&quot;.&quot;;[.L120];&quot;@&quot;;[.M120];&quot;.com&quot;)" office:value-type="string" office:string-value="renato.lengyel@szeged.com" calcext:value-type="string">
            <text:p>renato.lengyel@szeged.com</text:p>
          </table:table-cell>
          <table:table-cell table:formula="of:=&quot;('&quot;&amp;COM.MICROSOFT.CONCAT([.K120];&quot;.&quot;;[.L120];&quot;@&quot;;[.M120];&quot;.com&quot;)&amp;&quot;',&quot;" office:value-type="string" office:string-value="('renato.lengyel@szeged.com'," calcext:value-type="string">
            <text:p>('renato.lengyel@szeged.com',</text:p>
          </table:table-cell>
          <table:table-cell table:formula="of:=&quot;HASHBYTES('SHA2_512', '&quot;&amp;[.N120]&amp;&quot;'),&quot;" office:value-type="string" office:string-value="HASHBYTES('SHA2_512', 'wh41zbgplc')," calcext:value-type="string">
            <text:p>HASHBYTES('SHA2_512', 'wh41zbgplc'),</text:p>
          </table:table-cell>
          <table:table-cell table:formula="of:=[.O120]&amp;&quot;,&quot;" office:value-type="string" office:string-value="1," calcext:value-type="string">
            <text:p>1,</text:p>
          </table:table-cell>
          <table:table-cell table:formula="of:=[.P1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0]&amp;&quot;', '&quot;&amp;[.B120]&amp;&quot;', '&quot;&amp;TEXT([.C120]; &quot;yyyy-mm-dd&quot;)&amp;&quot;', '&quot;&amp;[.D120]&amp;&quot;', &quot;&amp;IF([.E120]=&quot;Null&quot;; &quot;Null&quot;; &quot;'&quot;&amp;[.E120]&amp;&quot;'&quot;)&amp;&quot;, '&quot;&amp;[.F120]&amp;&quot;', '&quot;&amp;[.G120]&amp;&quot;', u.Id FROM Users u WHERE EmailAddress = '&quot;&amp;[.Q120]&amp;&quot;' UNION&quot;" office:value-type="string" office:string-value="SELECT 'Renátó', 'Lengyel', '2002-04-06', 'Hungary', Null, 'Szeged', 'Csap utca 42.', u.Id FROM Users u WHERE EmailAddress = 'renato.lengyel@szeged.com' UNION" calcext:value-type="string">
            <text:p>SELECT 'Renátó', 'Lengyel', '2002-04-06', 'Hungary', Null, 'Szeged', 'Csap utca 42.', u.Id FROM Users u WHERE EmailAddress = 'renato.lengy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2003-01-06" calcext:value-type="date">
            <text:p>2003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8.</text:p>
          </table:table-cell>
          <table:table-cell table:style-name="ce1" table:formula="of:=[.A121]" office:value-type="string" office:string-value="Kinga" calcext:value-type="string">
            <text:p>Kinga</text:p>
          </table:table-cell>
          <table:table-cell table:style-name="ce1" table:formula="of:=[.B121]" office:value-type="string" office:string-value="Veres" calcext:value-type="string">
            <text:p>Veres</text:p>
          </table:table-cell>
          <table:table-cell office:value-type="string" calcext:value-type="string">
            <text:p>Algyo</text:p>
          </table:table-cell>
          <table:table-cell table:formula="of:=LOWER([.H121])" office:value-type="string" office:string-value="kinga" calcext:value-type="string">
            <text:p>kinga</text:p>
          </table:table-cell>
          <table:table-cell table:formula="of:=LOWER([.I121])" office:value-type="string" office:string-value="veres" calcext:value-type="string">
            <text:p>veres</text:p>
          </table:table-cell>
          <table:table-cell table:formula="of:=LOWER([.J121])" office:value-type="string" office:string-value="algyo" calcext:value-type="string">
            <text:p>algyo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l99refwvi" calcext:value-type="string">
            <text:p>yl99refw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1];&quot;.&quot;;[.L121];&quot;@&quot;;[.M121];&quot;.com&quot;)" office:value-type="string" office:string-value="kinga.veres@algyo.com" calcext:value-type="string">
            <text:p>kinga.veres@algyo.com</text:p>
          </table:table-cell>
          <table:table-cell table:formula="of:=&quot;('&quot;&amp;COM.MICROSOFT.CONCAT([.K121];&quot;.&quot;;[.L121];&quot;@&quot;;[.M121];&quot;.com&quot;)&amp;&quot;',&quot;" office:value-type="string" office:string-value="('kinga.veres@algyo.com'," calcext:value-type="string">
            <text:p>('kinga.veres@algyo.com',</text:p>
          </table:table-cell>
          <table:table-cell table:formula="of:=&quot;HASHBYTES('SHA2_512', '&quot;&amp;[.N121]&amp;&quot;'),&quot;" office:value-type="string" office:string-value="HASHBYTES('SHA2_512', 'yl99refwvi')," calcext:value-type="string">
            <text:p>HASHBYTES('SHA2_512', 'yl99refwvi'),</text:p>
          </table:table-cell>
          <table:table-cell table:formula="of:=[.O121]&amp;&quot;,&quot;" office:value-type="string" office:string-value="1," calcext:value-type="string">
            <text:p>1,</text:p>
          </table:table-cell>
          <table:table-cell table:formula="of:=[.P1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1]&amp;&quot;', '&quot;&amp;[.B121]&amp;&quot;', '&quot;&amp;TEXT([.C121]; &quot;yyyy-mm-dd&quot;)&amp;&quot;', '&quot;&amp;[.D121]&amp;&quot;', &quot;&amp;IF([.E121]=&quot;Null&quot;; &quot;Null&quot;; &quot;'&quot;&amp;[.E121]&amp;&quot;'&quot;)&amp;&quot;, '&quot;&amp;[.F121]&amp;&quot;', '&quot;&amp;[.G121]&amp;&quot;', u.Id FROM Users u WHERE EmailAddress = '&quot;&amp;[.Q121]&amp;&quot;' UNION&quot;" office:value-type="string" office:string-value="SELECT 'Kinga', 'Veres', '2003-01-06', 'Hungary', Null, 'Algyő', 'Búvár utca 8.', u.Id FROM Users u WHERE EmailAddress = 'kinga.veres@algyo.com' UNION" calcext:value-type="string">
            <text:p>SELECT 'Kinga', 'Veres', '2003-01-06', 'Hungary', Null, 'Algyő', 'Búvár utca 8.', u.Id FROM Users u WHERE EmailAddress = 'kinga.veres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0" office:value-type="date" office:date-value="2003-11-17" calcext:value-type="date">
            <text:p>2003-11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Réti út 38.</text:p>
          </table:table-cell>
          <table:table-cell table:style-name="ce1" table:formula="of:=[.A122]" office:value-type="string" office:string-value="Armand" calcext:value-type="string">
            <text:p>Armand</text:p>
          </table:table-cell>
          <table:table-cell table:style-name="ce1" office:value-type="string" calcext:value-type="string">
            <text:p>Bodnar</text:p>
          </table:table-cell>
          <table:table-cell table:formula="of:=[.F122]" office:value-type="string" office:string-value="Szeged" calcext:value-type="string">
            <text:p>Szeged</text:p>
          </table:table-cell>
          <table:table-cell table:formula="of:=LOWER([.H122])" office:value-type="string" office:string-value="armand" calcext:value-type="string">
            <text:p>armand</text:p>
          </table:table-cell>
          <table:table-cell table:formula="of:=LOWER([.I122])" office:value-type="string" office:string-value="bodnar" calcext:value-type="string">
            <text:p>bodnar</text:p>
          </table:table-cell>
          <table:table-cell table:formula="of:=LOWER([.J122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d84wkzowb" calcext:value-type="string">
            <text:p>zd84wkzow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2];&quot;.&quot;;[.L122];&quot;@&quot;;[.M122];&quot;.com&quot;)" office:value-type="string" office:string-value="armand.bodnar@szeged.com" calcext:value-type="string">
            <text:p>armand.bodnar@szeged.com</text:p>
          </table:table-cell>
          <table:table-cell table:formula="of:=&quot;('&quot;&amp;COM.MICROSOFT.CONCAT([.K122];&quot;.&quot;;[.L122];&quot;@&quot;;[.M122];&quot;.com&quot;)&amp;&quot;',&quot;" office:value-type="string" office:string-value="('armand.bodnar@szeged.com'," calcext:value-type="string">
            <text:p>('armand.bodnar@szeged.com',</text:p>
          </table:table-cell>
          <table:table-cell table:formula="of:=&quot;HASHBYTES('SHA2_512', '&quot;&amp;[.N122]&amp;&quot;'),&quot;" office:value-type="string" office:string-value="HASHBYTES('SHA2_512', 'zd84wkzowb')," calcext:value-type="string">
            <text:p>HASHBYTES('SHA2_512', 'zd84wkzowb'),</text:p>
          </table:table-cell>
          <table:table-cell table:formula="of:=[.O122]&amp;&quot;,&quot;" office:value-type="string" office:string-value="1," calcext:value-type="string">
            <text:p>1,</text:p>
          </table:table-cell>
          <table:table-cell table:formula="of:=[.P1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2]&amp;&quot;', '&quot;&amp;[.B122]&amp;&quot;', '&quot;&amp;TEXT([.C122]; &quot;yyyy-mm-dd&quot;)&amp;&quot;', '&quot;&amp;[.D122]&amp;&quot;', &quot;&amp;IF([.E122]=&quot;Null&quot;; &quot;Null&quot;; &quot;'&quot;&amp;[.E122]&amp;&quot;'&quot;)&amp;&quot;, '&quot;&amp;[.F122]&amp;&quot;', '&quot;&amp;[.G122]&amp;&quot;', u.Id FROM Users u WHERE EmailAddress = '&quot;&amp;[.Q122]&amp;&quot;' UNION&quot;" office:value-type="string" office:string-value="SELECT 'Armand', 'Bodnár', '2003-11-17', 'Hungary', Null, 'Szeged', 'Réti út 38.', u.Id FROM Users u WHERE EmailAddress = 'armand.bodnar@szeged.com' UNION" calcext:value-type="string">
            <text:p>SELECT 'Armand', 'Bodnár', '2003-11-17', 'Hungary', Null, 'Szeged', 'Réti út 38.', u.Id FROM Users u WHERE EmailAddress = 'armand.bodna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0" office:value-type="date" office:date-value="2005-06-30" calcext:value-type="date">
            <text:p>2005-06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Kör utca 132.</text:p>
          </table:table-cell>
          <table:table-cell table:style-name="ce1" office:value-type="string" calcext:value-type="string">
            <text:p>Renato</text:p>
          </table:table-cell>
          <table:table-cell table:style-name="ce1" table:formula="of:=[.B123]" office:value-type="string" office:string-value="Lakatos" calcext:value-type="string">
            <text:p>Lakatos</text:p>
          </table:table-cell>
          <table:table-cell table:formula="of:=[.F123]" office:value-type="string" office:string-value="Kiszombor" calcext:value-type="string">
            <text:p>Kiszombor</text:p>
          </table:table-cell>
          <table:table-cell table:formula="of:=LOWER([.H123])" office:value-type="string" office:string-value="renato" calcext:value-type="string">
            <text:p>renato</text:p>
          </table:table-cell>
          <table:table-cell table:formula="of:=LOWER([.I123])" office:value-type="string" office:string-value="lakatos" calcext:value-type="string">
            <text:p>lakatos</text:p>
          </table:table-cell>
          <table:table-cell table:formula="of:=LOWER([.J123])" office:value-type="string" office:string-value="kiszombor" calcext:value-type="string">
            <text:p>kiszombo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b22dufnnd" calcext:value-type="string">
            <text:p>bb22dufn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3];&quot;.&quot;;[.L123];&quot;@&quot;;[.M123];&quot;.com&quot;)" office:value-type="string" office:string-value="renato.lakatos@kiszombor.com" calcext:value-type="string">
            <text:p>renato.lakatos@kiszombor.com</text:p>
          </table:table-cell>
          <table:table-cell table:formula="of:=&quot;('&quot;&amp;COM.MICROSOFT.CONCAT([.K123];&quot;.&quot;;[.L123];&quot;@&quot;;[.M123];&quot;.com&quot;)&amp;&quot;',&quot;" office:value-type="string" office:string-value="('renato.lakatos@kiszombor.com'," calcext:value-type="string">
            <text:p>('renato.lakatos@kiszombor.com',</text:p>
          </table:table-cell>
          <table:table-cell table:formula="of:=&quot;HASHBYTES('SHA2_512', '&quot;&amp;[.N123]&amp;&quot;'),&quot;" office:value-type="string" office:string-value="HASHBYTES('SHA2_512', 'bb22dufnnd')," calcext:value-type="string">
            <text:p>HASHBYTES('SHA2_512', 'bb22dufnnd'),</text:p>
          </table:table-cell>
          <table:table-cell table:formula="of:=[.O123]&amp;&quot;,&quot;" office:value-type="string" office:string-value="1," calcext:value-type="string">
            <text:p>1,</text:p>
          </table:table-cell>
          <table:table-cell table:formula="of:=[.P1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3]&amp;&quot;', '&quot;&amp;[.B123]&amp;&quot;', '&quot;&amp;TEXT([.C123]; &quot;yyyy-mm-dd&quot;)&amp;&quot;', '&quot;&amp;[.D123]&amp;&quot;', &quot;&amp;IF([.E123]=&quot;Null&quot;; &quot;Null&quot;; &quot;'&quot;&amp;[.E123]&amp;&quot;'&quot;)&amp;&quot;, '&quot;&amp;[.F123]&amp;&quot;', '&quot;&amp;[.G123]&amp;&quot;', u.Id FROM Users u WHERE EmailAddress = '&quot;&amp;[.Q123]&amp;&quot;' UNION&quot;" office:value-type="string" office:string-value="SELECT 'Renátó', 'Lakatos', '2005-06-30', 'Hungary', Null, 'Kiszombor', 'Kör utca 132.', u.Id FROM Users u WHERE EmailAddress = 'renato.lakatos@kiszombor.com' UNION" calcext:value-type="string">
            <text:p>SELECT 'Renátó', 'Lakatos', '2005-06-30', 'Hungary', Null, 'Kiszombor', 'Kör utca 132.', u.Id FROM Users u WHERE EmailAddress = 'renato.lakato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2004-08-29" calcext:value-type="date">
            <text:p>2004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8.</text:p>
          </table:table-cell>
          <table:table-cell table:style-name="ce1" table:formula="of:=[.A124]" office:value-type="string" office:string-value="Dorina" calcext:value-type="string">
            <text:p>Dorina</text:p>
          </table:table-cell>
          <table:table-cell table:style-name="ce1" table:formula="of:=[.B124]" office:value-type="string" office:string-value="Barna" calcext:value-type="string">
            <text:p>Barna</text:p>
          </table:table-cell>
          <table:table-cell table:formula="of:=[.F124]" office:value-type="string" office:string-value="Szeged" calcext:value-type="string">
            <text:p>Szeged</text:p>
          </table:table-cell>
          <table:table-cell table:formula="of:=LOWER([.H124])" office:value-type="string" office:string-value="dorina" calcext:value-type="string">
            <text:p>dorina</text:p>
          </table:table-cell>
          <table:table-cell table:formula="of:=LOWER([.I124])" office:value-type="string" office:string-value="barna" calcext:value-type="string">
            <text:p>barna</text:p>
          </table:table-cell>
          <table:table-cell table:formula="of:=LOWER([.J124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r10rffhfi" calcext:value-type="string">
            <text:p>or10rffh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4];&quot;.&quot;;[.L124];&quot;@&quot;;[.M124];&quot;.com&quot;)" office:value-type="string" office:string-value="dorina.barna@szeged.com" calcext:value-type="string">
            <text:p>dorina.barna@szeged.com</text:p>
          </table:table-cell>
          <table:table-cell table:formula="of:=&quot;('&quot;&amp;COM.MICROSOFT.CONCAT([.K124];&quot;.&quot;;[.L124];&quot;@&quot;;[.M124];&quot;.com&quot;)&amp;&quot;',&quot;" office:value-type="string" office:string-value="('dorina.barna@szeged.com'," calcext:value-type="string">
            <text:p>('dorina.barna@szeged.com',</text:p>
          </table:table-cell>
          <table:table-cell table:formula="of:=&quot;HASHBYTES('SHA2_512', '&quot;&amp;[.N124]&amp;&quot;'),&quot;" office:value-type="string" office:string-value="HASHBYTES('SHA2_512', 'or10rffhfi')," calcext:value-type="string">
            <text:p>HASHBYTES('SHA2_512', 'or10rffhfi'),</text:p>
          </table:table-cell>
          <table:table-cell table:formula="of:=[.O124]&amp;&quot;,&quot;" office:value-type="string" office:string-value="1," calcext:value-type="string">
            <text:p>1,</text:p>
          </table:table-cell>
          <table:table-cell table:formula="of:=[.P1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4]&amp;&quot;', '&quot;&amp;[.B124]&amp;&quot;', '&quot;&amp;TEXT([.C124]; &quot;yyyy-mm-dd&quot;)&amp;&quot;', '&quot;&amp;[.D124]&amp;&quot;', &quot;&amp;IF([.E124]=&quot;Null&quot;; &quot;Null&quot;; &quot;'&quot;&amp;[.E124]&amp;&quot;'&quot;)&amp;&quot;, '&quot;&amp;[.F124]&amp;&quot;', '&quot;&amp;[.G124]&amp;&quot;', u.Id FROM Users u WHERE EmailAddress = '&quot;&amp;[.Q124]&amp;&quot;' UNION&quot;" office:value-type="string" office:string-value="SELECT 'Dorina', 'Barna', '2004-08-29', 'Hungary', Null, 'Szeged', 'Csap utca 48.', u.Id FROM Users u WHERE EmailAddress = 'dorina.barna@szeged.com' UNION" calcext:value-type="string">
            <text:p>SELECT 'Dorina', 'Barna', '2004-08-29', 'Hungary', Null, 'Szeged', 'Csap utca 48.', u.Id FROM Users u WHERE EmailAddress = 'dorina.barna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0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Árvíz utca 2. fsz/2.</text:p>
          </table:table-cell>
          <table:table-cell table:style-name="ce1" table:formula="of:=[.A125]" office:value-type="string" office:string-value="Endre" calcext:value-type="string">
            <text:p>Endre</text:p>
          </table:table-cell>
          <table:table-cell table:style-name="ce1" table:formula="of:=[.B125]" office:value-type="string" office:string-value="Kende" calcext:value-type="string">
            <text:p>Kende</text:p>
          </table:table-cell>
          <table:table-cell table:formula="of:=[.F125]" office:value-type="string" office:string-value="Szeged" calcext:value-type="string">
            <text:p>Szeged</text:p>
          </table:table-cell>
          <table:table-cell table:formula="of:=LOWER([.H125])" office:value-type="string" office:string-value="endre" calcext:value-type="string">
            <text:p>endre</text:p>
          </table:table-cell>
          <table:table-cell table:formula="of:=LOWER([.I125])" office:value-type="string" office:string-value="kende" calcext:value-type="string">
            <text:p>kende</text:p>
          </table:table-cell>
          <table:table-cell table:formula="of:=LOWER([.J125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x49fjgnww" calcext:value-type="string">
            <text:p>ox49fjgn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5];&quot;.&quot;;[.L125];&quot;@&quot;;[.M125];&quot;.com&quot;)" office:value-type="string" office:string-value="endre.kende@szeged.com" calcext:value-type="string">
            <text:p>endre.kende@szeged.com</text:p>
          </table:table-cell>
          <table:table-cell table:formula="of:=&quot;('&quot;&amp;COM.MICROSOFT.CONCAT([.K125];&quot;.&quot;;[.L125];&quot;@&quot;;[.M125];&quot;.com&quot;)&amp;&quot;',&quot;" office:value-type="string" office:string-value="('endre.kende@szeged.com'," calcext:value-type="string">
            <text:p>('endre.kende@szeged.com',</text:p>
          </table:table-cell>
          <table:table-cell table:formula="of:=&quot;HASHBYTES('SHA2_512', '&quot;&amp;[.N125]&amp;&quot;'),&quot;" office:value-type="string" office:string-value="HASHBYTES('SHA2_512', 'ox49fjgnww')," calcext:value-type="string">
            <text:p>HASHBYTES('SHA2_512', 'ox49fjgnww'),</text:p>
          </table:table-cell>
          <table:table-cell table:formula="of:=[.O125]&amp;&quot;,&quot;" office:value-type="string" office:string-value="1," calcext:value-type="string">
            <text:p>1,</text:p>
          </table:table-cell>
          <table:table-cell table:formula="of:=[.P1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5]&amp;&quot;', '&quot;&amp;[.B125]&amp;&quot;', '&quot;&amp;TEXT([.C125]; &quot;yyyy-mm-dd&quot;)&amp;&quot;', '&quot;&amp;[.D125]&amp;&quot;', &quot;&amp;IF([.E125]=&quot;Null&quot;; &quot;Null&quot;; &quot;'&quot;&amp;[.E125]&amp;&quot;'&quot;)&amp;&quot;, '&quot;&amp;[.F125]&amp;&quot;', '&quot;&amp;[.G125]&amp;&quot;', u.Id FROM Users u WHERE EmailAddress = '&quot;&amp;[.Q125]&amp;&quot;' UNION&quot;" office:value-type="string" office:string-value="SELECT 'Endre', 'Kende', '2003-10-13', 'Hungary', Null, 'Szeged', 'Árvíz utca 2. fsz/2.', u.Id FROM Users u WHERE EmailAddress = 'endre.kende@szeged.com' UNION" calcext:value-type="string">
            <text:p>SELECT 'Endre', 'Kende', '2003-10-13', 'Hungary', Null, 'Szeged', 'Árvíz utca 2. fsz/2.', u.Id FROM Users u WHERE EmailAddress = 'endre.kende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0" office:value-type="date" office:date-value="2002-12-31" calcext:value-type="date">
            <text:p>2002-12-3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Vezér utca 14.</text:p>
          </table:table-cell>
          <table:table-cell table:style-name="ce1" table:formula="of:=[.A126]" office:value-type="string" office:string-value="Noel" calcext:value-type="string">
            <text:p>Noel</text:p>
          </table:table-cell>
          <table:table-cell table:style-name="ce1" table:formula="of:=[.B126]" office:value-type="string" office:string-value="Simon" calcext:value-type="string">
            <text:p>Simon</text:p>
          </table:table-cell>
          <table:table-cell table:formula="of:=[.F126]" office:value-type="string" office:string-value="Szeged" calcext:value-type="string">
            <text:p>Szeged</text:p>
          </table:table-cell>
          <table:table-cell table:formula="of:=LOWER([.H126])" office:value-type="string" office:string-value="noel" calcext:value-type="string">
            <text:p>noel</text:p>
          </table:table-cell>
          <table:table-cell table:formula="of:=LOWER([.I126])" office:value-type="string" office:string-value="simon" calcext:value-type="string">
            <text:p>simon</text:p>
          </table:table-cell>
          <table:table-cell table:formula="of:=LOWER([.J126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k78uwdqzh" calcext:value-type="string">
            <text:p>xk78uwdqz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6];&quot;.&quot;;[.L126];&quot;@&quot;;[.M126];&quot;.com&quot;)" office:value-type="string" office:string-value="noel.simon@szeged.com" calcext:value-type="string">
            <text:p>noel.simon@szeged.com</text:p>
          </table:table-cell>
          <table:table-cell table:formula="of:=&quot;('&quot;&amp;COM.MICROSOFT.CONCAT([.K126];&quot;.&quot;;[.L126];&quot;@&quot;;[.M126];&quot;.com&quot;)&amp;&quot;',&quot;" office:value-type="string" office:string-value="('noel.simon@szeged.com'," calcext:value-type="string">
            <text:p>('noel.simon@szeged.com',</text:p>
          </table:table-cell>
          <table:table-cell table:formula="of:=&quot;HASHBYTES('SHA2_512', '&quot;&amp;[.N126]&amp;&quot;'),&quot;" office:value-type="string" office:string-value="HASHBYTES('SHA2_512', 'xk78uwdqzh')," calcext:value-type="string">
            <text:p>HASHBYTES('SHA2_512', 'xk78uwdqzh'),</text:p>
          </table:table-cell>
          <table:table-cell table:formula="of:=[.O126]&amp;&quot;,&quot;" office:value-type="string" office:string-value="1," calcext:value-type="string">
            <text:p>1,</text:p>
          </table:table-cell>
          <table:table-cell table:formula="of:=[.P1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6]&amp;&quot;', '&quot;&amp;[.B126]&amp;&quot;', '&quot;&amp;TEXT([.C126]; &quot;yyyy-mm-dd&quot;)&amp;&quot;', '&quot;&amp;[.D126]&amp;&quot;', &quot;&amp;IF([.E126]=&quot;Null&quot;; &quot;Null&quot;; &quot;'&quot;&amp;[.E126]&amp;&quot;'&quot;)&amp;&quot;, '&quot;&amp;[.F126]&amp;&quot;', '&quot;&amp;[.G126]&amp;&quot;', u.Id FROM Users u WHERE EmailAddress = '&quot;&amp;[.Q126]&amp;&quot;' UNION&quot;" office:value-type="string" office:string-value="SELECT 'Noel', 'Simon', '2002-12-31', 'Hungary', Null, 'Szeged', 'Vezér utca 14.', u.Id FROM Users u WHERE EmailAddress = 'noel.simon@szeged.com' UNION" calcext:value-type="string">
            <text:p>SELECT 'Noel', 'Simon', '2002-12-31', 'Hungary', Null, 'Szeged', 'Vezér utca 14.', u.Id FROM Users u WHERE EmailAddress = 'noel.sim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2-01-14" calcext:value-type="date">
            <text:p>2002-01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losvai utca 2.</text:p>
          </table:table-cell>
          <table:table-cell table:style-name="ce1" table:formula="of:=[.A127]" office:value-type="string" office:string-value="Tibor" calcext:value-type="string">
            <text:p>Tibor</text:p>
          </table:table-cell>
          <table:table-cell table:style-name="ce1" table:formula="of:=[.B127]" office:value-type="string" office:string-value="Dobos" calcext:value-type="string">
            <text:p>Dobos</text:p>
          </table:table-cell>
          <table:table-cell table:formula="of:=[.F127]" office:value-type="string" office:string-value="Szeged" calcext:value-type="string">
            <text:p>Szeged</text:p>
          </table:table-cell>
          <table:table-cell table:formula="of:=LOWER([.H127])" office:value-type="string" office:string-value="tibor" calcext:value-type="string">
            <text:p>tibor</text:p>
          </table:table-cell>
          <table:table-cell table:formula="of:=LOWER([.I127])" office:value-type="string" office:string-value="dobos" calcext:value-type="string">
            <text:p>dobos</text:p>
          </table:table-cell>
          <table:table-cell table:formula="of:=LOWER([.J127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z13eydwcx" calcext:value-type="string">
            <text:p>pz13eydw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7];&quot;.&quot;;[.L127];&quot;@&quot;;[.M127];&quot;.com&quot;)" office:value-type="string" office:string-value="tibor.dobos@szeged.com" calcext:value-type="string">
            <text:p>tibor.dobos@szeged.com</text:p>
          </table:table-cell>
          <table:table-cell table:formula="of:=&quot;('&quot;&amp;COM.MICROSOFT.CONCAT([.K127];&quot;.&quot;;[.L127];&quot;@&quot;;[.M127];&quot;.com&quot;)&amp;&quot;',&quot;" office:value-type="string" office:string-value="('tibor.dobos@szeged.com'," calcext:value-type="string">
            <text:p>('tibor.dobos@szeged.com',</text:p>
          </table:table-cell>
          <table:table-cell table:formula="of:=&quot;HASHBYTES('SHA2_512', '&quot;&amp;[.N127]&amp;&quot;'),&quot;" office:value-type="string" office:string-value="HASHBYTES('SHA2_512', 'pz13eydwcx')," calcext:value-type="string">
            <text:p>HASHBYTES('SHA2_512', 'pz13eydwcx'),</text:p>
          </table:table-cell>
          <table:table-cell table:formula="of:=[.O127]&amp;&quot;,&quot;" office:value-type="string" office:string-value="1," calcext:value-type="string">
            <text:p>1,</text:p>
          </table:table-cell>
          <table:table-cell table:formula="of:=[.P1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7]&amp;&quot;', '&quot;&amp;[.B127]&amp;&quot;', '&quot;&amp;TEXT([.C127]; &quot;yyyy-mm-dd&quot;)&amp;&quot;', '&quot;&amp;[.D127]&amp;&quot;', &quot;&amp;IF([.E127]=&quot;Null&quot;; &quot;Null&quot;; &quot;'&quot;&amp;[.E127]&amp;&quot;'&quot;)&amp;&quot;, '&quot;&amp;[.F127]&amp;&quot;', '&quot;&amp;[.G127]&amp;&quot;', u.Id FROM Users u WHERE EmailAddress = '&quot;&amp;[.Q127]&amp;&quot;' UNION&quot;" office:value-type="string" office:string-value="SELECT 'Tibor', 'Dobos', '2002-01-14', 'Hungary', Null, 'Szeged', 'Ilosvai utca 2.', u.Id FROM Users u WHERE EmailAddress = 'tibor.dobos@szeged.com' UNION" calcext:value-type="string">
            <text:p>SELECT 'Tibor', 'Dobos', '2002-01-14', 'Hungary', Null, 'Szeged', 'Ilosvai utca 2.', u.Id FROM Users u WHERE EmailAddress = 'tibor.dob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6-01-06" calcext:value-type="date">
            <text:p>2006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ossuth Lajos utca 5.</text:p>
          </table:table-cell>
          <table:table-cell table:style-name="ce1" office:value-type="string" calcext:value-type="string">
            <text:p>Janos</text:p>
          </table:table-cell>
          <table:table-cell table:style-name="ce1" table:formula="of:=[.B128]" office:value-type="string" office:string-value="Bakos" calcext:value-type="string">
            <text:p>Bakos</text:p>
          </table:table-cell>
          <table:table-cell table:formula="of:=[.F128]" office:value-type="string" office:string-value="Szeged" calcext:value-type="string">
            <text:p>Szeged</text:p>
          </table:table-cell>
          <table:table-cell table:formula="of:=LOWER([.H128])" office:value-type="string" office:string-value="janos" calcext:value-type="string">
            <text:p>janos</text:p>
          </table:table-cell>
          <table:table-cell table:formula="of:=LOWER([.I128])" office:value-type="string" office:string-value="bakos" calcext:value-type="string">
            <text:p>bakos</text:p>
          </table:table-cell>
          <table:table-cell table:formula="of:=LOWER([.J128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p62xjyvgg" calcext:value-type="string">
            <text:p>fp62xjyv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8];&quot;.&quot;;[.L128];&quot;@&quot;;[.M128];&quot;.com&quot;)" office:value-type="string" office:string-value="janos.bakos@szeged.com" calcext:value-type="string">
            <text:p>janos.bakos@szeged.com</text:p>
          </table:table-cell>
          <table:table-cell table:formula="of:=&quot;('&quot;&amp;COM.MICROSOFT.CONCAT([.K128];&quot;.&quot;;[.L128];&quot;@&quot;;[.M128];&quot;.com&quot;)&amp;&quot;',&quot;" office:value-type="string" office:string-value="('janos.bakos@szeged.com'," calcext:value-type="string">
            <text:p>('janos.bakos@szeged.com',</text:p>
          </table:table-cell>
          <table:table-cell table:formula="of:=&quot;HASHBYTES('SHA2_512', '&quot;&amp;[.N128]&amp;&quot;'),&quot;" office:value-type="string" office:string-value="HASHBYTES('SHA2_512', 'fp62xjyvgg')," calcext:value-type="string">
            <text:p>HASHBYTES('SHA2_512', 'fp62xjyvgg'),</text:p>
          </table:table-cell>
          <table:table-cell table:formula="of:=[.O128]&amp;&quot;,&quot;" office:value-type="string" office:string-value="1," calcext:value-type="string">
            <text:p>1,</text:p>
          </table:table-cell>
          <table:table-cell table:formula="of:=[.P1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8]&amp;&quot;', '&quot;&amp;[.B128]&amp;&quot;', '&quot;&amp;TEXT([.C128]; &quot;yyyy-mm-dd&quot;)&amp;&quot;', '&quot;&amp;[.D128]&amp;&quot;', &quot;&amp;IF([.E128]=&quot;Null&quot;; &quot;Null&quot;; &quot;'&quot;&amp;[.E128]&amp;&quot;'&quot;)&amp;&quot;, '&quot;&amp;[.F128]&amp;&quot;', '&quot;&amp;[.G128]&amp;&quot;', u.Id FROM Users u WHERE EmailAddress = '&quot;&amp;[.Q128]&amp;&quot;' UNION&quot;" office:value-type="string" office:string-value="SELECT 'János', 'Bakos', '2006-01-06', 'Hungary', Null, 'Szeged', 'Kossuth Lajos utca 5.', u.Id FROM Users u WHERE EmailAddress = 'janos.bakos@szeged.com' UNION" calcext:value-type="string">
            <text:p>SELECT 'János', 'Bakos', '2006-01-06', 'Hungary', Null, 'Szeged', 'Kossuth Lajos utca 5.', u.Id FROM Users u WHERE EmailAddress = 'janos.bak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06-01-01" calcext:value-type="date">
            <text:p>2006-01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5.</text:p>
          </table:table-cell>
          <table:table-cell table:style-name="ce1" table:formula="of:=[.A129]" office:value-type="string" office:string-value="Vivien" calcext:value-type="string">
            <text:p>Vivien</text:p>
          </table:table-cell>
          <table:table-cell table:style-name="ce1" office:value-type="string" calcext:value-type="string">
            <text:p>Novak</text:p>
          </table:table-cell>
          <table:table-cell table:formula="of:=[.F129]" office:value-type="string" office:string-value="Szeged" calcext:value-type="string">
            <text:p>Szeged</text:p>
          </table:table-cell>
          <table:table-cell table:formula="of:=LOWER([.H129])" office:value-type="string" office:string-value="vivien" calcext:value-type="string">
            <text:p>vivien</text:p>
          </table:table-cell>
          <table:table-cell table:formula="of:=LOWER([.I129])" office:value-type="string" office:string-value="novak" calcext:value-type="string">
            <text:p>novak</text:p>
          </table:table-cell>
          <table:table-cell table:formula="of:=LOWER([.J129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b40pzotrn" calcext:value-type="string">
            <text:p>zb40pzot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9];&quot;.&quot;;[.L129];&quot;@&quot;;[.M129];&quot;.com&quot;)" office:value-type="string" office:string-value="vivien.novak@szeged.com" calcext:value-type="string">
            <text:p>vivien.novak@szeged.com</text:p>
          </table:table-cell>
          <table:table-cell table:formula="of:=&quot;('&quot;&amp;COM.MICROSOFT.CONCAT([.K129];&quot;.&quot;;[.L129];&quot;@&quot;;[.M129];&quot;.com&quot;)&amp;&quot;',&quot;" office:value-type="string" office:string-value="('vivien.novak@szeged.com'," calcext:value-type="string">
            <text:p>('vivien.novak@szeged.com',</text:p>
          </table:table-cell>
          <table:table-cell table:formula="of:=&quot;HASHBYTES('SHA2_512', '&quot;&amp;[.N129]&amp;&quot;'),&quot;" office:value-type="string" office:string-value="HASHBYTES('SHA2_512', 'zb40pzotrn')," calcext:value-type="string">
            <text:p>HASHBYTES('SHA2_512', 'zb40pzotrn'),</text:p>
          </table:table-cell>
          <table:table-cell table:formula="of:=[.O129]&amp;&quot;,&quot;" office:value-type="string" office:string-value="1," calcext:value-type="string">
            <text:p>1,</text:p>
          </table:table-cell>
          <table:table-cell table:formula="of:=[.P1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9]&amp;&quot;', '&quot;&amp;[.B129]&amp;&quot;', '&quot;&amp;TEXT([.C129]; &quot;yyyy-mm-dd&quot;)&amp;&quot;', '&quot;&amp;[.D129]&amp;&quot;', &quot;&amp;IF([.E129]=&quot;Null&quot;; &quot;Null&quot;; &quot;'&quot;&amp;[.E129]&amp;&quot;'&quot;)&amp;&quot;, '&quot;&amp;[.F129]&amp;&quot;', '&quot;&amp;[.G129]&amp;&quot;', u.Id FROM Users u WHERE EmailAddress = '&quot;&amp;[.Q129]&amp;&quot;' UNION&quot;" office:value-type="string" office:string-value="SELECT 'Vivien', 'Novák', '2006-01-01', 'Hungary', 'Serbia', 'Szeged', 'Mozdony utca 45.', u.Id FROM Users u WHERE EmailAddress = 'vivien.novak@szeged.com' UNION" calcext:value-type="string">
            <text:p>SELECT 'Vivien', 'Novák', '2006-01-01', 'Hungary', 'Serbia', 'Szeged', 'Mozdony utca 45.', u.Id FROM Users u WHERE EmailAddress = 'vivien.nova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2005-01-19" calcext:value-type="date">
            <text:p>2005-01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9.</text:p>
          </table:table-cell>
          <table:table-cell table:style-name="ce1" office:value-type="string" calcext:value-type="string">
            <text:p>Monika</text:p>
          </table:table-cell>
          <table:table-cell table:style-name="ce1" office:value-type="string" calcext:value-type="string">
            <text:p>Nemeth</text:p>
          </table:table-cell>
          <table:table-cell table:formula="of:=[.F130]" office:value-type="string" office:string-value="Szeged" calcext:value-type="string">
            <text:p>Szeged</text:p>
          </table:table-cell>
          <table:table-cell table:formula="of:=LOWER([.H130])" office:value-type="string" office:string-value="monika" calcext:value-type="string">
            <text:p>monika</text:p>
          </table:table-cell>
          <table:table-cell table:formula="of:=LOWER([.I130])" office:value-type="string" office:string-value="nemeth" calcext:value-type="string">
            <text:p>nemeth</text:p>
          </table:table-cell>
          <table:table-cell table:formula="of:=LOWER([.J130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o26blpeqr" calcext:value-type="string">
            <text:p>ko26blpe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0];&quot;.&quot;;[.L130];&quot;@&quot;;[.M130];&quot;.com&quot;)" office:value-type="string" office:string-value="monika.nemeth@szeged.com" calcext:value-type="string">
            <text:p>monika.nemeth@szeged.com</text:p>
          </table:table-cell>
          <table:table-cell table:formula="of:=&quot;('&quot;&amp;COM.MICROSOFT.CONCAT([.K130];&quot;.&quot;;[.L130];&quot;@&quot;;[.M130];&quot;.com&quot;)&amp;&quot;',&quot;" office:value-type="string" office:string-value="('monika.nemeth@szeged.com'," calcext:value-type="string">
            <text:p>('monika.nemeth@szeged.com',</text:p>
          </table:table-cell>
          <table:table-cell table:formula="of:=&quot;HASHBYTES('SHA2_512', '&quot;&amp;[.N130]&amp;&quot;'),&quot;" office:value-type="string" office:string-value="HASHBYTES('SHA2_512', 'ko26blpeqr')," calcext:value-type="string">
            <text:p>HASHBYTES('SHA2_512', 'ko26blpeqr'),</text:p>
          </table:table-cell>
          <table:table-cell table:formula="of:=[.O130]&amp;&quot;,&quot;" office:value-type="string" office:string-value="1," calcext:value-type="string">
            <text:p>1,</text:p>
          </table:table-cell>
          <table:table-cell table:formula="of:=[.P1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0]&amp;&quot;', '&quot;&amp;[.B130]&amp;&quot;', '&quot;&amp;TEXT([.C130]; &quot;yyyy-mm-dd&quot;)&amp;&quot;', '&quot;&amp;[.D130]&amp;&quot;', &quot;&amp;IF([.E130]=&quot;Null&quot;; &quot;Null&quot;; &quot;'&quot;&amp;[.E130]&amp;&quot;'&quot;)&amp;&quot;, '&quot;&amp;[.F130]&amp;&quot;', '&quot;&amp;[.G130]&amp;&quot;', u.Id FROM Users u WHERE EmailAddress = '&quot;&amp;[.Q130]&amp;&quot;' UNION&quot;" office:value-type="string" office:string-value="SELECT 'Mónika', 'Németh', '2005-01-19', 'Hungary', Null, 'Szeged', 'Mozdony utca 49.', u.Id FROM Users u WHERE EmailAddress = 'monika.nemeth@szeged.com' UNION" calcext:value-type="string">
            <text:p>SELECT 'Mónika', 'Németh', '2005-01-19', 'Hungary', Null, 'Szeged', 'Mozdony utca 49.', u.Id FROM Users u WHERE EmailAddress = 'monika.nemeth@szeged.com' UNION</text:p>
          </table:table-cell>
          <table:table-cell table:number-columns-repeated="41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jorTeachers" table:style-name="ta2">
        <office:forms form:automatic-focus="false" form:apply-design-mode="false"/>
        <table:table-column table:style-name="co8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style-name="ce9"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table:style-name="ce10" office:value-type="string" calcext:value-type="string">
            <text:p>Birth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ame</text:p>
          </table:table-cell>
          <table:table-cell office:value-type="string" calcext:value-type="string">
            <text:p>Teacher Table</text:p>
          </table:table-cell>
          <table:table-cell office:value-type="string" calcext:value-type="string">
            <text:p>MajorTeacher tabl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0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IT</text:p>
          </table:table-cell>
          <table:table-cell/>
          <table:table-cell table:style-name="ce10" table:formula="of:=&quot;SELECT p.Id FROM Persons p WHERE BirthDate=&quot;&amp;&quot;'&quot;&amp;TEXT([.C2]; &quot;yyyy-mm-dd&quot;)&amp;&quot;' UNION&quot;" office:value-type="string" office:string-value="SELECT p.Id FROM Persons p WHERE BirthDate='1974-12-17' UNION" calcext:value-type="string">
            <text:p>SELECT p.Id FROM Persons p WHERE BirthDate='1974-12-17' UNION</text:p>
          </table:table-cell>
          <table:table-cell table:style-name="ce17" table:formula="of:=IF([.F2]=&quot;&quot;;&quot;&quot;;&quot;SELECT m.Id, t.Id FROM Majors m, Persons p, Teachers t  WHERE m.Name = &quot;&amp;&quot;'&quot;&amp;[.F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Mathematics' AND  p.BirthDate = '1974-12-17' AND p.LastName= 'Csombor'AND p.Id = t.PersonId UNION" calcext:value-type="string">
            <text:p>SELECT m.Id, t.Id FROM Majors m, Persons p, Teachers t <text:s/>WHERE m.Name = 'Mathematics' AND <text:s/>p.BirthDate = '1974-12-17' AND p.LastName= 'Csombor'AND p.Id = t.PersonId UNION</text:p>
          </table:table-cell>
          <table:table-cell table:style-name="ce17" table:formula="of:=IF([.G2]=&quot;&quot;;&quot;&quot;;&quot;SELECT m.Id, t.Id FROM Majors m, Persons p, Teachers t  WHERE m.Name = &quot;&amp;&quot;'&quot;&amp;[.G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IT' AND  p.BirthDate = '1974-12-17' AND p.LastName= 'Csombor'AND p.Id = t.PersonId UNION" calcext:value-type="string">
            <text:p>SELECT m.Id, t.Id FROM Majors m, Persons p, Teachers t <text:s/>WHERE m.Name = 'IT' AND <text:s/>p.BirthDate = '1974-12-17' AND p.LastName= 'Csombor'AND p.Id = t.PersonId UNION</text:p>
          </table:table-cell>
          <table:table-cell table:style-name="ce17" table:formula="of:=IF([.H2]=&quot;&quot;;&quot;&quot;;&quot;SELECT m.Id, t.Id FROM Majors m, Persons p, Teachers t  WHERE m.Name = &quot;&amp;&quot;'&quot;&amp;[.H2]&amp;&quot;' AND  p.BirthDate = '&quot;&amp;TEXT([.$C2];&quot;yyyy-mm-dd&quot;)&amp;&quot;' AND p.LastName= '&quot;&amp;[.$B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0" table:formula="of:=&quot;SELECT p.Id FROM Persons p WHERE BirthDate=&quot;&amp;&quot;'&quot;&amp;TEXT([.C3]; &quot;yyyy-mm-dd&quot;)&amp;&quot;' UNION&quot;" office:value-type="string" office:string-value="SELECT p.Id FROM Persons p WHERE BirthDate='1984-06-03' UNION" calcext:value-type="string">
            <text:p>SELECT p.Id FROM Persons p WHERE BirthDate='1984-06-03' UNION</text:p>
          </table:table-cell>
          <table:table-cell table:style-name="ce17" table:formula="of:=IF([.F3]=&quot;&quot;;&quot;&quot;;&quot;SELECT m.Id, t.Id FROM Majors m, Persons p, Teachers t  WHERE m.Name = &quot;&amp;&quot;'&quot;&amp;[.F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Literature' AND  p.BirthDate = '1984-06-03' AND p.LastName= 'Hajdú'AND p.Id = t.PersonId UNION" calcext:value-type="string">
            <text:p>SELECT m.Id, t.Id FROM Majors m, Persons p, Teachers t <text:s/>WHERE m.Name = 'Literature' AND <text:s/>p.BirthDate = '1984-06-03' AND p.LastName= 'Hajdú'AND p.Id = t.PersonId UNION</text:p>
          </table:table-cell>
          <table:table-cell table:style-name="ce17" table:formula="of:=IF([.G3]=&quot;&quot;;&quot;&quot;;&quot;SELECT m.Id, t.Id FROM Majors m, Persons p, Teachers t  WHERE m.Name = &quot;&amp;&quot;'&quot;&amp;[.G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Grammar' AND  p.BirthDate = '1984-06-03' AND p.LastName= 'Hajdú'AND p.Id = t.PersonId UNION" calcext:value-type="string">
            <text:p>SELECT m.Id, t.Id FROM Majors m, Persons p, Teachers t <text:s/>WHERE m.Name = 'Grammar' AND <text:s/>p.BirthDate = '1984-06-03' AND p.LastName= 'Hajdú'AND p.Id = t.PersonId UNION</text:p>
          </table:table-cell>
          <table:table-cell table:style-name="ce17" table:formula="of:=IF([.H3]=&quot;&quot;;&quot;&quot;;&quot;SELECT m.Id, t.Id FROM Majors m, Persons p, Teachers t  WHERE m.Name = &quot;&amp;&quot;'&quot;&amp;[.H3]&amp;&quot;' AND  p.BirthDate = '&quot;&amp;TEXT([.$C3];&quot;yyyy-mm-dd&quot;)&amp;&quot;' AND p.LastName= '&quot;&amp;[.$B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0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/>
          <table:table-cell table:style-name="ce10" table:formula="of:=&quot;SELECT p.Id FROM Persons p WHERE BirthDate=&quot;&amp;&quot;'&quot;&amp;TEXT([.C4]; &quot;yyyy-mm-dd&quot;)&amp;&quot;' UNION&quot;" office:value-type="string" office:string-value="SELECT p.Id FROM Persons p WHERE BirthDate='1974-10-24' UNION" calcext:value-type="string">
            <text:p>SELECT p.Id FROM Persons p WHERE BirthDate='1974-10-24' UNION</text:p>
          </table:table-cell>
          <table:table-cell table:style-name="ce17" table:formula="of:=IF([.F4]=&quot;&quot;;&quot;&quot;;&quot;SELECT m.Id, t.Id FROM Majors m, Persons p, Teachers t  WHERE m.Name = &quot;&amp;&quot;'&quot;&amp;[.F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History' AND  p.BirthDate = '1974-10-24' AND p.LastName= 'Puzsér'AND p.Id = t.PersonId UNION" calcext:value-type="string">
            <text:p>SELECT m.Id, t.Id FROM Majors m, Persons p, Teachers t <text:s/>WHERE m.Name = 'History' AND <text:s/>p.BirthDate = '1974-10-24' AND p.LastName= 'Puzsér'AND p.Id = t.PersonId UNION</text:p>
          </table:table-cell>
          <table:table-cell table:style-name="ce17" table:formula="of:=IF([.G4]=&quot;&quot;;&quot;&quot;;&quot;SELECT m.Id, t.Id FROM Majors m, Persons p, Teachers t  WHERE m.Name = &quot;&amp;&quot;'&quot;&amp;[.G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Literature' AND  p.BirthDate = '1974-10-24' AND p.LastName= 'Puzsér'AND p.Id = t.PersonId UNION" calcext:value-type="string">
            <text:p>SELECT m.Id, t.Id FROM Majors m, Persons p, Teachers t <text:s/>WHERE m.Name = 'Literature' AND <text:s/>p.BirthDate = '1974-10-24' AND p.LastName= 'Puzsér'AND p.Id = t.PersonId UNION</text:p>
          </table:table-cell>
          <table:table-cell table:style-name="ce17" table:formula="of:=IF([.H4]=&quot;&quot;;&quot;&quot;;&quot;SELECT m.Id, t.Id FROM Majors m, Persons p, Teachers t  WHERE m.Name = &quot;&amp;&quot;'&quot;&amp;[.H4]&amp;&quot;' AND  p.BirthDate = '&quot;&amp;TEXT([.$C4];&quot;yyyy-mm-dd&quot;)&amp;&quot;' AND p.LastName= '&quot;&amp;[.$B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Algebra</text:p>
          </table:table-cell>
          <table:table-cell/>
          <table:table-cell table:style-name="ce10" table:formula="of:=&quot;SELECT p.Id FROM Persons p WHERE BirthDate=&quot;&amp;&quot;'&quot;&amp;TEXT([.C5]; &quot;yyyy-mm-dd&quot;)&amp;&quot;' UNION&quot;" office:value-type="string" office:string-value="SELECT p.Id FROM Persons p WHERE BirthDate='1965-06-12' UNION" calcext:value-type="string">
            <text:p>SELECT p.Id FROM Persons p WHERE BirthDate='1965-06-12' UNION</text:p>
          </table:table-cell>
          <table:table-cell table:style-name="ce17" table:formula="of:=IF([.F5]=&quot;&quot;;&quot;&quot;;&quot;SELECT m.Id, t.Id FROM Majors m, Persons p, Teachers t  WHERE m.Name = &quot;&amp;&quot;'&quot;&amp;[.F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Mathematics' AND  p.BirthDate = '1965-06-12' AND p.LastName= 'Kovács'AND p.Id = t.PersonId UNION" calcext:value-type="string">
            <text:p>SELECT m.Id, t.Id FROM Majors m, Persons p, Teachers t <text:s/>WHERE m.Name = 'Mathematics' AND <text:s/>p.BirthDate = '1965-06-12' AND p.LastName= 'Kovács'AND p.Id = t.PersonId UNION</text:p>
          </table:table-cell>
          <table:table-cell table:style-name="ce17" table:formula="of:=IF([.G5]=&quot;&quot;;&quot;&quot;;&quot;SELECT m.Id, t.Id FROM Majors m, Persons p, Teachers t  WHERE m.Name = &quot;&amp;&quot;'&quot;&amp;[.G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Algebra' AND  p.BirthDate = '1965-06-12' AND p.LastName= 'Kovács'AND p.Id = t.PersonId UNION" calcext:value-type="string">
            <text:p>SELECT m.Id, t.Id FROM Majors m, Persons p, Teachers t <text:s/>WHERE m.Name = 'Algebra' AND <text:s/>p.BirthDate = '1965-06-12' AND p.LastName= 'Kovács'AND p.Id = t.PersonId UNION</text:p>
          </table:table-cell>
          <table:table-cell table:style-name="ce17" table:formula="of:=IF([.H5]=&quot;&quot;;&quot;&quot;;&quot;SELECT m.Id, t.Id FROM Majors m, Persons p, Teachers t  WHERE m.Name = &quot;&amp;&quot;'&quot;&amp;[.H5]&amp;&quot;' AND  p.BirthDate = '&quot;&amp;TEXT([.$C5];&quot;yyyy-mm-dd&quot;)&amp;&quot;' AND p.LastName= '&quot;&amp;[.$B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0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ogistic</text:p>
          </table:table-cell>
          <table:table-cell/>
          <table:table-cell table:style-name="ce10" table:formula="of:=&quot;SELECT p.Id FROM Persons p WHERE BirthDate=&quot;&amp;&quot;'&quot;&amp;TEXT([.C6]; &quot;yyyy-mm-dd&quot;)&amp;&quot;' UNION&quot;" office:value-type="string" office:string-value="SELECT p.Id FROM Persons p WHERE BirthDate='1959-03-20' UNION" calcext:value-type="string">
            <text:p>SELECT p.Id FROM Persons p WHERE BirthDate='1959-03-20' UNION</text:p>
          </table:table-cell>
          <table:table-cell table:style-name="ce17" table:formula="of:=IF([.F6]=&quot;&quot;;&quot;&quot;;&quot;SELECT m.Id, t.Id FROM Majors m, Persons p, Teachers t  WHERE m.Name = &quot;&amp;&quot;'&quot;&amp;[.F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Economics' AND  p.BirthDate = '1959-03-20' AND p.LastName= 'Kádár'AND p.Id = t.PersonId UNION" calcext:value-type="string">
            <text:p>SELECT m.Id, t.Id FROM Majors m, Persons p, Teachers t <text:s/>WHERE m.Name = 'Economics' AND <text:s/>p.BirthDate = '1959-03-20' AND p.LastName= 'Kádár'AND p.Id = t.PersonId UNION</text:p>
          </table:table-cell>
          <table:table-cell table:style-name="ce17" table:formula="of:=IF([.G6]=&quot;&quot;;&quot;&quot;;&quot;SELECT m.Id, t.Id FROM Majors m, Persons p, Teachers t  WHERE m.Name = &quot;&amp;&quot;'&quot;&amp;[.G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Logistic' AND  p.BirthDate = '1959-03-20' AND p.LastName= 'Kádár'AND p.Id = t.PersonId UNION" calcext:value-type="string">
            <text:p>SELECT m.Id, t.Id FROM Majors m, Persons p, Teachers t <text:s/>WHERE m.Name = 'Logistic' AND <text:s/>p.BirthDate = '1959-03-20' AND p.LastName= 'Kádár'AND p.Id = t.PersonId UNION</text:p>
          </table:table-cell>
          <table:table-cell table:style-name="ce17" table:formula="of:=IF([.H6]=&quot;&quot;;&quot;&quot;;&quot;SELECT m.Id, t.Id FROM Majors m, Persons p, Teachers t  WHERE m.Name = &quot;&amp;&quot;'&quot;&amp;[.H6]&amp;&quot;' AND  p.BirthDate = '&quot;&amp;TEXT([.$C6];&quot;yyyy-mm-dd&quot;)&amp;&quot;' AND p.LastName= '&quot;&amp;[.$B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rogramming</text:p>
          </table:table-cell>
          <table:table-cell/>
          <table:table-cell table:style-name="ce10" table:formula="of:=&quot;SELECT p.Id FROM Persons p WHERE BirthDate=&quot;&amp;&quot;'&quot;&amp;TEXT([.C7]; &quot;yyyy-mm-dd&quot;)&amp;&quot;' UNION&quot;" office:value-type="string" office:string-value="SELECT p.Id FROM Persons p WHERE BirthDate='1990-04-11' UNION" calcext:value-type="string">
            <text:p>SELECT p.Id FROM Persons p WHERE BirthDate='1990-04-11' UNION</text:p>
          </table:table-cell>
          <table:table-cell table:style-name="ce17" table:formula="of:=IF([.F7]=&quot;&quot;;&quot;&quot;;&quot;SELECT m.Id, t.Id FROM Majors m, Persons p, Teachers t  WHERE m.Name = &quot;&amp;&quot;'&quot;&amp;[.F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Robotics' AND  p.BirthDate = '1990-04-11' AND p.LastName= 'Barna'AND p.Id = t.PersonId UNION" calcext:value-type="string">
            <text:p>SELECT m.Id, t.Id FROM Majors m, Persons p, Teachers t <text:s/>WHERE m.Name = 'Robotics' AND <text:s/>p.BirthDate = '1990-04-11' AND p.LastName= 'Barna'AND p.Id = t.PersonId UNION</text:p>
          </table:table-cell>
          <table:table-cell table:style-name="ce17" table:formula="of:=IF([.G7]=&quot;&quot;;&quot;&quot;;&quot;SELECT m.Id, t.Id FROM Majors m, Persons p, Teachers t  WHERE m.Name = &quot;&amp;&quot;'&quot;&amp;[.G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Programming' AND  p.BirthDate = '1990-04-11' AND p.LastName= 'Barna'AND p.Id = t.PersonId UNION" calcext:value-type="string">
            <text:p>SELECT m.Id, t.Id FROM Majors m, Persons p, Teachers t <text:s/>WHERE m.Name = 'Programming' AND <text:s/>p.BirthDate = '1990-04-11' AND p.LastName= 'Barna'AND p.Id = t.PersonId UNION</text:p>
          </table:table-cell>
          <table:table-cell table:style-name="ce17" table:formula="of:=IF([.H7]=&quot;&quot;;&quot;&quot;;&quot;SELECT m.Id, t.Id FROM Majors m, Persons p, Teachers t  WHERE m.Name = &quot;&amp;&quot;'&quot;&amp;[.H7]&amp;&quot;' AND  p.BirthDate = '&quot;&amp;TEXT([.$C7];&quot;yyyy-mm-dd&quot;)&amp;&quot;' AND p.LastName= '&quot;&amp;[.$B7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0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0" table:formula="of:=&quot;SELECT p.Id FROM Persons p WHERE BirthDate=&quot;&amp;&quot;'&quot;&amp;TEXT([.C8]; &quot;yyyy-mm-dd&quot;)&amp;&quot;' UNION&quot;" office:value-type="string" office:string-value="SELECT p.Id FROM Persons p WHERE BirthDate='1983-02-15' UNION" calcext:value-type="string">
            <text:p>SELECT p.Id FROM Persons p WHERE BirthDate='1983-02-15' UNION</text:p>
          </table:table-cell>
          <table:table-cell table:style-name="ce17" table:formula="of:=IF([.F8]=&quot;&quot;;&quot;&quot;;&quot;SELECT m.Id, t.Id FROM Majors m, Persons p, Teachers t  WHERE m.Name = &quot;&amp;&quot;'&quot;&amp;[.F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Zoology' AND  p.BirthDate = '1983-02-15' AND p.LastName= 'Nagy'AND p.Id = t.PersonId UNION" calcext:value-type="string">
            <text:p>SELECT m.Id, t.Id FROM Majors m, Persons p, Teachers t <text:s/>WHERE m.Name = 'Zoology' AND <text:s/>p.BirthDate = '1983-02-15' AND p.LastName= 'Nagy'AND p.Id = t.PersonId UNION</text:p>
          </table:table-cell>
          <table:table-cell table:style-name="ce17" table:formula="of:=IF([.G8]=&quot;&quot;;&quot;&quot;;&quot;SELECT m.Id, t.Id FROM Majors m, Persons p, Teachers t  WHERE m.Name = &quot;&amp;&quot;'&quot;&amp;[.G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Botany' AND  p.BirthDate = '1983-02-15' AND p.LastName= 'Nagy'AND p.Id = t.PersonId UNION" calcext:value-type="string">
            <text:p>SELECT m.Id, t.Id FROM Majors m, Persons p, Teachers t <text:s/>WHERE m.Name = 'Botany' AND <text:s/>p.BirthDate = '1983-02-15' AND p.LastName= 'Nagy'AND p.Id = t.PersonId UNION</text:p>
          </table:table-cell>
          <table:table-cell table:style-name="ce17" table:formula="of:=IF([.H8]=&quot;&quot;;&quot;&quot;;&quot;SELECT m.Id, t.Id FROM Majors m, Persons p, Teachers t  WHERE m.Name = &quot;&amp;&quot;'&quot;&amp;[.H8]&amp;&quot;' AND  p.BirthDate = '&quot;&amp;TEXT([.$C8];&quot;yyyy-mm-dd&quot;)&amp;&quot;' AND p.LastName= '&quot;&amp;[.$B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0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</text:p>
          </table:table-cell>
          <table:table-cell/>
          <table:table-cell table:style-name="ce10" table:formula="of:=&quot;SELECT p.Id FROM Persons p WHERE BirthDate=&quot;&amp;&quot;'&quot;&amp;TEXT([.C9]; &quot;yyyy-mm-dd&quot;)&amp;&quot;' UNION&quot;" office:value-type="string" office:string-value="SELECT p.Id FROM Persons p WHERE BirthDate='1987-01-30' UNION" calcext:value-type="string">
            <text:p>SELECT p.Id FROM Persons p WHERE BirthDate='1987-01-30' UNION</text:p>
          </table:table-cell>
          <table:table-cell table:style-name="ce17" table:formula="of:=IF([.F9]=&quot;&quot;;&quot;&quot;;&quot;SELECT m.Id, t.Id FROM Majors m, Persons p, Teachers t  WHERE m.Name = &quot;&amp;&quot;'&quot;&amp;[.F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English' AND  p.BirthDate = '1987-01-30' AND p.LastName= 'Kobzos'AND p.Id = t.PersonId UNION" calcext:value-type="string">
            <text:p>SELECT m.Id, t.Id FROM Majors m, Persons p, Teachers t <text:s/>WHERE m.Name = 'English' AND <text:s/>p.BirthDate = '1987-01-30' AND p.LastName= 'Kobzos'AND p.Id = t.PersonId UNION</text:p>
          </table:table-cell>
          <table:table-cell table:style-name="ce17" table:formula="of:=IF([.G9]=&quot;&quot;;&quot;&quot;;&quot;SELECT m.Id, t.Id FROM Majors m, Persons p, Teachers t  WHERE m.Name = &quot;&amp;&quot;'&quot;&amp;[.G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German' AND  p.BirthDate = '1987-01-30' AND p.LastName= 'Kobzos'AND p.Id = t.PersonId UNION" calcext:value-type="string">
            <text:p>SELECT m.Id, t.Id FROM Majors m, Persons p, Teachers t <text:s/>WHERE m.Name = 'German' AND <text:s/>p.BirthDate = '1987-01-30' AND p.LastName= 'Kobzos'AND p.Id = t.PersonId UNION</text:p>
          </table:table-cell>
          <table:table-cell table:style-name="ce17" table:formula="of:=IF([.H9]=&quot;&quot;;&quot;&quot;;&quot;SELECT m.Id, t.Id FROM Majors m, Persons p, Teachers t  WHERE m.Name = &quot;&amp;&quot;'&quot;&amp;[.H9]&amp;&quot;' AND  p.BirthDate = '&quot;&amp;TEXT([.$C9];&quot;yyyy-mm-dd&quot;)&amp;&quot;' AND p.LastName= '&quot;&amp;[.$B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0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ilviculture</text:p>
          </table:table-cell>
          <table:table-cell office:value-type="string" calcext:value-type="string">
            <text:p>Biology</text:p>
          </table:table-cell>
          <table:table-cell/>
          <table:table-cell table:style-name="ce10" table:formula="of:=&quot;SELECT p.Id FROM Persons p WHERE BirthDate=&quot;&amp;&quot;'&quot;&amp;TEXT([.C10]; &quot;yyyy-mm-dd&quot;)&amp;&quot;' UNION&quot;" office:value-type="string" office:string-value="SELECT p.Id FROM Persons p WHERE BirthDate='1979-11-08' UNION" calcext:value-type="string">
            <text:p>SELECT p.Id FROM Persons p WHERE BirthDate='1979-11-08' UNION</text:p>
          </table:table-cell>
          <table:table-cell table:style-name="ce17" table:formula="of:=IF([.F10]=&quot;&quot;;&quot;&quot;;&quot;SELECT m.Id, t.Id FROM Majors m, Persons p, Teachers t  WHERE m.Name = &quot;&amp;&quot;'&quot;&amp;[.F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Silviculture' AND  p.BirthDate = '1979-11-08' AND p.LastName= 'Szakály'AND p.Id = t.PersonId UNION" calcext:value-type="string">
            <text:p>SELECT m.Id, t.Id FROM Majors m, Persons p, Teachers t <text:s/>WHERE m.Name = 'Silviculture' AND <text:s/>p.BirthDate = '1979-11-08' AND p.LastName= 'Szakály'AND p.Id = t.PersonId UNION</text:p>
          </table:table-cell>
          <table:table-cell table:style-name="ce17" table:formula="of:=IF([.G10]=&quot;&quot;;&quot;&quot;;&quot;SELECT m.Id, t.Id FROM Majors m, Persons p, Teachers t  WHERE m.Name = &quot;&amp;&quot;'&quot;&amp;[.G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Biology' AND  p.BirthDate = '1979-11-08' AND p.LastName= 'Szakály'AND p.Id = t.PersonId UNION" calcext:value-type="string">
            <text:p>SELECT m.Id, t.Id FROM Majors m, Persons p, Teachers t <text:s/>WHERE m.Name = 'Biology' AND <text:s/>p.BirthDate = '1979-11-08' AND p.LastName= 'Szakály'AND p.Id = t.PersonId UNION</text:p>
          </table:table-cell>
          <table:table-cell table:style-name="ce17" table:formula="of:=IF([.H10]=&quot;&quot;;&quot;&quot;;&quot;SELECT m.Id, t.Id FROM Majors m, Persons p, Teachers t  WHERE m.Name = &quot;&amp;&quot;'&quot;&amp;[.H10]&amp;&quot;' AND  p.BirthDate = '&quot;&amp;TEXT([.$C10];&quot;yyyy-mm-dd&quot;)&amp;&quot;' AND p.LastName= '&quot;&amp;[.$B1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0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conomics</text:p>
          </table:table-cell>
          <table:table-cell/>
          <table:table-cell table:style-name="ce10" table:formula="of:=&quot;SELECT p.Id FROM Persons p WHERE BirthDate=&quot;&amp;&quot;'&quot;&amp;TEXT([.C11]; &quot;yyyy-mm-dd&quot;)&amp;&quot;' UNION&quot;" office:value-type="string" office:string-value="SELECT p.Id FROM Persons p WHERE BirthDate='1990-03-15' UNION" calcext:value-type="string">
            <text:p>SELECT p.Id FROM Persons p WHERE BirthDate='1990-03-15' UNION</text:p>
          </table:table-cell>
          <table:table-cell table:style-name="ce17" table:formula="of:=IF([.F11]=&quot;&quot;;&quot;&quot;;&quot;SELECT m.Id, t.Id FROM Majors m, Persons p, Teachers t  WHERE m.Name = &quot;&amp;&quot;'&quot;&amp;[.F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Mathematics' AND  p.BirthDate = '1990-03-15' AND p.LastName= 'Szél'AND p.Id = t.PersonId UNION" calcext:value-type="string">
            <text:p>SELECT m.Id, t.Id FROM Majors m, Persons p, Teachers t <text:s/>WHERE m.Name = 'Mathematics' AND <text:s/>p.BirthDate = '1990-03-15' AND p.LastName= 'Szél'AND p.Id = t.PersonId UNION</text:p>
          </table:table-cell>
          <table:table-cell table:style-name="ce17" table:formula="of:=IF([.G11]=&quot;&quot;;&quot;&quot;;&quot;SELECT m.Id, t.Id FROM Majors m, Persons p, Teachers t  WHERE m.Name = &quot;&amp;&quot;'&quot;&amp;[.G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Economics' AND  p.BirthDate = '1990-03-15' AND p.LastName= 'Szél'AND p.Id = t.PersonId UNION" calcext:value-type="string">
            <text:p>SELECT m.Id, t.Id FROM Majors m, Persons p, Teachers t <text:s/>WHERE m.Name = 'Economics' AND <text:s/>p.BirthDate = '1990-03-15' AND p.LastName= 'Szél'AND p.Id = t.PersonId UNION</text:p>
          </table:table-cell>
          <table:table-cell table:style-name="ce17" table:formula="of:=IF([.H11]=&quot;&quot;;&quot;&quot;;&quot;SELECT m.Id, t.Id FROM Majors m, Persons p, Teachers t  WHERE m.Name = &quot;&amp;&quot;'&quot;&amp;[.H11]&amp;&quot;' AND  p.BirthDate = '&quot;&amp;TEXT([.$C11];&quot;yyyy-mm-dd&quot;)&amp;&quot;' AND p.LastName= '&quot;&amp;[.$B1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0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 table:style-name="ce10" table:formula="of:=&quot;SELECT p.Id FROM Persons p WHERE BirthDate=&quot;&amp;&quot;'&quot;&amp;TEXT([.C12]; &quot;yyyy-mm-dd&quot;)&amp;&quot;' UNION&quot;" office:value-type="string" office:string-value="SELECT p.Id FROM Persons p WHERE BirthDate='1980-02-20' UNION" calcext:value-type="string">
            <text:p>SELECT p.Id FROM Persons p WHERE BirthDate='1980-02-20' UNION</text:p>
          </table:table-cell>
          <table:table-cell table:style-name="ce17" table:formula="of:=IF([.F12]=&quot;&quot;;&quot;&quot;;&quot;SELECT m.Id, t.Id FROM Majors m, Persons p, Teachers t  WHERE m.Name = &quot;&amp;&quot;'&quot;&amp;[.F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History' AND  p.BirthDate = '1980-02-20' AND p.LastName= 'Favágó'AND p.Id = t.PersonId UNION" calcext:value-type="string">
            <text:p>SELECT m.Id, t.Id FROM Majors m, Persons p, Teachers t <text:s/>WHERE m.Name = 'History' AND <text:s/>p.BirthDate = '1980-02-20' AND p.LastName= 'Favágó'AND p.Id = t.PersonId UNION</text:p>
          </table:table-cell>
          <table:table-cell table:style-name="ce17" table:formula="of:=IF([.G12]=&quot;&quot;;&quot;&quot;;&quot;SELECT m.Id, t.Id FROM Majors m, Persons p, Teachers t  WHERE m.Name = &quot;&amp;&quot;'&quot;&amp;[.G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Literature' AND  p.BirthDate = '1980-02-20' AND p.LastName= 'Favágó'AND p.Id = t.PersonId UNION" calcext:value-type="string">
            <text:p>SELECT m.Id, t.Id FROM Majors m, Persons p, Teachers t <text:s/>WHERE m.Name = 'Literature' AND <text:s/>p.BirthDate = '1980-02-20' AND p.LastName= 'Favágó'AND p.Id = t.PersonId UNION</text:p>
          </table:table-cell>
          <table:table-cell table:style-name="ce17" table:formula="of:=IF([.H12]=&quot;&quot;;&quot;&quot;;&quot;SELECT m.Id, t.Id FROM Majors m, Persons p, Teachers t  WHERE m.Name = &quot;&amp;&quot;'&quot;&amp;[.H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Grammar' AND  p.BirthDate = '1980-02-20' AND p.LastName= 'Favágó'AND p.Id = t.PersonId UNION" calcext:value-type="string">
            <text:p>SELECT m.Id, t.Id FROM Majors m, Persons p, Teachers t <text:s/>WHERE m.Name = 'Grammar' AND <text:s/>p.BirthDate = '1980-02-20' AND p.LastName= 'Favágó'AND p.Id = t.PersonId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0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ogramming</text:p>
          </table:table-cell>
          <table:table-cell/>
          <table:table-cell table:style-name="ce10" table:formula="of:=&quot;SELECT p.Id FROM Persons p WHERE BirthDate=&quot;&amp;&quot;'&quot;&amp;TEXT([.C13]; &quot;yyyy-mm-dd&quot;)&amp;&quot;' UNION&quot;" office:value-type="string" office:string-value="SELECT p.Id FROM Persons p WHERE BirthDate='1992-07-21' UNION" calcext:value-type="string">
            <text:p>SELECT p.Id FROM Persons p WHERE BirthDate='1992-07-21' UNION</text:p>
          </table:table-cell>
          <table:table-cell table:style-name="ce17" table:formula="of:=IF([.F13]=&quot;&quot;;&quot;&quot;;&quot;SELECT m.Id, t.Id FROM Majors m, Persons p, Teachers t  WHERE m.Name = &quot;&amp;&quot;'&quot;&amp;[.F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IT' AND  p.BirthDate = '1992-07-21' AND p.LastName= 'Beke'AND p.Id = t.PersonId UNION" calcext:value-type="string">
            <text:p>SELECT m.Id, t.Id FROM Majors m, Persons p, Teachers t <text:s/>WHERE m.Name = 'IT' AND <text:s/>p.BirthDate = '1992-07-21' AND p.LastName= 'Beke'AND p.Id = t.PersonId UNION</text:p>
          </table:table-cell>
          <table:table-cell table:style-name="ce17" table:formula="of:=IF([.G13]=&quot;&quot;;&quot;&quot;;&quot;SELECT m.Id, t.Id FROM Majors m, Persons p, Teachers t  WHERE m.Name = &quot;&amp;&quot;'&quot;&amp;[.G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Programming' AND  p.BirthDate = '1992-07-21' AND p.LastName= 'Beke'AND p.Id = t.PersonId UNION" calcext:value-type="string">
            <text:p>SELECT m.Id, t.Id FROM Majors m, Persons p, Teachers t <text:s/>WHERE m.Name = 'Programming' AND <text:s/>p.BirthDate = '1992-07-21' AND p.LastName= 'Beke'AND p.Id = t.PersonId UNION</text:p>
          </table:table-cell>
          <table:table-cell table:style-name="ce17" table:formula="of:=IF([.H13]=&quot;&quot;;&quot;&quot;;&quot;SELECT m.Id, t.Id FROM Majors m, Persons p, Teachers t  WHERE m.Name = &quot;&amp;&quot;'&quot;&amp;[.H13]&amp;&quot;' AND  p.BirthDate = '&quot;&amp;TEXT([.$C13];&quot;yyyy-mm-dd&quot;)&amp;&quot;' AND p.LastName= '&quot;&amp;[.$B1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0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hysics</text:p>
          </table:table-cell>
          <table:table-cell/>
          <table:table-cell table:style-name="ce10" table:formula="of:=&quot;SELECT p.Id FROM Persons p WHERE BirthDate=&quot;&amp;&quot;'&quot;&amp;TEXT([.C14]; &quot;yyyy-mm-dd&quot;)&amp;&quot;' UNION&quot;" office:value-type="string" office:string-value="SELECT p.Id FROM Persons p WHERE BirthDate='1988-11-03' UNION" calcext:value-type="string">
            <text:p>SELECT p.Id FROM Persons p WHERE BirthDate='1988-11-03' UNION</text:p>
          </table:table-cell>
          <table:table-cell table:style-name="ce17" table:formula="of:=IF([.F14]=&quot;&quot;;&quot;&quot;;&quot;SELECT m.Id, t.Id FROM Majors m, Persons p, Teachers t  WHERE m.Name = &quot;&amp;&quot;'&quot;&amp;[.F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Mathematics' AND  p.BirthDate = '1988-11-03' AND p.LastName= 'Soós'AND p.Id = t.PersonId UNION" calcext:value-type="string">
            <text:p>SELECT m.Id, t.Id FROM Majors m, Persons p, Teachers t <text:s/>WHERE m.Name = 'Mathematics' AND <text:s/>p.BirthDate = '1988-11-03' AND p.LastName= 'Soós'AND p.Id = t.PersonId UNION</text:p>
          </table:table-cell>
          <table:table-cell table:style-name="ce17" table:formula="of:=IF([.G14]=&quot;&quot;;&quot;&quot;;&quot;SELECT m.Id, t.Id FROM Majors m, Persons p, Teachers t  WHERE m.Name = &quot;&amp;&quot;'&quot;&amp;[.G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Physics' AND  p.BirthDate = '1988-11-03' AND p.LastName= 'Soós'AND p.Id = t.PersonId UNION" calcext:value-type="string">
            <text:p>SELECT m.Id, t.Id FROM Majors m, Persons p, Teachers t <text:s/>WHERE m.Name = 'Physics' AND <text:s/>p.BirthDate = '1988-11-03' AND p.LastName= 'Soós'AND p.Id = t.PersonId UNION</text:p>
          </table:table-cell>
          <table:table-cell table:style-name="ce17" table:formula="of:=IF([.H14]=&quot;&quot;;&quot;&quot;;&quot;SELECT m.Id, t.Id FROM Majors m, Persons p, Teachers t  WHERE m.Name = &quot;&amp;&quot;'&quot;&amp;[.H14]&amp;&quot;' AND  p.BirthDate = '&quot;&amp;TEXT([.$C14];&quot;yyyy-mm-dd&quot;)&amp;&quot;' AND p.LastName= '&quot;&amp;[.$B1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0" table:formula="of:=&quot;SELECT p.Id FROM Persons p WHERE BirthDate=&quot;&amp;&quot;'&quot;&amp;TEXT([.C15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5]=&quot;&quot;;&quot;&quot;;&quot;SELECT m.Id, t.Id FROM Majors m, Persons p, Teachers t  WHERE m.Name = &quot;&amp;&quot;'&quot;&amp;[.F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Literature' AND  p.BirthDate = '1986-02-24' AND p.LastName= 'Szakács'AND p.Id = t.PersonId UNION" calcext:value-type="string">
            <text:p>SELECT m.Id, t.Id FROM Majors m, Persons p, Teachers t <text:s/>WHERE m.Name = 'Literature' AND <text:s/>p.BirthDate = '1986-02-24' AND p.LastName= 'Szakács'AND p.Id = t.PersonId UNION</text:p>
          </table:table-cell>
          <table:table-cell table:style-name="ce17" table:formula="of:=IF([.G15]=&quot;&quot;;&quot;&quot;;&quot;SELECT m.Id, t.Id FROM Majors m, Persons p, Teachers t  WHERE m.Name = &quot;&amp;&quot;'&quot;&amp;[.G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Grammar' AND  p.BirthDate = '1986-02-24' AND p.LastName= 'Szakács'AND p.Id = t.PersonId UNION" calcext:value-type="string">
            <text:p>SELECT m.Id, t.Id FROM Majors m, Persons p, Teachers t <text:s/>WHERE m.Name = 'Grammar' AND <text:s/>p.BirthDate = '1986-02-24' AND p.LastName= 'Szakács'AND p.Id = t.PersonId UNION</text:p>
          </table:table-cell>
          <table:table-cell table:style-name="ce17" table:formula="of:=IF([.H15]=&quot;&quot;;&quot;&quot;;&quot;SELECT m.Id, t.Id FROM Majors m, Persons p, Teachers t  WHERE m.Name = &quot;&amp;&quot;'&quot;&amp;[.H15]&amp;&quot;' AND  p.BirthDate = '&quot;&amp;TEXT([.$C15];&quot;yyyy-mm-dd&quot;)&amp;&quot;' AND p.LastName= '&quot;&amp;[.$B1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Discrete Mathematics</text:p>
          </table:table-cell>
          <table:table-cell/>
          <table:table-cell table:style-name="ce10" table:formula="of:=&quot;SELECT p.Id FROM Persons p WHERE BirthDate=&quot;&amp;&quot;'&quot;&amp;TEXT([.C16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6]=&quot;&quot;;&quot;&quot;;&quot;SELECT m.Id, t.Id FROM Majors m, Persons p, Teachers t  WHERE m.Name = &quot;&amp;&quot;'&quot;&amp;[.F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Algebra' AND  p.BirthDate = '1986-02-24' AND p.LastName= 'Cermak'AND p.Id = t.PersonId UNION" calcext:value-type="string">
            <text:p>SELECT m.Id, t.Id FROM Majors m, Persons p, Teachers t <text:s/>WHERE m.Name = 'Algebra' AND <text:s/>p.BirthDate = '1986-02-24' AND p.LastName= 'Cermak'AND p.Id = t.PersonId UNION</text:p>
          </table:table-cell>
          <table:table-cell table:style-name="ce17" table:formula="of:=IF([.G16]=&quot;&quot;;&quot;&quot;;&quot;SELECT m.Id, t.Id FROM Majors m, Persons p, Teachers t  WHERE m.Name = &quot;&amp;&quot;'&quot;&amp;[.G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Discrete Mathematics' AND  p.BirthDate = '1986-02-24' AND p.LastName= 'Cermak'AND p.Id = t.PersonId UNION" calcext:value-type="string">
            <text:p>SELECT m.Id, t.Id FROM Majors m, Persons p, Teachers t <text:s/>WHERE m.Name = 'Discrete Mathematics' AND <text:s/>p.BirthDate = '1986-02-24' AND p.LastName= 'Cermak'AND p.Id = t.PersonId UNION</text:p>
          </table:table-cell>
          <table:table-cell table:style-name="ce17" table:formula="of:=IF([.H16]=&quot;&quot;;&quot;&quot;;&quot;SELECT m.Id, t.Id FROM Majors m, Persons p, Teachers t  WHERE m.Name = &quot;&amp;&quot;'&quot;&amp;[.H16]&amp;&quot;' AND  p.BirthDate = '&quot;&amp;TEXT([.$C16];&quot;yyyy-mm-dd&quot;)&amp;&quot;' AND p.LastName= '&quot;&amp;[.$B1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0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Journalism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Designer</text:p>
          </table:table-cell>
          <table:table-cell table:style-name="ce10" table:formula="of:=&quot;SELECT p.Id FROM Persons p WHERE BirthDate=&quot;&amp;&quot;'&quot;&amp;TEXT([.C17]; &quot;yyyy-mm-dd&quot;)&amp;&quot;' UNION&quot;" office:value-type="string" office:string-value="SELECT p.Id FROM Persons p WHERE BirthDate='1984-03-16' UNION" calcext:value-type="string">
            <text:p>SELECT p.Id FROM Persons p WHERE BirthDate='1984-03-16' UNION</text:p>
          </table:table-cell>
          <table:table-cell table:style-name="ce17" table:formula="of:=IF([.F17]=&quot;&quot;;&quot;&quot;;&quot;SELECT m.Id, t.Id FROM Majors m, Persons p, Teachers t  WHERE m.Name = &quot;&amp;&quot;'&quot;&amp;[.F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Journalism' AND  p.BirthDate = '1984-03-16' AND p.LastName= 'Kovac'AND p.Id = t.PersonId UNION" calcext:value-type="string">
            <text:p>SELECT m.Id, t.Id FROM Majors m, Persons p, Teachers t <text:s/>WHERE m.Name = 'Journalism' AND <text:s/>p.BirthDate = '1984-03-16' AND p.LastName= 'Kovac'AND p.Id = t.PersonId UNION</text:p>
          </table:table-cell>
          <table:table-cell table:style-name="ce17" table:formula="of:=IF([.G17]=&quot;&quot;;&quot;&quot;;&quot;SELECT m.Id, t.Id FROM Majors m, Persons p, Teachers t  WHERE m.Name = &quot;&amp;&quot;'&quot;&amp;[.G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Grammar' AND  p.BirthDate = '1984-03-16' AND p.LastName= 'Kovac'AND p.Id = t.PersonId UNION" calcext:value-type="string">
            <text:p>SELECT m.Id, t.Id FROM Majors m, Persons p, Teachers t <text:s/>WHERE m.Name = 'Grammar' AND <text:s/>p.BirthDate = '1984-03-16' AND p.LastName= 'Kovac'AND p.Id = t.PersonId UNION</text:p>
          </table:table-cell>
          <table:table-cell table:style-name="ce17" table:formula="of:=IF([.H17]=&quot;&quot;;&quot;&quot;;&quot;SELECT m.Id, t.Id FROM Majors m, Persons p, Teachers t  WHERE m.Name = &quot;&amp;&quot;'&quot;&amp;[.H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Designer' AND  p.BirthDate = '1984-03-16' AND p.LastName= 'Kovac'AND p.Id = t.PersonId UNION" calcext:value-type="string">
            <text:p>SELECT m.Id, t.Id FROM Majors m, Persons p, Teachers t <text:s/>WHERE m.Name = 'Designer' AND <text:s/>p.BirthDate = '1984-03-16' AND p.LastName= 'Kovac'AND p.Id = t.PersonId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Economics</text:p>
          </table:table-cell>
          <table:table-cell/>
          <table:table-cell table:style-name="ce10" table:formula="of:=&quot;SELECT p.Id FROM Persons p WHERE BirthDate=&quot;&amp;&quot;'&quot;&amp;TEXT([.C18]; &quot;yyyy-mm-dd&quot;)&amp;&quot;' UNION&quot;" office:value-type="string" office:string-value="SELECT p.Id FROM Persons p WHERE BirthDate='1990-07-20' UNION" calcext:value-type="string">
            <text:p>SELECT p.Id FROM Persons p WHERE BirthDate='1990-07-20' UNION</text:p>
          </table:table-cell>
          <table:table-cell table:style-name="ce17" table:formula="of:=IF([.F18]=&quot;&quot;;&quot;&quot;;&quot;SELECT m.Id, t.Id FROM Majors m, Persons p, Teachers t  WHERE m.Name = &quot;&amp;&quot;'&quot;&amp;[.F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Social Science' AND  p.BirthDate = '1990-07-20' AND p.LastName= 'Novák'AND p.Id = t.PersonId UNION" calcext:value-type="string">
            <text:p>SELECT m.Id, t.Id FROM Majors m, Persons p, Teachers t <text:s/>WHERE m.Name = 'Social Science' AND <text:s/>p.BirthDate = '1990-07-20' AND p.LastName= 'Novák'AND p.Id = t.PersonId UNION</text:p>
          </table:table-cell>
          <table:table-cell table:style-name="ce17" table:formula="of:=IF([.G18]=&quot;&quot;;&quot;&quot;;&quot;SELECT m.Id, t.Id FROM Majors m, Persons p, Teachers t  WHERE m.Name = &quot;&amp;&quot;'&quot;&amp;[.G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Economics' AND  p.BirthDate = '1990-07-20' AND p.LastName= 'Novák'AND p.Id = t.PersonId UNION" calcext:value-type="string">
            <text:p>SELECT m.Id, t.Id FROM Majors m, Persons p, Teachers t <text:s/>WHERE m.Name = 'Economics' AND <text:s/>p.BirthDate = '1990-07-20' AND p.LastName= 'Novák'AND p.Id = t.PersonId UNION</text:p>
          </table:table-cell>
          <table:table-cell table:style-name="ce17" table:formula="of:=IF([.H18]=&quot;&quot;;&quot;&quot;;&quot;SELECT m.Id, t.Id FROM Majors m, Persons p, Teachers t  WHERE m.Name = &quot;&amp;&quot;'&quot;&amp;[.H18]&amp;&quot;' AND  p.BirthDate = '&quot;&amp;TEXT([.$C18];&quot;yyyy-mm-dd&quot;)&amp;&quot;' AND p.LastName= '&quot;&amp;[.$B1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Tourism </text:p>
          </table:table-cell>
          <table:table-cell office:value-type="string" calcext:value-type="string">
            <text:p>Logistic</text:p>
          </table:table-cell>
          <table:table-cell/>
          <table:table-cell table:style-name="ce10" table:formula="of:=&quot;SELECT p.Id FROM Persons p WHERE BirthDate=&quot;&amp;&quot;'&quot;&amp;TEXT([.C19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9]=&quot;&quot;;&quot;&quot;;&quot;SELECT m.Id, t.Id FROM Majors m, Persons p, Teachers t  WHERE m.Name = &quot;&amp;&quot;'&quot;&amp;[.F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Tourism ' AND  p.BirthDate = '1986-02-24' AND p.LastName= 'Hlaváček'AND p.Id = t.PersonId UNION" calcext:value-type="string">
            <text:p>SELECT m.Id, t.Id FROM Majors m, Persons p, Teachers t <text:s/>WHERE m.Name = 'Tourism ' AND <text:s/>p.BirthDate = '1986-02-24' AND p.LastName= 'Hlaváček'AND p.Id = t.PersonId UNION</text:p>
          </table:table-cell>
          <table:table-cell table:style-name="ce17" table:formula="of:=IF([.G19]=&quot;&quot;;&quot;&quot;;&quot;SELECT m.Id, t.Id FROM Majors m, Persons p, Teachers t  WHERE m.Name = &quot;&amp;&quot;'&quot;&amp;[.G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Logistic' AND  p.BirthDate = '1986-02-24' AND p.LastName= 'Hlaváček'AND p.Id = t.PersonId UNION" calcext:value-type="string">
            <text:p>SELECT m.Id, t.Id FROM Majors m, Persons p, Teachers t <text:s/>WHERE m.Name = 'Logistic' AND <text:s/>p.BirthDate = '1986-02-24' AND p.LastName= 'Hlaváček'AND p.Id = t.PersonId UNION</text:p>
          </table:table-cell>
          <table:table-cell table:style-name="ce17" table:formula="of:=IF([.H19]=&quot;&quot;;&quot;&quot;;&quot;SELECT m.Id, t.Id FROM Majors m, Persons p, Teachers t  WHERE m.Name = &quot;&amp;&quot;'&quot;&amp;[.H19]&amp;&quot;' AND  p.BirthDate = '&quot;&amp;TEXT([.$C19];&quot;yyyy-mm-dd&quot;)&amp;&quot;' AND p.LastName= '&quot;&amp;[.$B1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0" table:formula="of:=&quot;SELECT p.Id FROM Persons p WHERE BirthDate=&quot;&amp;&quot;'&quot;&amp;TEXT([.C20]; &quot;yyyy-mm-dd&quot;)&amp;&quot;' UNION&quot;" office:value-type="string" office:string-value="SELECT p.Id FROM Persons p WHERE BirthDate='1986-11-10' UNION" calcext:value-type="string">
            <text:p>SELECT p.Id FROM Persons p WHERE BirthDate='1986-11-10' UNION</text:p>
          </table:table-cell>
          <table:table-cell table:style-name="ce17" table:formula="of:=IF([.F20]=&quot;&quot;;&quot;&quot;;&quot;SELECT m.Id, t.Id FROM Majors m, Persons p, Teachers t  WHERE m.Name = &quot;&amp;&quot;'&quot;&amp;[.F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Literature' AND  p.BirthDate = '1986-11-10' AND p.LastName= 'Wolf'AND p.Id = t.PersonId UNION" calcext:value-type="string">
            <text:p>SELECT m.Id, t.Id FROM Majors m, Persons p, Teachers t <text:s/>WHERE m.Name = 'Literature' AND <text:s/>p.BirthDate = '1986-11-10' AND p.LastName= 'Wolf'AND p.Id = t.PersonId UNION</text:p>
          </table:table-cell>
          <table:table-cell table:style-name="ce17" table:formula="of:=IF([.G20]=&quot;&quot;;&quot;&quot;;&quot;SELECT m.Id, t.Id FROM Majors m, Persons p, Teachers t  WHERE m.Name = &quot;&amp;&quot;'&quot;&amp;[.G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Grammar' AND  p.BirthDate = '1986-11-10' AND p.LastName= 'Wolf'AND p.Id = t.PersonId UNION" calcext:value-type="string">
            <text:p>SELECT m.Id, t.Id FROM Majors m, Persons p, Teachers t <text:s/>WHERE m.Name = 'Grammar' AND <text:s/>p.BirthDate = '1986-11-10' AND p.LastName= 'Wolf'AND p.Id = t.PersonId UNION</text:p>
          </table:table-cell>
          <table:table-cell table:style-name="ce17" table:formula="of:=IF([.H20]=&quot;&quot;;&quot;&quot;;&quot;SELECT m.Id, t.Id FROM Majors m, Persons p, Teachers t  WHERE m.Name = &quot;&amp;&quot;'&quot;&amp;[.H20]&amp;&quot;' AND  p.BirthDate = '&quot;&amp;TEXT([.$C20];&quot;yyyy-mm-dd&quot;)&amp;&quot;' AND p.LastName= '&quot;&amp;[.$B2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0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Social Science</text:p>
          </table:table-cell>
          <table:table-cell table:style-name="ce14" office:value-type="string" calcext:value-type="string">
            <text:p>Psychology </text:p>
          </table:table-cell>
          <table:table-cell/>
          <table:table-cell table:style-name="ce10" table:formula="of:=&quot;SELECT p.Id FROM Persons p WHERE BirthDate=&quot;&amp;&quot;'&quot;&amp;TEXT([.C21]; &quot;yyyy-mm-dd&quot;)&amp;&quot;' UNION&quot;" office:value-type="string" office:string-value="SELECT p.Id FROM Persons p WHERE BirthDate='1986-08-21' UNION" calcext:value-type="string">
            <text:p>SELECT p.Id FROM Persons p WHERE BirthDate='1986-08-21' UNION</text:p>
          </table:table-cell>
          <table:table-cell table:style-name="ce17" table:formula="of:=IF([.F21]=&quot;&quot;;&quot;&quot;;&quot;SELECT m.Id, t.Id FROM Majors m, Persons p, Teachers t  WHERE m.Name = &quot;&amp;&quot;'&quot;&amp;[.F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Social Science' AND  p.BirthDate = '1986-08-21' AND p.LastName= 'Ostrowski'AND p.Id = t.PersonId UNION" calcext:value-type="string">
            <text:p>SELECT m.Id, t.Id FROM Majors m, Persons p, Teachers t <text:s/>WHERE m.Name = 'Social Science' AND <text:s/>p.BirthDate = '1986-08-21' AND p.LastName= 'Ostrowski'AND p.Id = t.PersonId UNION</text:p>
          </table:table-cell>
          <table:table-cell table:style-name="ce17" table:formula="of:=IF([.G21]=&quot;&quot;;&quot;&quot;;&quot;SELECT m.Id, t.Id FROM Majors m, Persons p, Teachers t  WHERE m.Name = &quot;&amp;&quot;'&quot;&amp;[.G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Psychology ' AND  p.BirthDate = '1986-08-21' AND p.LastName= 'Ostrowski'AND p.Id = t.PersonId UNION" calcext:value-type="string">
            <text:p>SELECT m.Id, t.Id FROM Majors m, Persons p, Teachers t <text:s/>WHERE m.Name = 'Psychology ' AND <text:s/>p.BirthDate = '1986-08-21' AND p.LastName= 'Ostrowski'AND p.Id = t.PersonId UNION</text:p>
          </table:table-cell>
          <table:table-cell table:style-name="ce17" table:formula="of:=IF([.H21]=&quot;&quot;;&quot;&quot;;&quot;SELECT m.Id, t.Id FROM Majors m, Persons p, Teachers t  WHERE m.Name = &quot;&amp;&quot;'&quot;&amp;[.H21]&amp;&quot;' AND  p.BirthDate = '&quot;&amp;TEXT([.$C21];&quot;yyyy-mm-dd&quot;)&amp;&quot;' AND p.LastName= '&quot;&amp;[.$B2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0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Economics</text:p>
          </table:table-cell>
          <table:table-cell table:style-name="ce14" office:value-type="string" calcext:value-type="string">
            <text:p>Geography </text:p>
          </table:table-cell>
          <table:table-cell/>
          <table:table-cell table:style-name="ce10" table:formula="of:=&quot;SELECT p.Id FROM Persons p WHERE BirthDate=&quot;&amp;&quot;'&quot;&amp;TEXT([.C22]; &quot;yyyy-mm-dd&quot;)&amp;&quot;' UNION&quot;" office:value-type="string" office:string-value="SELECT p.Id FROM Persons p WHERE BirthDate='1973-11-01' UNION" calcext:value-type="string">
            <text:p>SELECT p.Id FROM Persons p WHERE BirthDate='1973-11-01' UNION</text:p>
          </table:table-cell>
          <table:table-cell table:style-name="ce17" table:formula="of:=IF([.F22]=&quot;&quot;;&quot;&quot;;&quot;SELECT m.Id, t.Id FROM Majors m, Persons p, Teachers t  WHERE m.Name = &quot;&amp;&quot;'&quot;&amp;[.F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Economics' AND  p.BirthDate = '1973-11-01' AND p.LastName= 'Bieber'AND p.Id = t.PersonId UNION" calcext:value-type="string">
            <text:p>SELECT m.Id, t.Id FROM Majors m, Persons p, Teachers t <text:s/>WHERE m.Name = 'Economics' AND <text:s/>p.BirthDate = '1973-11-01' AND p.LastName= 'Bieber'AND p.Id = t.PersonId UNION</text:p>
          </table:table-cell>
          <table:table-cell table:style-name="ce17" table:formula="of:=IF([.G22]=&quot;&quot;;&quot;&quot;;&quot;SELECT m.Id, t.Id FROM Majors m, Persons p, Teachers t  WHERE m.Name = &quot;&amp;&quot;'&quot;&amp;[.G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Geography ' AND  p.BirthDate = '1973-11-01' AND p.LastName= 'Bieber'AND p.Id = t.PersonId UNION" calcext:value-type="string">
            <text:p>SELECT m.Id, t.Id FROM Majors m, Persons p, Teachers t <text:s/>WHERE m.Name = 'Geography ' AND <text:s/>p.BirthDate = '1973-11-01' AND p.LastName= 'Bieber'AND p.Id = t.PersonId UNION</text:p>
          </table:table-cell>
          <table:table-cell table:style-name="ce17" table:formula="of:=IF([.H22]=&quot;&quot;;&quot;&quot;;&quot;SELECT m.Id, t.Id FROM Majors m, Persons p, Teachers t  WHERE m.Name = &quot;&amp;&quot;'&quot;&amp;[.H22]&amp;&quot;' AND  p.BirthDate = '&quot;&amp;TEXT([.$C22];&quot;yyyy-mm-dd&quot;)&amp;&quot;' AND p.LastName= '&quot;&amp;[.$B2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0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T</text:p>
          </table:table-cell>
          <table:table-cell/>
          <table:table-cell table:style-name="ce10" table:formula="of:=&quot;SELECT p.Id FROM Persons p WHERE BirthDate=&quot;&amp;&quot;'&quot;&amp;TEXT([.C23]; &quot;yyyy-mm-dd&quot;)&amp;&quot;' UNION&quot;" office:value-type="string" office:string-value="SELECT p.Id FROM Persons p WHERE BirthDate='1983-12-01' UNION" calcext:value-type="string">
            <text:p>SELECT p.Id FROM Persons p WHERE BirthDate='1983-12-01' UNION</text:p>
          </table:table-cell>
          <table:table-cell table:style-name="ce17" table:formula="of:=IF([.F23]=&quot;&quot;;&quot;&quot;;&quot;SELECT m.Id, t.Id FROM Majors m, Persons p, Teachers t  WHERE m.Name = &quot;&amp;&quot;'&quot;&amp;[.F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Robotics' AND  p.BirthDate = '1983-12-01' AND p.LastName= 'Kaufmann'AND p.Id = t.PersonId UNION" calcext:value-type="string">
            <text:p>SELECT m.Id, t.Id FROM Majors m, Persons p, Teachers t <text:s/>WHERE m.Name = 'Robotics' AND <text:s/>p.BirthDate = '1983-12-01' AND p.LastName= 'Kaufmann'AND p.Id = t.PersonId UNION</text:p>
          </table:table-cell>
          <table:table-cell table:style-name="ce17" table:formula="of:=IF([.G23]=&quot;&quot;;&quot;&quot;;&quot;SELECT m.Id, t.Id FROM Majors m, Persons p, Teachers t  WHERE m.Name = &quot;&amp;&quot;'&quot;&amp;[.G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IT' AND  p.BirthDate = '1983-12-01' AND p.LastName= 'Kaufmann'AND p.Id = t.PersonId UNION" calcext:value-type="string">
            <text:p>SELECT m.Id, t.Id FROM Majors m, Persons p, Teachers t <text:s/>WHERE m.Name = 'IT' AND <text:s/>p.BirthDate = '1983-12-01' AND p.LastName= 'Kaufmann'AND p.Id = t.PersonId UNION</text:p>
          </table:table-cell>
          <table:table-cell table:style-name="ce17" table:formula="of:=IF([.H23]=&quot;&quot;;&quot;&quot;;&quot;SELECT m.Id, t.Id FROM Majors m, Persons p, Teachers t  WHERE m.Name = &quot;&amp;&quot;'&quot;&amp;[.H23]&amp;&quot;' AND  p.BirthDate = '&quot;&amp;TEXT([.$C23];&quot;yyyy-mm-dd&quot;)&amp;&quot;' AND p.LastName= '&quot;&amp;[.$B2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0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Technics</text:p>
          </table:table-cell>
          <table:table-cell office:value-type="string" calcext:value-type="string">
            <text:p>Calculus</text:p>
          </table:table-cell>
          <table:table-cell/>
          <table:table-cell table:style-name="ce10" table:formula="of:=&quot;SELECT p.Id FROM Persons p WHERE BirthDate=&quot;&amp;&quot;'&quot;&amp;TEXT([.C24]; &quot;yyyy-mm-dd&quot;)&amp;&quot;' UNION&quot;" office:value-type="string" office:string-value="SELECT p.Id FROM Persons p WHERE BirthDate='1991-10-06' UNION" calcext:value-type="string">
            <text:p>SELECT p.Id FROM Persons p WHERE BirthDate='1991-10-06' UNION</text:p>
          </table:table-cell>
          <table:table-cell table:style-name="ce17" table:formula="of:=IF([.F24]=&quot;&quot;;&quot;&quot;;&quot;SELECT m.Id, t.Id FROM Majors m, Persons p, Teachers t  WHERE m.Name = &quot;&amp;&quot;'&quot;&amp;[.F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Technics' AND  p.BirthDate = '1991-10-06' AND p.LastName= 'Muller'AND p.Id = t.PersonId UNION" calcext:value-type="string">
            <text:p>SELECT m.Id, t.Id FROM Majors m, Persons p, Teachers t <text:s/>WHERE m.Name = 'Technics' AND <text:s/>p.BirthDate = '1991-10-06' AND p.LastName= 'Muller'AND p.Id = t.PersonId UNION</text:p>
          </table:table-cell>
          <table:table-cell table:style-name="ce17" table:formula="of:=IF([.G24]=&quot;&quot;;&quot;&quot;;&quot;SELECT m.Id, t.Id FROM Majors m, Persons p, Teachers t  WHERE m.Name = &quot;&amp;&quot;'&quot;&amp;[.G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Calculus' AND  p.BirthDate = '1991-10-06' AND p.LastName= 'Muller'AND p.Id = t.PersonId UNION" calcext:value-type="string">
            <text:p>SELECT m.Id, t.Id FROM Majors m, Persons p, Teachers t <text:s/>WHERE m.Name = 'Calculus' AND <text:s/>p.BirthDate = '1991-10-06' AND p.LastName= 'Muller'AND p.Id = t.PersonId UNION</text:p>
          </table:table-cell>
          <table:table-cell table:style-name="ce17" table:formula="of:=IF([.H24]=&quot;&quot;;&quot;&quot;;&quot;SELECT m.Id, t.Id FROM Majors m, Persons p, Teachers t  WHERE m.Name = &quot;&amp;&quot;'&quot;&amp;[.H24]&amp;&quot;' AND  p.BirthDate = '&quot;&amp;TEXT([.$C24];&quot;yyyy-mm-dd&quot;)&amp;&quot;' AND p.LastName= '&quot;&amp;[.$B2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0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Painting</text:p>
          </table:table-cell>
          <table:table-cell/>
          <table:table-cell table:style-name="ce10" table:formula="of:=&quot;SELECT p.Id FROM Persons p WHERE BirthDate=&quot;&amp;&quot;'&quot;&amp;TEXT([.C25]; &quot;yyyy-mm-dd&quot;)&amp;&quot;' UNION&quot;" office:value-type="string" office:string-value="SELECT p.Id FROM Persons p WHERE BirthDate='1978-09-30' UNION" calcext:value-type="string">
            <text:p>SELECT p.Id FROM Persons p WHERE BirthDate='1978-09-30' UNION</text:p>
          </table:table-cell>
          <table:table-cell table:style-name="ce17" table:formula="of:=IF([.F25]=&quot;&quot;;&quot;&quot;;&quot;SELECT m.Id, t.Id FROM Majors m, Persons p, Teachers t  WHERE m.Name = &quot;&amp;&quot;'&quot;&amp;[.F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Designer' AND  p.BirthDate = '1978-09-30' AND p.LastName= 'Hofmann'AND p.Id = t.PersonId UNION" calcext:value-type="string">
            <text:p>SELECT m.Id, t.Id FROM Majors m, Persons p, Teachers t <text:s/>WHERE m.Name = 'Designer' AND <text:s/>p.BirthDate = '1978-09-30' AND p.LastName= 'Hofmann'AND p.Id = t.PersonId UNION</text:p>
          </table:table-cell>
          <table:table-cell table:style-name="ce17" table:formula="of:=IF([.G25]=&quot;&quot;;&quot;&quot;;&quot;SELECT m.Id, t.Id FROM Majors m, Persons p, Teachers t  WHERE m.Name = &quot;&amp;&quot;'&quot;&amp;[.G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Painting' AND  p.BirthDate = '1978-09-30' AND p.LastName= 'Hofmann'AND p.Id = t.PersonId UNION" calcext:value-type="string">
            <text:p>SELECT m.Id, t.Id FROM Majors m, Persons p, Teachers t <text:s/>WHERE m.Name = 'Painting' AND <text:s/>p.BirthDate = '1978-09-30' AND p.LastName= 'Hofmann'AND p.Id = t.PersonId UNION</text:p>
          </table:table-cell>
          <table:table-cell table:style-name="ce17" table:formula="of:=IF([.H25]=&quot;&quot;;&quot;&quot;;&quot;SELECT m.Id, t.Id FROM Majors m, Persons p, Teachers t  WHERE m.Name = &quot;&amp;&quot;'&quot;&amp;[.H25]&amp;&quot;' AND  p.BirthDate = '&quot;&amp;TEXT([.$C25];&quot;yyyy-mm-dd&quot;)&amp;&quot;' AND p.LastName= '&quot;&amp;[.$B2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0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table:style-name="ce13" office:value-type="string" calcext:value-type="string">
            <text:p>Sculpture </text:p>
          </table:table-cell>
          <table:table-cell table:style-name="ce13" office:value-type="string" calcext:value-type="string">
            <text:p>Logistic </text:p>
          </table:table-cell>
          <table:table-cell/>
          <table:table-cell table:style-name="ce10" table:formula="of:=&quot;SELECT p.Id FROM Persons p WHERE BirthDate=&quot;&amp;&quot;'&quot;&amp;TEXT([.C26]; &quot;yyyy-mm-dd&quot;)&amp;&quot;' UNION&quot;" office:value-type="string" office:string-value="SELECT p.Id FROM Persons p WHERE BirthDate='1971-03-31' UNION" calcext:value-type="string">
            <text:p>SELECT p.Id FROM Persons p WHERE BirthDate='1971-03-31' UNION</text:p>
          </table:table-cell>
          <table:table-cell table:style-name="ce17" table:formula="of:=IF([.F26]=&quot;&quot;;&quot;&quot;;&quot;SELECT m.Id, t.Id FROM Majors m, Persons p, Teachers t  WHERE m.Name = &quot;&amp;&quot;'&quot;&amp;[.F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Sculpture ' AND  p.BirthDate = '1971-03-31' AND p.LastName= 'Burgstaller'AND p.Id = t.PersonId UNION" calcext:value-type="string">
            <text:p>SELECT m.Id, t.Id FROM Majors m, Persons p, Teachers t <text:s/>WHERE m.Name = 'Sculpture ' AND <text:s/>p.BirthDate = '1971-03-31' AND p.LastName= 'Burgstaller'AND p.Id = t.PersonId UNION</text:p>
          </table:table-cell>
          <table:table-cell table:style-name="ce17" table:formula="of:=IF([.G26]=&quot;&quot;;&quot;&quot;;&quot;SELECT m.Id, t.Id FROM Majors m, Persons p, Teachers t  WHERE m.Name = &quot;&amp;&quot;'&quot;&amp;[.G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Logistic ' AND  p.BirthDate = '1971-03-31' AND p.LastName= 'Burgstaller'AND p.Id = t.PersonId UNION" calcext:value-type="string">
            <text:p>SELECT m.Id, t.Id FROM Majors m, Persons p, Teachers t <text:s/>WHERE m.Name = 'Logistic ' AND <text:s/>p.BirthDate = '1971-03-31' AND p.LastName= 'Burgstaller'AND p.Id = t.PersonId UNION</text:p>
          </table:table-cell>
          <table:table-cell table:style-name="ce17" table:formula="of:=IF([.H26]=&quot;&quot;;&quot;&quot;;&quot;SELECT m.Id, t.Id FROM Majors m, Persons p, Teachers t  WHERE m.Name = &quot;&amp;&quot;'&quot;&amp;[.H26]&amp;&quot;' AND  p.BirthDate = '&quot;&amp;TEXT([.$C26];&quot;yyyy-mm-dd&quot;)&amp;&quot;' AND p.LastName= '&quot;&amp;[.$B2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0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0" table:formula="of:=&quot;SELECT p.Id FROM Persons p WHERE BirthDate=&quot;&amp;&quot;'&quot;&amp;TEXT([.C27]; &quot;yyyy-mm-dd&quot;)&amp;&quot;'&quot;" office:value-type="string" office:string-value="SELECT p.Id FROM Persons p WHERE BirthDate='1968-01-24'" calcext:value-type="string">
            <text:p>SELECT p.Id FROM Persons p WHERE BirthDate='1968-01-24'</text:p>
          </table:table-cell>
          <table:table-cell table:style-name="ce17" table:formula="of:=IF([.F27]=&quot;&quot;;&quot;&quot;;&quot;SELECT m.Id, t.Id FROM Majors m, Persons p, Teachers t  WHERE m.Name = &quot;&amp;&quot;'&quot;&amp;[.F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Zoology' AND  p.BirthDate = '1968-01-24' AND p.LastName= 'Hahn'AND p.Id = t.PersonId UNION" calcext:value-type="string">
            <text:p>SELECT m.Id, t.Id FROM Majors m, Persons p, Teachers t <text:s/>WHERE m.Name = 'Zoology' AND <text:s/>p.BirthDate = '1968-01-24' AND p.LastName= 'Hahn'AND p.Id = t.PersonId UNION</text:p>
          </table:table-cell>
          <table:table-cell table:style-name="ce17" table:formula="of:=IF([.G27]=&quot;&quot;;&quot;&quot;;&quot;SELECT m.Id, t.Id FROM Majors m, Persons p, Teachers t  WHERE m.Name = &quot;&amp;&quot;'&quot;&amp;[.G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Botany' AND  p.BirthDate = '1968-01-24' AND p.LastName= 'Hahn'AND p.Id = t.PersonId UNION" calcext:value-type="string">
            <text:p>SELECT m.Id, t.Id FROM Majors m, Persons p, Teachers t <text:s/>WHERE m.Name = 'Botany' AND <text:s/>p.BirthDate = '1968-01-24' AND p.LastName= 'Hahn'AND p.Id = t.PersonId UNION</text:p>
          </table:table-cell>
          <table:table-cell table:style-name="ce17" table:formula="of:=IF([.H27]=&quot;&quot;;&quot;&quot;;&quot;SELECT m.Id, t.Id FROM Majors m, Persons p, Teachers t  WHERE m.Name = &quot;&amp;&quot;'&quot;&amp;[.H27]&amp;&quot;' AND  p.BirthDate = '&quot;&amp;TEXT([.$C27];&quot;yyyy-mm-dd&quot;)&amp;&quot;' AND p.LastName= '&quot;&amp;[.$B27]&amp;&quot;'AND p.Id = t.PersonId UNION&quot;)">
            <text:p/>
          </table:table-cell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9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udents" table:style-name="ta2">
        <office:forms form:automatic-focus="false" form:apply-design-mode="false"/>
        <table:table-column table:style-name="co8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Age</text:p>
          </table:table-cell>
          <table:table-cell office:value-type="string" calcext:value-type="string">
            <text:p>StartDate</text:p>
          </table:table-cell>
          <table:table-cell table:number-columns-repeated="7"/>
          <table:table-cell table:style-name="ce10" office:value-type="date" office:date-value="2020-09-01" calcext:value-type="date">
            <text:p>2020-09-01</text:p>
          </table:table-cell>
          <table:table-cell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8-10-16" calcext:value-type="date">
            <text:p>2008-10-16</text:p>
          </table:table-cell>
          <table:table-cell table:style-name="ce19" table:formula="of:=DATEDIF([.C2];[.$M$1];&quot;y&quot;)" office:value-type="float" office:value="11" calcext:value-type="float">
            <text:p>11</text:p>
          </table:table-cell>
          <table:table-cell table:style-name="ce19" table:formula="of:=IF([.D2] &lt; 14;YEAR([.C2])+6;IF([.D2] &lt; 18;YEAR([.C2])+14))&amp;&quot;-09-01&quot;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2];&quot;yyyy-mm-dd&quot;)&amp;&quot;', 'true', ps.Id FROM PersonStudents ps WHERE BirthDate = '&quot;&amp;TEXT([.C2];&quot;yyyy-mm-dd&quot;)&amp;&quot;' AND FirstName = '&quot;&amp;[.A2]&amp;&quot;' AND LastName = '&quot;&amp;[.B2]&amp;&quot;' UNION&quot;" office:value-type="string" office:string-value="SELECT '2014-09-01', 'true', ps.Id FROM PersonStudents ps WHERE BirthDate = '2008-10-16' AND FirstName = 'Anikó' AND LastName = 'Kelemen' UNION" calcext:value-type="string">
            <text:p>SELECT '2014-09-01', 'true', ps.Id FROM PersonStudents ps WHERE BirthDate = '2008-10-16' AND FirstName = 'Anikó' AND LastName = 'Kelemen' UNION</text:p>
          </table:table-cell>
          <table:table-cell table:style-name="ce1" table:number-columns-repeated="3"/>
          <table:table-cell table:number-columns-repeated="2"/>
          <table:table-cell table:style-name="ce10"/>
          <table:table-cell table:style-name="ce2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0-06-14" calcext:value-type="date">
            <text:p>2010-06-14</text:p>
          </table:table-cell>
          <table:table-cell table:style-name="ce19" table:formula="of:=DATEDIF([.C3];[.$M$1];&quot;y&quot;)" office:value-type="float" office:value="10" calcext:value-type="float">
            <text:p>10</text:p>
          </table:table-cell>
          <table:table-cell table:style-name="ce19" table:formula="of:=IF([.D3] &lt; 14;YEAR([.C3])+6;IF([.D3] &lt; 18;YEAR([.C3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];&quot;yyyy-mm-dd&quot;)&amp;&quot;', 'true', ps.Id FROM PersonStudents ps WHERE BirthDate = '&quot;&amp;TEXT([.C3];&quot;yyyy-mm-dd&quot;)&amp;&quot;' AND FirstName = '&quot;&amp;[.A3]&amp;&quot;' AND LastName = '&quot;&amp;[.B3]&amp;&quot;' UNION&quot;" office:value-type="string" office:string-value="SELECT '2016-09-01', 'true', ps.Id FROM PersonStudents ps WHERE BirthDate = '2010-06-14' AND FirstName = 'Anikó' AND LastName = 'Tóth' UNION" calcext:value-type="string">
            <text:p>SELECT '2016-09-01', 'true', ps.Id FROM PersonStudents ps WHERE BirthDate = '2010-06-14' AND FirstName = 'Anikó' AND LastName = 'Tó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0" office:value-type="date" office:date-value="2004-01-09" calcext:value-type="date">
            <text:p>2004-01-09</text:p>
          </table:table-cell>
          <table:table-cell table:style-name="ce19" table:formula="of:=DATEDIF([.C4];[.$M$1];&quot;y&quot;)" office:value-type="float" office:value="16" calcext:value-type="float">
            <text:p>16</text:p>
          </table:table-cell>
          <table:table-cell table:style-name="ce19" table:formula="of:=IF([.D4] &lt; 14;YEAR([.C4])+6;IF([.D4] &lt; 18;YEAR([.C4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4];&quot;yyyy-mm-dd&quot;)&amp;&quot;', 'true', ps.Id FROM PersonStudents ps WHERE BirthDate = '&quot;&amp;TEXT([.C4];&quot;yyyy-mm-dd&quot;)&amp;&quot;' AND FirstName = '&quot;&amp;[.A4]&amp;&quot;' AND LastName = '&quot;&amp;[.B4]&amp;&quot;' UNION&quot;" office:value-type="string" office:string-value="SELECT '2018-09-01', 'true', ps.Id FROM PersonStudents ps WHERE BirthDate = '2004-01-09' AND FirstName = 'Veronika' AND LastName = 'Szőke' UNION" calcext:value-type="string">
            <text:p>SELECT '2018-09-01', 'true', ps.Id FROM PersonStudents ps WHERE BirthDate = '2004-01-09' AND FirstName = 'Veronika' AND LastName = 'Szők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2009-05-02" calcext:value-type="date">
            <text:p>2009-05-02</text:p>
          </table:table-cell>
          <table:table-cell table:style-name="ce19" table:formula="of:=DATEDIF([.C5];[.$M$1];&quot;y&quot;)" office:value-type="float" office:value="11" calcext:value-type="float">
            <text:p>11</text:p>
          </table:table-cell>
          <table:table-cell table:style-name="ce19" table:formula="of:=IF([.D5] &lt; 14;YEAR([.C5])+6;IF([.D5] &lt; 18;YEAR([.C5])+14))&amp;&quot;-09-01&quot;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5];&quot;yyyy-mm-dd&quot;)&amp;&quot;', 'true', ps.Id FROM PersonStudents ps WHERE BirthDate = '&quot;&amp;TEXT([.C5];&quot;yyyy-mm-dd&quot;)&amp;&quot;' AND FirstName = '&quot;&amp;[.A5]&amp;&quot;' AND LastName = '&quot;&amp;[.B5]&amp;&quot;' UNION&quot;" office:value-type="string" office:string-value="SELECT '2015-09-01', 'true', ps.Id FROM PersonStudents ps WHERE BirthDate = '2009-05-02' AND FirstName = 'Szabina' AND LastName = 'Illés' UNION" calcext:value-type="string">
            <text:p>SELECT '2015-09-01', 'true', ps.Id FROM PersonStudents ps WHERE BirthDate = '2009-05-02' AND FirstName = 'Szabina' AND LastName = 'Illé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4-04-03" calcext:value-type="date">
            <text:p>2004-04-03</text:p>
          </table:table-cell>
          <table:table-cell table:style-name="ce19" table:formula="of:=DATEDIF([.C6];[.$M$1];&quot;y&quot;)" office:value-type="float" office:value="16" calcext:value-type="float">
            <text:p>16</text:p>
          </table:table-cell>
          <table:table-cell table:style-name="ce19" table:formula="of:=IF([.D6] &lt; 14;YEAR([.C6])+6;IF([.D6] &lt; 18;YEAR([.C6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6];&quot;yyyy-mm-dd&quot;)&amp;&quot;', 'true', ps.Id FROM PersonStudents ps WHERE BirthDate = '&quot;&amp;TEXT([.C6];&quot;yyyy-mm-dd&quot;)&amp;&quot;' AND FirstName = '&quot;&amp;[.A6]&amp;&quot;' AND LastName = '&quot;&amp;[.B6]&amp;&quot;' UNION&quot;" office:value-type="string" office:string-value="SELECT '2018-09-01', 'true', ps.Id FROM PersonStudents ps WHERE BirthDate = '2004-04-03' AND FirstName = 'Viktória' AND LastName = 'Dobos' UNION" calcext:value-type="string">
            <text:p>SELECT '2018-09-01', 'true', ps.Id FROM PersonStudents ps WHERE BirthDate = '2004-04-03' AND FirstName = 'Viktória' AND LastName = 'Dob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0" office:value-type="date" office:date-value="2010-12-24" calcext:value-type="date">
            <text:p>2010-12-24</text:p>
          </table:table-cell>
          <table:table-cell table:style-name="ce19" table:formula="of:=DATEDIF([.C7];[.$M$1];&quot;y&quot;)" office:value-type="float" office:value="9" calcext:value-type="float">
            <text:p>9</text:p>
          </table:table-cell>
          <table:table-cell table:style-name="ce19" table:formula="of:=IF([.D7] &lt; 14;YEAR([.C7])+6;IF([.D7] &lt; 18;YEAR([.C7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7];&quot;yyyy-mm-dd&quot;)&amp;&quot;', 'true', ps.Id FROM PersonStudents ps WHERE BirthDate = '&quot;&amp;TEXT([.C7];&quot;yyyy-mm-dd&quot;)&amp;&quot;' AND FirstName = '&quot;&amp;[.A7]&amp;&quot;' AND LastName = '&quot;&amp;[.B7]&amp;&quot;' UNION&quot;" office:value-type="string" office:string-value="SELECT '2016-09-01', 'true', ps.Id FROM PersonStudents ps WHERE BirthDate = '2010-12-24' AND FirstName = 'Ivett' AND LastName = 'Kozma' UNION" calcext:value-type="string">
            <text:p>SELECT '2016-09-01', 'true', ps.Id FROM PersonStudents ps WHERE BirthDate = '2010-12-24' AND FirstName = 'Ivett' AND LastName = 'Kozma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0" office:value-type="date" office:date-value="2004-10-14" calcext:value-type="date">
            <text:p>2004-10-14</text:p>
          </table:table-cell>
          <table:table-cell table:style-name="ce19" table:formula="of:=DATEDIF([.C8];[.$M$1];&quot;y&quot;)" office:value-type="float" office:value="15" calcext:value-type="float">
            <text:p>15</text:p>
          </table:table-cell>
          <table:table-cell table:style-name="ce19" table:formula="of:=IF([.D8] &lt; 14;YEAR([.C8])+6;IF([.D8] &lt; 18;YEAR([.C8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8];&quot;yyyy-mm-dd&quot;)&amp;&quot;', 'true', ps.Id FROM PersonStudents ps WHERE BirthDate = '&quot;&amp;TEXT([.C8];&quot;yyyy-mm-dd&quot;)&amp;&quot;' AND FirstName = '&quot;&amp;[.A8]&amp;&quot;' AND LastName = '&quot;&amp;[.B8]&amp;&quot;' UNION&quot;" office:value-type="string" office:string-value="SELECT '2018-09-01', 'true', ps.Id FROM PersonStudents ps WHERE BirthDate = '2004-10-14' AND FirstName = 'Orsolya' AND LastName = 'Pataki' UNION" calcext:value-type="string">
            <text:p>SELECT '2018-09-01', 'true', ps.Id FROM PersonStudents ps WHERE BirthDate = '2004-10-14' AND FirstName = 'Orsolya' AND LastName = 'Pataki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13-12-27" calcext:value-type="date">
            <text:p>2013-12-27</text:p>
          </table:table-cell>
          <table:table-cell table:style-name="ce19" table:formula="of:=DATEDIF([.C9];[.$M$1];&quot;y&quot;)" office:value-type="float" office:value="6" calcext:value-type="float">
            <text:p>6</text:p>
          </table:table-cell>
          <table:table-cell table:style-name="ce19" table:formula="of:=IF([.D9] &lt; 14;YEAR([.C9])+6;IF([.D9] &lt; 18;YEAR([.C9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9];&quot;yyyy-mm-dd&quot;)&amp;&quot;', 'true', ps.Id FROM PersonStudents ps WHERE BirthDate = '&quot;&amp;TEXT([.C9];&quot;yyyy-mm-dd&quot;)&amp;&quot;' AND FirstName = '&quot;&amp;[.A9]&amp;&quot;' AND LastName = '&quot;&amp;[.B9]&amp;&quot;' UNION&quot;" office:value-type="string" office:string-value="SELECT '2019-09-01', 'true', ps.Id FROM PersonStudents ps WHERE BirthDate = '2013-12-27' AND FirstName = 'Dorina' AND LastName = 'Gáspár' UNION" calcext:value-type="string">
            <text:p>SELECT '2019-09-01', 'true', ps.Id FROM PersonStudents ps WHERE BirthDate = '2013-12-27' AND FirstName = 'Dorina' AND LastName = 'Gáspá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7-08-17" calcext:value-type="date">
            <text:p>2007-08-17</text:p>
          </table:table-cell>
          <table:table-cell table:style-name="ce19" table:formula="of:=DATEDIF([.C10];[.$M$1];&quot;y&quot;)" office:value-type="float" office:value="13" calcext:value-type="float">
            <text:p>13</text:p>
          </table:table-cell>
          <table:table-cell table:style-name="ce19" table:formula="of:=IF([.D10] &lt; 14;YEAR([.C10])+6;IF([.D10] &lt; 18;YEAR([.C10])+14))&amp;&quot;-09-01&quot;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10];&quot;yyyy-mm-dd&quot;)&amp;&quot;', 'true', ps.Id FROM PersonStudents ps WHERE BirthDate = '&quot;&amp;TEXT([.C10];&quot;yyyy-mm-dd&quot;)&amp;&quot;' AND FirstName = '&quot;&amp;[.A10]&amp;&quot;' AND LastName = '&quot;&amp;[.B10]&amp;&quot;' UNION&quot;" office:value-type="string" office:string-value="SELECT '2013-09-01', 'true', ps.Id FROM PersonStudents ps WHERE BirthDate = '2007-08-17' AND FirstName = 'Éva' AND LastName = 'Halász' UNION" calcext:value-type="string">
            <text:p>SELECT '2013-09-01', 'true', ps.Id FROM PersonStudents ps WHERE BirthDate = '2007-08-17' AND FirstName = 'Éva' AND LastName = 'Halá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12-04-30" calcext:value-type="date">
            <text:p>2012-04-30</text:p>
          </table:table-cell>
          <table:table-cell table:style-name="ce19" table:formula="of:=DATEDIF([.C11];[.$M$1];&quot;y&quot;)" office:value-type="float" office:value="8" calcext:value-type="float">
            <text:p>8</text:p>
          </table:table-cell>
          <table:table-cell table:style-name="ce19" table:formula="of:=IF([.D11] &lt; 14;YEAR([.C11])+6;IF([.D11] &lt; 18;YEAR([.C11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1];&quot;yyyy-mm-dd&quot;)&amp;&quot;', 'true', ps.Id FROM PersonStudents ps WHERE BirthDate = '&quot;&amp;TEXT([.C11];&quot;yyyy-mm-dd&quot;)&amp;&quot;' AND FirstName = '&quot;&amp;[.A11]&amp;&quot;' AND LastName = '&quot;&amp;[.B11]&amp;&quot;' UNION&quot;" office:value-type="string" office:string-value="SELECT '2018-09-01', 'true', ps.Id FROM PersonStudents ps WHERE BirthDate = '2012-04-30' AND FirstName = 'Evelin' AND LastName = 'Orosz' UNION" calcext:value-type="string">
            <text:p>SELECT '2018-09-01', 'true', ps.Id FROM PersonStudents ps WHERE BirthDate = '2012-04-30' AND FirstName = 'Evelin' AND LastName = 'Oro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2008-03-12" calcext:value-type="date">
            <text:p>2008-03-12</text:p>
          </table:table-cell>
          <table:table-cell table:style-name="ce19" table:formula="of:=DATEDIF([.C12];[.$M$1];&quot;y&quot;)" office:value-type="float" office:value="12" calcext:value-type="float">
            <text:p>12</text:p>
          </table:table-cell>
          <table:table-cell table:style-name="ce19" table:formula="of:=IF([.D12] &lt; 14;YEAR([.C12])+6;IF([.D12] &lt; 18;YEAR([.C12])+14))&amp;&quot;-09-01&quot;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2];&quot;yyyy-mm-dd&quot;)&amp;&quot;', 'true', ps.Id FROM PersonStudents ps WHERE BirthDate = '&quot;&amp;TEXT([.C12];&quot;yyyy-mm-dd&quot;)&amp;&quot;' AND FirstName = '&quot;&amp;[.A12]&amp;&quot;' AND LastName = '&quot;&amp;[.B12]&amp;&quot;' UNION&quot;" office:value-type="string" office:string-value="SELECT '2014-09-01', 'true', ps.Id FROM PersonStudents ps WHERE BirthDate = '2008-03-12' AND FirstName = 'Adél' AND LastName = 'Biró' UNION" calcext:value-type="string">
            <text:p>SELECT '2014-09-01', 'true', ps.Id FROM PersonStudents ps WHERE BirthDate = '2008-03-12' AND FirstName = 'Adél' AND LastName = 'Bir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13-01-15" calcext:value-type="date">
            <text:p>2013-01-15</text:p>
          </table:table-cell>
          <table:table-cell table:style-name="ce19" table:formula="of:=DATEDIF([.C13];[.$M$1];&quot;y&quot;)" office:value-type="float" office:value="7" calcext:value-type="float">
            <text:p>7</text:p>
          </table:table-cell>
          <table:table-cell table:style-name="ce19" table:formula="of:=IF([.D13] &lt; 14;YEAR([.C13])+6;IF([.D13] &lt; 18;YEAR([.C13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3];&quot;yyyy-mm-dd&quot;)&amp;&quot;', 'true', ps.Id FROM PersonStudents ps WHERE BirthDate = '&quot;&amp;TEXT([.C13];&quot;yyyy-mm-dd&quot;)&amp;&quot;' AND FirstName = '&quot;&amp;[.A13]&amp;&quot;' AND LastName = '&quot;&amp;[.B13]&amp;&quot;' UNION&quot;" office:value-type="string" office:string-value="SELECT '2019-09-01', 'true', ps.Id FROM PersonStudents ps WHERE BirthDate = '2013-01-15' AND FirstName = 'Olivér' AND LastName = 'Orbán' UNION" calcext:value-type="string">
            <text:p>SELECT '2019-09-01', 'true', ps.Id FROM PersonStudents ps WHERE BirthDate = '2013-01-15' AND FirstName = 'Olivér' AND LastName = 'Orb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2011-12-20" calcext:value-type="date">
            <text:p>2011-12-20</text:p>
          </table:table-cell>
          <table:table-cell table:style-name="ce19" table:formula="of:=DATEDIF([.C14];[.$M$1];&quot;y&quot;)" office:value-type="float" office:value="8" calcext:value-type="float">
            <text:p>8</text:p>
          </table:table-cell>
          <table:table-cell table:style-name="ce19" table:formula="of:=IF([.D14] &lt; 14;YEAR([.C14])+6;IF([.D14] &lt; 18;YEAR([.C14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4];&quot;yyyy-mm-dd&quot;)&amp;&quot;', 'true', ps.Id FROM PersonStudents ps WHERE BirthDate = '&quot;&amp;TEXT([.C14];&quot;yyyy-mm-dd&quot;)&amp;&quot;' AND FirstName = '&quot;&amp;[.A14]&amp;&quot;' AND LastName = '&quot;&amp;[.B14]&amp;&quot;' UNION&quot;" office:value-type="string" office:string-value="SELECT '2017-09-01', 'true', ps.Id FROM PersonStudents ps WHERE BirthDate = '2011-12-20' AND FirstName = 'Géza' AND LastName = 'Bogdán' UNION" calcext:value-type="string">
            <text:p>SELECT '2017-09-01', 'true', ps.Id FROM PersonStudents ps WHERE BirthDate = '2011-12-20' AND FirstName = 'Géza' AND LastName = 'Bogd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11-16" calcext:value-type="date">
            <text:p>2006-11-16</text:p>
          </table:table-cell>
          <table:table-cell table:style-name="ce19" table:formula="of:=DATEDIF([.C15];[.$M$1];&quot;y&quot;)" office:value-type="float" office:value="13" calcext:value-type="float">
            <text:p>13</text:p>
          </table:table-cell>
          <table:table-cell table:style-name="ce19" table:formula="of:=IF([.D15] &lt; 14;YEAR([.C15])+6;IF([.D15] &lt; 18;YEAR([.C15])+14))&amp;&quot;-09-01&quot;" office:value-type="string" office:string-value="2012-09-01" calcext:value-type="string">
            <text:p>2012-09-01</text:p>
          </table:table-cell>
          <table:table-cell/>
          <table:table-cell table:style-name="ce10" table:formula="of:=&quot;SELECT '&quot;&amp;TEXT([.E15];&quot;yyyy-mm-dd&quot;)&amp;&quot;', 'true', ps.Id FROM PersonStudents ps WHERE BirthDate = '&quot;&amp;TEXT([.C15];&quot;yyyy-mm-dd&quot;)&amp;&quot;' AND FirstName = '&quot;&amp;[.A15]&amp;&quot;' AND LastName = '&quot;&amp;[.B15]&amp;&quot;' UNION&quot;" office:value-type="string" office:string-value="SELECT '2012-09-01', 'true', ps.Id FROM PersonStudents ps WHERE BirthDate = '2006-11-16' AND FirstName = 'Kevin' AND LastName = 'Király' UNION" calcext:value-type="string">
            <text:p>SELECT '2012-09-01', 'true', ps.Id FROM PersonStudents ps WHERE BirthDate = '2006-11-16' AND FirstName = 'Kevin' AND LastName = 'Kirá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0" office:value-type="date" office:date-value="2012-12-21" calcext:value-type="date">
            <text:p>2012-12-21</text:p>
          </table:table-cell>
          <table:table-cell table:style-name="ce19" table:formula="of:=DATEDIF([.C16];[.$M$1];&quot;y&quot;)" office:value-type="float" office:value="7" calcext:value-type="float">
            <text:p>7</text:p>
          </table:table-cell>
          <table:table-cell table:style-name="ce19" table:formula="of:=IF([.D16] &lt; 14;YEAR([.C16])+6;IF([.D16] &lt; 18;YEAR([.C16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6];&quot;yyyy-mm-dd&quot;)&amp;&quot;', 'true', ps.Id FROM PersonStudents ps WHERE BirthDate = '&quot;&amp;TEXT([.C16];&quot;yyyy-mm-dd&quot;)&amp;&quot;' AND FirstName = '&quot;&amp;[.A16]&amp;&quot;' AND LastName = '&quot;&amp;[.B16]&amp;&quot;' UNION&quot;" office:value-type="string" office:string-value="SELECT '2018-09-01', 'true', ps.Id FROM PersonStudents ps WHERE BirthDate = '2012-12-21' AND FirstName = 'Tamás' AND LastName = 'Apród' UNION" calcext:value-type="string">
            <text:p>SELECT '2018-09-01', 'true', ps.Id FROM PersonStudents ps WHERE BirthDate = '2012-12-21' AND FirstName = 'Tamás' AND LastName = 'Apród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11-04-15" calcext:value-type="date">
            <text:p>2011-04-15</text:p>
          </table:table-cell>
          <table:table-cell table:style-name="ce19" table:formula="of:=DATEDIF([.C17];[.$M$1];&quot;y&quot;)" office:value-type="float" office:value="9" calcext:value-type="float">
            <text:p>9</text:p>
          </table:table-cell>
          <table:table-cell table:style-name="ce19" table:formula="of:=IF([.D17] &lt; 14;YEAR([.C17])+6;IF([.D17] &lt; 18;YEAR([.C17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7];&quot;yyyy-mm-dd&quot;)&amp;&quot;', 'true', ps.Id FROM PersonStudents ps WHERE BirthDate = '&quot;&amp;TEXT([.C17];&quot;yyyy-mm-dd&quot;)&amp;&quot;' AND FirstName = '&quot;&amp;[.A17]&amp;&quot;' AND LastName = '&quot;&amp;[.B17]&amp;&quot;' UNION&quot;" office:value-type="string" office:string-value="SELECT '2017-09-01', 'true', ps.Id FROM PersonStudents ps WHERE BirthDate = '2011-04-15' AND FirstName = 'Dezső' AND LastName = 'Bakos' UNION" calcext:value-type="string">
            <text:p>SELECT '2017-09-01', 'true', ps.Id FROM PersonStudents ps WHERE BirthDate = '2011-04-15' AND FirstName = 'Dezső' AND LastName = 'Bak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0" office:value-type="date" office:date-value="2009-10-20" calcext:value-type="date">
            <text:p>2009-10-20</text:p>
          </table:table-cell>
          <table:table-cell table:style-name="ce19" table:formula="of:=DATEDIF([.C18];[.$M$1];&quot;y&quot;)" office:value-type="float" office:value="10" calcext:value-type="float">
            <text:p>10</text:p>
          </table:table-cell>
          <table:table-cell table:style-name="ce19" table:formula="of:=IF([.D18] &lt; 14;YEAR([.C18])+6;IF([.D18] &lt; 18;YEAR([.C18])+14))&amp;&quot;-09-01&quot;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8];&quot;yyyy-mm-dd&quot;)&amp;&quot;', 'true', ps.Id FROM PersonStudents ps WHERE BirthDate = '&quot;&amp;TEXT([.C18];&quot;yyyy-mm-dd&quot;)&amp;&quot;' AND FirstName = '&quot;&amp;[.A18]&amp;&quot;' AND LastName = '&quot;&amp;[.B18]&amp;&quot;' UNION&quot;" office:value-type="string" office:string-value="SELECT '2015-09-01', 'true', ps.Id FROM PersonStudents ps WHERE BirthDate = '2009-10-20' AND FirstName = 'József' AND LastName = 'Sándor' UNION" calcext:value-type="string">
            <text:p>SELECT '2015-09-01', 'true', ps.Id FROM PersonStudents ps WHERE BirthDate = '2009-10-20' AND FirstName = 'József' AND LastName = 'Sánd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2-12-28" calcext:value-type="date">
            <text:p>2012-12-28</text:p>
          </table:table-cell>
          <table:table-cell table:style-name="ce19" table:formula="of:=DATEDIF([.C19];[.$M$1];&quot;y&quot;)" office:value-type="float" office:value="7" calcext:value-type="float">
            <text:p>7</text:p>
          </table:table-cell>
          <table:table-cell table:style-name="ce19" table:formula="of:=IF([.D19] &lt; 14;YEAR([.C19])+6;IF([.D19] &lt; 18;YEAR([.C19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9];&quot;yyyy-mm-dd&quot;)&amp;&quot;', 'true', ps.Id FROM PersonStudents ps WHERE BirthDate = '&quot;&amp;TEXT([.C19];&quot;yyyy-mm-dd&quot;)&amp;&quot;' AND FirstName = '&quot;&amp;[.A19]&amp;&quot;' AND LastName = '&quot;&amp;[.B19]&amp;&quot;' UNION&quot;" office:value-type="string" office:string-value="SELECT '2018-09-01', 'true', ps.Id FROM PersonStudents ps WHERE BirthDate = '2012-12-28' AND FirstName = 'Gergő' AND LastName = 'Tóth' UNION" calcext:value-type="string">
            <text:p>SELECT '2018-09-01', 'true', ps.Id FROM PersonStudents ps WHERE BirthDate = '2012-12-28' AND FirstName = 'Gergő' AND LastName = 'Tó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0" office:value-type="date" office:date-value="2010-05-27" calcext:value-type="date">
            <text:p>2010-05-27</text:p>
          </table:table-cell>
          <table:table-cell table:style-name="ce19" table:formula="of:=DATEDIF([.C20];[.$M$1];&quot;y&quot;)" office:value-type="float" office:value="10" calcext:value-type="float">
            <text:p>10</text:p>
          </table:table-cell>
          <table:table-cell table:style-name="ce19" table:formula="of:=IF([.D20] &lt; 14;YEAR([.C20])+6;IF([.D20] &lt; 18;YEAR([.C20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20];&quot;yyyy-mm-dd&quot;)&amp;&quot;', 'true', ps.Id FROM PersonStudents ps WHERE BirthDate = '&quot;&amp;TEXT([.C20];&quot;yyyy-mm-dd&quot;)&amp;&quot;' AND FirstName = '&quot;&amp;[.A20]&amp;&quot;' AND LastName = '&quot;&amp;[.B20]&amp;&quot;' UNION&quot;" office:value-type="string" office:string-value="SELECT '2016-09-01', 'true', ps.Id FROM PersonStudents ps WHERE BirthDate = '2010-05-27' AND FirstName = 'Gergely' AND LastName = 'Kerekes' UNION" calcext:value-type="string">
            <text:p>SELECT '2016-09-01', 'true', ps.Id FROM PersonStudents ps WHERE BirthDate = '2010-05-27' AND FirstName = 'Gergely' AND LastName = 'Kereke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2007-11-18" calcext:value-type="date">
            <text:p>2007-11-18</text:p>
          </table:table-cell>
          <table:table-cell table:style-name="ce19" table:formula="of:=DATEDIF([.C21];[.$M$1];&quot;y&quot;)" office:value-type="float" office:value="12" calcext:value-type="float">
            <text:p>12</text:p>
          </table:table-cell>
          <table:table-cell table:style-name="ce19" table:formula="of:=IF([.D21] &lt; 14;YEAR([.C21])+6;IF([.D21] &lt; 18;YEAR([.C21])+14))&amp;&quot;-09-01&quot;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21];&quot;yyyy-mm-dd&quot;)&amp;&quot;', 'true', ps.Id FROM PersonStudents ps WHERE BirthDate = '&quot;&amp;TEXT([.C21];&quot;yyyy-mm-dd&quot;)&amp;&quot;' AND FirstName = '&quot;&amp;[.A21]&amp;&quot;' AND LastName = '&quot;&amp;[.B21]&amp;&quot;' UNION&quot;" office:value-type="string" office:string-value="SELECT '2013-09-01', 'true', ps.Id FROM PersonStudents ps WHERE BirthDate = '2007-11-18' AND FirstName = 'Marcell' AND LastName = 'Hajdú' UNION" calcext:value-type="string">
            <text:p>SELECT '2013-09-01', 'true', ps.Id FROM PersonStudents ps WHERE BirthDate = '2007-11-18' AND FirstName = 'Marcell' AND LastName = 'Hajdú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09-08-08" calcext:value-type="date">
            <text:p>2009-08-08</text:p>
          </table:table-cell>
          <table:table-cell table:style-name="ce19" table:formula="of:=DATEDIF([.C22];[.$M$1];&quot;y&quot;)" office:value-type="float" office:value="11" calcext:value-type="float">
            <text:p>11</text:p>
          </table:table-cell>
          <table:table-cell table:style-name="ce19" table:formula="of:=IF([.D22] &lt; 14;YEAR([.C22])+6;IF([.D22] &lt; 18;YEAR([.C22])+14))&amp;&quot;-09-01&quot;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22];&quot;yyyy-mm-dd&quot;)&amp;&quot;', 'true', ps.Id FROM PersonStudents ps WHERE BirthDate = '&quot;&amp;TEXT([.C22];&quot;yyyy-mm-dd&quot;)&amp;&quot;' AND FirstName = '&quot;&amp;[.A22]&amp;&quot;' AND LastName = '&quot;&amp;[.B22]&amp;&quot;' UNION&quot;" office:value-type="string" office:string-value="SELECT '2015-09-01', 'true', ps.Id FROM PersonStudents ps WHERE BirthDate = '2009-08-08' AND FirstName = 'Lajos' AND LastName = 'Gáspár' UNION" calcext:value-type="string">
            <text:p>SELECT '2015-09-01', 'true', ps.Id FROM PersonStudents ps WHERE BirthDate = '2009-08-08' AND FirstName = 'Lajos' AND LastName = 'Gáspá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07-11" calcext:value-type="date">
            <text:p>2006-07-11</text:p>
          </table:table-cell>
          <table:table-cell table:style-name="ce19" table:formula="of:=DATEDIF([.C23];[.$M$1];&quot;y&quot;)" office:value-type="float" office:value="14" calcext:value-type="float">
            <text:p>14</text:p>
          </table:table-cell>
          <table:table-cell table:style-name="ce19" table:formula="of:=IF([.D23] &lt; 14;YEAR([.C23])+6;IF([.D23] &lt; 18;YEAR([.C23])+14))&amp;&quot;-09-01&quot;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23];&quot;yyyy-mm-dd&quot;)&amp;&quot;', 'true', ps.Id FROM PersonStudents ps WHERE BirthDate = '&quot;&amp;TEXT([.C23];&quot;yyyy-mm-dd&quot;)&amp;&quot;' AND FirstName = '&quot;&amp;[.A23]&amp;&quot;' AND LastName = '&quot;&amp;[.B23]&amp;&quot;' UNION&quot;" office:value-type="string" office:string-value="SELECT '2020-09-01', 'true', ps.Id FROM PersonStudents ps WHERE BirthDate = '2006-07-11' AND FirstName = 'Donát' AND LastName = 'Király' UNION" calcext:value-type="string">
            <text:p>SELECT '2020-09-01', 'true', ps.Id FROM PersonStudents ps WHERE BirthDate = '2006-07-11' AND FirstName = 'Donát' AND LastName = 'Kirá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0" office:value-type="date" office:date-value="2008-08-08" calcext:value-type="date">
            <text:p>2008-08-08</text:p>
          </table:table-cell>
          <table:table-cell table:style-name="ce19" table:formula="of:=DATEDIF([.C24];[.$M$1];&quot;y&quot;)" office:value-type="float" office:value="12" calcext:value-type="float">
            <text:p>12</text:p>
          </table:table-cell>
          <table:table-cell table:style-name="ce19" table:formula="of:=IF([.D24] &lt; 14;YEAR([.C24])+6;IF([.D24] &lt; 18;YEAR([.C24])+14))&amp;&quot;-09-01&quot;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24];&quot;yyyy-mm-dd&quot;)&amp;&quot;', 'true', ps.Id FROM PersonStudents ps WHERE BirthDate = '&quot;&amp;TEXT([.C24];&quot;yyyy-mm-dd&quot;)&amp;&quot;' AND FirstName = '&quot;&amp;[.A24]&amp;&quot;' AND LastName = '&quot;&amp;[.B24]&amp;&quot;' UNION&quot;" office:value-type="string" office:string-value="SELECT '2014-09-01', 'true', ps.Id FROM PersonStudents ps WHERE BirthDate = '2008-08-08' AND FirstName = 'György' AND LastName = 'Vörös' UNION" calcext:value-type="string">
            <text:p>SELECT '2014-09-01', 'true', ps.Id FROM PersonStudents ps WHERE BirthDate = '2008-08-08' AND FirstName = 'György' AND LastName = 'Vörö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3-02-21" calcext:value-type="date">
            <text:p>2013-02-21</text:p>
          </table:table-cell>
          <table:table-cell table:style-name="ce19" table:formula="of:=DATEDIF([.C25];[.$M$1];&quot;y&quot;)" office:value-type="float" office:value="7" calcext:value-type="float">
            <text:p>7</text:p>
          </table:table-cell>
          <table:table-cell table:style-name="ce19" table:formula="of:=IF([.D25] &lt; 14;YEAR([.C25])+6;IF([.D25] &lt; 18;YEAR([.C25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25];&quot;yyyy-mm-dd&quot;)&amp;&quot;', 'true', ps.Id FROM PersonStudents ps WHERE BirthDate = '&quot;&amp;TEXT([.C25];&quot;yyyy-mm-dd&quot;)&amp;&quot;' AND FirstName = '&quot;&amp;[.A25]&amp;&quot;' AND LastName = '&quot;&amp;[.B25]&amp;&quot;' UNION&quot;" office:value-type="string" office:string-value="SELECT '2019-09-01', 'true', ps.Id FROM PersonStudents ps WHERE BirthDate = '2013-02-21' AND FirstName = 'Ármin' AND LastName = 'Juhász' UNION" calcext:value-type="string">
            <text:p>SELECT '2019-09-01', 'true', ps.Id FROM PersonStudents ps WHERE BirthDate = '2013-02-21' AND FirstName = 'Ármin' AND LastName = 'Juhá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1-12-10" calcext:value-type="date">
            <text:p>2011-12-10</text:p>
          </table:table-cell>
          <table:table-cell table:style-name="ce19" table:formula="of:=DATEDIF([.C26];[.$M$1];&quot;y&quot;)" office:value-type="float" office:value="8" calcext:value-type="float">
            <text:p>8</text:p>
          </table:table-cell>
          <table:table-cell table:style-name="ce19" table:formula="of:=IF([.D26] &lt; 14;YEAR([.C26])+6;IF([.D26] &lt; 18;YEAR([.C26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26];&quot;yyyy-mm-dd&quot;)&amp;&quot;', 'true', ps.Id FROM PersonStudents ps WHERE BirthDate = '&quot;&amp;TEXT([.C26];&quot;yyyy-mm-dd&quot;)&amp;&quot;' AND FirstName = '&quot;&amp;[.A26]&amp;&quot;' AND LastName = '&quot;&amp;[.B26]&amp;&quot;' UNION&quot;" office:value-type="string" office:string-value="SELECT '2017-09-01', 'true', ps.Id FROM PersonStudents ps WHERE BirthDate = '2011-12-10' AND FirstName = 'Viktor' AND LastName = 'Juhász' UNION" calcext:value-type="string">
            <text:p>SELECT '2017-09-01', 'true', ps.Id FROM PersonStudents ps WHERE BirthDate = '2011-12-10' AND FirstName = 'Viktor' AND LastName = 'Juhá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0-10-13" calcext:value-type="date">
            <text:p>2010-10-13</text:p>
          </table:table-cell>
          <table:table-cell table:style-name="ce19" table:formula="of:=DATEDIF([.C27];[.$M$1];&quot;y&quot;)" office:value-type="float" office:value="9" calcext:value-type="float">
            <text:p>9</text:p>
          </table:table-cell>
          <table:table-cell table:style-name="ce19" table:formula="of:=IF([.D27] &lt; 14;YEAR([.C27])+6;IF([.D27] &lt; 18;YEAR([.C27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27];&quot;yyyy-mm-dd&quot;)&amp;&quot;', 'true', ps.Id FROM PersonStudents ps WHERE BirthDate = '&quot;&amp;TEXT([.C27];&quot;yyyy-mm-dd&quot;)&amp;&quot;' AND FirstName = '&quot;&amp;[.A27]&amp;&quot;' AND LastName = '&quot;&amp;[.B27]&amp;&quot;' UNION&quot;" office:value-type="string" office:string-value="SELECT '2016-09-01', 'true', ps.Id FROM PersonStudents ps WHERE BirthDate = '2010-10-13' AND FirstName = 'Balázs' AND LastName = 'Borbély' UNION" calcext:value-type="string">
            <text:p>SELECT '2016-09-01', 'true', ps.Id FROM PersonStudents ps WHERE BirthDate = '2010-10-13' AND FirstName = 'Balázs' AND LastName = 'Borbé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0" office:value-type="date" office:date-value="2011-08-20" calcext:value-type="date">
            <text:p>2011-08-20</text:p>
          </table:table-cell>
          <table:table-cell table:style-name="ce19" table:formula="of:=DATEDIF([.C28];[.$M$1];&quot;y&quot;)" office:value-type="float" office:value="9" calcext:value-type="float">
            <text:p>9</text:p>
          </table:table-cell>
          <table:table-cell table:style-name="ce19" table:formula="of:=IF([.D28] &lt; 14;YEAR([.C28])+6;IF([.D28] &lt; 18;YEAR([.C28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28];&quot;yyyy-mm-dd&quot;)&amp;&quot;', 'true', ps.Id FROM PersonStudents ps WHERE BirthDate = '&quot;&amp;TEXT([.C28];&quot;yyyy-mm-dd&quot;)&amp;&quot;' AND FirstName = '&quot;&amp;[.A28]&amp;&quot;' AND LastName = '&quot;&amp;[.B28]&amp;&quot;' UNION&quot;" office:value-type="string" office:string-value="SELECT '2017-09-01', 'true', ps.Id FROM PersonStudents ps WHERE BirthDate = '2011-08-20' AND FirstName = 'Olivér' AND LastName = 'László' UNION" calcext:value-type="string">
            <text:p>SELECT '2017-09-01', 'true', ps.Id FROM PersonStudents ps WHERE BirthDate = '2011-08-20' AND FirstName = 'Olivér' AND LastName = 'Lászl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4-09-13" calcext:value-type="date">
            <text:p>2004-09-13</text:p>
          </table:table-cell>
          <table:table-cell table:style-name="ce19" table:formula="of:=DATEDIF([.C29];[.$M$1];&quot;y&quot;)" office:value-type="float" office:value="15" calcext:value-type="float">
            <text:p>15</text:p>
          </table:table-cell>
          <table:table-cell table:style-name="ce19" table:formula="of:=IF([.D29] &lt; 14;YEAR([.C29])+6;IF([.D29] &lt; 18;YEAR([.C29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29];&quot;yyyy-mm-dd&quot;)&amp;&quot;', 'true', ps.Id FROM PersonStudents ps WHERE BirthDate = '&quot;&amp;TEXT([.C29];&quot;yyyy-mm-dd&quot;)&amp;&quot;' AND FirstName = '&quot;&amp;[.A29]&amp;&quot;' AND LastName = '&quot;&amp;[.B29]&amp;&quot;' UNION&quot;" office:value-type="string" office:string-value="SELECT '2018-09-01', 'true', ps.Id FROM PersonStudents ps WHERE BirthDate = '2004-09-13' AND FirstName = 'Bendegúz' AND LastName = 'Bakos' UNION" calcext:value-type="string">
            <text:p>SELECT '2018-09-01', 'true', ps.Id FROM PersonStudents ps WHERE BirthDate = '2004-09-13' AND FirstName = 'Bendegúz' AND LastName = 'Bak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5-11-09" calcext:value-type="date">
            <text:p>2005-11-09</text:p>
          </table:table-cell>
          <table:table-cell table:style-name="ce19" table:formula="of:=DATEDIF([.C30];[.$M$1];&quot;y&quot;)" office:value-type="float" office:value="14" calcext:value-type="float">
            <text:p>14</text:p>
          </table:table-cell>
          <table:table-cell table:style-name="ce19" table:formula="of:=IF([.D30] &lt; 14;YEAR([.C30])+6;IF([.D30] &lt; 18;YEAR([.C30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30];&quot;yyyy-mm-dd&quot;)&amp;&quot;', 'true', ps.Id FROM PersonStudents ps WHERE BirthDate = '&quot;&amp;TEXT([.C30];&quot;yyyy-mm-dd&quot;)&amp;&quot;' AND FirstName = '&quot;&amp;[.A30]&amp;&quot;' AND LastName = '&quot;&amp;[.B30]&amp;&quot;' UNION&quot;" office:value-type="string" office:string-value="SELECT '2019-09-01', 'true', ps.Id FROM PersonStudents ps WHERE BirthDate = '2005-11-09' AND FirstName = 'Renátó' AND LastName = 'Török' UNION" calcext:value-type="string">
            <text:p>SELECT '2019-09-01', 'true', ps.Id FROM PersonStudents ps WHERE BirthDate = '2005-11-09' AND FirstName = 'Renátó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10-07-09" calcext:value-type="date">
            <text:p>2010-07-09</text:p>
          </table:table-cell>
          <table:table-cell table:style-name="ce19" table:formula="of:=DATEDIF([.C31];[.$M$1];&quot;y&quot;)" office:value-type="float" office:value="10" calcext:value-type="float">
            <text:p>10</text:p>
          </table:table-cell>
          <table:table-cell table:style-name="ce19" table:formula="of:=IF([.D31] &lt; 14;YEAR([.C31])+6;IF([.D31] &lt; 18;YEAR([.C31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1];&quot;yyyy-mm-dd&quot;)&amp;&quot;', 'true', ps.Id FROM PersonStudents ps WHERE BirthDate = '&quot;&amp;TEXT([.C31];&quot;yyyy-mm-dd&quot;)&amp;&quot;' AND FirstName = '&quot;&amp;[.A31]&amp;&quot;' AND LastName = '&quot;&amp;[.B31]&amp;&quot;' UNION&quot;" office:value-type="string" office:string-value="SELECT '2016-09-01', 'true', ps.Id FROM PersonStudents ps WHERE BirthDate = '2010-07-09' AND FirstName = 'Barnabás' AND LastName = 'Novák' UNION" calcext:value-type="string">
            <text:p>SELECT '2016-09-01', 'true', ps.Id FROM PersonStudents ps WHERE BirthDate = '2010-07-09' AND FirstName = 'Barnabás' AND LastName = 'Nová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0" office:value-type="date" office:date-value="2011-03-06" calcext:value-type="date">
            <text:p>2011-03-06</text:p>
          </table:table-cell>
          <table:table-cell table:style-name="ce19" table:formula="of:=DATEDIF([.C32];[.$M$1];&quot;y&quot;)" office:value-type="float" office:value="9" calcext:value-type="float">
            <text:p>9</text:p>
          </table:table-cell>
          <table:table-cell table:style-name="ce19" table:formula="of:=IF([.D32] &lt; 14;YEAR([.C32])+6;IF([.D32] &lt; 18;YEAR([.C32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32];&quot;yyyy-mm-dd&quot;)&amp;&quot;', 'true', ps.Id FROM PersonStudents ps WHERE BirthDate = '&quot;&amp;TEXT([.C32];&quot;yyyy-mm-dd&quot;)&amp;&quot;' AND FirstName = '&quot;&amp;[.A32]&amp;&quot;' AND LastName = '&quot;&amp;[.B32]&amp;&quot;' UNION&quot;" office:value-type="string" office:string-value="SELECT '2017-09-01', 'true', ps.Id FROM PersonStudents ps WHERE BirthDate = '2011-03-06' AND FirstName = 'Milán' AND LastName = 'Kiss' UNION" calcext:value-type="string">
            <text:p>SELECT '2017-09-01', 'true', ps.Id FROM PersonStudents ps WHERE BirthDate = '2011-03-06' AND FirstName = 'Milán' AND LastName = 'Kis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3-12-21" calcext:value-type="date">
            <text:p>2013-12-21</text:p>
          </table:table-cell>
          <table:table-cell table:style-name="ce19" table:formula="of:=DATEDIF([.C33];[.$M$1];&quot;y&quot;)" office:value-type="float" office:value="6" calcext:value-type="float">
            <text:p>6</text:p>
          </table:table-cell>
          <table:table-cell table:style-name="ce19" table:formula="of:=IF([.D33] &lt; 14;YEAR([.C33])+6;IF([.D33] &lt; 18;YEAR([.C33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33];&quot;yyyy-mm-dd&quot;)&amp;&quot;', 'true', ps.Id FROM PersonStudents ps WHERE BirthDate = '&quot;&amp;TEXT([.C33];&quot;yyyy-mm-dd&quot;)&amp;&quot;' AND FirstName = '&quot;&amp;[.A33]&amp;&quot;' AND LastName = '&quot;&amp;[.B33]&amp;&quot;' UNION&quot;" office:value-type="string" office:string-value="SELECT '2019-09-01', 'true', ps.Id FROM PersonStudents ps WHERE BirthDate = '2013-12-21' AND FirstName = 'Laura' AND LastName = 'Borbély' UNION" calcext:value-type="string">
            <text:p>SELECT '2019-09-01', 'true', ps.Id FROM PersonStudents ps WHERE BirthDate = '2013-12-21' AND FirstName = 'Laura' AND LastName = 'Borbé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1997-02-17" calcext:value-type="date">
            <text:p>1997-02-17</text:p>
          </table:table-cell>
          <table:table-cell table:style-name="ce19" table:formula="of:=DATEDIF([.C34];[.$M$1];&quot;y&quot;)" office:value-type="float" office:value="23" calcext:value-type="float">
            <text:p>23</text:p>
          </table:table-cell>
          <table:table-cell table:style-name="ce19" table:formula="of:=IF([.D34] &lt; 14;YEAR([.C34])+6;IF([.D34] &lt; 18;YEAR([.C34])+14;YEAR([.C34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34];&quot;yyyy-mm-dd&quot;)&amp;&quot;', 'true', ps.Id FROM PersonStudents ps WHERE BirthDate = '&quot;&amp;TEXT([.C34];&quot;yyyy-mm-dd&quot;)&amp;&quot;' AND FirstName = '&quot;&amp;[.A34]&amp;&quot;' AND LastName = '&quot;&amp;[.B34]&amp;&quot;' UNION&quot;" office:value-type="string" office:string-value="SELECT '2015-09-01', 'true', ps.Id FROM PersonStudents ps WHERE BirthDate = '1997-02-17' AND FirstName = 'Hajnalka' AND LastName = 'Németh' UNION" calcext:value-type="string">
            <text:p>SELECT '2015-09-01', 'true', ps.Id FROM PersonStudents ps WHERE BirthDate = '1997-02-17' AND FirstName = 'Hajnalka' AND LastName = 'Néme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0" office:value-type="date" office:date-value="1999-02-18" calcext:value-type="date">
            <text:p>1999-02-18</text:p>
          </table:table-cell>
          <table:table-cell table:style-name="ce19" table:formula="of:=DATEDIF([.C35];[.$M$1];&quot;y&quot;)" office:value-type="float" office:value="21" calcext:value-type="float">
            <text:p>21</text:p>
          </table:table-cell>
          <table:table-cell table:style-name="ce19" table:formula="of:=IF([.D35] &lt; 14;YEAR([.C35])+6;IF([.D35] &lt; 18;YEAR([.C35])+14;YEAR([.C3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35];&quot;yyyy-mm-dd&quot;)&amp;&quot;', 'true', ps.Id FROM PersonStudents ps WHERE BirthDate = '&quot;&amp;TEXT([.C35];&quot;yyyy-mm-dd&quot;)&amp;&quot;' AND FirstName = '&quot;&amp;[.A35]&amp;&quot;' AND LastName = '&quot;&amp;[.B35]&amp;&quot;' UNION&quot;" office:value-type="string" office:string-value="SELECT '2017-09-01', 'true', ps.Id FROM PersonStudents ps WHERE BirthDate = '1999-02-18' AND FirstName = 'Mária' AND LastName = 'Székely' UNION" calcext:value-type="string">
            <text:p>SELECT '2017-09-01', 'true', ps.Id FROM PersonStudents ps WHERE BirthDate = '1999-02-18' AND FirstName = 'Mária' AND LastName = 'Széke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1997-10-17" calcext:value-type="date">
            <text:p>1997-10-17</text:p>
          </table:table-cell>
          <table:table-cell table:style-name="ce19" table:formula="of:=DATEDIF([.C36];[.$M$1];&quot;y&quot;)" office:value-type="float" office:value="22" calcext:value-type="float">
            <text:p>22</text:p>
          </table:table-cell>
          <table:table-cell table:style-name="ce19" table:formula="of:=IF([.D36] &lt; 14;YEAR([.C36])+6;IF([.D36] &lt; 18;YEAR([.C36])+14;YEAR([.C36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36];&quot;yyyy-mm-dd&quot;)&amp;&quot;', 'true', ps.Id FROM PersonStudents ps WHERE BirthDate = '&quot;&amp;TEXT([.C36];&quot;yyyy-mm-dd&quot;)&amp;&quot;' AND FirstName = '&quot;&amp;[.A36]&amp;&quot;' AND LastName = '&quot;&amp;[.B36]&amp;&quot;' UNION&quot;" office:value-type="string" office:string-value="SELECT '2015-09-01', 'true', ps.Id FROM PersonStudents ps WHERE BirthDate = '1997-10-17' AND FirstName = 'Szabina' AND LastName = 'Vincze' UNION" calcext:value-type="string">
            <text:p>SELECT '2015-09-01', 'true', ps.Id FROM PersonStudents ps WHERE BirthDate = '1997-10-17' AND FirstName = 'Szabina' AND LastName = 'Vincz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0" office:value-type="date" office:date-value="1998-09-02" calcext:value-type="date">
            <text:p>1998-09-02</text:p>
          </table:table-cell>
          <table:table-cell table:style-name="ce19" table:formula="of:=DATEDIF([.C37];[.$M$1];&quot;y&quot;)" office:value-type="float" office:value="21" calcext:value-type="float">
            <text:p>21</text:p>
          </table:table-cell>
          <table:table-cell table:style-name="ce19" table:formula="of:=IF([.D37] &lt; 14;YEAR([.C37])+6;IF([.D37] &lt; 18;YEAR([.C37])+14;YEAR([.C37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7];&quot;yyyy-mm-dd&quot;)&amp;&quot;', 'true', ps.Id FROM PersonStudents ps WHERE BirthDate = '&quot;&amp;TEXT([.C37];&quot;yyyy-mm-dd&quot;)&amp;&quot;' AND FirstName = '&quot;&amp;[.A37]&amp;&quot;' AND LastName = '&quot;&amp;[.B37]&amp;&quot;' UNION&quot;" office:value-type="string" office:string-value="SELECT '2016-09-01', 'true', ps.Id FROM PersonStudents ps WHERE BirthDate = '1998-09-02' AND FirstName = 'Lilla' AND LastName = 'Oláh' UNION" calcext:value-type="string">
            <text:p>SELECT '2016-09-01', 'true', ps.Id FROM PersonStudents ps WHERE BirthDate = '1998-09-02' AND FirstName = 'Lilla' AND LastName = 'Olá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0" office:value-type="date" office:date-value="1998-06-11" calcext:value-type="date">
            <text:p>1998-06-11</text:p>
          </table:table-cell>
          <table:table-cell table:style-name="ce19" table:formula="of:=DATEDIF([.C38];[.$M$1];&quot;y&quot;)" office:value-type="float" office:value="22" calcext:value-type="float">
            <text:p>22</text:p>
          </table:table-cell>
          <table:table-cell table:style-name="ce19" table:formula="of:=IF([.D38] &lt; 14;YEAR([.C38])+6;IF([.D38] &lt; 18;YEAR([.C38])+14;YEAR([.C3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8];&quot;yyyy-mm-dd&quot;)&amp;&quot;', 'true', ps.Id FROM PersonStudents ps WHERE BirthDate = '&quot;&amp;TEXT([.C38];&quot;yyyy-mm-dd&quot;)&amp;&quot;' AND FirstName = '&quot;&amp;[.A38]&amp;&quot;' AND LastName = '&quot;&amp;[.B38]&amp;&quot;' UNION&quot;" office:value-type="string" office:string-value="SELECT '2016-09-01', 'true', ps.Id FROM PersonStudents ps WHERE BirthDate = '1998-06-11' AND FirstName = 'Sára' AND LastName = 'Péter' UNION" calcext:value-type="string">
            <text:p>SELECT '2016-09-01', 'true', ps.Id FROM PersonStudents ps WHERE BirthDate = '1998-06-11' AND FirstName = 'Sára' AND LastName = 'Péte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0" office:value-type="date" office:date-value="1995-09-11" calcext:value-type="date">
            <text:p>1995-09-11</text:p>
          </table:table-cell>
          <table:table-cell table:style-name="ce19" table:formula="of:=DATEDIF([.C39];[.$M$1];&quot;y&quot;)" office:value-type="float" office:value="24" calcext:value-type="float">
            <text:p>24</text:p>
          </table:table-cell>
          <table:table-cell table:style-name="ce19" table:formula="of:=IF([.D39] &lt; 14;YEAR([.C39])+6;IF([.D39] &lt; 18;YEAR([.C39])+14;YEAR([.C39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39];&quot;yyyy-mm-dd&quot;)&amp;&quot;', 'true', ps.Id FROM PersonStudents ps WHERE BirthDate = '&quot;&amp;TEXT([.C39];&quot;yyyy-mm-dd&quot;)&amp;&quot;' AND FirstName = '&quot;&amp;[.A39]&amp;&quot;' AND LastName = '&quot;&amp;[.B39]&amp;&quot;' UNION&quot;" office:value-type="string" office:string-value="SELECT '2013-09-01', 'true', ps.Id FROM PersonStudents ps WHERE BirthDate = '1995-09-11' AND FirstName = 'Anita' AND LastName = 'Fodor' UNION" calcext:value-type="string">
            <text:p>SELECT '2013-09-01', 'true', ps.Id FROM PersonStudents ps WHERE BirthDate = '1995-09-11' AND FirstName = 'Anita' AND LastName = 'Fod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0" office:value-type="date" office:date-value="1996-11-18" calcext:value-type="date">
            <text:p>1996-11-18</text:p>
          </table:table-cell>
          <table:table-cell table:style-name="ce19" table:formula="of:=DATEDIF([.C40];[.$M$1];&quot;y&quot;)" office:value-type="float" office:value="23" calcext:value-type="float">
            <text:p>23</text:p>
          </table:table-cell>
          <table:table-cell table:style-name="ce19" table:formula="of:=IF([.D40] &lt; 14;YEAR([.C40])+6;IF([.D40] &lt; 18;YEAR([.C40])+14;YEAR([.C40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40];&quot;yyyy-mm-dd&quot;)&amp;&quot;', 'true', ps.Id FROM PersonStudents ps WHERE BirthDate = '&quot;&amp;TEXT([.C40];&quot;yyyy-mm-dd&quot;)&amp;&quot;' AND FirstName = '&quot;&amp;[.A40]&amp;&quot;' AND LastName = '&quot;&amp;[.B40]&amp;&quot;' UNION&quot;" office:value-type="string" office:string-value="SELECT '2014-09-01', 'true', ps.Id FROM PersonStudents ps WHERE BirthDate = '1996-11-18' AND FirstName = 'Benedek' AND LastName = 'Szalai' UNION" calcext:value-type="string">
            <text:p>SELECT '2014-09-01', 'true', ps.Id FROM PersonStudents ps WHERE BirthDate = '1996-11-18' AND FirstName = 'Benedek' AND LastName = 'Szalai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0" office:value-type="date" office:date-value="2001-06-02" calcext:value-type="date">
            <text:p>2001-06-02</text:p>
          </table:table-cell>
          <table:table-cell table:style-name="ce19" table:formula="of:=DATEDIF([.C41];[.$M$1];&quot;y&quot;)" office:value-type="float" office:value="19" calcext:value-type="float">
            <text:p>19</text:p>
          </table:table-cell>
          <table:table-cell table:style-name="ce19" table:formula="of:=IF([.D41] &lt; 14;YEAR([.C41])+6;IF([.D41] &lt; 18;YEAR([.C41])+14;YEAR([.C41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41];&quot;yyyy-mm-dd&quot;)&amp;&quot;', 'true', ps.Id FROM PersonStudents ps WHERE BirthDate = '&quot;&amp;TEXT([.C41];&quot;yyyy-mm-dd&quot;)&amp;&quot;' AND FirstName = '&quot;&amp;[.A41]&amp;&quot;' AND LastName = '&quot;&amp;[.B41]&amp;&quot;' UNION&quot;" office:value-type="string" office:string-value="SELECT '2019-09-01', 'true', ps.Id FROM PersonStudents ps WHERE BirthDate = '2001-06-02' AND FirstName = 'László' AND LastName = 'Horváth' UNION" calcext:value-type="string">
            <text:p>SELECT '2019-09-01', 'true', ps.Id FROM PersonStudents ps WHERE BirthDate = '2001-06-02' AND FirstName = 'László' AND LastName = 'Horvá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1996-06-22" calcext:value-type="date">
            <text:p>1996-06-22</text:p>
          </table:table-cell>
          <table:table-cell table:style-name="ce19" table:formula="of:=DATEDIF([.C42];[.$M$1];&quot;y&quot;)" office:value-type="float" office:value="24" calcext:value-type="float">
            <text:p>24</text:p>
          </table:table-cell>
          <table:table-cell table:style-name="ce19" table:formula="of:=IF([.D42] &lt; 14;YEAR([.C42])+6;IF([.D42] &lt; 18;YEAR([.C42])+14;YEAR([.C42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42];&quot;yyyy-mm-dd&quot;)&amp;&quot;', 'true', ps.Id FROM PersonStudents ps WHERE BirthDate = '&quot;&amp;TEXT([.C42];&quot;yyyy-mm-dd&quot;)&amp;&quot;' AND FirstName = '&quot;&amp;[.A42]&amp;&quot;' AND LastName = '&quot;&amp;[.B42]&amp;&quot;' UNION&quot;" office:value-type="string" office:string-value="SELECT '2014-09-01', 'true', ps.Id FROM PersonStudents ps WHERE BirthDate = '1996-06-22' AND FirstName = 'Bertalan' AND LastName = 'Fehér' UNION" calcext:value-type="string">
            <text:p>SELECT '2014-09-01', 'true', ps.Id FROM PersonStudents ps WHERE BirthDate = '1996-06-22' AND FirstName = 'Bertalan' AND LastName = 'Fehé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1999-11-22" calcext:value-type="date">
            <text:p>1999-11-22</text:p>
          </table:table-cell>
          <table:table-cell table:style-name="ce19" table:formula="of:=DATEDIF([.C43];[.$M$1];&quot;y&quot;)" office:value-type="float" office:value="20" calcext:value-type="float">
            <text:p>20</text:p>
          </table:table-cell>
          <table:table-cell table:style-name="ce19" table:formula="of:=IF([.D43] &lt; 14;YEAR([.C43])+6;IF([.D43] &lt; 18;YEAR([.C43])+14;YEAR([.C43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43];&quot;yyyy-mm-dd&quot;)&amp;&quot;', 'true', ps.Id FROM PersonStudents ps WHERE BirthDate = '&quot;&amp;TEXT([.C43];&quot;yyyy-mm-dd&quot;)&amp;&quot;' AND FirstName = '&quot;&amp;[.A43]&amp;&quot;' AND LastName = '&quot;&amp;[.B43]&amp;&quot;' UNION&quot;" office:value-type="string" office:string-value="SELECT '2017-09-01', 'true', ps.Id FROM PersonStudents ps WHERE BirthDate = '1999-11-22' AND FirstName = 'Botond' AND LastName = 'Lukács' UNION" calcext:value-type="string">
            <text:p>SELECT '2017-09-01', 'true', ps.Id FROM PersonStudents ps WHERE BirthDate = '1999-11-22' AND FirstName = 'Botond' AND LastName = 'Lukác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1997-06-12" calcext:value-type="date">
            <text:p>1997-06-12</text:p>
          </table:table-cell>
          <table:table-cell table:style-name="ce19" table:formula="of:=DATEDIF([.C44];[.$M$1];&quot;y&quot;)" office:value-type="float" office:value="23" calcext:value-type="float">
            <text:p>23</text:p>
          </table:table-cell>
          <table:table-cell table:style-name="ce19" table:formula="of:=IF([.D44] &lt; 14;YEAR([.C44])+6;IF([.D44] &lt; 18;YEAR([.C44])+14;YEAR([.C44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44];&quot;yyyy-mm-dd&quot;)&amp;&quot;', 'true', ps.Id FROM PersonStudents ps WHERE BirthDate = '&quot;&amp;TEXT([.C44];&quot;yyyy-mm-dd&quot;)&amp;&quot;' AND FirstName = '&quot;&amp;[.A44]&amp;&quot;' AND LastName = '&quot;&amp;[.B44]&amp;&quot;' UNION&quot;" office:value-type="string" office:string-value="SELECT '2015-09-01', 'true', ps.Id FROM PersonStudents ps WHERE BirthDate = '1997-06-12' AND FirstName = 'Ferenc' AND LastName = 'Bogdán' UNION" calcext:value-type="string">
            <text:p>SELECT '2015-09-01', 'true', ps.Id FROM PersonStudents ps WHERE BirthDate = '1997-06-12' AND FirstName = 'Ferenc' AND LastName = 'Bogd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1998-04-29" calcext:value-type="date">
            <text:p>1998-04-29</text:p>
          </table:table-cell>
          <table:table-cell table:style-name="ce19" table:formula="of:=DATEDIF([.C45];[.$M$1];&quot;y&quot;)" office:value-type="float" office:value="22" calcext:value-type="float">
            <text:p>22</text:p>
          </table:table-cell>
          <table:table-cell table:style-name="ce19" table:formula="of:=IF([.D45] &lt; 14;YEAR([.C45])+6;IF([.D45] &lt; 18;YEAR([.C45])+14;YEAR([.C45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45];&quot;yyyy-mm-dd&quot;)&amp;&quot;', 'true', ps.Id FROM PersonStudents ps WHERE BirthDate = '&quot;&amp;TEXT([.C45];&quot;yyyy-mm-dd&quot;)&amp;&quot;' AND FirstName = '&quot;&amp;[.A45]&amp;&quot;' AND LastName = '&quot;&amp;[.B45]&amp;&quot;' UNION&quot;" office:value-type="string" office:string-value="SELECT '2016-09-01', 'true', ps.Id FROM PersonStudents ps WHERE BirthDate = '1998-04-29' AND FirstName = 'Csaba' AND LastName = 'Gáspár' UNION" calcext:value-type="string">
            <text:p>SELECT '2016-09-01', 'true', ps.Id FROM PersonStudents ps WHERE BirthDate = '1998-04-29' AND FirstName = 'Csaba' AND LastName = 'Gáspá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1998-06-02" calcext:value-type="date">
            <text:p>1998-06-02</text:p>
          </table:table-cell>
          <table:table-cell table:style-name="ce19" table:formula="of:=DATEDIF([.C46];[.$M$1];&quot;y&quot;)" office:value-type="float" office:value="22" calcext:value-type="float">
            <text:p>22</text:p>
          </table:table-cell>
          <table:table-cell table:style-name="ce19" table:formula="of:=IF([.D46] &lt; 14;YEAR([.C46])+6;IF([.D46] &lt; 18;YEAR([.C46])+14;YEAR([.C46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46];&quot;yyyy-mm-dd&quot;)&amp;&quot;', 'true', ps.Id FROM PersonStudents ps WHERE BirthDate = '&quot;&amp;TEXT([.C46];&quot;yyyy-mm-dd&quot;)&amp;&quot;' AND FirstName = '&quot;&amp;[.A46]&amp;&quot;' AND LastName = '&quot;&amp;[.B46]&amp;&quot;' UNION&quot;" office:value-type="string" office:string-value="SELECT '2016-09-01', 'true', ps.Id FROM PersonStudents ps WHERE BirthDate = '1998-06-02' AND FirstName = 'Csongor' AND LastName = 'Kelemen' UNION" calcext:value-type="string">
            <text:p>SELECT '2016-09-01', 'true', ps.Id FROM PersonStudents ps WHERE BirthDate = '1998-06-02' AND FirstName = 'Csongor' AND LastName = 'Keleme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0" office:value-type="date" office:date-value="1996-08-13" calcext:value-type="date">
            <text:p>1996-08-13</text:p>
          </table:table-cell>
          <table:table-cell table:style-name="ce19" table:formula="of:=DATEDIF([.C47];[.$M$1];&quot;y&quot;)" office:value-type="float" office:value="24" calcext:value-type="float">
            <text:p>24</text:p>
          </table:table-cell>
          <table:table-cell table:style-name="ce19" table:formula="of:=IF([.D47] &lt; 14;YEAR([.C47])+6;IF([.D47] &lt; 18;YEAR([.C47])+14;YEAR([.C47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47];&quot;yyyy-mm-dd&quot;)&amp;&quot;', 'true', ps.Id FROM PersonStudents ps WHERE BirthDate = '&quot;&amp;TEXT([.C47];&quot;yyyy-mm-dd&quot;)&amp;&quot;' AND FirstName = '&quot;&amp;[.A47]&amp;&quot;' AND LastName = '&quot;&amp;[.B47]&amp;&quot;' UNION&quot;" office:value-type="string" office:string-value="SELECT '2014-09-01', 'true', ps.Id FROM PersonStudents ps WHERE BirthDate = '1996-08-13' AND FirstName = 'Patrik' AND LastName = 'Balla' UNION" calcext:value-type="string">
            <text:p>SELECT '2014-09-01', 'true', ps.Id FROM PersonStudents ps WHERE BirthDate = '1996-08-13' AND FirstName = 'Patrik' AND LastName = 'Balla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0" office:value-type="date" office:date-value="2002-09-10" calcext:value-type="date">
            <text:p>2002-09-10</text:p>
          </table:table-cell>
          <table:table-cell table:style-name="ce19" table:formula="of:=DATEDIF([.C48];[.$M$1];&quot;y&quot;)" office:value-type="float" office:value="17" calcext:value-type="float">
            <text:p>17</text:p>
          </table:table-cell>
          <table:table-cell table:style-name="ce19" table:formula="of:=IF([.D48] &lt; 14;YEAR([.C48])+6;IF([.D48] &lt; 18;YEAR([.C48])+14;YEAR([.C4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48];&quot;yyyy-mm-dd&quot;)&amp;&quot;', 'true', ps.Id FROM PersonStudents ps WHERE BirthDate = '&quot;&amp;TEXT([.C48];&quot;yyyy-mm-dd&quot;)&amp;&quot;' AND FirstName = '&quot;&amp;[.A48]&amp;&quot;' AND LastName = '&quot;&amp;[.B48]&amp;&quot;' UNION&quot;" office:value-type="string" office:string-value="SELECT '2016-09-01', 'true', ps.Id FROM PersonStudents ps WHERE BirthDate = '2002-09-10' AND FirstName = 'Dominik' AND LastName = 'Magyar' UNION" calcext:value-type="string">
            <text:p>SELECT '2016-09-01', 'true', ps.Id FROM PersonStudents ps WHERE BirthDate = '2002-09-10' AND FirstName = 'Dominik' AND LastName = 'Magya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0" office:value-type="date" office:date-value="1997-03-01" calcext:value-type="date">
            <text:p>1997-03-01</text:p>
          </table:table-cell>
          <table:table-cell table:style-name="ce19" table:formula="of:=DATEDIF([.C49];[.$M$1];&quot;y&quot;)" office:value-type="float" office:value="23" calcext:value-type="float">
            <text:p>23</text:p>
          </table:table-cell>
          <table:table-cell table:style-name="ce19" table:formula="of:=IF([.D49] &lt; 14;YEAR([.C49])+6;IF([.D49] &lt; 18;YEAR([.C49])+14;YEAR([.C49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49];&quot;yyyy-mm-dd&quot;)&amp;&quot;', 'true', ps.Id FROM PersonStudents ps WHERE BirthDate = '&quot;&amp;TEXT([.C49];&quot;yyyy-mm-dd&quot;)&amp;&quot;' AND FirstName = '&quot;&amp;[.A49]&amp;&quot;' AND LastName = '&quot;&amp;[.B49]&amp;&quot;' UNION&quot;" office:value-type="string" office:string-value="SELECT '2015-09-01', 'true', ps.Id FROM PersonStudents ps WHERE BirthDate = '1997-03-01' AND FirstName = 'Levente' AND LastName = 'Sípos' UNION" calcext:value-type="string">
            <text:p>SELECT '2015-09-01', 'true', ps.Id FROM PersonStudents ps WHERE BirthDate = '1997-03-01' AND FirstName = 'Levente' AND LastName = 'Síp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0" office:value-type="date" office:date-value="1996-06-02" calcext:value-type="date">
            <text:p>1996-06-02</text:p>
          </table:table-cell>
          <table:table-cell table:style-name="ce19" table:formula="of:=DATEDIF([.C50];[.$M$1];&quot;y&quot;)" office:value-type="float" office:value="24" calcext:value-type="float">
            <text:p>24</text:p>
          </table:table-cell>
          <table:table-cell table:style-name="ce19" table:formula="of:=IF([.D50] &lt; 14;YEAR([.C50])+6;IF([.D50] &lt; 18;YEAR([.C50])+14;YEAR([.C50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50];&quot;yyyy-mm-dd&quot;)&amp;&quot;', 'true', ps.Id FROM PersonStudents ps WHERE BirthDate = '&quot;&amp;TEXT([.C50];&quot;yyyy-mm-dd&quot;)&amp;&quot;' AND FirstName = '&quot;&amp;[.A50]&amp;&quot;' AND LastName = '&quot;&amp;[.B50]&amp;&quot;' UNION&quot;" office:value-type="string" office:string-value="SELECT '2014-09-01', 'true', ps.Id FROM PersonStudents ps WHERE BirthDate = '1996-06-02' AND FirstName = 'Zsófia' AND LastName = 'Antal' UNION" calcext:value-type="string">
            <text:p>SELECT '2014-09-01', 'true', ps.Id FROM PersonStudents ps WHERE BirthDate = '1996-06-02' AND FirstName = 'Zsófia' AND LastName = 'Antal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1-01-11" calcext:value-type="date">
            <text:p>2001-01-11</text:p>
          </table:table-cell>
          <table:table-cell table:style-name="ce19" table:formula="of:=DATEDIF([.C51];[.$M$1];&quot;y&quot;)" office:value-type="float" office:value="19" calcext:value-type="float">
            <text:p>19</text:p>
          </table:table-cell>
          <table:table-cell table:style-name="ce19" table:formula="of:=IF([.D51] &lt; 14;YEAR([.C51])+6;IF([.D51] &lt; 18;YEAR([.C51])+14;YEAR([.C51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51];&quot;yyyy-mm-dd&quot;)&amp;&quot;', 'true', ps.Id FROM PersonStudents ps WHERE BirthDate = '&quot;&amp;TEXT([.C51];&quot;yyyy-mm-dd&quot;)&amp;&quot;' AND FirstName = '&quot;&amp;[.A51]&amp;&quot;' AND LastName = '&quot;&amp;[.B51]&amp;&quot;' UNION&quot;" office:value-type="string" office:string-value="SELECT '2019-09-01', 'true', ps.Id FROM PersonStudents ps WHERE BirthDate = '2001-01-11' AND FirstName = 'Ildikó' AND LastName = 'Gulyás' UNION" calcext:value-type="string">
            <text:p>SELECT '2019-09-01', 'true', ps.Id FROM PersonStudents ps WHERE BirthDate = '2001-01-11' AND FirstName = 'Ildikó' AND LastName = 'Gulyá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0" office:value-type="date" office:date-value="2001-02-25" calcext:value-type="date">
            <text:p>2001-02-25</text:p>
          </table:table-cell>
          <table:table-cell table:style-name="ce19" table:formula="of:=DATEDIF([.C52];[.$M$1];&quot;y&quot;)" office:value-type="float" office:value="19" calcext:value-type="float">
            <text:p>19</text:p>
          </table:table-cell>
          <table:table-cell table:style-name="ce19" table:formula="of:=IF([.D52] &lt; 14;YEAR([.C52])+6;IF([.D52] &lt; 18;YEAR([.C52])+14;YEAR([.C52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52];&quot;yyyy-mm-dd&quot;)&amp;&quot;', 'true', ps.Id FROM PersonStudents ps WHERE BirthDate = '&quot;&amp;TEXT([.C52];&quot;yyyy-mm-dd&quot;)&amp;&quot;' AND FirstName = '&quot;&amp;[.A52]&amp;&quot;' AND LastName = '&quot;&amp;[.B52]&amp;&quot;' UNION&quot;" office:value-type="string" office:string-value="SELECT '2019-09-01', 'true', ps.Id FROM PersonStudents ps WHERE BirthDate = '2001-02-25' AND FirstName = 'Hajnalka' AND LastName = 'Virág' UNION" calcext:value-type="string">
            <text:p>SELECT '2019-09-01', 'true', ps.Id FROM PersonStudents ps WHERE BirthDate = '2001-02-25' AND FirstName = 'Hajnalka' AND LastName = 'Virág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5-08-07" calcext:value-type="date">
            <text:p>1995-08-07</text:p>
          </table:table-cell>
          <table:table-cell table:style-name="ce19" table:formula="of:=DATEDIF([.C53];[.$M$1];&quot;y&quot;)" office:value-type="float" office:value="25" calcext:value-type="float">
            <text:p>25</text:p>
          </table:table-cell>
          <table:table-cell table:style-name="ce19" table:formula="of:=IF([.D53] &lt; 14;YEAR([.C53])+6;IF([.D53] &lt; 18;YEAR([.C53])+14;YEAR([.C53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3];&quot;yyyy-mm-dd&quot;)&amp;&quot;', 'true', ps.Id FROM PersonStudents ps WHERE BirthDate = '&quot;&amp;TEXT([.C53];&quot;yyyy-mm-dd&quot;)&amp;&quot;' AND FirstName = '&quot;&amp;[.A53]&amp;&quot;' AND LastName = '&quot;&amp;[.B53]&amp;&quot;' UNION&quot;" office:value-type="string" office:string-value="SELECT '2013-09-01', 'true', ps.Id FROM PersonStudents ps WHERE BirthDate = '1995-08-07' AND FirstName = 'Anita' AND LastName = 'Zobor' UNION" calcext:value-type="string">
            <text:p>SELECT '2013-09-01', 'true', ps.Id FROM PersonStudents ps WHERE BirthDate = '1995-08-07' AND FirstName = 'Anita' AND LastName = 'Zob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1995-10-03" calcext:value-type="date">
            <text:p>1995-10-03</text:p>
          </table:table-cell>
          <table:table-cell table:style-name="ce19" table:formula="of:=DATEDIF([.C54];[.$M$1];&quot;y&quot;)" office:value-type="float" office:value="24" calcext:value-type="float">
            <text:p>24</text:p>
          </table:table-cell>
          <table:table-cell table:style-name="ce19" table:formula="of:=IF([.D54] &lt; 14;YEAR([.C54])+6;IF([.D54] &lt; 18;YEAR([.C54])+14;YEAR([.C54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4];&quot;yyyy-mm-dd&quot;)&amp;&quot;', 'true', ps.Id FROM PersonStudents ps WHERE BirthDate = '&quot;&amp;TEXT([.C54];&quot;yyyy-mm-dd&quot;)&amp;&quot;' AND FirstName = '&quot;&amp;[.A54]&amp;&quot;' AND LastName = '&quot;&amp;[.B54]&amp;&quot;' UNION&quot;" office:value-type="string" office:string-value="SELECT '2013-09-01', 'true', ps.Id FROM PersonStudents ps WHERE BirthDate = '1995-10-03' AND FirstName = 'Szabina' AND LastName = 'Biró' UNION" calcext:value-type="string">
            <text:p>SELECT '2013-09-01', 'true', ps.Id FROM PersonStudents ps WHERE BirthDate = '1995-10-03' AND FirstName = 'Szabina' AND LastName = 'Bir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0" office:value-type="date" office:date-value="1995-05-07" calcext:value-type="date">
            <text:p>1995-05-07</text:p>
          </table:table-cell>
          <table:table-cell table:style-name="ce19" table:formula="of:=DATEDIF([.C55];[.$M$1];&quot;y&quot;)" office:value-type="float" office:value="25" calcext:value-type="float">
            <text:p>25</text:p>
          </table:table-cell>
          <table:table-cell table:style-name="ce19" table:formula="of:=IF([.D55] &lt; 14;YEAR([.C55])+6;IF([.D55] &lt; 18;YEAR([.C55])+14;YEAR([.C55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5];&quot;yyyy-mm-dd&quot;)&amp;&quot;', 'true', ps.Id FROM PersonStudents ps WHERE BirthDate = '&quot;&amp;TEXT([.C55];&quot;yyyy-mm-dd&quot;)&amp;&quot;' AND FirstName = '&quot;&amp;[.A55]&amp;&quot;' AND LastName = '&quot;&amp;[.B55]&amp;&quot;' UNION&quot;" office:value-type="string" office:string-value="SELECT '2013-09-01', 'true', ps.Id FROM PersonStudents ps WHERE BirthDate = '1995-05-07' AND FirstName = 'Fruzsina' AND LastName = 'Papp' UNION" calcext:value-type="string">
            <text:p>SELECT '2013-09-01', 'true', ps.Id FROM PersonStudents ps WHERE BirthDate = '1995-05-07' AND FirstName = 'Fruzsina' AND LastName = 'Papp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1995-03-24" calcext:value-type="date">
            <text:p>1995-03-24</text:p>
          </table:table-cell>
          <table:table-cell table:style-name="ce19" table:formula="of:=DATEDIF([.C56];[.$M$1];&quot;y&quot;)" office:value-type="float" office:value="25" calcext:value-type="float">
            <text:p>25</text:p>
          </table:table-cell>
          <table:table-cell table:style-name="ce19" table:formula="of:=IF([.D56] &lt; 14;YEAR([.C56])+6;IF([.D56] &lt; 18;YEAR([.C56])+14;YEAR([.C56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6];&quot;yyyy-mm-dd&quot;)&amp;&quot;', 'true', ps.Id FROM PersonStudents ps WHERE BirthDate = '&quot;&amp;TEXT([.C56];&quot;yyyy-mm-dd&quot;)&amp;&quot;' AND FirstName = '&quot;&amp;[.A56]&amp;&quot;' AND LastName = '&quot;&amp;[.B56]&amp;&quot;' UNION&quot;" office:value-type="string" office:string-value="SELECT '2013-09-01', 'true', ps.Id FROM PersonStudents ps WHERE BirthDate = '1995-03-24' AND FirstName = 'Cintia' AND LastName = 'Veres' UNION" calcext:value-type="string">
            <text:p>SELECT '2013-09-01', 'true', ps.Id FROM PersonStudents ps WHERE BirthDate = '1995-03-24' AND FirstName = 'Cintia' AND LastName = 'Vere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0" office:value-type="date" office:date-value="2000-05-22" calcext:value-type="date">
            <text:p>2000-05-22</text:p>
          </table:table-cell>
          <table:table-cell table:style-name="ce19" table:formula="of:=DATEDIF([.C57];[.$M$1];&quot;y&quot;)" office:value-type="float" office:value="20" calcext:value-type="float">
            <text:p>20</text:p>
          </table:table-cell>
          <table:table-cell table:style-name="ce19" table:formula="of:=IF([.D57] &lt; 14;YEAR([.C57])+6;IF([.D57] &lt; 18;YEAR([.C57])+14;YEAR([.C57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57];&quot;yyyy-mm-dd&quot;)&amp;&quot;', 'true', ps.Id FROM PersonStudents ps WHERE BirthDate = '&quot;&amp;TEXT([.C57];&quot;yyyy-mm-dd&quot;)&amp;&quot;' AND FirstName = '&quot;&amp;[.A57]&amp;&quot;' AND LastName = '&quot;&amp;[.B57]&amp;&quot;' UNION&quot;" office:value-type="string" office:string-value="SELECT '2018-09-01', 'true', ps.Id FROM PersonStudents ps WHERE BirthDate = '2000-05-22' AND FirstName = 'Csilla' AND LastName = 'Bálint' UNION" calcext:value-type="string">
            <text:p>SELECT '2018-09-01', 'true', ps.Id FROM PersonStudents ps WHERE BirthDate = '2000-05-22' AND FirstName = 'Csilla' AND LastName = 'Bálint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0" office:value-type="date" office:date-value="1999-12-06" calcext:value-type="date">
            <text:p>1999-12-06</text:p>
          </table:table-cell>
          <table:table-cell table:style-name="ce19" table:formula="of:=DATEDIF([.C58];[.$M$1];&quot;y&quot;)" office:value-type="float" office:value="20" calcext:value-type="float">
            <text:p>20</text:p>
          </table:table-cell>
          <table:table-cell table:style-name="ce19" table:formula="of:=IF([.D58] &lt; 14;YEAR([.C58])+6;IF([.D58] &lt; 18;YEAR([.C58])+14;YEAR([.C58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58];&quot;yyyy-mm-dd&quot;)&amp;&quot;', 'true', ps.Id FROM PersonStudents ps WHERE BirthDate = '&quot;&amp;TEXT([.C58];&quot;yyyy-mm-dd&quot;)&amp;&quot;' AND FirstName = '&quot;&amp;[.A58]&amp;&quot;' AND LastName = '&quot;&amp;[.B58]&amp;&quot;' UNION&quot;" office:value-type="string" office:string-value="SELECT '2017-09-01', 'true', ps.Id FROM PersonStudents ps WHERE BirthDate = '1999-12-06' AND FirstName = 'Nóra' AND LastName = 'Fekete' UNION" calcext:value-type="string">
            <text:p>SELECT '2017-09-01', 'true', ps.Id FROM PersonStudents ps WHERE BirthDate = '1999-12-06' AND FirstName = 'Nóra' AND LastName = 'Feket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1996-01-09" calcext:value-type="date">
            <text:p>1996-01-09</text:p>
          </table:table-cell>
          <table:table-cell table:style-name="ce19" table:formula="of:=DATEDIF([.C59];[.$M$1];&quot;y&quot;)" office:value-type="float" office:value="24" calcext:value-type="float">
            <text:p>24</text:p>
          </table:table-cell>
          <table:table-cell table:style-name="ce19" table:formula="of:=IF([.D59] &lt; 14;YEAR([.C59])+6;IF([.D59] &lt; 18;YEAR([.C59])+14;YEAR([.C59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59];&quot;yyyy-mm-dd&quot;)&amp;&quot;', 'true', ps.Id FROM PersonStudents ps WHERE BirthDate = '&quot;&amp;TEXT([.C59];&quot;yyyy-mm-dd&quot;)&amp;&quot;' AND FirstName = '&quot;&amp;[.A59]&amp;&quot;' AND LastName = '&quot;&amp;[.B59]&amp;&quot;' UNION&quot;" office:value-type="string" office:string-value="SELECT '2014-09-01', 'true', ps.Id FROM PersonStudents ps WHERE BirthDate = '1996-01-09' AND FirstName = 'Erika' AND LastName = 'Vass' UNION" calcext:value-type="string">
            <text:p>SELECT '2014-09-01', 'true', ps.Id FROM PersonStudents ps WHERE BirthDate = '1996-01-09' AND FirstName = 'Erika' AND LastName = 'Vas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9-09-05" calcext:value-type="date">
            <text:p>1999-09-05</text:p>
          </table:table-cell>
          <table:table-cell table:style-name="ce19" table:formula="of:=DATEDIF([.C60];[.$M$1];&quot;y&quot;)" office:value-type="float" office:value="20" calcext:value-type="float">
            <text:p>20</text:p>
          </table:table-cell>
          <table:table-cell table:style-name="ce19" table:formula="of:=IF([.D60] &lt; 14;YEAR([.C60])+6;IF([.D60] &lt; 18;YEAR([.C60])+14;YEAR([.C60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0];&quot;yyyy-mm-dd&quot;)&amp;&quot;', 'true', ps.Id FROM PersonStudents ps WHERE BirthDate = '&quot;&amp;TEXT([.C60];&quot;yyyy-mm-dd&quot;)&amp;&quot;' AND FirstName = '&quot;&amp;[.A60]&amp;&quot;' AND LastName = '&quot;&amp;[.B60]&amp;&quot;' UNION&quot;" office:value-type="string" office:string-value="SELECT '2017-09-01', 'true', ps.Id FROM PersonStudents ps WHERE BirthDate = '1999-09-05' AND FirstName = 'Milán' AND LastName = 'Zobor' UNION" calcext:value-type="string">
            <text:p>SELECT '2017-09-01', 'true', ps.Id FROM PersonStudents ps WHERE BirthDate = '1999-09-05' AND FirstName = 'Milán' AND LastName = 'Zob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1998-07-03" calcext:value-type="date">
            <text:p>1998-07-03</text:p>
          </table:table-cell>
          <table:table-cell table:style-name="ce19" table:formula="of:=DATEDIF([.C61];[.$M$1];&quot;y&quot;)" office:value-type="float" office:value="22" calcext:value-type="float">
            <text:p>22</text:p>
          </table:table-cell>
          <table:table-cell table:style-name="ce19" table:formula="of:=IF([.D61] &lt; 14;YEAR([.C61])+6;IF([.D61] &lt; 18;YEAR([.C61])+14;YEAR([.C61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61];&quot;yyyy-mm-dd&quot;)&amp;&quot;', 'true', ps.Id FROM PersonStudents ps WHERE BirthDate = '&quot;&amp;TEXT([.C61];&quot;yyyy-mm-dd&quot;)&amp;&quot;' AND FirstName = '&quot;&amp;[.A61]&amp;&quot;' AND LastName = '&quot;&amp;[.B61]&amp;&quot;' UNION&quot;" office:value-type="string" office:string-value="SELECT '2016-09-01', 'true', ps.Id FROM PersonStudents ps WHERE BirthDate = '1998-07-03' AND FirstName = 'Krisztián' AND LastName = 'Lengyel' UNION" calcext:value-type="string">
            <text:p>SELECT '2016-09-01', 'true', ps.Id FROM PersonStudents ps WHERE BirthDate = '1998-07-03' AND FirstName = 'Krisztián' AND LastName = 'Lengyel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1997-10-30" calcext:value-type="date">
            <text:p>1997-10-30</text:p>
          </table:table-cell>
          <table:table-cell table:style-name="ce19" table:formula="of:=DATEDIF([.C62];[.$M$1];&quot;y&quot;)" office:value-type="float" office:value="22" calcext:value-type="float">
            <text:p>22</text:p>
          </table:table-cell>
          <table:table-cell table:style-name="ce19" table:formula="of:=IF([.D62] &lt; 14;YEAR([.C62])+6;IF([.D62] &lt; 18;YEAR([.C62])+14;YEAR([.C62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62];&quot;yyyy-mm-dd&quot;)&amp;&quot;', 'true', ps.Id FROM PersonStudents ps WHERE BirthDate = '&quot;&amp;TEXT([.C62];&quot;yyyy-mm-dd&quot;)&amp;&quot;' AND FirstName = '&quot;&amp;[.A62]&amp;&quot;' AND LastName = '&quot;&amp;[.B62]&amp;&quot;' UNION&quot;" office:value-type="string" office:string-value="SELECT '2015-09-01', 'true', ps.Id FROM PersonStudents ps WHERE BirthDate = '1997-10-30' AND FirstName = 'Géza' AND LastName = 'Illés' UNION" calcext:value-type="string">
            <text:p>SELECT '2015-09-01', 'true', ps.Id FROM PersonStudents ps WHERE BirthDate = '1997-10-30' AND FirstName = 'Géza' AND LastName = 'Illé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2-05-28" calcext:value-type="date">
            <text:p>2002-05-28</text:p>
          </table:table-cell>
          <table:table-cell table:style-name="ce19" table:formula="of:=DATEDIF([.C63];[.$M$1];&quot;y&quot;)" office:value-type="float" office:value="18" calcext:value-type="float">
            <text:p>18</text:p>
          </table:table-cell>
          <table:table-cell table:style-name="ce19" table:formula="of:=IF([.D63] &lt; 14;YEAR([.C63])+6;IF([.D63] &lt; 18;YEAR([.C63])+14;YEAR([.C63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63];&quot;yyyy-mm-dd&quot;)&amp;&quot;', 'true', ps.Id FROM PersonStudents ps WHERE BirthDate = '&quot;&amp;TEXT([.C63];&quot;yyyy-mm-dd&quot;)&amp;&quot;' AND FirstName = '&quot;&amp;[.A63]&amp;&quot;' AND LastName = '&quot;&amp;[.B63]&amp;&quot;' UNION&quot;" office:value-type="string" office:string-value="SELECT '2020-09-01', 'true', ps.Id FROM PersonStudents ps WHERE BirthDate = '2002-05-28' AND FirstName = 'Kristóf' AND LastName = 'Török' UNION" calcext:value-type="string">
            <text:p>SELECT '2020-09-01', 'true', ps.Id FROM PersonStudents ps WHERE BirthDate = '2002-05-28' AND FirstName = 'Kristóf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1999-09-20" calcext:value-type="date">
            <text:p>1999-09-20</text:p>
          </table:table-cell>
          <table:table-cell table:style-name="ce19" table:formula="of:=DATEDIF([.C64];[.$M$1];&quot;y&quot;)" office:value-type="float" office:value="20" calcext:value-type="float">
            <text:p>20</text:p>
          </table:table-cell>
          <table:table-cell table:style-name="ce19" table:formula="of:=IF([.D64] &lt; 14;YEAR([.C64])+6;IF([.D64] &lt; 18;YEAR([.C64])+14;YEAR([.C64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4];&quot;yyyy-mm-dd&quot;)&amp;&quot;', 'true', ps.Id FROM PersonStudents ps WHERE BirthDate = '&quot;&amp;TEXT([.C64];&quot;yyyy-mm-dd&quot;)&amp;&quot;' AND FirstName = '&quot;&amp;[.A64]&amp;&quot;' AND LastName = '&quot;&amp;[.B64]&amp;&quot;' UNION&quot;" office:value-type="string" office:string-value="SELECT '2017-09-01', 'true', ps.Id FROM PersonStudents ps WHERE BirthDate = '1999-09-20' AND FirstName = 'Dominik' AND LastName = 'Török' UNION" calcext:value-type="string">
            <text:p>SELECT '2017-09-01', 'true', ps.Id FROM PersonStudents ps WHERE BirthDate = '1999-09-20' AND FirstName = 'Dominik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2003-08-17" calcext:value-type="date">
            <text:p>2003-08-17</text:p>
          </table:table-cell>
          <table:table-cell table:style-name="ce19" table:formula="of:=DATEDIF([.C65];[.$M$1];&quot;y&quot;)" office:value-type="float" office:value="17" calcext:value-type="float">
            <text:p>17</text:p>
          </table:table-cell>
          <table:table-cell table:style-name="ce19" table:formula="of:=IF([.D65] &lt; 14;YEAR([.C65])+6;IF([.D65] &lt; 18;YEAR([.C65])+14;YEAR([.C6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5];&quot;yyyy-mm-dd&quot;)&amp;&quot;', 'true', ps.Id FROM PersonStudents ps WHERE BirthDate = '&quot;&amp;TEXT([.C65];&quot;yyyy-mm-dd&quot;)&amp;&quot;' AND FirstName = '&quot;&amp;[.A65]&amp;&quot;' AND LastName = '&quot;&amp;[.B65]&amp;&quot;' UNION&quot;" office:value-type="string" office:string-value="SELECT '2017-09-01', 'true', ps.Id FROM PersonStudents ps WHERE BirthDate = '2003-08-17' AND FirstName = 'Ákos' AND LastName = 'Lukács' UNION" calcext:value-type="string">
            <text:p>SELECT '2017-09-01', 'true', ps.Id FROM PersonStudents ps WHERE BirthDate = '2003-08-17' AND FirstName = 'Ákos' AND LastName = 'Lukác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0" office:value-type="date" office:date-value="2005-09-04" calcext:value-type="date">
            <text:p>2005-09-04</text:p>
          </table:table-cell>
          <table:table-cell table:style-name="ce19" table:formula="of:=DATEDIF([.C66];[.$M$1];&quot;y&quot;)" office:value-type="float" office:value="14" calcext:value-type="float">
            <text:p>14</text:p>
          </table:table-cell>
          <table:table-cell table:style-name="ce19" table:formula="of:=IF([.D66] &lt; 14;YEAR([.C66])+6;IF([.D66] &lt; 18;YEAR([.C66])+14;YEAR([.C66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66];&quot;yyyy-mm-dd&quot;)&amp;&quot;', 'true', ps.Id FROM PersonStudents ps WHERE BirthDate = '&quot;&amp;TEXT([.C66];&quot;yyyy-mm-dd&quot;)&amp;&quot;' AND FirstName = '&quot;&amp;[.A66]&amp;&quot;' AND LastName = '&quot;&amp;[.B66]&amp;&quot;' UNION&quot;" office:value-type="string" office:string-value="SELECT '2019-09-01', 'true', ps.Id FROM PersonStudents ps WHERE BirthDate = '2005-09-04' AND FirstName = 'József' AND LastName = 'Varga' UNION" calcext:value-type="string">
            <text:p>SELECT '2019-09-01', 'true', ps.Id FROM PersonStudents ps WHERE BirthDate = '2005-09-04' AND FirstName = 'József' AND LastName = 'Varga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03-02-09" calcext:value-type="date">
            <text:p>2003-02-09</text:p>
          </table:table-cell>
          <table:table-cell table:style-name="ce19" table:formula="of:=DATEDIF([.C67];[.$M$1];&quot;y&quot;)" office:value-type="float" office:value="17" calcext:value-type="float">
            <text:p>17</text:p>
          </table:table-cell>
          <table:table-cell table:style-name="ce19" table:formula="of:=IF([.D67] &lt; 14;YEAR([.C67])+6;IF([.D67] &lt; 18;YEAR([.C67])+14;YEAR([.C67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7];&quot;yyyy-mm-dd&quot;)&amp;&quot;', 'true', ps.Id FROM PersonStudents ps WHERE BirthDate = '&quot;&amp;TEXT([.C67];&quot;yyyy-mm-dd&quot;)&amp;&quot;' AND FirstName = '&quot;&amp;[.A67]&amp;&quot;' AND LastName = '&quot;&amp;[.B67]&amp;&quot;' UNION&quot;" office:value-type="string" office:string-value="SELECT '2017-09-01', 'true', ps.Id FROM PersonStudents ps WHERE BirthDate = '2003-02-09' AND FirstName = 'Csaba' AND LastName = 'Novák' UNION" calcext:value-type="string">
            <text:p>SELECT '2017-09-01', 'true', ps.Id FROM PersonStudents ps WHERE BirthDate = '2003-02-09' AND FirstName = 'Csaba' AND LastName = 'Nová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0" office:value-type="date" office:date-value="2002-01-16" calcext:value-type="date">
            <text:p>2002-01-16</text:p>
          </table:table-cell>
          <table:table-cell table:style-name="ce19" table:formula="of:=DATEDIF([.C68];[.$M$1];&quot;y&quot;)" office:value-type="float" office:value="18" calcext:value-type="float">
            <text:p>18</text:p>
          </table:table-cell>
          <table:table-cell table:style-name="ce19" table:formula="of:=IF([.D68] &lt; 14;YEAR([.C68])+6;IF([.D68] &lt; 18;YEAR([.C68])+14;YEAR([.C68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68];&quot;yyyy-mm-dd&quot;)&amp;&quot;', 'true', ps.Id FROM PersonStudents ps WHERE BirthDate = '&quot;&amp;TEXT([.C68];&quot;yyyy-mm-dd&quot;)&amp;&quot;' AND FirstName = '&quot;&amp;[.A68]&amp;&quot;' AND LastName = '&quot;&amp;[.B68]&amp;&quot;' UNION&quot;" office:value-type="string" office:string-value="SELECT '2020-09-01', 'true', ps.Id FROM PersonStudents ps WHERE BirthDate = '2002-01-16' AND FirstName = 'Bence' AND LastName = 'Faragó' UNION" calcext:value-type="string">
            <text:p>SELECT '2020-09-01', 'true', ps.Id FROM PersonStudents ps WHERE BirthDate = '2002-01-16' AND FirstName = 'Bence' AND LastName = 'Farag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0" office:value-type="date" office:date-value="2004-06-03" calcext:value-type="date">
            <text:p>2004-06-03</text:p>
          </table:table-cell>
          <table:table-cell table:style-name="ce19" table:formula="of:=DATEDIF([.C69];[.$M$1];&quot;y&quot;)" office:value-type="float" office:value="16" calcext:value-type="float">
            <text:p>16</text:p>
          </table:table-cell>
          <table:table-cell table:style-name="ce19" table:formula="of:=IF([.D69] &lt; 14;YEAR([.C69])+6;IF([.D69] &lt; 18;YEAR([.C69])+14;YEAR([.C69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69];&quot;yyyy-mm-dd&quot;)&amp;&quot;', 'true', ps.Id FROM PersonStudents ps WHERE BirthDate = '&quot;&amp;TEXT([.C69];&quot;yyyy-mm-dd&quot;)&amp;&quot;' AND FirstName = '&quot;&amp;[.A69]&amp;&quot;' AND LastName = '&quot;&amp;[.B69]&amp;&quot;' UNION&quot;" office:value-type="string" office:string-value="SELECT '2018-09-01', 'true', ps.Id FROM PersonStudents ps WHERE BirthDate = '2004-06-03' AND FirstName = 'Márkó' AND LastName = 'Budai' UNION" calcext:value-type="string">
            <text:p>SELECT '2018-09-01', 'true', ps.Id FROM PersonStudents ps WHERE BirthDate = '2004-06-03' AND FirstName = 'Márkó' AND LastName = 'Budai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2005-11-24" calcext:value-type="date">
            <text:p>2005-11-24</text:p>
          </table:table-cell>
          <table:table-cell table:style-name="ce19" table:formula="of:=DATEDIF([.C70];[.$M$1];&quot;y&quot;)" office:value-type="float" office:value="14" calcext:value-type="float">
            <text:p>14</text:p>
          </table:table-cell>
          <table:table-cell table:style-name="ce19" table:formula="of:=IF([.D70] &lt; 14;YEAR([.C70])+6;IF([.D70] &lt; 18;YEAR([.C70])+14;YEAR([.C70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70];&quot;yyyy-mm-dd&quot;)&amp;&quot;', 'true', ps.Id FROM PersonStudents ps WHERE BirthDate = '&quot;&amp;TEXT([.C70];&quot;yyyy-mm-dd&quot;)&amp;&quot;' AND FirstName = '&quot;&amp;[.A70]&amp;&quot;' AND LastName = '&quot;&amp;[.B70]&amp;&quot;' UNION&quot;" office:value-type="string" office:string-value="SELECT '2019-09-01', 'true', ps.Id FROM PersonStudents ps WHERE BirthDate = '2005-11-24' AND FirstName = 'Márió' AND LastName = 'Vass' UNION" calcext:value-type="string">
            <text:p>SELECT '2019-09-01', 'true', ps.Id FROM PersonStudents ps WHERE BirthDate = '2005-11-24' AND FirstName = 'Márió' AND LastName = 'Vas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2002-09-20" calcext:value-type="date">
            <text:p>2002-09-20</text:p>
          </table:table-cell>
          <table:table-cell table:style-name="ce19" table:formula="of:=DATEDIF([.C71];[.$M$1];&quot;y&quot;)" office:value-type="float" office:value="17" calcext:value-type="float">
            <text:p>17</text:p>
          </table:table-cell>
          <table:table-cell table:style-name="ce19" table:formula="of:=IF([.D71] &lt; 14;YEAR([.C71])+6;IF([.D71] &lt; 18;YEAR([.C71])+14;YEAR([.C71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71];&quot;yyyy-mm-dd&quot;)&amp;&quot;', 'true', ps.Id FROM PersonStudents ps WHERE BirthDate = '&quot;&amp;TEXT([.C71];&quot;yyyy-mm-dd&quot;)&amp;&quot;' AND FirstName = '&quot;&amp;[.A71]&amp;&quot;' AND LastName = '&quot;&amp;[.B71]&amp;&quot;' UNION&quot;" office:value-type="string" office:string-value="SELECT '2016-09-01', 'true', ps.Id FROM PersonStudents ps WHERE BirthDate = '2002-09-20' AND FirstName = 'Vilmos' AND LastName = 'Kovács' UNION" calcext:value-type="string">
            <text:p>SELECT '2016-09-01', 'true', ps.Id FROM PersonStudents ps WHERE BirthDate = '2002-09-20' AND FirstName = 'Vilmos' AND LastName = 'Kovác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04-02-02" calcext:value-type="date">
            <text:p>2004-02-02</text:p>
          </table:table-cell>
          <table:table-cell table:style-name="ce19" table:formula="of:=DATEDIF([.C72];[.$M$1];&quot;y&quot;)" office:value-type="float" office:value="16" calcext:value-type="float">
            <text:p>16</text:p>
          </table:table-cell>
          <table:table-cell table:style-name="ce19" table:formula="of:=IF([.D72] &lt; 14;YEAR([.C72])+6;IF([.D72] &lt; 18;YEAR([.C72])+14;YEAR([.C72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72];&quot;yyyy-mm-dd&quot;)&amp;&quot;', 'true', ps.Id FROM PersonStudents ps WHERE BirthDate = '&quot;&amp;TEXT([.C72];&quot;yyyy-mm-dd&quot;)&amp;&quot;' AND FirstName = '&quot;&amp;[.A72]&amp;&quot;' AND LastName = '&quot;&amp;[.B72]&amp;&quot;' UNION&quot;" office:value-type="string" office:string-value="SELECT '2018-09-01', 'true', ps.Id FROM PersonStudents ps WHERE BirthDate = '2004-02-02' AND FirstName = 'Endre' AND LastName = 'Orosz' UNION" calcext:value-type="string">
            <text:p>SELECT '2018-09-01', 'true', ps.Id FROM PersonStudents ps WHERE BirthDate = '2004-02-02' AND FirstName = 'Endre' AND LastName = 'Oro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2005-09-19" calcext:value-type="date">
            <text:p>2005-09-19</text:p>
          </table:table-cell>
          <table:table-cell table:style-name="ce19" table:formula="of:=DATEDIF([.C73];[.$M$1];&quot;y&quot;)" office:value-type="float" office:value="14" calcext:value-type="float">
            <text:p>14</text:p>
          </table:table-cell>
          <table:table-cell table:style-name="ce19" table:formula="of:=IF([.D73] &lt; 14;YEAR([.C73])+6;IF([.D73] &lt; 18;YEAR([.C73])+14;YEAR([.C73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73];&quot;yyyy-mm-dd&quot;)&amp;&quot;', 'true', ps.Id FROM PersonStudents ps WHERE BirthDate = '&quot;&amp;TEXT([.C73];&quot;yyyy-mm-dd&quot;)&amp;&quot;' AND FirstName = '&quot;&amp;[.A73]&amp;&quot;' AND LastName = '&quot;&amp;[.B73]&amp;&quot;' UNION&quot;" office:value-type="string" office:string-value="SELECT '2019-09-01', 'true', ps.Id FROM PersonStudents ps WHERE BirthDate = '2005-09-19' AND FirstName = 'Donát' AND LastName = 'Fehér' UNION" calcext:value-type="string">
            <text:p>SELECT '2019-09-01', 'true', ps.Id FROM PersonStudents ps WHERE BirthDate = '2005-09-19' AND FirstName = 'Donát' AND LastName = 'Fehé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0" office:value-type="date" office:date-value="2005-10-18" calcext:value-type="date">
            <text:p>2005-10-18</text:p>
          </table:table-cell>
          <table:table-cell table:style-name="ce19" table:formula="of:=DATEDIF([.C74];[.$M$1];&quot;y&quot;)" office:value-type="float" office:value="14" calcext:value-type="float">
            <text:p>14</text:p>
          </table:table-cell>
          <table:table-cell table:style-name="ce19" table:formula="of:=IF([.D74] &lt; 14;YEAR([.C74])+6;IF([.D74] &lt; 18;YEAR([.C74])+14;YEAR([.C74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74];&quot;yyyy-mm-dd&quot;)&amp;&quot;', 'true', ps.Id FROM PersonStudents ps WHERE BirthDate = '&quot;&amp;TEXT([.C74];&quot;yyyy-mm-dd&quot;)&amp;&quot;' AND FirstName = '&quot;&amp;[.A74]&amp;&quot;' AND LastName = '&quot;&amp;[.B74]&amp;&quot;' UNION&quot;" office:value-type="string" office:string-value="SELECT '2019-09-01', 'true', ps.Id FROM PersonStudents ps WHERE BirthDate = '2005-10-18' AND FirstName = 'Domonkos' AND LastName = 'Major' UNION" calcext:value-type="string">
            <text:p>SELECT '2019-09-01', 'true', ps.Id FROM PersonStudents ps WHERE BirthDate = '2005-10-18' AND FirstName = 'Domonkos' AND LastName = 'Maj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0" office:value-type="date" office:date-value="2003-08-27" calcext:value-type="date">
            <text:p>2003-08-27</text:p>
          </table:table-cell>
          <table:table-cell table:style-name="ce19" table:formula="of:=DATEDIF([.C75];[.$M$1];&quot;y&quot;)" office:value-type="float" office:value="17" calcext:value-type="float">
            <text:p>17</text:p>
          </table:table-cell>
          <table:table-cell table:style-name="ce19" table:formula="of:=IF([.D75] &lt; 14;YEAR([.C75])+6;IF([.D75] &lt; 18;YEAR([.C75])+14;YEAR([.C7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75];&quot;yyyy-mm-dd&quot;)&amp;&quot;', 'true', ps.Id FROM PersonStudents ps WHERE BirthDate = '&quot;&amp;TEXT([.C75];&quot;yyyy-mm-dd&quot;)&amp;&quot;' AND FirstName = '&quot;&amp;[.A75]&amp;&quot;' AND LastName = '&quot;&amp;[.B75]&amp;&quot;' UNION&quot;" office:value-type="string" office:string-value="SELECT '2017-09-01', 'true', ps.Id FROM PersonStudents ps WHERE BirthDate = '2003-08-27' AND FirstName = 'Csenge' AND LastName = 'Egyed' UNION" calcext:value-type="string">
            <text:p>SELECT '2017-09-01', 'true', ps.Id FROM PersonStudents ps WHERE BirthDate = '2003-08-27' AND FirstName = 'Csenge' AND LastName = 'Egyed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0" office:value-type="date" office:date-value="2002-03-19" calcext:value-type="date">
            <text:p>2002-03-19</text:p>
          </table:table-cell>
          <table:table-cell table:style-name="ce19" table:formula="of:=DATEDIF([.C76];[.$M$1];&quot;y&quot;)" office:value-type="float" office:value="18" calcext:value-type="float">
            <text:p>18</text:p>
          </table:table-cell>
          <table:table-cell table:style-name="ce19" table:formula="of:=IF([.D76] &lt; 14;YEAR([.C76])+6;IF([.D76] &lt; 18;YEAR([.C76])+14;YEAR([.C76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76];&quot;yyyy-mm-dd&quot;)&amp;&quot;', 'true', ps.Id FROM PersonStudents ps WHERE BirthDate = '&quot;&amp;TEXT([.C76];&quot;yyyy-mm-dd&quot;)&amp;&quot;' AND FirstName = '&quot;&amp;[.A76]&amp;&quot;' AND LastName = '&quot;&amp;[.B76]&amp;&quot;' UNION&quot;" office:value-type="string" office:string-value="SELECT '2020-09-01', 'true', ps.Id FROM PersonStudents ps WHERE BirthDate = '2002-03-19' AND FirstName = 'Károly' AND LastName = 'Fülöp' UNION" calcext:value-type="string">
            <text:p>SELECT '2020-09-01', 'true', ps.Id FROM PersonStudents ps WHERE BirthDate = '2002-03-19' AND FirstName = 'Károly' AND LastName = 'Fülöp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6-05-29" calcext:value-type="date">
            <text:p>2006-05-29</text:p>
          </table:table-cell>
          <table:table-cell table:style-name="ce19" table:formula="of:=DATEDIF([.C77];[.$M$1];&quot;y&quot;)" office:value-type="float" office:value="14" calcext:value-type="float">
            <text:p>14</text:p>
          </table:table-cell>
          <table:table-cell table:style-name="ce19" table:formula="of:=IF([.D77] &lt; 14;YEAR([.C77])+6;IF([.D77] &lt; 18;YEAR([.C77])+14;YEAR([.C77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77];&quot;yyyy-mm-dd&quot;)&amp;&quot;', 'true', ps.Id FROM PersonStudents ps WHERE BirthDate = '&quot;&amp;TEXT([.C77];&quot;yyyy-mm-dd&quot;)&amp;&quot;' AND FirstName = '&quot;&amp;[.A77]&amp;&quot;' AND LastName = '&quot;&amp;[.B77]&amp;&quot;' UNION&quot;" office:value-type="string" office:string-value="SELECT '2020-09-01', 'true', ps.Id FROM PersonStudents ps WHERE BirthDate = '2006-05-29' AND FirstName = 'Henrietta' AND LastName = 'Török' UNION" calcext:value-type="string">
            <text:p>SELECT '2020-09-01', 'true', ps.Id FROM PersonStudents ps WHERE BirthDate = '2006-05-29' AND FirstName = 'Henrietta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0" office:value-type="date" office:date-value="2002-10-08" calcext:value-type="date">
            <text:p>2002-10-08</text:p>
          </table:table-cell>
          <table:table-cell table:style-name="ce19" table:formula="of:=DATEDIF([.C78];[.$M$1];&quot;y&quot;)" office:value-type="float" office:value="17" calcext:value-type="float">
            <text:p>17</text:p>
          </table:table-cell>
          <table:table-cell table:style-name="ce19" table:formula="of:=IF([.D78] &lt; 14;YEAR([.C78])+6;IF([.D78] &lt; 18;YEAR([.C78])+14;YEAR([.C7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78];&quot;yyyy-mm-dd&quot;)&amp;&quot;', 'true', ps.Id FROM PersonStudents ps WHERE BirthDate = '&quot;&amp;TEXT([.C78];&quot;yyyy-mm-dd&quot;)&amp;&quot;' AND FirstName = '&quot;&amp;[.A78]&amp;&quot;' AND LastName = '&quot;&amp;[.B78]&amp;&quot;' UNION&quot;" office:value-type="string" office:string-value="SELECT '2016-09-01', 'true', ps.Id FROM PersonStudents ps WHERE BirthDate = '2002-10-08' AND FirstName = 'Sándor' AND LastName = 'Márton' UNION" calcext:value-type="string">
            <text:p>SELECT '2016-09-01', 'true', ps.Id FROM PersonStudents ps WHERE BirthDate = '2002-10-08' AND FirstName = 'Sándor' AND LastName = 'Márto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0" office:value-type="date" office:date-value="2006-01-11" calcext:value-type="date">
            <text:p>2006-01-11</text:p>
          </table:table-cell>
          <table:table-cell table:style-name="ce19" table:formula="of:=DATEDIF([.C79];[.$M$1];&quot;y&quot;)" office:value-type="float" office:value="14" calcext:value-type="float">
            <text:p>14</text:p>
          </table:table-cell>
          <table:table-cell table:style-name="ce19" table:formula="of:=IF([.D79] &lt; 14;YEAR([.C79])+6;IF([.D79] &lt; 18;YEAR([.C79])+14;YEAR([.C79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79];&quot;yyyy-mm-dd&quot;)&amp;&quot;', 'true', ps.Id FROM PersonStudents ps WHERE BirthDate = '&quot;&amp;TEXT([.C79];&quot;yyyy-mm-dd&quot;)&amp;&quot;' AND FirstName = '&quot;&amp;[.A79]&amp;&quot;' AND LastName = '&quot;&amp;[.B79]&amp;&quot;' UNION&quot;" office:value-type="string" office:string-value="SELECT '2020-09-01', 'true', ps.Id FROM PersonStudents ps WHERE BirthDate = '2006-01-11' AND FirstName = 'Ákos' AND LastName = 'Kis' UNION" calcext:value-type="string">
            <text:p>SELECT '2020-09-01', 'true', ps.Id FROM PersonStudents ps WHERE BirthDate = '2006-01-11' AND FirstName = 'Ákos' AND LastName = 'Ki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5-01-08" calcext:value-type="date">
            <text:p>2005-01-08</text:p>
          </table:table-cell>
          <table:table-cell table:style-name="ce19" table:formula="of:=DATEDIF([.C80];[.$M$1];&quot;y&quot;)" office:value-type="float" office:value="15" calcext:value-type="float">
            <text:p>15</text:p>
          </table:table-cell>
          <table:table-cell table:style-name="ce19" table:formula="of:=IF([.D80] &lt; 14;YEAR([.C80])+6;IF([.D80] &lt; 18;YEAR([.C80])+14;YEAR([.C80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80];&quot;yyyy-mm-dd&quot;)&amp;&quot;', 'true', ps.Id FROM PersonStudents ps WHERE BirthDate = '&quot;&amp;TEXT([.C80];&quot;yyyy-mm-dd&quot;)&amp;&quot;' AND FirstName = '&quot;&amp;[.A80]&amp;&quot;' AND LastName = '&quot;&amp;[.B80]&amp;&quot;' UNION&quot;" office:value-type="string" office:string-value="SELECT '2019-09-01', 'true', ps.Id FROM PersonStudents ps WHERE BirthDate = '2005-01-08' AND FirstName = 'Vanessza' AND LastName = 'Kelemen' UNION" calcext:value-type="string">
            <text:p>SELECT '2019-09-01', 'true', ps.Id FROM PersonStudents ps WHERE BirthDate = '2005-01-08' AND FirstName = 'Vanessza' AND LastName = 'Keleme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0" office:value-type="date" office:date-value="2006-07-08" calcext:value-type="date">
            <text:p>2006-07-08</text:p>
          </table:table-cell>
          <table:table-cell table:style-name="ce19" table:formula="of:=DATEDIF([.C81];[.$M$1];&quot;y&quot;)" office:value-type="float" office:value="14" calcext:value-type="float">
            <text:p>14</text:p>
          </table:table-cell>
          <table:table-cell table:style-name="ce19" table:formula="of:=IF([.D81] &lt; 14;YEAR([.C81])+6;IF([.D81] &lt; 18;YEAR([.C81])+14;YEAR([.C81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81];&quot;yyyy-mm-dd&quot;)&amp;&quot;', 'true', ps.Id FROM PersonStudents ps WHERE BirthDate = '&quot;&amp;TEXT([.C81];&quot;yyyy-mm-dd&quot;)&amp;&quot;' AND FirstName = '&quot;&amp;[.A81]&amp;&quot;' AND LastName = '&quot;&amp;[.B81]&amp;&quot;' UNION&quot;" office:value-type="string" office:string-value="SELECT '2020-09-01', 'true', ps.Id FROM PersonStudents ps WHERE BirthDate = '2006-07-08' AND FirstName = 'Blanka' AND LastName = 'Orsós' UNION" calcext:value-type="string">
            <text:p>SELECT '2020-09-01', 'true', ps.Id FROM PersonStudents ps WHERE BirthDate = '2006-07-08' AND FirstName = 'Blanka' AND LastName = 'Orsó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0" office:value-type="date" office:date-value="2004-07-22" calcext:value-type="date">
            <text:p>2004-07-22</text:p>
          </table:table-cell>
          <table:table-cell table:style-name="ce19" table:formula="of:=DATEDIF([.C82];[.$M$1];&quot;y&quot;)" office:value-type="float" office:value="16" calcext:value-type="float">
            <text:p>16</text:p>
          </table:table-cell>
          <table:table-cell table:style-name="ce19" table:formula="of:=IF([.D82] &lt; 14;YEAR([.C82])+6;IF([.D82] &lt; 18;YEAR([.C82])+14;YEAR([.C82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82];&quot;yyyy-mm-dd&quot;)&amp;&quot;', 'true', ps.Id FROM PersonStudents ps WHERE BirthDate = '&quot;&amp;TEXT([.C82];&quot;yyyy-mm-dd&quot;)&amp;&quot;' AND FirstName = '&quot;&amp;[.A82]&amp;&quot;' AND LastName = '&quot;&amp;[.B82]&amp;&quot;' UNION&quot;" office:value-type="string" office:string-value="SELECT '2018-09-01', 'true', ps.Id FROM PersonStudents ps WHERE BirthDate = '2004-07-22' AND FirstName = 'Gergely' AND LastName = 'Szekeres' UNION" calcext:value-type="string">
            <text:p>SELECT '2018-09-01', 'true', ps.Id FROM PersonStudents ps WHERE BirthDate = '2004-07-22' AND FirstName = 'Gergely' AND LastName = 'Szekere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0" office:value-type="date" office:date-value="2004-03-20" calcext:value-type="date">
            <text:p>2004-03-20</text:p>
          </table:table-cell>
          <table:table-cell table:style-name="ce19" table:formula="of:=DATEDIF([.C83];[.$M$1];&quot;y&quot;)" office:value-type="float" office:value="16" calcext:value-type="float">
            <text:p>16</text:p>
          </table:table-cell>
          <table:table-cell table:style-name="ce19" table:formula="of:=IF([.D83] &lt; 14;YEAR([.C83])+6;IF([.D83] &lt; 18;YEAR([.C83])+14;YEAR([.C83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83];&quot;yyyy-mm-dd&quot;)&amp;&quot;', 'true', ps.Id FROM PersonStudents ps WHERE BirthDate = '&quot;&amp;TEXT([.C83];&quot;yyyy-mm-dd&quot;)&amp;&quot;' AND FirstName = '&quot;&amp;[.A83]&amp;&quot;' AND LastName = '&quot;&amp;[.B83]&amp;&quot;' UNION&quot;" office:value-type="string" office:string-value="SELECT '2018-09-01', 'true', ps.Id FROM PersonStudents ps WHERE BirthDate = '2004-03-20' AND FirstName = 'Márton' AND LastName = 'Jakab' UNION" calcext:value-type="string">
            <text:p>SELECT '2018-09-01', 'true', ps.Id FROM PersonStudents ps WHERE BirthDate = '2004-03-20' AND FirstName = 'Márton' AND LastName = 'Jakab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0" office:value-type="date" office:date-value="2006-03-26" calcext:value-type="date">
            <text:p>2006-03-26</text:p>
          </table:table-cell>
          <table:table-cell table:style-name="ce19" table:formula="of:=DATEDIF([.C84];[.$M$1];&quot;y&quot;)" office:value-type="float" office:value="14" calcext:value-type="float">
            <text:p>14</text:p>
          </table:table-cell>
          <table:table-cell table:style-name="ce19" table:formula="of:=IF([.D84] &lt; 14;YEAR([.C84])+6;IF([.D84] &lt; 18;YEAR([.C84])+14;YEAR([.C84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84];&quot;yyyy-mm-dd&quot;)&amp;&quot;', 'true', ps.Id FROM PersonStudents ps WHERE BirthDate = '&quot;&amp;TEXT([.C84];&quot;yyyy-mm-dd&quot;)&amp;&quot;' AND FirstName = '&quot;&amp;[.A84]&amp;&quot;' AND LastName = '&quot;&amp;[.B84]&amp;&quot;' UNION&quot;" office:value-type="string" office:string-value="SELECT '2020-09-01', 'true', ps.Id FROM PersonStudents ps WHERE BirthDate = '2006-03-26' AND FirstName = 'Barnabás' AND LastName = 'Gál' UNION" calcext:value-type="string">
            <text:p>SELECT '2020-09-01', 'true', ps.Id FROM PersonStudents ps WHERE BirthDate = '2006-03-26' AND FirstName = 'Barnabás' AND LastName = 'Gál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3-06-10" calcext:value-type="date">
            <text:p>2003-06-10</text:p>
          </table:table-cell>
          <table:table-cell table:style-name="ce19" table:formula="of:=DATEDIF([.C85];[.$M$1];&quot;y&quot;)" office:value-type="float" office:value="17" calcext:value-type="float">
            <text:p>17</text:p>
          </table:table-cell>
          <table:table-cell table:style-name="ce19" table:formula="of:=IF([.D85] &lt; 14;YEAR([.C85])+6;IF([.D85] &lt; 18;YEAR([.C85])+14;YEAR([.C8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85];&quot;yyyy-mm-dd&quot;)&amp;&quot;', 'true', ps.Id FROM PersonStudents ps WHERE BirthDate = '&quot;&amp;TEXT([.C85];&quot;yyyy-mm-dd&quot;)&amp;&quot;' AND FirstName = '&quot;&amp;[.A85]&amp;&quot;' AND LastName = '&quot;&amp;[.B85]&amp;&quot;' UNION&quot;" office:value-type="string" office:string-value="SELECT '2017-09-01', 'true', ps.Id FROM PersonStudents ps WHERE BirthDate = '2003-06-10' AND FirstName = 'András' AND LastName = 'Gulyás' UNION" calcext:value-type="string">
            <text:p>SELECT '2017-09-01', 'true', ps.Id FROM PersonStudents ps WHERE BirthDate = '2003-06-10' AND FirstName = 'András' AND LastName = 'Gulyá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0" office:value-type="date" office:date-value="2005-03-28" calcext:value-type="date">
            <text:p>2005-03-28</text:p>
          </table:table-cell>
          <table:table-cell table:style-name="ce19" table:formula="of:=DATEDIF([.C86];[.$M$1];&quot;y&quot;)" office:value-type="float" office:value="15" calcext:value-type="float">
            <text:p>15</text:p>
          </table:table-cell>
          <table:table-cell table:style-name="ce19" table:formula="of:=IF([.D86] &lt; 14;YEAR([.C86])+6;IF([.D86] &lt; 18;YEAR([.C86])+14;YEAR([.C86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86];&quot;yyyy-mm-dd&quot;)&amp;&quot;', 'true', ps.Id FROM PersonStudents ps WHERE BirthDate = '&quot;&amp;TEXT([.C86];&quot;yyyy-mm-dd&quot;)&amp;&quot;' AND FirstName = '&quot;&amp;[.A86]&amp;&quot;' AND LastName = '&quot;&amp;[.B86]&amp;&quot;' UNION&quot;" office:value-type="string" office:string-value="SELECT '2019-09-01', 'true', ps.Id FROM PersonStudents ps WHERE BirthDate = '2005-03-28' AND FirstName = 'Antal' AND LastName = 'Mészáros' UNION" calcext:value-type="string">
            <text:p>SELECT '2019-09-01', 'true', ps.Id FROM PersonStudents ps WHERE BirthDate = '2005-03-28' AND FirstName = 'Antal' AND LastName = 'Mészár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0" office:value-type="date" office:date-value="2003-08-29" calcext:value-type="date">
            <text:p>2003-08-29</text:p>
          </table:table-cell>
          <table:table-cell table:style-name="ce19" table:formula="of:=DATEDIF([.C87];[.$M$1];&quot;y&quot;)" office:value-type="float" office:value="17" calcext:value-type="float">
            <text:p>17</text:p>
          </table:table-cell>
          <table:table-cell table:style-name="ce19" table:formula="of:=IF([.D87] &lt; 14;YEAR([.C87])+6;IF([.D87] &lt; 18;YEAR([.C87])+14;YEAR([.C87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87];&quot;yyyy-mm-dd&quot;)&amp;&quot;', 'true', ps.Id FROM PersonStudents ps WHERE BirthDate = '&quot;&amp;TEXT([.C87];&quot;yyyy-mm-dd&quot;)&amp;&quot;' AND FirstName = '&quot;&amp;[.A87]&amp;&quot;' AND LastName = '&quot;&amp;[.B87]&amp;&quot;' UNION&quot;" office:value-type="string" office:string-value="SELECT '2017-09-01', 'true', ps.Id FROM PersonStudents ps WHERE BirthDate = '2003-08-29' AND FirstName = 'Krisztofer' AND LastName = 'Vászoly' UNION" calcext:value-type="string">
            <text:p>SELECT '2017-09-01', 'true', ps.Id FROM PersonStudents ps WHERE BirthDate = '2003-08-29' AND FirstName = 'Krisztofer' AND LastName = 'Vászo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03-10-13" calcext:value-type="date">
            <text:p>2003-10-13</text:p>
          </table:table-cell>
          <table:table-cell table:style-name="ce19" table:formula="of:=DATEDIF([.C88];[.$M$1];&quot;y&quot;)" office:value-type="float" office:value="16" calcext:value-type="float">
            <text:p>16</text:p>
          </table:table-cell>
          <table:table-cell table:style-name="ce19" table:formula="of:=IF([.D88] &lt; 14;YEAR([.C88])+6;IF([.D88] &lt; 18;YEAR([.C88])+14;YEAR([.C88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88];&quot;yyyy-mm-dd&quot;)&amp;&quot;', 'true', ps.Id FROM PersonStudents ps WHERE BirthDate = '&quot;&amp;TEXT([.C88];&quot;yyyy-mm-dd&quot;)&amp;&quot;' AND FirstName = '&quot;&amp;[.A88]&amp;&quot;' AND LastName = '&quot;&amp;[.B88]&amp;&quot;' UNION&quot;" office:value-type="string" office:string-value="SELECT '2017-09-01', 'true', ps.Id FROM PersonStudents ps WHERE BirthDate = '2003-10-13' AND FirstName = 'Alexander' AND LastName = 'Orbán' UNION" calcext:value-type="string">
            <text:p>SELECT '2017-09-01', 'true', ps.Id FROM PersonStudents ps WHERE BirthDate = '2003-10-13' AND FirstName = 'Alexander' AND LastName = 'Orb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0" office:value-type="date" office:date-value="2004-04-09" calcext:value-type="date">
            <text:p>2004-04-09</text:p>
          </table:table-cell>
          <table:table-cell table:style-name="ce19" table:formula="of:=DATEDIF([.C89];[.$M$1];&quot;y&quot;)" office:value-type="float" office:value="16" calcext:value-type="float">
            <text:p>16</text:p>
          </table:table-cell>
          <table:table-cell table:style-name="ce19" table:formula="of:=IF([.D89] &lt; 14;YEAR([.C89])+6;IF([.D89] &lt; 18;YEAR([.C89])+14;YEAR([.C89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89];&quot;yyyy-mm-dd&quot;)&amp;&quot;', 'true', ps.Id FROM PersonStudents ps WHERE BirthDate = '&quot;&amp;TEXT([.C89];&quot;yyyy-mm-dd&quot;)&amp;&quot;' AND FirstName = '&quot;&amp;[.A89]&amp;&quot;' AND LastName = '&quot;&amp;[.B89]&amp;&quot;' UNION&quot;" office:value-type="string" office:string-value="SELECT '2018-09-01', 'true', ps.Id FROM PersonStudents ps WHERE BirthDate = '2004-04-09' AND FirstName = 'Nándor' AND LastName = 'Major' UNION" calcext:value-type="string">
            <text:p>SELECT '2018-09-01', 'true', ps.Id FROM PersonStudents ps WHERE BirthDate = '2004-04-09' AND FirstName = 'Nándor' AND LastName = 'Maj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2006-06-02" calcext:value-type="date">
            <text:p>2006-06-02</text:p>
          </table:table-cell>
          <table:table-cell table:style-name="ce19" table:formula="of:=DATEDIF([.C90];[.$M$1];&quot;y&quot;)" office:value-type="float" office:value="14" calcext:value-type="float">
            <text:p>14</text:p>
          </table:table-cell>
          <table:table-cell table:style-name="ce19" table:formula="of:=IF([.D90] &lt; 14;YEAR([.C90])+6;IF([.D90] &lt; 18;YEAR([.C90])+14;YEAR([.C90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90];&quot;yyyy-mm-dd&quot;)&amp;&quot;', 'true', ps.Id FROM PersonStudents ps WHERE BirthDate = '&quot;&amp;TEXT([.C90];&quot;yyyy-mm-dd&quot;)&amp;&quot;' AND FirstName = '&quot;&amp;[.A90]&amp;&quot;' AND LastName = '&quot;&amp;[.B90]&amp;&quot;' UNION&quot;" office:value-type="string" office:string-value="SELECT '2020-09-01', 'true', ps.Id FROM PersonStudents ps WHERE BirthDate = '2006-06-02' AND FirstName = 'Dominik' AND LastName = 'Vincze' UNION" calcext:value-type="string">
            <text:p>SELECT '2020-09-01', 'true', ps.Id FROM PersonStudents ps WHERE BirthDate = '2006-06-02' AND FirstName = 'Dominik' AND LastName = 'Vincz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0" office:value-type="date" office:date-value="2006-06-18" calcext:value-type="date">
            <text:p>2006-06-18</text:p>
          </table:table-cell>
          <table:table-cell table:style-name="ce19" table:formula="of:=DATEDIF([.C91];[.$M$1];&quot;y&quot;)" office:value-type="float" office:value="14" calcext:value-type="float">
            <text:p>14</text:p>
          </table:table-cell>
          <table:table-cell table:style-name="ce19" table:formula="of:=IF([.D91] &lt; 14;YEAR([.C91])+6;IF([.D91] &lt; 18;YEAR([.C91])+14;YEAR([.C91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91];&quot;yyyy-mm-dd&quot;)&amp;&quot;', 'true', ps.Id FROM PersonStudents ps WHERE BirthDate = '&quot;&amp;TEXT([.C91];&quot;yyyy-mm-dd&quot;)&amp;&quot;' AND FirstName = '&quot;&amp;[.A91]&amp;&quot;' AND LastName = '&quot;&amp;[.B91]&amp;&quot;' UNION&quot;" office:value-type="string" office:string-value="SELECT '2020-09-01', 'true', ps.Id FROM PersonStudents ps WHERE BirthDate = '2006-06-18' AND FirstName = 'Patrik' AND LastName = 'Kis' UNION" calcext:value-type="string">
            <text:p>SELECT '2020-09-01', 'true', ps.Id FROM PersonStudents ps WHERE BirthDate = '2006-06-18' AND FirstName = 'Patrik' AND LastName = 'Ki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2005-11-08" calcext:value-type="date">
            <text:p>2005-11-08</text:p>
          </table:table-cell>
          <table:table-cell table:style-name="ce19" table:formula="of:=DATEDIF([.C92];[.$M$1];&quot;y&quot;)" office:value-type="float" office:value="14" calcext:value-type="float">
            <text:p>14</text:p>
          </table:table-cell>
          <table:table-cell table:style-name="ce19" table:formula="of:=IF([.D92] &lt; 14;YEAR([.C92])+6;IF([.D92] &lt; 18;YEAR([.C92])+14;YEAR([.C92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92];&quot;yyyy-mm-dd&quot;)&amp;&quot;', 'true', ps.Id FROM PersonStudents ps WHERE BirthDate = '&quot;&amp;TEXT([.C92];&quot;yyyy-mm-dd&quot;)&amp;&quot;' AND FirstName = '&quot;&amp;[.A92]&amp;&quot;' AND LastName = '&quot;&amp;[.B92]&amp;&quot;' UNION&quot;" office:value-type="string" office:string-value="SELECT '2019-09-01', 'true', ps.Id FROM PersonStudents ps WHERE BirthDate = '2005-11-08' AND FirstName = 'Dezső' AND LastName = 'Barna' UNION" calcext:value-type="string">
            <text:p>SELECT '2019-09-01', 'true', ps.Id FROM PersonStudents ps WHERE BirthDate = '2005-11-08' AND FirstName = 'Dezső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3-12-13" calcext:value-type="date">
            <text:p>2003-12-13</text:p>
          </table:table-cell>
          <table:table-cell table:style-name="ce19" table:formula="of:=DATEDIF([.C93];[.$M$1];&quot;y&quot;)" office:value-type="float" office:value="16" calcext:value-type="float">
            <text:p>16</text:p>
          </table:table-cell>
          <table:table-cell table:style-name="ce19" table:formula="of:=IF([.D93] &lt; 14;YEAR([.C93])+6;IF([.D93] &lt; 18;YEAR([.C93])+14;YEAR([.C93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93];&quot;yyyy-mm-dd&quot;)&amp;&quot;', 'true', ps.Id FROM PersonStudents ps WHERE BirthDate = '&quot;&amp;TEXT([.C93];&quot;yyyy-mm-dd&quot;)&amp;&quot;' AND FirstName = '&quot;&amp;[.A93]&amp;&quot;' AND LastName = '&quot;&amp;[.B93]&amp;&quot;' UNION&quot;" office:value-type="string" office:string-value="SELECT '2017-09-01', 'true', ps.Id FROM PersonStudents ps WHERE BirthDate = '2003-12-13' AND FirstName = 'Károly' AND LastName = 'Halász' UNION" calcext:value-type="string">
            <text:p>SELECT '2017-09-01', 'true', ps.Id FROM PersonStudents ps WHERE BirthDate = '2003-12-13' AND FirstName = 'Károly' AND LastName = 'Halás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2002-04-06" calcext:value-type="date">
            <text:p>2002-04-06</text:p>
          </table:table-cell>
          <table:table-cell table:style-name="ce19" table:formula="of:=DATEDIF([.C94];[.$M$1];&quot;y&quot;)" office:value-type="float" office:value="18" calcext:value-type="float">
            <text:p>18</text:p>
          </table:table-cell>
          <table:table-cell table:style-name="ce19" table:formula="of:=IF([.D94] &lt; 14;YEAR([.C94])+6;IF([.D94] &lt; 18;YEAR([.C94])+14;YEAR([.C94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94];&quot;yyyy-mm-dd&quot;)&amp;&quot;', 'true', ps.Id FROM PersonStudents ps WHERE BirthDate = '&quot;&amp;TEXT([.C94];&quot;yyyy-mm-dd&quot;)&amp;&quot;' AND FirstName = '&quot;&amp;[.A94]&amp;&quot;' AND LastName = '&quot;&amp;[.B94]&amp;&quot;' UNION&quot;" office:value-type="string" office:string-value="SELECT '2020-09-01', 'true', ps.Id FROM PersonStudents ps WHERE BirthDate = '2002-04-06' AND FirstName = 'Renátó' AND LastName = 'Lengyel' UNION" calcext:value-type="string">
            <text:p>SELECT '2020-09-01', 'true', ps.Id FROM PersonStudents ps WHERE BirthDate = '2002-04-06' AND FirstName = 'Renátó' AND LastName = 'Lengy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2003-01-06" calcext:value-type="date">
            <text:p>2003-01-06</text:p>
          </table:table-cell>
          <table:table-cell table:style-name="ce19" table:formula="of:=DATEDIF([.C95];[.$M$1];&quot;y&quot;)" office:value-type="float" office:value="17" calcext:value-type="float">
            <text:p>17</text:p>
          </table:table-cell>
          <table:table-cell table:style-name="ce19" table:formula="of:=IF([.D95] &lt; 14;YEAR([.C95])+6;IF([.D95] &lt; 18;YEAR([.C95])+14;YEAR([.C9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95];&quot;yyyy-mm-dd&quot;)&amp;&quot;', 'true', ps.Id FROM PersonStudents ps WHERE BirthDate = '&quot;&amp;TEXT([.C95];&quot;yyyy-mm-dd&quot;)&amp;&quot;' AND FirstName = '&quot;&amp;[.A95]&amp;&quot;' AND LastName = '&quot;&amp;[.B95]&amp;&quot;' UNION&quot;" office:value-type="string" office:string-value="SELECT '2017-09-01', 'true', ps.Id FROM PersonStudents ps WHERE BirthDate = '2003-01-06' AND FirstName = 'Kinga' AND LastName = 'Veres' UNION" calcext:value-type="string">
            <text:p>SELECT '2017-09-01', 'true', ps.Id FROM PersonStudents ps WHERE BirthDate = '2003-01-06' AND FirstName = 'Kinga' AND LastName = 'Ver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0" office:value-type="date" office:date-value="2003-11-17" calcext:value-type="date">
            <text:p>2003-11-17</text:p>
          </table:table-cell>
          <table:table-cell table:style-name="ce19" table:formula="of:=DATEDIF([.C96];[.$M$1];&quot;y&quot;)" office:value-type="float" office:value="16" calcext:value-type="float">
            <text:p>16</text:p>
          </table:table-cell>
          <table:table-cell table:style-name="ce19" table:formula="of:=IF([.D96] &lt; 14;YEAR([.C96])+6;IF([.D96] &lt; 18;YEAR([.C96])+14;YEAR([.C96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96];&quot;yyyy-mm-dd&quot;)&amp;&quot;', 'true', ps.Id FROM PersonStudents ps WHERE BirthDate = '&quot;&amp;TEXT([.C96];&quot;yyyy-mm-dd&quot;)&amp;&quot;' AND FirstName = '&quot;&amp;[.A96]&amp;&quot;' AND LastName = '&quot;&amp;[.B96]&amp;&quot;' UNION&quot;" office:value-type="string" office:string-value="SELECT '2017-09-01', 'true', ps.Id FROM PersonStudents ps WHERE BirthDate = '2003-11-17' AND FirstName = 'Armand' AND LastName = 'Bodnár' UNION" calcext:value-type="string">
            <text:p>SELECT '2017-09-01', 'true', ps.Id FROM PersonStudents ps WHERE BirthDate = '2003-11-17' AND FirstName = 'Armand' AND LastName = 'Bodná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0" office:value-type="date" office:date-value="2005-06-30" calcext:value-type="date">
            <text:p>2005-06-30</text:p>
          </table:table-cell>
          <table:table-cell table:style-name="ce19" table:formula="of:=DATEDIF([.C97];[.$M$1];&quot;y&quot;)" office:value-type="float" office:value="15" calcext:value-type="float">
            <text:p>15</text:p>
          </table:table-cell>
          <table:table-cell table:style-name="ce19" table:formula="of:=IF([.D97] &lt; 14;YEAR([.C97])+6;IF([.D97] &lt; 18;YEAR([.C97])+14;YEAR([.C97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97];&quot;yyyy-mm-dd&quot;)&amp;&quot;', 'true', ps.Id FROM PersonStudents ps WHERE BirthDate = '&quot;&amp;TEXT([.C97];&quot;yyyy-mm-dd&quot;)&amp;&quot;' AND FirstName = '&quot;&amp;[.A97]&amp;&quot;' AND LastName = '&quot;&amp;[.B97]&amp;&quot;' UNION&quot;" office:value-type="string" office:string-value="SELECT '2019-09-01', 'true', ps.Id FROM PersonStudents ps WHERE BirthDate = '2005-06-30' AND FirstName = 'Renátó' AND LastName = 'Lakatos' UNION" calcext:value-type="string">
            <text:p>SELECT '2019-09-01', 'true', ps.Id FROM PersonStudents ps WHERE BirthDate = '2005-06-30' AND FirstName = 'Renátó' AND LastName = 'Lakat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2004-08-29" calcext:value-type="date">
            <text:p>2004-08-29</text:p>
          </table:table-cell>
          <table:table-cell table:style-name="ce19" table:formula="of:=DATEDIF([.C98];[.$M$1];&quot;y&quot;)" office:value-type="float" office:value="16" calcext:value-type="float">
            <text:p>16</text:p>
          </table:table-cell>
          <table:table-cell table:style-name="ce19" table:formula="of:=IF([.D98] &lt; 14;YEAR([.C98])+6;IF([.D98] &lt; 18;YEAR([.C98])+14;YEAR([.C98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98];&quot;yyyy-mm-dd&quot;)&amp;&quot;', 'true', ps.Id FROM PersonStudents ps WHERE BirthDate = '&quot;&amp;TEXT([.C98];&quot;yyyy-mm-dd&quot;)&amp;&quot;' AND FirstName = '&quot;&amp;[.A98]&amp;&quot;' AND LastName = '&quot;&amp;[.B98]&amp;&quot;' UNION&quot;" office:value-type="string" office:string-value="SELECT '2018-09-01', 'true', ps.Id FROM PersonStudents ps WHERE BirthDate = '2004-08-29' AND FirstName = 'Dorina' AND LastName = 'Barna' UNION" calcext:value-type="string">
            <text:p>SELECT '2018-09-01', 'true', ps.Id FROM PersonStudents ps WHERE BirthDate = '2004-08-29' AND FirstName = 'Dorina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0" office:value-type="date" office:date-value="2003-10-13" calcext:value-type="date">
            <text:p>2003-10-13</text:p>
          </table:table-cell>
          <table:table-cell table:style-name="ce19" table:formula="of:=DATEDIF([.C99];[.$M$1];&quot;y&quot;)" office:value-type="float" office:value="16" calcext:value-type="float">
            <text:p>16</text:p>
          </table:table-cell>
          <table:table-cell table:style-name="ce19" table:formula="of:=IF([.D99] &lt; 14;YEAR([.C99])+6;IF([.D99] &lt; 18;YEAR([.C99])+14;YEAR([.C99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99];&quot;yyyy-mm-dd&quot;)&amp;&quot;', 'true', ps.Id FROM PersonStudents ps WHERE BirthDate = '&quot;&amp;TEXT([.C99];&quot;yyyy-mm-dd&quot;)&amp;&quot;' AND FirstName = '&quot;&amp;[.A99]&amp;&quot;' AND LastName = '&quot;&amp;[.B99]&amp;&quot;' UNION&quot;" office:value-type="string" office:string-value="SELECT '2017-09-01', 'true', ps.Id FROM PersonStudents ps WHERE BirthDate = '2003-10-13' AND FirstName = 'Endre' AND LastName = 'Kende' UNION" calcext:value-type="string">
            <text:p>SELECT '2017-09-01', 'true', ps.Id FROM PersonStudents ps WHERE BirthDate = '2003-10-13' AND FirstName = 'Endre' AND LastName = 'Kend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0" office:value-type="date" office:date-value="2002-12-31" calcext:value-type="date">
            <text:p>2002-12-31</text:p>
          </table:table-cell>
          <table:table-cell table:style-name="ce19" table:formula="of:=DATEDIF([.C100];[.$M$1];&quot;y&quot;)" office:value-type="float" office:value="17" calcext:value-type="float">
            <text:p>17</text:p>
          </table:table-cell>
          <table:table-cell table:style-name="ce19" table:formula="of:=IF([.D100] &lt; 14;YEAR([.C100])+6;IF([.D100] &lt; 18;YEAR([.C100])+14;YEAR([.C100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100];&quot;yyyy-mm-dd&quot;)&amp;&quot;', 'true', ps.Id FROM PersonStudents ps WHERE BirthDate = '&quot;&amp;TEXT([.C100];&quot;yyyy-mm-dd&quot;)&amp;&quot;' AND FirstName = '&quot;&amp;[.A100]&amp;&quot;' AND LastName = '&quot;&amp;[.B100]&amp;&quot;' UNION&quot;" office:value-type="string" office:string-value="SELECT '2016-09-01', 'true', ps.Id FROM PersonStudents ps WHERE BirthDate = '2002-12-31' AND FirstName = 'Noel' AND LastName = 'Simon' UNION" calcext:value-type="string">
            <text:p>SELECT '2016-09-01', 'true', ps.Id FROM PersonStudents ps WHERE BirthDate = '2002-12-31' AND FirstName = 'Noel' AND LastName = 'Simo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2-01-14" calcext:value-type="date">
            <text:p>2002-01-14</text:p>
          </table:table-cell>
          <table:table-cell table:style-name="ce19" table:formula="of:=DATEDIF([.C101];[.$M$1];&quot;y&quot;)" office:value-type="float" office:value="18" calcext:value-type="float">
            <text:p>18</text:p>
          </table:table-cell>
          <table:table-cell table:style-name="ce19" table:formula="of:=IF([.D101] &lt; 14;YEAR([.C101])+6;IF([.D101] &lt; 18;YEAR([.C101])+14;YEAR([.C101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101];&quot;yyyy-mm-dd&quot;)&amp;&quot;', 'true', ps.Id FROM PersonStudents ps WHERE BirthDate = '&quot;&amp;TEXT([.C101];&quot;yyyy-mm-dd&quot;)&amp;&quot;' AND FirstName = '&quot;&amp;[.A101]&amp;&quot;' AND LastName = '&quot;&amp;[.B101]&amp;&quot;' UNION&quot;" office:value-type="string" office:string-value="SELECT '2020-09-01', 'true', ps.Id FROM PersonStudents ps WHERE BirthDate = '2002-01-14' AND FirstName = 'Tibor' AND LastName = 'Dobos' UNION" calcext:value-type="string">
            <text:p>SELECT '2020-09-01', 'true', ps.Id FROM PersonStudents ps WHERE BirthDate = '2002-01-14' AND FirstName = 'Tibor' AND LastName = 'Dob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6-01-06" calcext:value-type="date">
            <text:p>2006-01-06</text:p>
          </table:table-cell>
          <table:table-cell table:style-name="ce19" table:formula="of:=DATEDIF([.C102];[.$M$1];&quot;y&quot;)" office:value-type="float" office:value="14" calcext:value-type="float">
            <text:p>14</text:p>
          </table:table-cell>
          <table:table-cell table:style-name="ce19" table:formula="of:=IF([.D102] &lt; 14;YEAR([.C102])+6;IF([.D102] &lt; 18;YEAR([.C102])+14;YEAR([.C102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102];&quot;yyyy-mm-dd&quot;)&amp;&quot;', 'true', ps.Id FROM PersonStudents ps WHERE BirthDate = '&quot;&amp;TEXT([.C102];&quot;yyyy-mm-dd&quot;)&amp;&quot;' AND FirstName = '&quot;&amp;[.A102]&amp;&quot;' AND LastName = '&quot;&amp;[.B102]&amp;&quot;' UNION&quot;" office:value-type="string" office:string-value="SELECT '2020-09-01', 'true', ps.Id FROM PersonStudents ps WHERE BirthDate = '2006-01-06' AND FirstName = 'János' AND LastName = 'Bakos' UNION" calcext:value-type="string">
            <text:p>SELECT '2020-09-01', 'true', ps.Id FROM PersonStudents ps WHERE BirthDate = '2006-01-06' AND FirstName = 'János' AND LastName = 'Bak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06-01-01" calcext:value-type="date">
            <text:p>2006-01-01</text:p>
          </table:table-cell>
          <table:table-cell table:style-name="ce19" table:formula="of:=DATEDIF([.C103];[.$M$1];&quot;y&quot;)" office:value-type="float" office:value="14" calcext:value-type="float">
            <text:p>14</text:p>
          </table:table-cell>
          <table:table-cell table:style-name="ce19" table:formula="of:=IF([.D103] &lt; 14;YEAR([.C103])+6;IF([.D103] &lt; 18;YEAR([.C103])+14;YEAR([.C103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103];&quot;yyyy-mm-dd&quot;)&amp;&quot;', 'true', ps.Id FROM PersonStudents ps WHERE BirthDate = '&quot;&amp;TEXT([.C103];&quot;yyyy-mm-dd&quot;)&amp;&quot;' AND FirstName = '&quot;&amp;[.A103]&amp;&quot;' AND LastName = '&quot;&amp;[.B103]&amp;&quot;' UNION&quot;" office:value-type="string" office:string-value="SELECT '2020-09-01', 'true', ps.Id FROM PersonStudents ps WHERE BirthDate = '2006-01-01' AND FirstName = 'Vivien' AND LastName = 'Novák' UNION" calcext:value-type="string">
            <text:p>SELECT '2020-09-01', 'true', ps.Id FROM PersonStudents ps WHERE BirthDate = '2006-01-01' AND FirstName = 'Vivien' AND LastName = 'Nová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2005-01-19" calcext:value-type="date">
            <text:p>2005-01-19</text:p>
          </table:table-cell>
          <table:table-cell table:style-name="ce19" table:formula="of:=DATEDIF([.C104];[.$M$1];&quot;y&quot;)" office:value-type="float" office:value="15" calcext:value-type="float">
            <text:p>15</text:p>
          </table:table-cell>
          <table:table-cell table:style-name="ce19" table:formula="of:=IF([.D104] &lt; 14;YEAR([.C104])+6;IF([.D104] &lt; 18;YEAR([.C104])+14;YEAR([.C104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04];&quot;yyyy-mm-dd&quot;)&amp;&quot;', 'true', ps.Id FROM PersonStudents ps WHERE BirthDate = '&quot;&amp;TEXT([.C104];&quot;yyyy-mm-dd&quot;)&amp;&quot;' AND FirstName = '&quot;&amp;[.A104]&amp;&quot;' AND LastName = '&quot;&amp;[.B104]&amp;&quot;' UNION&quot;" office:value-type="string" office:string-value="SELECT '2019-09-01', 'true', ps.Id FROM PersonStudents ps WHERE BirthDate = '2005-01-19' AND FirstName = 'Mónika' AND LastName = 'Németh' UNION" calcext:value-type="string">
            <text:p>SELECT '2019-09-01', 'true', ps.Id FROM PersonStudents ps WHERE BirthDate = '2005-01-19' AND FirstName = 'Mónika' AND LastName = 'Németh' UNION</text:p>
          </table:table-cell>
          <table:table-cell table:number-columns-repeated="7"/>
        </table:table-row>
        <table:table-row table:style-name="ro1" table:number-rows-repeated="104847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ungary" table:style-name="ta2">
        <office:forms form:automatic-focus="false" form:apply-design-mode="false"/>
        <table:table-column table:style-name="co22" table:default-cell-style-name="Default"/>
        <table:table-column table:style-name="co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chool Edu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os.luk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]&amp;&quot;'&quot;" office:value-type="string" office:string-value="'akos.lukacs@szeged.com'" calcext:value-type="string">
            <text:p>'akos.lukacs@szeged.com'</text:p>
          </table:table-cell>
          <table:table-cell table:formula="of:=&quot;'&quot;&amp;[.B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]&amp;&quot; AND u.EmailAddress=&quot;&amp;[.D2]&amp;&quot;UNION&quot;" office:value-type="string" office:string-value="SELECT sc.Id, st.Id FROM Schools sc, Students st INNER JOIN Persons p ON st.PersonId=p.Id inner join Users u ON u.Id=p.UserId WHERE sc.EduId='15823443206' AND u.EmailAddress='akos.lukacs@szeged.com'UNION" calcext:value-type="string">
            <text:p>SELECT sc.Id, st.Id FROM Schools sc, Students st INNER JOIN Persons p ON st.PersonId=p.Id inner join Users u ON u.Id=p.UserId WHERE sc.EduId='15823443206' AND u.EmailAddress='akos.lukacs@szeged.com'UNION</text:p>
          </table:table-cell>
        </table:table-row>
        <table:table-row table:style-name="ro1">
          <table:table-cell office:value-type="string" calcext:value-type="string">
            <text:p>jozsef.varga@roszk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]&amp;&quot;'&quot;" office:value-type="string" office:string-value="'jozsef.varga@roszke.com'" calcext:value-type="string">
            <text:p>'jozsef.varga@roszke.com'</text:p>
          </table:table-cell>
          <table:table-cell table:formula="of:=&quot;'&quot;&amp;[.B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]&amp;&quot; AND u.EmailAddress=&quot;&amp;[.D3]&amp;&quot;UNION&quot;" office:value-type="string" office:string-value="SELECT sc.Id, st.Id FROM Schools sc, Students st INNER JOIN Persons p ON st.PersonId=p.Id inner join Users u ON u.Id=p.UserId WHERE sc.EduId='15823443206' AND u.EmailAddress='jozsef.varga@roszke.com'UNION" calcext:value-type="string">
            <text:p>SELECT sc.Id, st.Id FROM Schools sc, Students st INNER JOIN Persons p ON st.PersonId=p.Id inner join Users u ON u.Id=p.UserId WHERE sc.EduId='15823443206' AND u.EmailAddress='jozsef.varga@roszke.com'UNION</text:p>
          </table:table-cell>
        </table:table-row>
        <table:table-row table:style-name="ro1">
          <table:table-cell office:value-type="string" calcext:value-type="string">
            <text:p>csaba.novak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]&amp;&quot;'&quot;" office:value-type="string" office:string-value="'csaba.novak@algyo.com'" calcext:value-type="string">
            <text:p>'csaba.novak@algyo.com'</text:p>
          </table:table-cell>
          <table:table-cell table:formula="of:=&quot;'&quot;&amp;[.B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]&amp;&quot; AND u.EmailAddress=&quot;&amp;[.D4]&amp;&quot;UNION&quot;" office:value-type="string" office:string-value="SELECT sc.Id, st.Id FROM Schools sc, Students st INNER JOIN Persons p ON st.PersonId=p.Id inner join Users u ON u.Id=p.UserId WHERE sc.EduId='15823443206' AND u.EmailAddress='csaba.novak@algyo.com'UNION" calcext:value-type="string">
            <text:p>SELECT sc.Id, st.Id FROM Schools sc, Students st INNER JOIN Persons p ON st.PersonId=p.Id inner join Users u ON u.Id=p.UserId WHERE sc.EduId='15823443206' AND u.EmailAddress='csaba.novak@algyo.com'UNION</text:p>
          </table:table-cell>
        </table:table-row>
        <table:table-row table:style-name="ro1">
          <table:table-cell office:value-type="string" calcext:value-type="string">
            <text:p>bence.faragó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5]&amp;&quot;'&quot;" office:value-type="string" office:string-value="'bence.faragó@szeged.com'" calcext:value-type="string">
            <text:p>'bence.faragó@szeged.com'</text:p>
          </table:table-cell>
          <table:table-cell table:formula="of:=&quot;'&quot;&amp;[.B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]&amp;&quot; AND u.EmailAddress=&quot;&amp;[.D5]&amp;&quot;UNION&quot;" office:value-type="string" office:string-value="SELECT sc.Id, st.Id FROM Schools sc, Students st INNER JOIN Persons p ON st.PersonId=p.Id inner join Users u ON u.Id=p.UserId WHERE sc.EduId='15823443206' AND u.EmailAddress='bence.faragó@szeged.com'UNION" calcext:value-type="string">
            <text:p>SELECT sc.Id, st.Id FROM Schools sc, Students st INNER JOIN Persons p ON st.PersonId=p.Id inner join Users u ON u.Id=p.UserId WHERE sc.EduId='15823443206' AND u.EmailAddress='bence.faragó@szeged.com'UNION</text:p>
          </table:table-cell>
        </table:table-row>
        <table:table-row table:style-name="ro1">
          <table:table-cell office:value-type="string" calcext:value-type="string">
            <text:p>marko.budai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6]&amp;&quot;'&quot;" office:value-type="string" office:string-value="'marko.budai@szeged.com'" calcext:value-type="string">
            <text:p>'marko.budai@szeged.com'</text:p>
          </table:table-cell>
          <table:table-cell table:formula="of:=&quot;'&quot;&amp;[.B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]&amp;&quot; AND u.EmailAddress=&quot;&amp;[.D6]&amp;&quot;UNION&quot;" office:value-type="string" office:string-value="SELECT sc.Id, st.Id FROM Schools sc, Students st INNER JOIN Persons p ON st.PersonId=p.Id inner join Users u ON u.Id=p.UserId WHERE sc.EduId='15823443206' AND u.EmailAddress='marko.budai@szeged.com'UNION" calcext:value-type="string">
            <text:p>SELECT sc.Id, st.Id FROM Schools sc, Students st INNER JOIN Persons p ON st.PersonId=p.Id inner join Users u ON u.Id=p.UserId WHERE sc.EduId='15823443206' AND u.EmailAddress='marko.budai@szeged.com'UNION</text:p>
          </table:table-cell>
        </table:table-row>
        <table:table-row table:style-name="ro1">
          <table:table-cell office:value-type="string" calcext:value-type="string">
            <text:p>mario.vas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7]&amp;&quot;'&quot;" office:value-type="string" office:string-value="'mario.vass@szeged.com'" calcext:value-type="string">
            <text:p>'mario.vass@szeged.com'</text:p>
          </table:table-cell>
          <table:table-cell table:formula="of:=&quot;'&quot;&amp;[.B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]&amp;&quot; AND u.EmailAddress=&quot;&amp;[.D7]&amp;&quot;UNION&quot;" office:value-type="string" office:string-value="SELECT sc.Id, st.Id FROM Schools sc, Students st INNER JOIN Persons p ON st.PersonId=p.Id inner join Users u ON u.Id=p.UserId WHERE sc.EduId='15823443206' AND u.EmailAddress='mario.vass@szeged.com'UNION" calcext:value-type="string">
            <text:p>SELECT sc.Id, st.Id FROM Schools sc, Students st INNER JOIN Persons p ON st.PersonId=p.Id inner join Users u ON u.Id=p.UserId WHERE sc.EduId='15823443206' AND u.EmailAddress='mario.vass@szeged.com'UNION</text:p>
          </table:table-cell>
        </table:table-row>
        <table:table-row table:style-name="ro1">
          <table:table-cell office:value-type="string" calcext:value-type="string">
            <text:p>vilmos.kov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8]&amp;&quot;'&quot;" office:value-type="string" office:string-value="'vilmos.kovacs@szeged.com'" calcext:value-type="string">
            <text:p>'vilmos.kovacs@szeged.com'</text:p>
          </table:table-cell>
          <table:table-cell table:formula="of:=&quot;'&quot;&amp;[.B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]&amp;&quot; AND u.EmailAddress=&quot;&amp;[.D8]&amp;&quot;UNION&quot;" office:value-type="string" office:string-value="SELECT sc.Id, st.Id FROM Schools sc, Students st INNER JOIN Persons p ON st.PersonId=p.Id inner join Users u ON u.Id=p.UserId WHERE sc.EduId='15823443206' AND u.EmailAddress='vilmos.kovacs@szeged.com'UNION" calcext:value-type="string">
            <text:p>SELECT sc.Id, st.Id FROM Schools sc, Students st INNER JOIN Persons p ON st.PersonId=p.Id inner join Users u ON u.Id=p.UserId WHERE sc.EduId='15823443206' AND u.EmailAddress='vilmos.kovacs@szeged.com'UNION</text:p>
          </table:table-cell>
        </table:table-row>
        <table:table-row table:style-name="ro1">
          <table:table-cell office:value-type="string" calcext:value-type="string">
            <text:p>endre.orosz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9]&amp;&quot;'&quot;" office:value-type="string" office:string-value="'endre.orosz@szeged.com'" calcext:value-type="string">
            <text:p>'endre.orosz@szeged.com'</text:p>
          </table:table-cell>
          <table:table-cell table:formula="of:=&quot;'&quot;&amp;[.B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]&amp;&quot; AND u.EmailAddress=&quot;&amp;[.D9]&amp;&quot;UNION&quot;" office:value-type="string" office:string-value="SELECT sc.Id, st.Id FROM Schools sc, Students st INNER JOIN Persons p ON st.PersonId=p.Id inner join Users u ON u.Id=p.UserId WHERE sc.EduId='15823443206' AND u.EmailAddress='endre.orosz@szeged.com'UNION" calcext:value-type="string">
            <text:p>SELECT sc.Id, st.Id FROM Schools sc, Students st INNER JOIN Persons p ON st.PersonId=p.Id inner join Users u ON u.Id=p.UserId WHERE sc.EduId='15823443206' AND u.EmailAddress='endre.orosz@szeged.com'UNION</text:p>
          </table:table-cell>
        </table:table-row>
        <table:table-row table:style-name="ro1">
          <table:table-cell office:value-type="string" calcext:value-type="string">
            <text:p>donat.fehe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0]&amp;&quot;'&quot;" office:value-type="string" office:string-value="'donat.feher@szeged.com'" calcext:value-type="string">
            <text:p>'donat.feher@szeged.com'</text:p>
          </table:table-cell>
          <table:table-cell table:formula="of:=&quot;'&quot;&amp;[.B1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]&amp;&quot; AND u.EmailAddress=&quot;&amp;[.D10]&amp;&quot;UNION&quot;" office:value-type="string" office:string-value="SELECT sc.Id, st.Id FROM Schools sc, Students st INNER JOIN Persons p ON st.PersonId=p.Id inner join Users u ON u.Id=p.UserId WHERE sc.EduId='15823443206' AND u.EmailAddress='donat.feher@szeged.com'UNION" calcext:value-type="string">
            <text:p>SELECT sc.Id, st.Id FROM Schools sc, Students st INNER JOIN Persons p ON st.PersonId=p.Id inner join Users u ON u.Id=p.UserId WHERE sc.EduId='15823443206' AND u.EmailAddress='donat.feher@szeged.com'UNION</text:p>
          </table:table-cell>
        </table:table-row>
        <table:table-row table:style-name="ro1">
          <table:table-cell office:value-type="string" calcext:value-type="string">
            <text:p>domonkos.majo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1]&amp;&quot;'&quot;" office:value-type="string" office:string-value="'domonkos.major@szeged.com'" calcext:value-type="string">
            <text:p>'domonkos.major@szeged.com'</text:p>
          </table:table-cell>
          <table:table-cell table:formula="of:=&quot;'&quot;&amp;[.B1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1]&amp;&quot; AND u.EmailAddress=&quot;&amp;[.D11]&amp;&quot;UNION&quot;" office:value-type="string" office:string-value="SELECT sc.Id, st.Id FROM Schools sc, Students st INNER JOIN Persons p ON st.PersonId=p.Id inner join Users u ON u.Id=p.UserId WHERE sc.EduId='15823443206' AND u.EmailAddress='domonkos.major@szeged.com'UNION" calcext:value-type="string">
            <text:p>SELECT sc.Id, st.Id FROM Schools sc, Students st INNER JOIN Persons p ON st.PersonId=p.Id inner join Users u ON u.Id=p.UserId WHERE sc.EduId='15823443206' AND u.EmailAddress='domonkos.major@szeged.com'UNION</text:p>
          </table:table-cell>
        </table:table-row>
        <table:table-row table:style-name="ro1">
          <table:table-cell office:value-type="string" calcext:value-type="string">
            <text:p>csenge.egyed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2]&amp;&quot;'&quot;" office:value-type="string" office:string-value="'csenge.egyed@szeged.com'" calcext:value-type="string">
            <text:p>'csenge.egyed@szeged.com'</text:p>
          </table:table-cell>
          <table:table-cell table:formula="of:=&quot;'&quot;&amp;[.B1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2]&amp;&quot; AND u.EmailAddress=&quot;&amp;[.D12]&amp;&quot;UNION&quot;" office:value-type="string" office:string-value="SELECT sc.Id, st.Id FROM Schools sc, Students st INNER JOIN Persons p ON st.PersonId=p.Id inner join Users u ON u.Id=p.UserId WHERE sc.EduId='15823443206' AND u.EmailAddress='csenge.egyed@szeged.com'UNION" calcext:value-type="string">
            <text:p>SELECT sc.Id, st.Id FROM Schools sc, Students st INNER JOIN Persons p ON st.PersonId=p.Id inner join Users u ON u.Id=p.UserId WHERE sc.EduId='15823443206' AND u.EmailAddress='csenge.egyed@szeged.com'UNION</text:p>
          </table:table-cell>
        </table:table-row>
        <table:table-row table:style-name="ro1">
          <table:table-cell office:value-type="string" calcext:value-type="string">
            <text:p>karoly.fulop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3]&amp;&quot;'&quot;" office:value-type="string" office:string-value="'karoly.fulop@szeged.com'" calcext:value-type="string">
            <text:p>'karoly.fulop@szeged.com'</text:p>
          </table:table-cell>
          <table:table-cell table:formula="of:=&quot;'&quot;&amp;[.B1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3]&amp;&quot; AND u.EmailAddress=&quot;&amp;[.D13]&amp;&quot;UNION&quot;" office:value-type="string" office:string-value="SELECT sc.Id, st.Id FROM Schools sc, Students st INNER JOIN Persons p ON st.PersonId=p.Id inner join Users u ON u.Id=p.UserId WHERE sc.EduId='15823443206' AND u.EmailAddress='karoly.fulop@szeged.com'UNION" calcext:value-type="string">
            <text:p>SELECT sc.Id, st.Id FROM Schools sc, Students st INNER JOIN Persons p ON st.PersonId=p.Id inner join Users u ON u.Id=p.UserId WHERE sc.EduId='15823443206' AND u.EmailAddress='karoly.fulop@szeged.com'UNION</text:p>
          </table:table-cell>
        </table:table-row>
        <table:table-row table:style-name="ro1">
          <table:table-cell office:value-type="string" calcext:value-type="string">
            <text:p>henrietta.toro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4]&amp;&quot;'&quot;" office:value-type="string" office:string-value="'henrietta.torok@szeged.com'" calcext:value-type="string">
            <text:p>'henrietta.torok@szeged.com'</text:p>
          </table:table-cell>
          <table:table-cell table:formula="of:=&quot;'&quot;&amp;[.B1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4]&amp;&quot; AND u.EmailAddress=&quot;&amp;[.D14]&amp;&quot;UNION&quot;" office:value-type="string" office:string-value="SELECT sc.Id, st.Id FROM Schools sc, Students st INNER JOIN Persons p ON st.PersonId=p.Id inner join Users u ON u.Id=p.UserId WHERE sc.EduId='15823443206' AND u.EmailAddress='henrietta.torok@szeged.com'UNION" calcext:value-type="string">
            <text:p>SELECT sc.Id, st.Id FROM Schools sc, Students st INNER JOIN Persons p ON st.PersonId=p.Id inner join Users u ON u.Id=p.UserId WHERE sc.EduId='15823443206' AND u.EmailAddress='henrietta.torok@szeged.com'UNION</text:p>
          </table:table-cell>
        </table:table-row>
        <table:table-row table:style-name="ro1">
          <table:table-cell office:value-type="string" calcext:value-type="string">
            <text:p>sandor.mart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5]&amp;&quot;'&quot;" office:value-type="string" office:string-value="'sandor.marton@szeged.com'" calcext:value-type="string">
            <text:p>'sandor.marton@szeged.com'</text:p>
          </table:table-cell>
          <table:table-cell table:formula="of:=&quot;'&quot;&amp;[.B1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5]&amp;&quot; AND u.EmailAddress=&quot;&amp;[.D15]&amp;&quot;UNION&quot;" office:value-type="string" office:string-value="SELECT sc.Id, st.Id FROM Schools sc, Students st INNER JOIN Persons p ON st.PersonId=p.Id inner join Users u ON u.Id=p.UserId WHERE sc.EduId='15823443206' AND u.EmailAddress='sandor.marton@szeged.com'UNION" calcext:value-type="string">
            <text:p>SELECT sc.Id, st.Id FROM Schools sc, Students st INNER JOIN Persons p ON st.PersonId=p.Id inner join Users u ON u.Id=p.UserId WHERE sc.EduId='15823443206' AND u.EmailAddress='sandor.marton@szeged.com'UNION</text:p>
          </table:table-cell>
        </table:table-row>
        <table:table-row table:style-name="ro1">
          <table:table-cell office:value-type="string" calcext:value-type="string">
            <text:p>akos.ki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6]&amp;&quot;'&quot;" office:value-type="string" office:string-value="'akos.kis@szeged.com'" calcext:value-type="string">
            <text:p>'akos.kis@szeged.com'</text:p>
          </table:table-cell>
          <table:table-cell table:formula="of:=&quot;'&quot;&amp;[.B1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6]&amp;&quot; AND u.EmailAddress=&quot;&amp;[.D16]&amp;&quot;UNION&quot;" office:value-type="string" office:string-value="SELECT sc.Id, st.Id FROM Schools sc, Students st INNER JOIN Persons p ON st.PersonId=p.Id inner join Users u ON u.Id=p.UserId WHERE sc.EduId='15823443206' AND u.EmailAddress='akos.kis@szeged.com'UNION" calcext:value-type="string">
            <text:p>SELECT sc.Id, st.Id FROM Schools sc, Students st INNER JOIN Persons p ON st.PersonId=p.Id inner join Users u ON u.Id=p.UserId WHERE sc.EduId='15823443206' AND u.EmailAddress='akos.kis@szeged.com'UNION</text:p>
          </table:table-cell>
        </table:table-row>
        <table:table-row table:style-name="ro1">
          <table:table-cell office:value-type="string" calcext:value-type="string">
            <text:p>vanessza.keleme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7]&amp;&quot;'&quot;" office:value-type="string" office:string-value="'vanessza.kelemen@szeged.com'" calcext:value-type="string">
            <text:p>'vanessza.kelemen@szeged.com'</text:p>
          </table:table-cell>
          <table:table-cell table:formula="of:=&quot;'&quot;&amp;[.B1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7]&amp;&quot; AND u.EmailAddress=&quot;&amp;[.D17]&amp;&quot;UNION&quot;" office:value-type="string" office:string-value="SELECT sc.Id, st.Id FROM Schools sc, Students st INNER JOIN Persons p ON st.PersonId=p.Id inner join Users u ON u.Id=p.UserId WHERE sc.EduId='15823443206' AND u.EmailAddress='vanessza.kelemen@szeged.com'UNION" calcext:value-type="string">
            <text:p>SELECT sc.Id, st.Id FROM Schools sc, Students st INNER JOIN Persons p ON st.PersonId=p.Id inner join Users u ON u.Id=p.UserId WHERE sc.EduId='15823443206' AND u.EmailAddress='vanessza.kelemen@szeged.com'UNION</text:p>
          </table:table-cell>
        </table:table-row>
        <table:table-row table:style-name="ro1">
          <table:table-cell office:value-type="string" calcext:value-type="string">
            <text:p>blanka.ors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8]&amp;&quot;'&quot;" office:value-type="string" office:string-value="'blanka.orsos@szeged.com'" calcext:value-type="string">
            <text:p>'blanka.orsos@szeged.com'</text:p>
          </table:table-cell>
          <table:table-cell table:formula="of:=&quot;'&quot;&amp;[.B1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8]&amp;&quot; AND u.EmailAddress=&quot;&amp;[.D18]&amp;&quot;UNION&quot;" office:value-type="string" office:string-value="SELECT sc.Id, st.Id FROM Schools sc, Students st INNER JOIN Persons p ON st.PersonId=p.Id inner join Users u ON u.Id=p.UserId WHERE sc.EduId='15823443206' AND u.EmailAddress='blanka.orsos@szeged.com'UNION" calcext:value-type="string">
            <text:p>SELECT sc.Id, st.Id FROM Schools sc, Students st INNER JOIN Persons p ON st.PersonId=p.Id inner join Users u ON u.Id=p.UserId WHERE sc.EduId='15823443206' AND u.EmailAddress='blanka.orsos@szeged.com'UNION</text:p>
          </table:table-cell>
        </table:table-row>
        <table:table-row table:style-name="ro1">
          <table:table-cell office:value-type="string" calcext:value-type="string">
            <text:p>gergely.szekere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9]&amp;&quot;'&quot;" office:value-type="string" office:string-value="'gergely.szekeres@szeged.com'" calcext:value-type="string">
            <text:p>'gergely.szekeres@szeged.com'</text:p>
          </table:table-cell>
          <table:table-cell table:formula="of:=&quot;'&quot;&amp;[.B1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9]&amp;&quot; AND u.EmailAddress=&quot;&amp;[.D19]&amp;&quot;UNION&quot;" office:value-type="string" office:string-value="SELECT sc.Id, st.Id FROM Schools sc, Students st INNER JOIN Persons p ON st.PersonId=p.Id inner join Users u ON u.Id=p.UserId WHERE sc.EduId='15823443206' AND u.EmailAddress='gergely.szekeres@szeged.com'UNION" calcext:value-type="string">
            <text:p>SELECT sc.Id, st.Id FROM Schools sc, Students st INNER JOIN Persons p ON st.PersonId=p.Id inner join Users u ON u.Id=p.UserId WHERE sc.EduId='15823443206' AND u.EmailAddress='gergely.szekeres@szeged.com'UNION</text:p>
          </table:table-cell>
        </table:table-row>
        <table:table-row table:style-name="ro1">
          <table:table-cell office:value-type="string" calcext:value-type="string">
            <text:p>marton.jakab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0]&amp;&quot;'&quot;" office:value-type="string" office:string-value="'marton.jakab@szeged.com'" calcext:value-type="string">
            <text:p>'marton.jakab@szeged.com'</text:p>
          </table:table-cell>
          <table:table-cell table:formula="of:=&quot;'&quot;&amp;[.B2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0]&amp;&quot; AND u.EmailAddress=&quot;&amp;[.D20]&amp;&quot;UNION&quot;" office:value-type="string" office:string-value="SELECT sc.Id, st.Id FROM Schools sc, Students st INNER JOIN Persons p ON st.PersonId=p.Id inner join Users u ON u.Id=p.UserId WHERE sc.EduId='15823443206' AND u.EmailAddress='marton.jakab@szeged.com'UNION" calcext:value-type="string">
            <text:p>SELECT sc.Id, st.Id FROM Schools sc, Students st INNER JOIN Persons p ON st.PersonId=p.Id inner join Users u ON u.Id=p.UserId WHERE sc.EduId='15823443206' AND u.EmailAddress='marton.jakab@szeged.com'UNION</text:p>
          </table:table-cell>
        </table:table-row>
        <table:table-row table:style-name="ro1">
          <table:table-cell office:value-type="string" calcext:value-type="string">
            <text:p>barnabás.ga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1]&amp;&quot;'&quot;" office:value-type="string" office:string-value="'barnabás.gal@szeged.com'" calcext:value-type="string">
            <text:p>'barnabás.gal@szeged.com'</text:p>
          </table:table-cell>
          <table:table-cell table:formula="of:=&quot;'&quot;&amp;[.B2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1]&amp;&quot; AND u.EmailAddress=&quot;&amp;[.D21]&amp;&quot;UNION&quot;" office:value-type="string" office:string-value="SELECT sc.Id, st.Id FROM Schools sc, Students st INNER JOIN Persons p ON st.PersonId=p.Id inner join Users u ON u.Id=p.UserId WHERE sc.EduId='15823443206' AND u.EmailAddress='barnabás.gal@szeged.com'UNION" calcext:value-type="string">
            <text:p>SELECT sc.Id, st.Id FROM Schools sc, Students st INNER JOIN Persons p ON st.PersonId=p.Id inner join Users u ON u.Id=p.UserId WHERE sc.EduId='15823443206' AND u.EmailAddress='barnabás.gal@szeged.com'UNION</text:p>
          </table:table-cell>
        </table:table-row>
        <table:table-row table:style-name="ro1">
          <table:table-cell office:value-type="string" calcext:value-type="string">
            <text:p>andrás.gulya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2]&amp;&quot;'&quot;" office:value-type="string" office:string-value="'andrás.gulyas@szeged.com'" calcext:value-type="string">
            <text:p>'andrás.gulyas@szeged.com'</text:p>
          </table:table-cell>
          <table:table-cell table:formula="of:=&quot;'&quot;&amp;[.B2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2]&amp;&quot; AND u.EmailAddress=&quot;&amp;[.D22]&amp;&quot;UNION&quot;" office:value-type="string" office:string-value="SELECT sc.Id, st.Id FROM Schools sc, Students st INNER JOIN Persons p ON st.PersonId=p.Id inner join Users u ON u.Id=p.UserId WHERE sc.EduId='15823443206' AND u.EmailAddress='andrás.gulyas@szeged.com'UNION" calcext:value-type="string">
            <text:p>SELECT sc.Id, st.Id FROM Schools sc, Students st INNER JOIN Persons p ON st.PersonId=p.Id inner join Users u ON u.Id=p.UserId WHERE sc.EduId='15823443206' AND u.EmailAddress='andrás.gulyas@szeged.com'UNION</text:p>
          </table:table-cell>
        </table:table-row>
        <table:table-row table:style-name="ro1">
          <table:table-cell office:value-type="string" calcext:value-type="string">
            <text:p>antal.meszaros@domaszek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3]&amp;&quot;'&quot;" office:value-type="string" office:string-value="'antal.meszaros@domaszek.com'" calcext:value-type="string">
            <text:p>'antal.meszaros@domaszek.com'</text:p>
          </table:table-cell>
          <table:table-cell table:formula="of:=&quot;'&quot;&amp;[.B2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3]&amp;&quot; AND u.EmailAddress=&quot;&amp;[.D23]&amp;&quot;UNION&quot;" office:value-type="string" office:string-value="SELECT sc.Id, st.Id FROM Schools sc, Students st INNER JOIN Persons p ON st.PersonId=p.Id inner join Users u ON u.Id=p.UserId WHERE sc.EduId='15823443206' AND u.EmailAddress='antal.meszaros@domaszek.com'UNION" calcext:value-type="string">
            <text:p>SELECT sc.Id, st.Id FROM Schools sc, Students st INNER JOIN Persons p ON st.PersonId=p.Id inner join Users u ON u.Id=p.UserId WHERE sc.EduId='15823443206' AND u.EmailAddress='antal.meszaros@domaszek.com'UNION</text:p>
          </table:table-cell>
        </table:table-row>
        <table:table-row table:style-name="ro1">
          <table:table-cell office:value-type="string" calcext:value-type="string">
            <text:p>krisztofer.vaszoly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4]&amp;&quot;'&quot;" office:value-type="string" office:string-value="'krisztofer.vaszoly@szeged.com'" calcext:value-type="string">
            <text:p>'krisztofer.vaszoly@szeged.com'</text:p>
          </table:table-cell>
          <table:table-cell table:formula="of:=&quot;'&quot;&amp;[.B2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4]&amp;&quot; AND u.EmailAddress=&quot;&amp;[.D24]&amp;&quot;UNION&quot;" office:value-type="string" office:string-value="SELECT sc.Id, st.Id FROM Schools sc, Students st INNER JOIN Persons p ON st.PersonId=p.Id inner join Users u ON u.Id=p.UserId WHERE sc.EduId='15823443206' AND u.EmailAddress='krisztofer.vaszoly@szeged.com'UNION" calcext:value-type="string">
            <text:p>SELECT sc.Id, st.Id FROM Schools sc, Students st INNER JOIN Persons p ON st.PersonId=p.Id inner join Users u ON u.Id=p.UserId WHERE sc.EduId='15823443206' AND u.EmailAddress='krisztofer.vaszoly@szeged.com'UNION</text:p>
          </table:table-cell>
        </table:table-row>
        <table:table-row table:style-name="ro1">
          <table:table-cell office:value-type="string" calcext:value-type="string">
            <text:p>alexander.orba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5]&amp;&quot;'&quot;" office:value-type="string" office:string-value="'alexander.orban@szeged.com'" calcext:value-type="string">
            <text:p>'alexander.orban@szeged.com'</text:p>
          </table:table-cell>
          <table:table-cell table:formula="of:=&quot;'&quot;&amp;[.B2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5]&amp;&quot; AND u.EmailAddress=&quot;&amp;[.D25]&amp;&quot;UNION&quot;" office:value-type="string" office:string-value="SELECT sc.Id, st.Id FROM Schools sc, Students st INNER JOIN Persons p ON st.PersonId=p.Id inner join Users u ON u.Id=p.UserId WHERE sc.EduId='15823443206' AND u.EmailAddress='alexander.orban@szeged.com'UNION" calcext:value-type="string">
            <text:p>SELECT sc.Id, st.Id FROM Schools sc, Students st INNER JOIN Persons p ON st.PersonId=p.Id inner join Users u ON u.Id=p.UserId WHERE sc.EduId='15823443206' AND u.EmailAddress='alexander.orban@szeged.com'UNION</text:p>
          </table:table-cell>
        </table:table-row>
        <table:table-row table:style-name="ro1">
          <table:table-cell office:value-type="string" calcext:value-type="string">
            <text:p>nandor.major@szatymaz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6]&amp;&quot;'&quot;" office:value-type="string" office:string-value="'nandor.major@szatymaz.com'" calcext:value-type="string">
            <text:p>'nandor.major@szatymaz.com'</text:p>
          </table:table-cell>
          <table:table-cell table:formula="of:=&quot;'&quot;&amp;[.B2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6]&amp;&quot; AND u.EmailAddress=&quot;&amp;[.D26]&amp;&quot;UNION&quot;" office:value-type="string" office:string-value="SELECT sc.Id, st.Id FROM Schools sc, Students st INNER JOIN Persons p ON st.PersonId=p.Id inner join Users u ON u.Id=p.UserId WHERE sc.EduId='15823443206' AND u.EmailAddress='nandor.major@szatymaz.com'UNION" calcext:value-type="string">
            <text:p>SELECT sc.Id, st.Id FROM Schools sc, Students st INNER JOIN Persons p ON st.PersonId=p.Id inner join Users u ON u.Id=p.UserId WHERE sc.EduId='15823443206' AND u.EmailAddress='nandor.major@szatymaz.com'UNION</text:p>
          </table:table-cell>
        </table:table-row>
        <table:table-row table:style-name="ro1">
          <table:table-cell office:value-type="string" calcext:value-type="string">
            <text:p>dominik.vincze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7]&amp;&quot;'&quot;" office:value-type="string" office:string-value="'dominik.vincze@maroslele.com'" calcext:value-type="string">
            <text:p>'dominik.vincze@maroslele.com'</text:p>
          </table:table-cell>
          <table:table-cell table:formula="of:=&quot;'&quot;&amp;[.B2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7]&amp;&quot; AND u.EmailAddress=&quot;&amp;[.D27]&amp;&quot;UNION&quot;" office:value-type="string" office:string-value="SELECT sc.Id, st.Id FROM Schools sc, Students st INNER JOIN Persons p ON st.PersonId=p.Id inner join Users u ON u.Id=p.UserId WHERE sc.EduId='15823443206' AND u.EmailAddress='dominik.vincze@maroslele.com'UNION" calcext:value-type="string">
            <text:p>SELECT sc.Id, st.Id FROM Schools sc, Students st INNER JOIN Persons p ON st.PersonId=p.Id inner join Users u ON u.Id=p.UserId WHERE sc.EduId='15823443206' AND u.EmailAddress='dominik.vincze@maroslele.com'UNION</text:p>
          </table:table-cell>
        </table:table-row>
        <table:table-row table:style-name="ro1">
          <table:table-cell office:value-type="string" calcext:value-type="string">
            <text:p>patrik.ki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8]&amp;&quot;'&quot;" office:value-type="string" office:string-value="'patrik.kis@kiszombor.com'" calcext:value-type="string">
            <text:p>'patrik.kis@kiszombor.com'</text:p>
          </table:table-cell>
          <table:table-cell table:formula="of:=&quot;'&quot;&amp;[.B2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8]&amp;&quot; AND u.EmailAddress=&quot;&amp;[.D28]&amp;&quot;UNION&quot;" office:value-type="string" office:string-value="SELECT sc.Id, st.Id FROM Schools sc, Students st INNER JOIN Persons p ON st.PersonId=p.Id inner join Users u ON u.Id=p.UserId WHERE sc.EduId='15823443206' AND u.EmailAddress='patrik.kis@kiszombor.com'UNION" calcext:value-type="string">
            <text:p>SELECT sc.Id, st.Id FROM Schools sc, Students st INNER JOIN Persons p ON st.PersonId=p.Id inner join Users u ON u.Id=p.UserId WHERE sc.EduId='15823443206' AND u.EmailAddress='patrik.kis@kiszombor.com'UNION</text:p>
          </table:table-cell>
        </table:table-row>
        <table:table-row table:style-name="ro1">
          <table:table-cell office:value-type="string" calcext:value-type="string">
            <text:p>dezso.barna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9]&amp;&quot;'&quot;" office:value-type="string" office:string-value="'dezso.barna@maroslele.com'" calcext:value-type="string">
            <text:p>'dezso.barna@maroslele.com'</text:p>
          </table:table-cell>
          <table:table-cell table:formula="of:=&quot;'&quot;&amp;[.B2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9]&amp;&quot; AND u.EmailAddress=&quot;&amp;[.D29]&amp;&quot;UNION&quot;" office:value-type="string" office:string-value="SELECT sc.Id, st.Id FROM Schools sc, Students st INNER JOIN Persons p ON st.PersonId=p.Id inner join Users u ON u.Id=p.UserId WHERE sc.EduId='15823443206' AND u.EmailAddress='dezso.barna@maroslele.com'UNION" calcext:value-type="string">
            <text:p>SELECT sc.Id, st.Id FROM Schools sc, Students st INNER JOIN Persons p ON st.PersonId=p.Id inner join Users u ON u.Id=p.UserId WHERE sc.EduId='15823443206' AND u.EmailAddress='dezso.barna@maroslele.com'UNION</text:p>
          </table:table-cell>
        </table:table-row>
        <table:table-row table:style-name="ro1">
          <table:table-cell office:value-type="string" calcext:value-type="string">
            <text:p>karoly.halasz@csanadpalota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0]&amp;&quot;'&quot;" office:value-type="string" office:string-value="'karoly.halasz@csanadpalota.com'" calcext:value-type="string">
            <text:p>'karoly.halasz@csanadpalota.com'</text:p>
          </table:table-cell>
          <table:table-cell table:formula="of:=&quot;'&quot;&amp;[.B3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0]&amp;&quot; AND u.EmailAddress=&quot;&amp;[.D30]&amp;&quot;UNION&quot;" office:value-type="string" office:string-value="SELECT sc.Id, st.Id FROM Schools sc, Students st INNER JOIN Persons p ON st.PersonId=p.Id inner join Users u ON u.Id=p.UserId WHERE sc.EduId='15823443206' AND u.EmailAddress='karoly.halasz@csanadpalota.com'UNION" calcext:value-type="string">
            <text:p>SELECT sc.Id, st.Id FROM Schools sc, Students st INNER JOIN Persons p ON st.PersonId=p.Id inner join Users u ON u.Id=p.UserId WHERE sc.EduId='15823443206' AND u.EmailAddress='karoly.halasz@csanadpalota.com'UNION</text:p>
          </table:table-cell>
        </table:table-row>
        <table:table-row table:style-name="ro1">
          <table:table-cell office:value-type="string" calcext:value-type="string">
            <text:p>renato.lengye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1]&amp;&quot;'&quot;" office:value-type="string" office:string-value="'renato.lengyel@szeged.com'" calcext:value-type="string">
            <text:p>'renato.lengyel@szeged.com'</text:p>
          </table:table-cell>
          <table:table-cell table:formula="of:=&quot;'&quot;&amp;[.B3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1]&amp;&quot; AND u.EmailAddress=&quot;&amp;[.D31]&amp;&quot;UNION&quot;" office:value-type="string" office:string-value="SELECT sc.Id, st.Id FROM Schools sc, Students st INNER JOIN Persons p ON st.PersonId=p.Id inner join Users u ON u.Id=p.UserId WHERE sc.EduId='15823443206' AND u.EmailAddress='renato.lengyel@szeged.com'UNION" calcext:value-type="string">
            <text:p>SELECT sc.Id, st.Id FROM Schools sc, Students st INNER JOIN Persons p ON st.PersonId=p.Id inner join Users u ON u.Id=p.UserId WHERE sc.EduId='15823443206' AND u.EmailAddress='renato.lengyel@szeged.com'UNION</text:p>
          </table:table-cell>
        </table:table-row>
        <table:table-row table:style-name="ro1">
          <table:table-cell office:value-type="string" calcext:value-type="string">
            <text:p>kinga.veres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2]&amp;&quot;'&quot;" office:value-type="string" office:string-value="'kinga.veres@algyo.com'" calcext:value-type="string">
            <text:p>'kinga.veres@algyo.com'</text:p>
          </table:table-cell>
          <table:table-cell table:formula="of:=&quot;'&quot;&amp;[.B3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2]&amp;&quot; AND u.EmailAddress=&quot;&amp;[.D32]&amp;&quot;UNION&quot;" office:value-type="string" office:string-value="SELECT sc.Id, st.Id FROM Schools sc, Students st INNER JOIN Persons p ON st.PersonId=p.Id inner join Users u ON u.Id=p.UserId WHERE sc.EduId='15823443206' AND u.EmailAddress='kinga.veres@algyo.com'UNION" calcext:value-type="string">
            <text:p>SELECT sc.Id, st.Id FROM Schools sc, Students st INNER JOIN Persons p ON st.PersonId=p.Id inner join Users u ON u.Id=p.UserId WHERE sc.EduId='15823443206' AND u.EmailAddress='kinga.veres@algyo.com'UNION</text:p>
          </table:table-cell>
        </table:table-row>
        <table:table-row table:style-name="ro1">
          <table:table-cell office:value-type="string" calcext:value-type="string">
            <text:p>armand.bodna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3]&amp;&quot;'&quot;" office:value-type="string" office:string-value="'armand.bodnar@szeged.com'" calcext:value-type="string">
            <text:p>'armand.bodnar@szeged.com'</text:p>
          </table:table-cell>
          <table:table-cell table:formula="of:=&quot;'&quot;&amp;[.B3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3]&amp;&quot; AND u.EmailAddress=&quot;&amp;[.D33]&amp;&quot;UNION&quot;" office:value-type="string" office:string-value="SELECT sc.Id, st.Id FROM Schools sc, Students st INNER JOIN Persons p ON st.PersonId=p.Id inner join Users u ON u.Id=p.UserId WHERE sc.EduId='15823443206' AND u.EmailAddress='armand.bodnar@szeged.com'UNION" calcext:value-type="string">
            <text:p>SELECT sc.Id, st.Id FROM Schools sc, Students st INNER JOIN Persons p ON st.PersonId=p.Id inner join Users u ON u.Id=p.UserId WHERE sc.EduId='15823443206' AND u.EmailAddress='armand.bodnar@szeged.com'UNION</text:p>
          </table:table-cell>
        </table:table-row>
        <table:table-row table:style-name="ro1">
          <table:table-cell office:value-type="string" calcext:value-type="string">
            <text:p>renato.lakato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4]&amp;&quot;'&quot;" office:value-type="string" office:string-value="'renato.lakatos@kiszombor.com'" calcext:value-type="string">
            <text:p>'renato.lakatos@kiszombor.com'</text:p>
          </table:table-cell>
          <table:table-cell table:formula="of:=&quot;'&quot;&amp;[.B3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4]&amp;&quot; AND u.EmailAddress=&quot;&amp;[.D34]&amp;&quot;UNION&quot;" office:value-type="string" office:string-value="SELECT sc.Id, st.Id FROM Schools sc, Students st INNER JOIN Persons p ON st.PersonId=p.Id inner join Users u ON u.Id=p.UserId WHERE sc.EduId='15823443206' AND u.EmailAddress='renato.lakatos@kiszombor.com'UNION" calcext:value-type="string">
            <text:p>SELECT sc.Id, st.Id FROM Schools sc, Students st INNER JOIN Persons p ON st.PersonId=p.Id inner join Users u ON u.Id=p.UserId WHERE sc.EduId='15823443206' AND u.EmailAddress='renato.lakatos@kiszombor.com'UNION</text:p>
          </table:table-cell>
        </table:table-row>
        <table:table-row table:style-name="ro1">
          <table:table-cell office:value-type="string" calcext:value-type="string">
            <text:p>dorina.barna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5]&amp;&quot;'&quot;" office:value-type="string" office:string-value="'dorina.barna@szeged.com'" calcext:value-type="string">
            <text:p>'dorina.barna@szeged.com'</text:p>
          </table:table-cell>
          <table:table-cell table:formula="of:=&quot;'&quot;&amp;[.B3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5]&amp;&quot; AND u.EmailAddress=&quot;&amp;[.D35]&amp;&quot;UNION&quot;" office:value-type="string" office:string-value="SELECT sc.Id, st.Id FROM Schools sc, Students st INNER JOIN Persons p ON st.PersonId=p.Id inner join Users u ON u.Id=p.UserId WHERE sc.EduId='15823443206' AND u.EmailAddress='dorina.barna@szeged.com'UNION" calcext:value-type="string">
            <text:p>SELECT sc.Id, st.Id FROM Schools sc, Students st INNER JOIN Persons p ON st.PersonId=p.Id inner join Users u ON u.Id=p.UserId WHERE sc.EduId='15823443206' AND u.EmailAddress='dorina.barna@szeged.com'UNION</text:p>
          </table:table-cell>
        </table:table-row>
        <table:table-row table:style-name="ro1">
          <table:table-cell office:value-type="string" calcext:value-type="string">
            <text:p>endre.kende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6]&amp;&quot;'&quot;" office:value-type="string" office:string-value="'endre.kende@szeged.com'" calcext:value-type="string">
            <text:p>'endre.kende@szeged.com'</text:p>
          </table:table-cell>
          <table:table-cell table:formula="of:=&quot;'&quot;&amp;[.B3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6]&amp;&quot; AND u.EmailAddress=&quot;&amp;[.D36]&amp;&quot;UNION&quot;" office:value-type="string" office:string-value="SELECT sc.Id, st.Id FROM Schools sc, Students st INNER JOIN Persons p ON st.PersonId=p.Id inner join Users u ON u.Id=p.UserId WHERE sc.EduId='15823443206' AND u.EmailAddress='endre.kende@szeged.com'UNION" calcext:value-type="string">
            <text:p>SELECT sc.Id, st.Id FROM Schools sc, Students st INNER JOIN Persons p ON st.PersonId=p.Id inner join Users u ON u.Id=p.UserId WHERE sc.EduId='15823443206' AND u.EmailAddress='endre.kende@szeged.com'UNION</text:p>
          </table:table-cell>
        </table:table-row>
        <table:table-row table:style-name="ro1">
          <table:table-cell office:value-type="string" calcext:value-type="string">
            <text:p>noel.sim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7]&amp;&quot;'&quot;" office:value-type="string" office:string-value="'noel.simon@szeged.com'" calcext:value-type="string">
            <text:p>'noel.simon@szeged.com'</text:p>
          </table:table-cell>
          <table:table-cell table:formula="of:=&quot;'&quot;&amp;[.B3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7]&amp;&quot; AND u.EmailAddress=&quot;&amp;[.D37]&amp;&quot;UNION&quot;" office:value-type="string" office:string-value="SELECT sc.Id, st.Id FROM Schools sc, Students st INNER JOIN Persons p ON st.PersonId=p.Id inner join Users u ON u.Id=p.UserId WHERE sc.EduId='15823443206' AND u.EmailAddress='noel.simon@szeged.com'UNION" calcext:value-type="string">
            <text:p>SELECT sc.Id, st.Id FROM Schools sc, Students st INNER JOIN Persons p ON st.PersonId=p.Id inner join Users u ON u.Id=p.UserId WHERE sc.EduId='15823443206' AND u.EmailAddress='noel.simon@szeged.com'UNION</text:p>
          </table:table-cell>
        </table:table-row>
        <table:table-row table:style-name="ro1">
          <table:table-cell office:value-type="string" calcext:value-type="string">
            <text:p>tibor.dob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8]&amp;&quot;'&quot;" office:value-type="string" office:string-value="'tibor.dobos@szeged.com'" calcext:value-type="string">
            <text:p>'tibor.dobos@szeged.com'</text:p>
          </table:table-cell>
          <table:table-cell table:formula="of:=&quot;'&quot;&amp;[.B3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8]&amp;&quot; AND u.EmailAddress=&quot;&amp;[.D38]&amp;&quot;UNION&quot;" office:value-type="string" office:string-value="SELECT sc.Id, st.Id FROM Schools sc, Students st INNER JOIN Persons p ON st.PersonId=p.Id inner join Users u ON u.Id=p.UserId WHERE sc.EduId='15823443206' AND u.EmailAddress='tibor.dobos@szeged.com'UNION" calcext:value-type="string">
            <text:p>SELECT sc.Id, st.Id FROM Schools sc, Students st INNER JOIN Persons p ON st.PersonId=p.Id inner join Users u ON u.Id=p.UserId WHERE sc.EduId='15823443206' AND u.EmailAddress='tibor.dobos@szeged.com'UNION</text:p>
          </table:table-cell>
        </table:table-row>
        <table:table-row table:style-name="ro1">
          <table:table-cell office:value-type="string" calcext:value-type="string">
            <text:p>janos.bak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9]&amp;&quot;'&quot;" office:value-type="string" office:string-value="'janos.bakos@szeged.com'" calcext:value-type="string">
            <text:p>'janos.bakos@szeged.com'</text:p>
          </table:table-cell>
          <table:table-cell table:formula="of:=&quot;'&quot;&amp;[.B3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9]&amp;&quot; AND u.EmailAddress=&quot;&amp;[.D39]&amp;&quot;UNION&quot;" office:value-type="string" office:string-value="SELECT sc.Id, st.Id FROM Schools sc, Students st INNER JOIN Persons p ON st.PersonId=p.Id inner join Users u ON u.Id=p.UserId WHERE sc.EduId='15823443206' AND u.EmailAddress='janos.bakos@szeged.com'UNION" calcext:value-type="string">
            <text:p>SELECT sc.Id, st.Id FROM Schools sc, Students st INNER JOIN Persons p ON st.PersonId=p.Id inner join Users u ON u.Id=p.UserId WHERE sc.EduId='15823443206' AND u.EmailAddress='janos.bakos@szeged.com'UNION</text:p>
          </table:table-cell>
        </table:table-row>
        <table:table-row table:style-name="ro1">
          <table:table-cell office:value-type="string" calcext:value-type="string">
            <text:p>vivien.nova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0]&amp;&quot;'&quot;" office:value-type="string" office:string-value="'vivien.novak@szeged.com'" calcext:value-type="string">
            <text:p>'vivien.novak@szeged.com'</text:p>
          </table:table-cell>
          <table:table-cell table:formula="of:=&quot;'&quot;&amp;[.B4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0]&amp;&quot; AND u.EmailAddress=&quot;&amp;[.D40]&amp;&quot;UNION&quot;" office:value-type="string" office:string-value="SELECT sc.Id, st.Id FROM Schools sc, Students st INNER JOIN Persons p ON st.PersonId=p.Id inner join Users u ON u.Id=p.UserId WHERE sc.EduId='15823443206' AND u.EmailAddress='vivien.novak@szeged.com'UNION" calcext:value-type="string">
            <text:p>SELECT sc.Id, st.Id FROM Schools sc, Students st INNER JOIN Persons p ON st.PersonId=p.Id inner join Users u ON u.Id=p.UserId WHERE sc.EduId='15823443206' AND u.EmailAddress='vivien.novak@szeged.com'UNION</text:p>
          </table:table-cell>
        </table:table-row>
        <table:table-row table:style-name="ro1">
          <table:table-cell office:value-type="string" calcext:value-type="string">
            <text:p>monika.nemeth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1]&amp;&quot;'&quot;" office:value-type="string" office:string-value="'monika.nemeth@szeged.com'" calcext:value-type="string">
            <text:p>'monika.nemeth@szeged.com'</text:p>
          </table:table-cell>
          <table:table-cell table:formula="of:=&quot;'&quot;&amp;[.B4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1]&amp;&quot; AND u.EmailAddress=&quot;&amp;[.D41]&amp;&quot;UNION&quot;" office:value-type="string" office:string-value="SELECT sc.Id, st.Id FROM Schools sc, Students st INNER JOIN Persons p ON st.PersonId=p.Id inner join Users u ON u.Id=p.UserId WHERE sc.EduId='15823443206' AND u.EmailAddress='monika.nemeth@szeged.com'UNION" calcext:value-type="string">
            <text:p>SELECT sc.Id, st.Id FROM Schools sc, Students st INNER JOIN Persons p ON st.PersonId=p.Id inner join Users u ON u.Id=p.UserId WHERE sc.EduId='15823443206' AND u.EmailAddress='monika.nemeth@szeged.com'UNION</text:p>
          </table:table-cell>
        </table:table-row>
        <table:table-row table:style-name="ro1">
          <table:table-cell office:value-type="string" calcext:value-type="string">
            <text:p>aniko.kelemen@haj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2]&amp;&quot;'&quot;" office:value-type="string" office:string-value="'aniko.kelemen@hajunanas.com'" calcext:value-type="string">
            <text:p>'aniko.kelemen@hajunanas.com'</text:p>
          </table:table-cell>
          <table:table-cell table:formula="of:=&quot;'&quot;&amp;[.B4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2]&amp;&quot; AND u.EmailAddress=&quot;&amp;[.D42]&amp;&quot;UNION&quot;" office:value-type="string" office:string-value="SELECT sc.Id, st.Id FROM Schools sc, Students st INNER JOIN Persons p ON st.PersonId=p.Id inner join Users u ON u.Id=p.UserId WHERE sc.EduId='120606' AND u.EmailAddress='aniko.kelemen@hajunanas.com'UNION" calcext:value-type="string">
            <text:p>SELECT sc.Id, st.Id FROM Schools sc, Students st INNER JOIN Persons p ON st.PersonId=p.Id inner join Users u ON u.Id=p.UserId WHERE sc.EduId='120606' AND u.EmailAddress='aniko.kelemen@hajunanas.com'UNION</text:p>
          </table:table-cell>
        </table:table-row>
        <table:table-row table:style-name="ro1">
          <table:table-cell office:value-type="string" calcext:value-type="string">
            <text:p>anik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3]&amp;&quot;'&quot;" office:value-type="string" office:string-value="'aniko.toth@hajdunanas.com'" calcext:value-type="string">
            <text:p>'aniko.toth@hajdunanas.com'</text:p>
          </table:table-cell>
          <table:table-cell table:formula="of:=&quot;'&quot;&amp;[.B4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3]&amp;&quot; AND u.EmailAddress=&quot;&amp;[.D43]&amp;&quot;UNION&quot;" office:value-type="string" office:string-value="SELECT sc.Id, st.Id FROM Schools sc, Students st INNER JOIN Persons p ON st.PersonId=p.Id inner join Users u ON u.Id=p.UserId WHERE sc.EduId='120606' AND u.EmailAddress='aniko.toth@hajdunanas.com'UNION" calcext:value-type="string">
            <text:p>SELECT sc.Id, st.Id FROM Schools sc, Students st INNER JOIN Persons p ON st.PersonId=p.Id inner join Users u ON u.Id=p.UserId WHERE sc.EduId='120606' AND u.EmailAddress='aniko.toth@hajdunanas.com'UNION</text:p>
          </table:table-cell>
        </table:table-row>
        <table:table-row table:style-name="ro1">
          <table:table-cell office:value-type="string" calcext:value-type="string">
            <text:p>veronika.szoke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4]&amp;&quot;'&quot;" office:value-type="string" office:string-value="'veronika.szoke@hajdunanas.com'" calcext:value-type="string">
            <text:p>'veronika.szoke@hajdunanas.com'</text:p>
          </table:table-cell>
          <table:table-cell table:formula="of:=&quot;'&quot;&amp;[.B4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4]&amp;&quot; AND u.EmailAddress=&quot;&amp;[.D44]&amp;&quot;UNION&quot;" office:value-type="string" office:string-value="SELECT sc.Id, st.Id FROM Schools sc, Students st INNER JOIN Persons p ON st.PersonId=p.Id inner join Users u ON u.Id=p.UserId WHERE sc.EduId='120606' AND u.EmailAddress='veronika.szoke@hajdunanas.com'UNION" calcext:value-type="string">
            <text:p>SELECT sc.Id, st.Id FROM Schools sc, Students st INNER JOIN Persons p ON st.PersonId=p.Id inner join Users u ON u.Id=p.UserId WHERE sc.EduId='120606' AND u.EmailAddress='veronika.szoke@hajdunanas.com'UNION</text:p>
          </table:table-cell>
        </table:table-row>
        <table:table-row table:style-name="ro1">
          <table:table-cell office:value-type="string" calcext:value-type="string">
            <text:p>szabina.ill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5]&amp;&quot;'&quot;" office:value-type="string" office:string-value="'szabina.illes@hajdunanas.com'" calcext:value-type="string">
            <text:p>'szabina.illes@hajdunanas.com'</text:p>
          </table:table-cell>
          <table:table-cell table:formula="of:=&quot;'&quot;&amp;[.B4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5]&amp;&quot; AND u.EmailAddress=&quot;&amp;[.D45]&amp;&quot;UNION&quot;" office:value-type="string" office:string-value="SELECT sc.Id, st.Id FROM Schools sc, Students st INNER JOIN Persons p ON st.PersonId=p.Id inner join Users u ON u.Id=p.UserId WHERE sc.EduId='120606' AND u.EmailAddress='szabina.illes@hajdunanas.com'UNION" calcext:value-type="string">
            <text:p>SELECT sc.Id, st.Id FROM Schools sc, Students st INNER JOIN Persons p ON st.PersonId=p.Id inner join Users u ON u.Id=p.UserId WHERE sc.EduId='120606' AND u.EmailAddress='szabina.illes@hajdunanas.com'UNION</text:p>
          </table:table-cell>
        </table:table-row>
        <table:table-row table:style-name="ro1">
          <table:table-cell office:value-type="string" calcext:value-type="string">
            <text:p>viktoria.dob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6]&amp;&quot;'&quot;" office:value-type="string" office:string-value="'viktoria.dobos@hajdunanas.com'" calcext:value-type="string">
            <text:p>'viktoria.dobos@hajdunanas.com'</text:p>
          </table:table-cell>
          <table:table-cell table:formula="of:=&quot;'&quot;&amp;[.B4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6]&amp;&quot; AND u.EmailAddress=&quot;&amp;[.D46]&amp;&quot;UNION&quot;" office:value-type="string" office:string-value="SELECT sc.Id, st.Id FROM Schools sc, Students st INNER JOIN Persons p ON st.PersonId=p.Id inner join Users u ON u.Id=p.UserId WHERE sc.EduId='120606' AND u.EmailAddress='viktoria.dobos@hajdunanas.com'UNION" calcext:value-type="string">
            <text:p>SELECT sc.Id, st.Id FROM Schools sc, Students st INNER JOIN Persons p ON st.PersonId=p.Id inner join Users u ON u.Id=p.UserId WHERE sc.EduId='120606' AND u.EmailAddress='viktoria.dobos@hajdunanas.com'UNION</text:p>
          </table:table-cell>
        </table:table-row>
        <table:table-row table:style-name="ro1">
          <table:table-cell office:value-type="string" calcext:value-type="string">
            <text:p>ivett.kozma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7]&amp;&quot;'&quot;" office:value-type="string" office:string-value="'ivett.kozma@hajdunanas.com'" calcext:value-type="string">
            <text:p>'ivett.kozma@hajdunanas.com'</text:p>
          </table:table-cell>
          <table:table-cell table:formula="of:=&quot;'&quot;&amp;[.B4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7]&amp;&quot; AND u.EmailAddress=&quot;&amp;[.D47]&amp;&quot;UNION&quot;" office:value-type="string" office:string-value="SELECT sc.Id, st.Id FROM Schools sc, Students st INNER JOIN Persons p ON st.PersonId=p.Id inner join Users u ON u.Id=p.UserId WHERE sc.EduId='120606' AND u.EmailAddress='ivett.kozma@hajdunanas.com'UNION" calcext:value-type="string">
            <text:p>SELECT sc.Id, st.Id FROM Schools sc, Students st INNER JOIN Persons p ON st.PersonId=p.Id inner join Users u ON u.Id=p.UserId WHERE sc.EduId='120606' AND u.EmailAddress='ivett.kozma@hajdunanas.com'UNION</text:p>
          </table:table-cell>
        </table:table-row>
        <table:table-row table:style-name="ro1">
          <table:table-cell office:value-type="string" calcext:value-type="string">
            <text:p>orsolya.pataki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8]&amp;&quot;'&quot;" office:value-type="string" office:string-value="'orsolya.pataki@hajdunanas.com'" calcext:value-type="string">
            <text:p>'orsolya.pataki@hajdunanas.com'</text:p>
          </table:table-cell>
          <table:table-cell table:formula="of:=&quot;'&quot;&amp;[.B4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8]&amp;&quot; AND u.EmailAddress=&quot;&amp;[.D48]&amp;&quot;UNION&quot;" office:value-type="string" office:string-value="SELECT sc.Id, st.Id FROM Schools sc, Students st INNER JOIN Persons p ON st.PersonId=p.Id inner join Users u ON u.Id=p.UserId WHERE sc.EduId='120606' AND u.EmailAddress='orsolya.pataki@hajdunanas.com'UNION" calcext:value-type="string">
            <text:p>SELECT sc.Id, st.Id FROM Schools sc, Students st INNER JOIN Persons p ON st.PersonId=p.Id inner join Users u ON u.Id=p.UserId WHERE sc.EduId='120606' AND u.EmailAddress='orsolya.pataki@hajdunanas.com'UNION</text:p>
          </table:table-cell>
        </table:table-row>
        <table:table-row table:style-name="ro1">
          <table:table-cell office:value-type="string" calcext:value-type="string">
            <text:p>dorina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9]&amp;&quot;'&quot;" office:value-type="string" office:string-value="'dorina.gaspar@hajdunanas.com'" calcext:value-type="string">
            <text:p>'dorina.gaspar@hajdunanas.com'</text:p>
          </table:table-cell>
          <table:table-cell table:formula="of:=&quot;'&quot;&amp;[.B4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9]&amp;&quot; AND u.EmailAddress=&quot;&amp;[.D49]&amp;&quot;UNION&quot;" office:value-type="string" office:string-value="SELECT sc.Id, st.Id FROM Schools sc, Students st INNER JOIN Persons p ON st.PersonId=p.Id inner join Users u ON u.Id=p.UserId WHERE sc.EduId='120606' AND u.EmailAddress='dorina.gaspar@hajdunanas.com'UNION" calcext:value-type="string">
            <text:p>SELECT sc.Id, st.Id FROM Schools sc, Students st INNER JOIN Persons p ON st.PersonId=p.Id inner join Users u ON u.Id=p.UserId WHERE sc.EduId='120606' AND u.EmailAddress='dorina.gaspar@hajdunanas.com'UNION</text:p>
          </table:table-cell>
        </table:table-row>
        <table:table-row table:style-name="ro1">
          <table:table-cell office:value-type="string" calcext:value-type="string">
            <text:p>eva.hala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0]&amp;&quot;'&quot;" office:value-type="string" office:string-value="'eva.halasz@hajdunanas.com'" calcext:value-type="string">
            <text:p>'eva.halasz@hajdunanas.com'</text:p>
          </table:table-cell>
          <table:table-cell table:formula="of:=&quot;'&quot;&amp;[.B5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0]&amp;&quot; AND u.EmailAddress=&quot;&amp;[.D50]&amp;&quot;UNION&quot;" office:value-type="string" office:string-value="SELECT sc.Id, st.Id FROM Schools sc, Students st INNER JOIN Persons p ON st.PersonId=p.Id inner join Users u ON u.Id=p.UserId WHERE sc.EduId='120606' AND u.EmailAddress='eva.halasz@hajdunanas.com'UNION" calcext:value-type="string">
            <text:p>SELECT sc.Id, st.Id FROM Schools sc, Students st INNER JOIN Persons p ON st.PersonId=p.Id inner join Users u ON u.Id=p.UserId WHERE sc.EduId='120606' AND u.EmailAddress='eva.halasz@hajdunanas.com'UNION</text:p>
          </table:table-cell>
        </table:table-row>
        <table:table-row table:style-name="ro1">
          <table:table-cell office:value-type="string" calcext:value-type="string">
            <text:p>evelin.oro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1]&amp;&quot;'&quot;" office:value-type="string" office:string-value="'evelin.orosz@hajdunanas.com'" calcext:value-type="string">
            <text:p>'evelin.orosz@hajdunanas.com'</text:p>
          </table:table-cell>
          <table:table-cell table:formula="of:=&quot;'&quot;&amp;[.B5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1]&amp;&quot; AND u.EmailAddress=&quot;&amp;[.D51]&amp;&quot;UNION&quot;" office:value-type="string" office:string-value="SELECT sc.Id, st.Id FROM Schools sc, Students st INNER JOIN Persons p ON st.PersonId=p.Id inner join Users u ON u.Id=p.UserId WHERE sc.EduId='120606' AND u.EmailAddress='evelin.orosz@hajdunanas.com'UNION" calcext:value-type="string">
            <text:p>SELECT sc.Id, st.Id FROM Schools sc, Students st INNER JOIN Persons p ON st.PersonId=p.Id inner join Users u ON u.Id=p.UserId WHERE sc.EduId='120606' AND u.EmailAddress='evelin.orosz@hajdunanas.com'UNION</text:p>
          </table:table-cell>
        </table:table-row>
        <table:table-row table:style-name="ro1">
          <table:table-cell office:value-type="string" calcext:value-type="string">
            <text:p>adel.biro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2]&amp;&quot;'&quot;" office:value-type="string" office:string-value="'adel.biro@hajdunanas.com'" calcext:value-type="string">
            <text:p>'adel.biro@hajdunanas.com'</text:p>
          </table:table-cell>
          <table:table-cell table:formula="of:=&quot;'&quot;&amp;[.B5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2]&amp;&quot; AND u.EmailAddress=&quot;&amp;[.D52]&amp;&quot;UNION&quot;" office:value-type="string" office:string-value="SELECT sc.Id, st.Id FROM Schools sc, Students st INNER JOIN Persons p ON st.PersonId=p.Id inner join Users u ON u.Id=p.UserId WHERE sc.EduId='120606' AND u.EmailAddress='adel.biro@hajdunanas.com'UNION" calcext:value-type="string">
            <text:p>SELECT sc.Id, st.Id FROM Schools sc, Students st INNER JOIN Persons p ON st.PersonId=p.Id inner join Users u ON u.Id=p.UserId WHERE sc.EduId='120606' AND u.EmailAddress='adel.biro@hajdunanas.com'UNION</text:p>
          </table:table-cell>
        </table:table-row>
        <table:table-row table:style-name="ro1">
          <table:table-cell office:value-type="string" calcext:value-type="string">
            <text:p>oliver.orb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3]&amp;&quot;'&quot;" office:value-type="string" office:string-value="'oliver.orban@hajdunanas.com'" calcext:value-type="string">
            <text:p>'oliver.orban@hajdunanas.com'</text:p>
          </table:table-cell>
          <table:table-cell table:formula="of:=&quot;'&quot;&amp;[.B5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3]&amp;&quot; AND u.EmailAddress=&quot;&amp;[.D53]&amp;&quot;UNION&quot;" office:value-type="string" office:string-value="SELECT sc.Id, st.Id FROM Schools sc, Students st INNER JOIN Persons p ON st.PersonId=p.Id inner join Users u ON u.Id=p.UserId WHERE sc.EduId='120606' AND u.EmailAddress='oliver.orban@hajdunanas.com'UNION" calcext:value-type="string">
            <text:p>SELECT sc.Id, st.Id FROM Schools sc, Students st INNER JOIN Persons p ON st.PersonId=p.Id inner join Users u ON u.Id=p.UserId WHERE sc.EduId='120606' AND u.EmailAddress='oliver.orban@hajdunanas.com'UNION</text:p>
          </table:table-cell>
        </table:table-row>
        <table:table-row table:style-name="ro1">
          <table:table-cell office:value-type="string" calcext:value-type="string">
            <text:p>geza.bogd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4]&amp;&quot;'&quot;" office:value-type="string" office:string-value="'geza.bogdan@hajdunanas.com'" calcext:value-type="string">
            <text:p>'geza.bogdan@hajdunanas.com'</text:p>
          </table:table-cell>
          <table:table-cell table:formula="of:=&quot;'&quot;&amp;[.B5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4]&amp;&quot; AND u.EmailAddress=&quot;&amp;[.D54]&amp;&quot;UNION&quot;" office:value-type="string" office:string-value="SELECT sc.Id, st.Id FROM Schools sc, Students st INNER JOIN Persons p ON st.PersonId=p.Id inner join Users u ON u.Id=p.UserId WHERE sc.EduId='120606' AND u.EmailAddress='geza.bogdan@hajdunanas.com'UNION" calcext:value-type="string">
            <text:p>SELECT sc.Id, st.Id FROM Schools sc, Students st INNER JOIN Persons p ON st.PersonId=p.Id inner join Users u ON u.Id=p.UserId WHERE sc.EduId='120606' AND u.EmailAddress='geza.bogdan@hajdunanas.com'UNION</text:p>
          </table:table-cell>
        </table:table-row>
        <table:table-row table:style-name="ro1">
          <table:table-cell office:value-type="string" calcext:value-type="string">
            <text:p>kevin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5]&amp;&quot;'&quot;" office:value-type="string" office:string-value="'kevin.kiraly@hajdunanas.com'" calcext:value-type="string">
            <text:p>'kevin.kiraly@hajdunanas.com'</text:p>
          </table:table-cell>
          <table:table-cell table:formula="of:=&quot;'&quot;&amp;[.B5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5]&amp;&quot; AND u.EmailAddress=&quot;&amp;[.D55]&amp;&quot;UNION&quot;" office:value-type="string" office:string-value="SELECT sc.Id, st.Id FROM Schools sc, Students st INNER JOIN Persons p ON st.PersonId=p.Id inner join Users u ON u.Id=p.UserId WHERE sc.EduId='120606' AND u.EmailAddress='kevin.kiraly@hajdunanas.com'UNION" calcext:value-type="string">
            <text:p>SELECT sc.Id, st.Id FROM Schools sc, Students st INNER JOIN Persons p ON st.PersonId=p.Id inner join Users u ON u.Id=p.UserId WHERE sc.EduId='120606' AND u.EmailAddress='kevin.kiraly@hajdunanas.com'UNION</text:p>
          </table:table-cell>
        </table:table-row>
        <table:table-row table:style-name="ro1">
          <table:table-cell office:value-type="string" calcext:value-type="string">
            <text:p>tamas.aprod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6]&amp;&quot;'&quot;" office:value-type="string" office:string-value="'tamas.aprod@hajdunanas.com'" calcext:value-type="string">
            <text:p>'tamas.aprod@hajdunanas.com'</text:p>
          </table:table-cell>
          <table:table-cell table:formula="of:=&quot;'&quot;&amp;[.B5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6]&amp;&quot; AND u.EmailAddress=&quot;&amp;[.D56]&amp;&quot;UNION&quot;" office:value-type="string" office:string-value="SELECT sc.Id, st.Id FROM Schools sc, Students st INNER JOIN Persons p ON st.PersonId=p.Id inner join Users u ON u.Id=p.UserId WHERE sc.EduId='120606' AND u.EmailAddress='tamas.aprod@hajdunanas.com'UNION" calcext:value-type="string">
            <text:p>SELECT sc.Id, st.Id FROM Schools sc, Students st INNER JOIN Persons p ON st.PersonId=p.Id inner join Users u ON u.Id=p.UserId WHERE sc.EduId='120606' AND u.EmailAddress='tamas.aprod@hajdunanas.com'UNION</text:p>
          </table:table-cell>
        </table:table-row>
        <table:table-row table:style-name="ro1">
          <table:table-cell office:value-type="string" calcext:value-type="string">
            <text:p>dezso.bak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7]&amp;&quot;'&quot;" office:value-type="string" office:string-value="'dezso.bakos@hajdunanas.com'" calcext:value-type="string">
            <text:p>'dezso.bakos@hajdunanas.com'</text:p>
          </table:table-cell>
          <table:table-cell table:formula="of:=&quot;'&quot;&amp;[.B5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7]&amp;&quot; AND u.EmailAddress=&quot;&amp;[.D57]&amp;&quot;UNION&quot;" office:value-type="string" office:string-value="SELECT sc.Id, st.Id FROM Schools sc, Students st INNER JOIN Persons p ON st.PersonId=p.Id inner join Users u ON u.Id=p.UserId WHERE sc.EduId='120606' AND u.EmailAddress='dezso.bakos@hajdunanas.com'UNION" calcext:value-type="string">
            <text:p>SELECT sc.Id, st.Id FROM Schools sc, Students st INNER JOIN Persons p ON st.PersonId=p.Id inner join Users u ON u.Id=p.UserId WHERE sc.EduId='120606' AND u.EmailAddress='dezso.bakos@hajdunanas.com'UNION</text:p>
          </table:table-cell>
        </table:table-row>
        <table:table-row table:style-name="ro1">
          <table:table-cell office:value-type="string" calcext:value-type="string">
            <text:p>jozsef.sando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8]&amp;&quot;'&quot;" office:value-type="string" office:string-value="'jozsef.sandor@hajdunanas.com'" calcext:value-type="string">
            <text:p>'jozsef.sandor@hajdunanas.com'</text:p>
          </table:table-cell>
          <table:table-cell table:formula="of:=&quot;'&quot;&amp;[.B5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8]&amp;&quot; AND u.EmailAddress=&quot;&amp;[.D58]&amp;&quot;UNION&quot;" office:value-type="string" office:string-value="SELECT sc.Id, st.Id FROM Schools sc, Students st INNER JOIN Persons p ON st.PersonId=p.Id inner join Users u ON u.Id=p.UserId WHERE sc.EduId='120606' AND u.EmailAddress='jozsef.sandor@hajdunanas.com'UNION" calcext:value-type="string">
            <text:p>SELECT sc.Id, st.Id FROM Schools sc, Students st INNER JOIN Persons p ON st.PersonId=p.Id inner join Users u ON u.Id=p.UserId WHERE sc.EduId='120606' AND u.EmailAddress='jozsef.sandor@hajdunanas.com'UNION</text:p>
          </table:table-cell>
        </table:table-row>
        <table:table-row table:style-name="ro1">
          <table:table-cell office:value-type="string" calcext:value-type="string">
            <text:p>gerg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9]&amp;&quot;'&quot;" office:value-type="string" office:string-value="'gergo.toth@hajdunanas.com'" calcext:value-type="string">
            <text:p>'gergo.toth@hajdunanas.com'</text:p>
          </table:table-cell>
          <table:table-cell table:formula="of:=&quot;'&quot;&amp;[.B5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9]&amp;&quot; AND u.EmailAddress=&quot;&amp;[.D59]&amp;&quot;UNION&quot;" office:value-type="string" office:string-value="SELECT sc.Id, st.Id FROM Schools sc, Students st INNER JOIN Persons p ON st.PersonId=p.Id inner join Users u ON u.Id=p.UserId WHERE sc.EduId='120606' AND u.EmailAddress='gergo.toth@hajdunanas.com'UNION" calcext:value-type="string">
            <text:p>SELECT sc.Id, st.Id FROM Schools sc, Students st INNER JOIN Persons p ON st.PersonId=p.Id inner join Users u ON u.Id=p.UserId WHERE sc.EduId='120606' AND u.EmailAddress='gergo.toth@hajdunanas.com'UNION</text:p>
          </table:table-cell>
        </table:table-row>
        <table:table-row table:style-name="ro1">
          <table:table-cell office:value-type="string" calcext:value-type="string">
            <text:p>gergely.kerek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0]&amp;&quot;'&quot;" office:value-type="string" office:string-value="'gergely.kerekes@hajdunanas.com'" calcext:value-type="string">
            <text:p>'gergely.kerekes@hajdunanas.com'</text:p>
          </table:table-cell>
          <table:table-cell table:formula="of:=&quot;'&quot;&amp;[.B6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0]&amp;&quot; AND u.EmailAddress=&quot;&amp;[.D60]&amp;&quot;UNION&quot;" office:value-type="string" office:string-value="SELECT sc.Id, st.Id FROM Schools sc, Students st INNER JOIN Persons p ON st.PersonId=p.Id inner join Users u ON u.Id=p.UserId WHERE sc.EduId='120606' AND u.EmailAddress='gergely.kerekes@hajdunanas.com'UNION" calcext:value-type="string">
            <text:p>SELECT sc.Id, st.Id FROM Schools sc, Students st INNER JOIN Persons p ON st.PersonId=p.Id inner join Users u ON u.Id=p.UserId WHERE sc.EduId='120606' AND u.EmailAddress='gergely.kerekes@hajdunanas.com'UNION</text:p>
          </table:table-cell>
        </table:table-row>
        <table:table-row table:style-name="ro1">
          <table:table-cell office:value-type="string" calcext:value-type="string">
            <text:p>marcell.hajdu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1]&amp;&quot;'&quot;" office:value-type="string" office:string-value="'marcell.hajdu@hajdunanas.com'" calcext:value-type="string">
            <text:p>'marcell.hajdu@hajdunanas.com'</text:p>
          </table:table-cell>
          <table:table-cell table:formula="of:=&quot;'&quot;&amp;[.B6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1]&amp;&quot; AND u.EmailAddress=&quot;&amp;[.D61]&amp;&quot;UNION&quot;" office:value-type="string" office:string-value="SELECT sc.Id, st.Id FROM Schools sc, Students st INNER JOIN Persons p ON st.PersonId=p.Id inner join Users u ON u.Id=p.UserId WHERE sc.EduId='120606' AND u.EmailAddress='marcell.hajdu@hajdunanas.com'UNION" calcext:value-type="string">
            <text:p>SELECT sc.Id, st.Id FROM Schools sc, Students st INNER JOIN Persons p ON st.PersonId=p.Id inner join Users u ON u.Id=p.UserId WHERE sc.EduId='120606' AND u.EmailAddress='marcell.hajdu@hajdunanas.com'UNION</text:p>
          </table:table-cell>
        </table:table-row>
        <table:table-row table:style-name="ro1">
          <table:table-cell office:value-type="string" calcext:value-type="string">
            <text:p>lajos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2]&amp;&quot;'&quot;" office:value-type="string" office:string-value="'lajos.gaspar@hajdunanas.com'" calcext:value-type="string">
            <text:p>'lajos.gaspar@hajdunanas.com'</text:p>
          </table:table-cell>
          <table:table-cell table:formula="of:=&quot;'&quot;&amp;[.B6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2]&amp;&quot; AND u.EmailAddress=&quot;&amp;[.D62]&amp;&quot;UNION&quot;" office:value-type="string" office:string-value="SELECT sc.Id, st.Id FROM Schools sc, Students st INNER JOIN Persons p ON st.PersonId=p.Id inner join Users u ON u.Id=p.UserId WHERE sc.EduId='120606' AND u.EmailAddress='lajos.gaspar@hajdunanas.com'UNION" calcext:value-type="string">
            <text:p>SELECT sc.Id, st.Id FROM Schools sc, Students st INNER JOIN Persons p ON st.PersonId=p.Id inner join Users u ON u.Id=p.UserId WHERE sc.EduId='120606' AND u.EmailAddress='lajos.gaspar@hajdunanas.com'UNION</text:p>
          </table:table-cell>
        </table:table-row>
        <table:table-row table:style-name="ro1">
          <table:table-cell office:value-type="string" calcext:value-type="string">
            <text:p>donat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3]&amp;&quot;'&quot;" office:value-type="string" office:string-value="'donat.kiraly@hajdunanas.com'" calcext:value-type="string">
            <text:p>'donat.kiraly@hajdunanas.com'</text:p>
          </table:table-cell>
          <table:table-cell table:formula="of:=&quot;'&quot;&amp;[.B6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3]&amp;&quot; AND u.EmailAddress=&quot;&amp;[.D63]&amp;&quot;UNION&quot;" office:value-type="string" office:string-value="SELECT sc.Id, st.Id FROM Schools sc, Students st INNER JOIN Persons p ON st.PersonId=p.Id inner join Users u ON u.Id=p.UserId WHERE sc.EduId='120606' AND u.EmailAddress='donat.kiraly@hajdunanas.com'UNION" calcext:value-type="string">
            <text:p>SELECT sc.Id, st.Id FROM Schools sc, Students st INNER JOIN Persons p ON st.PersonId=p.Id inner join Users u ON u.Id=p.UserId WHERE sc.EduId='120606' AND u.EmailAddress='donat.kiraly@hajdunanas.com'UNION</text:p>
          </table:table-cell>
        </table:table-row>
        <table:table-row table:style-name="ro1">
          <table:table-cell office:value-type="string" calcext:value-type="string">
            <text:p>gyorgy.vor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4]&amp;&quot;'&quot;" office:value-type="string" office:string-value="'gyorgy.voros@hajdunanas.com'" calcext:value-type="string">
            <text:p>'gyorgy.voros@hajdunanas.com'</text:p>
          </table:table-cell>
          <table:table-cell table:formula="of:=&quot;'&quot;&amp;[.B6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4]&amp;&quot; AND u.EmailAddress=&quot;&amp;[.D64]&amp;&quot;UNION&quot;" office:value-type="string" office:string-value="SELECT sc.Id, st.Id FROM Schools sc, Students st INNER JOIN Persons p ON st.PersonId=p.Id inner join Users u ON u.Id=p.UserId WHERE sc.EduId='120606' AND u.EmailAddress='gyorgy.voros@hajdunanas.com'UNION" calcext:value-type="string">
            <text:p>SELECT sc.Id, st.Id FROM Schools sc, Students st INNER JOIN Persons p ON st.PersonId=p.Id inner join Users u ON u.Id=p.UserId WHERE sc.EduId='120606' AND u.EmailAddress='gyorgy.voros@hajdunanas.com'UNION</text:p>
          </table:table-cell>
        </table:table-row>
        <table:table-row table:style-name="ro1">
          <table:table-cell office:value-type="string" calcext:value-type="string">
            <text:p>armin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5]&amp;&quot;'&quot;" office:value-type="string" office:string-value="'armin.juhasz@hajudorog.com'" calcext:value-type="string">
            <text:p>'armin.juhasz@hajudorog.com'</text:p>
          </table:table-cell>
          <table:table-cell table:formula="of:=&quot;'&quot;&amp;[.B6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5]&amp;&quot; AND u.EmailAddress=&quot;&amp;[.D65]&amp;&quot;UNION&quot;" office:value-type="string" office:string-value="SELECT sc.Id, st.Id FROM Schools sc, Students st INNER JOIN Persons p ON st.PersonId=p.Id inner join Users u ON u.Id=p.UserId WHERE sc.EduId='120606' AND u.EmailAddress='armin.juhasz@hajudorog.com'UNION" calcext:value-type="string">
            <text:p>SELECT sc.Id, st.Id FROM Schools sc, Students st INNER JOIN Persons p ON st.PersonId=p.Id inner join Users u ON u.Id=p.UserId WHERE sc.EduId='120606' AND u.EmailAddress='armin.juhasz@hajudorog.com'UNION</text:p>
          </table:table-cell>
        </table:table-row>
        <table:table-row table:style-name="ro1">
          <table:table-cell office:value-type="string" calcext:value-type="string">
            <text:p>viktor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6]&amp;&quot;'&quot;" office:value-type="string" office:string-value="'viktor.juhasz@hajudorog.com'" calcext:value-type="string">
            <text:p>'viktor.juhasz@hajudorog.com'</text:p>
          </table:table-cell>
          <table:table-cell table:formula="of:=&quot;'&quot;&amp;[.B6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6]&amp;&quot; AND u.EmailAddress=&quot;&amp;[.D66]&amp;&quot;UNION&quot;" office:value-type="string" office:string-value="SELECT sc.Id, st.Id FROM Schools sc, Students st INNER JOIN Persons p ON st.PersonId=p.Id inner join Users u ON u.Id=p.UserId WHERE sc.EduId='120606' AND u.EmailAddress='viktor.juhasz@hajudorog.com'UNION" calcext:value-type="string">
            <text:p>SELECT sc.Id, st.Id FROM Schools sc, Students st INNER JOIN Persons p ON st.PersonId=p.Id inner join Users u ON u.Id=p.UserId WHERE sc.EduId='120606' AND u.EmailAddress='viktor.juhasz@hajudorog.com'UNION</text:p>
          </table:table-cell>
        </table:table-row>
        <table:table-row table:style-name="ro1">
          <table:table-cell office:value-type="string" calcext:value-type="string">
            <text:p>balazs.borbely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7]&amp;&quot;'&quot;" office:value-type="string" office:string-value="'balazs.borbely@hajudorog.com'" calcext:value-type="string">
            <text:p>'balazs.borbely@hajudorog.com'</text:p>
          </table:table-cell>
          <table:table-cell table:formula="of:=&quot;'&quot;&amp;[.B6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7]&amp;&quot; AND u.EmailAddress=&quot;&amp;[.D67]&amp;&quot;UNION&quot;" office:value-type="string" office:string-value="SELECT sc.Id, st.Id FROM Schools sc, Students st INNER JOIN Persons p ON st.PersonId=p.Id inner join Users u ON u.Id=p.UserId WHERE sc.EduId='120606' AND u.EmailAddress='balazs.borbely@hajudorog.com'UNION" calcext:value-type="string">
            <text:p>SELECT sc.Id, st.Id FROM Schools sc, Students st INNER JOIN Persons p ON st.PersonId=p.Id inner join Users u ON u.Id=p.UserId WHERE sc.EduId='120606' AND u.EmailAddress='balazs.borbely@hajudorog.com'UNION</text:p>
          </table:table-cell>
        </table:table-row>
        <table:table-row table:style-name="ro1">
          <table:table-cell office:value-type="string" calcext:value-type="string">
            <text:p>oliver.laszlo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8]&amp;&quot;'&quot;" office:value-type="string" office:string-value="'oliver.laszlo@hajudorog.com'" calcext:value-type="string">
            <text:p>'oliver.laszlo@hajudorog.com'</text:p>
          </table:table-cell>
          <table:table-cell table:formula="of:=&quot;'&quot;&amp;[.B6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8]&amp;&quot; AND u.EmailAddress=&quot;&amp;[.D68]&amp;&quot;UNION&quot;" office:value-type="string" office:string-value="SELECT sc.Id, st.Id FROM Schools sc, Students st INNER JOIN Persons p ON st.PersonId=p.Id inner join Users u ON u.Id=p.UserId WHERE sc.EduId='120606' AND u.EmailAddress='oliver.laszlo@hajudorog.com'UNION" calcext:value-type="string">
            <text:p>SELECT sc.Id, st.Id FROM Schools sc, Students st INNER JOIN Persons p ON st.PersonId=p.Id inner join Users u ON u.Id=p.UserId WHERE sc.EduId='120606' AND u.EmailAddress='oliver.laszlo@hajudorog.com'UNION</text:p>
          </table:table-cell>
        </table:table-row>
        <table:table-row table:style-name="ro1">
          <table:table-cell office:value-type="string" calcext:value-type="string">
            <text:p>bendeguz.bakos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9]&amp;&quot;'&quot;" office:value-type="string" office:string-value="'bendeguz.bakos@hajudorog.com'" calcext:value-type="string">
            <text:p>'bendeguz.bakos@hajudorog.com'</text:p>
          </table:table-cell>
          <table:table-cell table:formula="of:=&quot;'&quot;&amp;[.B6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9]&amp;&quot; AND u.EmailAddress=&quot;&amp;[.D69]&amp;&quot;UNION&quot;" office:value-type="string" office:string-value="SELECT sc.Id, st.Id FROM Schools sc, Students st INNER JOIN Persons p ON st.PersonId=p.Id inner join Users u ON u.Id=p.UserId WHERE sc.EduId='120606' AND u.EmailAddress='bendeguz.bakos@hajudorog.com'UNION" calcext:value-type="string">
            <text:p>SELECT sc.Id, st.Id FROM Schools sc, Students st INNER JOIN Persons p ON st.PersonId=p.Id inner join Users u ON u.Id=p.UserId WHERE sc.EduId='120606' AND u.EmailAddress='bendeguz.bakos@hajudorog.com'UNION</text:p>
          </table:table-cell>
        </table:table-row>
        <table:table-row table:style-name="ro1">
          <table:table-cell office:value-type="string" calcext:value-type="string">
            <text:p>renato.toro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0]&amp;&quot;'&quot;" office:value-type="string" office:string-value="'renato.torok@hajdunanas.com'" calcext:value-type="string">
            <text:p>'renato.torok@hajdunanas.com'</text:p>
          </table:table-cell>
          <table:table-cell table:formula="of:=&quot;'&quot;&amp;[.B7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0]&amp;&quot; AND u.EmailAddress=&quot;&amp;[.D70]&amp;&quot;UNION&quot;" office:value-type="string" office:string-value="SELECT sc.Id, st.Id FROM Schools sc, Students st INNER JOIN Persons p ON st.PersonId=p.Id inner join Users u ON u.Id=p.UserId WHERE sc.EduId='120606' AND u.EmailAddress='renato.torok@hajdunanas.com'UNION" calcext:value-type="string">
            <text:p>SELECT sc.Id, st.Id FROM Schools sc, Students st INNER JOIN Persons p ON st.PersonId=p.Id inner join Users u ON u.Id=p.UserId WHERE sc.EduId='120606' AND u.EmailAddress='renato.torok@hajdunanas.com'UNION</text:p>
          </table:table-cell>
        </table:table-row>
        <table:table-row table:style-name="ro1">
          <table:table-cell office:value-type="string" calcext:value-type="string">
            <text:p>barnabas.nova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1]&amp;&quot;'&quot;" office:value-type="string" office:string-value="'barnabas.novak@hajdunanas.com'" calcext:value-type="string">
            <text:p>'barnabas.novak@hajdunanas.com'</text:p>
          </table:table-cell>
          <table:table-cell table:formula="of:=&quot;'&quot;&amp;[.B7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1]&amp;&quot; AND u.EmailAddress=&quot;&amp;[.D71]&amp;&quot;UNION&quot;" office:value-type="string" office:string-value="SELECT sc.Id, st.Id FROM Schools sc, Students st INNER JOIN Persons p ON st.PersonId=p.Id inner join Users u ON u.Id=p.UserId WHERE sc.EduId='120606' AND u.EmailAddress='barnabas.novak@hajdunanas.com'UNION" calcext:value-type="string">
            <text:p>SELECT sc.Id, st.Id FROM Schools sc, Students st INNER JOIN Persons p ON st.PersonId=p.Id inner join Users u ON u.Id=p.UserId WHERE sc.EduId='120606' AND u.EmailAddress='barnabas.novak@hajdunanas.com'UNION</text:p>
          </table:table-cell>
        </table:table-row>
        <table:table-row table:style-name="ro1">
          <table:table-cell office:value-type="string" calcext:value-type="string">
            <text:p>milan.kis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2]&amp;&quot;'&quot;" office:value-type="string" office:string-value="'milan.kiss@hajdunanas.com'" calcext:value-type="string">
            <text:p>'milan.kiss@hajdunanas.com'</text:p>
          </table:table-cell>
          <table:table-cell table:formula="of:=&quot;'&quot;&amp;[.B7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2]&amp;&quot; AND u.EmailAddress=&quot;&amp;[.D72]&amp;&quot;UNION&quot;" office:value-type="string" office:string-value="SELECT sc.Id, st.Id FROM Schools sc, Students st INNER JOIN Persons p ON st.PersonId=p.Id inner join Users u ON u.Id=p.UserId WHERE sc.EduId='120606' AND u.EmailAddress='milan.kiss@hajdunanas.com'UNION" calcext:value-type="string">
            <text:p>SELECT sc.Id, st.Id FROM Schools sc, Students st INNER JOIN Persons p ON st.PersonId=p.Id inner join Users u ON u.Id=p.UserId WHERE sc.EduId='120606' AND u.EmailAddress='milan.kiss@hajdunanas.com'UNION</text:p>
          </table:table-cell>
        </table:table-row>
        <table:table-row table:style-name="ro1">
          <table:table-cell office:value-type="string" calcext:value-type="string">
            <text:p>laura.borbe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3]&amp;&quot;'&quot;" office:value-type="string" office:string-value="'laura.borbely@hajdunanas.com'" calcext:value-type="string">
            <text:p>'laura.borbely@hajdunanas.com'</text:p>
          </table:table-cell>
          <table:table-cell table:formula="of:=&quot;'&quot;&amp;[.B7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3]&amp;&quot; AND u.EmailAddress=&quot;&amp;[.D73]&amp;&quot;UNION&quot;" office:value-type="string" office:string-value="SELECT sc.Id, st.Id FROM Schools sc, Students st INNER JOIN Persons p ON st.PersonId=p.Id inner join Users u ON u.Id=p.UserId WHERE sc.EduId='120606' AND u.EmailAddress='laura.borbely@hajdunanas.com'UNION" calcext:value-type="string">
            <text:p>SELECT sc.Id, st.Id FROM Schools sc, Students st INNER JOIN Persons p ON st.PersonId=p.Id inner join Users u ON u.Id=p.UserId WHERE sc.EduId='120606' AND u.EmailAddress='laura.borbely@hajdunanas.com'UNION</text:p>
          </table:table-cell>
        </table:table-row>
        <table:table-row table:style-name="ro1">
          <table:table-cell office:value-type="string" calcext:value-type="string">
            <text:p>hajnalka.neme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4]&amp;&quot;'&quot;" office:value-type="string" office:string-value="'hajnalka.nemeth@budapest.com'" calcext:value-type="string">
            <text:p>'hajnalka.nemeth@budapest.com'</text:p>
          </table:table-cell>
          <table:table-cell table:formula="of:=&quot;'&quot;&amp;[.B7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4]&amp;&quot; AND u.EmailAddress=&quot;&amp;[.D74]&amp;&quot;UNION&quot;" office:value-type="string" office:string-value="SELECT sc.Id, st.Id FROM Schools sc, Students st INNER JOIN Persons p ON st.PersonId=p.Id inner join Users u ON u.Id=p.UserId WHERE sc.EduId='FI 80798' AND u.EmailAddress='hajnalka.nemeth@budapest.com'UNION" calcext:value-type="string">
            <text:p>SELECT sc.Id, st.Id FROM Schools sc, Students st INNER JOIN Persons p ON st.PersonId=p.Id inner join Users u ON u.Id=p.UserId WHERE sc.EduId='FI 80798' AND u.EmailAddress='hajnalka.nemeth@budapest.com'UNION</text:p>
          </table:table-cell>
        </table:table-row>
        <table:table-row table:style-name="ro1">
          <table:table-cell office:value-type="string" calcext:value-type="string">
            <text:p>maria.szekely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5]&amp;&quot;'&quot;" office:value-type="string" office:string-value="'maria.szekely@budapest.com'" calcext:value-type="string">
            <text:p>'maria.szekely@budapest.com'</text:p>
          </table:table-cell>
          <table:table-cell table:formula="of:=&quot;'&quot;&amp;[.B7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5]&amp;&quot; AND u.EmailAddress=&quot;&amp;[.D75]&amp;&quot;UNION&quot;" office:value-type="string" office:string-value="SELECT sc.Id, st.Id FROM Schools sc, Students st INNER JOIN Persons p ON st.PersonId=p.Id inner join Users u ON u.Id=p.UserId WHERE sc.EduId='FI 80798' AND u.EmailAddress='maria.szekely@budapest.com'UNION" calcext:value-type="string">
            <text:p>SELECT sc.Id, st.Id FROM Schools sc, Students st INNER JOIN Persons p ON st.PersonId=p.Id inner join Users u ON u.Id=p.UserId WHERE sc.EduId='FI 80798' AND u.EmailAddress='maria.szekely@budapest.com'UNION</text:p>
          </table:table-cell>
        </table:table-row>
        <table:table-row table:style-name="ro1">
          <table:table-cell office:value-type="string" calcext:value-type="string">
            <text:p>szabina.vincze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6]&amp;&quot;'&quot;" office:value-type="string" office:string-value="'szabina.vincze@budapest.com'" calcext:value-type="string">
            <text:p>'szabina.vincze@budapest.com'</text:p>
          </table:table-cell>
          <table:table-cell table:formula="of:=&quot;'&quot;&amp;[.B7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6]&amp;&quot; AND u.EmailAddress=&quot;&amp;[.D76]&amp;&quot;UNION&quot;" office:value-type="string" office:string-value="SELECT sc.Id, st.Id FROM Schools sc, Students st INNER JOIN Persons p ON st.PersonId=p.Id inner join Users u ON u.Id=p.UserId WHERE sc.EduId='FI 80798' AND u.EmailAddress='szabina.vincze@budapest.com'UNION" calcext:value-type="string">
            <text:p>SELECT sc.Id, st.Id FROM Schools sc, Students st INNER JOIN Persons p ON st.PersonId=p.Id inner join Users u ON u.Id=p.UserId WHERE sc.EduId='FI 80798' AND u.EmailAddress='szabina.vincze@budapest.com'UNION</text:p>
          </table:table-cell>
        </table:table-row>
        <table:table-row table:style-name="ro1">
          <table:table-cell office:value-type="string" calcext:value-type="string">
            <text:p>lilla.ola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7]&amp;&quot;'&quot;" office:value-type="string" office:string-value="'lilla.olah@budapest.com'" calcext:value-type="string">
            <text:p>'lilla.olah@budapest.com'</text:p>
          </table:table-cell>
          <table:table-cell table:formula="of:=&quot;'&quot;&amp;[.B7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7]&amp;&quot; AND u.EmailAddress=&quot;&amp;[.D77]&amp;&quot;UNION&quot;" office:value-type="string" office:string-value="SELECT sc.Id, st.Id FROM Schools sc, Students st INNER JOIN Persons p ON st.PersonId=p.Id inner join Users u ON u.Id=p.UserId WHERE sc.EduId='FI 80798' AND u.EmailAddress='lilla.olah@budapest.com'UNION" calcext:value-type="string">
            <text:p>SELECT sc.Id, st.Id FROM Schools sc, Students st INNER JOIN Persons p ON st.PersonId=p.Id inner join Users u ON u.Id=p.UserId WHERE sc.EduId='FI 80798' AND u.EmailAddress='lilla.olah@budapest.com'UNION</text:p>
          </table:table-cell>
        </table:table-row>
        <table:table-row table:style-name="ro1">
          <table:table-cell office:value-type="string" calcext:value-type="string">
            <text:p>sara.pete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8]&amp;&quot;'&quot;" office:value-type="string" office:string-value="'sara.peter@budapest.com'" calcext:value-type="string">
            <text:p>'sara.peter@budapest.com'</text:p>
          </table:table-cell>
          <table:table-cell table:formula="of:=&quot;'&quot;&amp;[.B7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8]&amp;&quot; AND u.EmailAddress=&quot;&amp;[.D78]&amp;&quot;UNION&quot;" office:value-type="string" office:string-value="SELECT sc.Id, st.Id FROM Schools sc, Students st INNER JOIN Persons p ON st.PersonId=p.Id inner join Users u ON u.Id=p.UserId WHERE sc.EduId='FI 80798' AND u.EmailAddress='sara.peter@budapest.com'UNION" calcext:value-type="string">
            <text:p>SELECT sc.Id, st.Id FROM Schools sc, Students st INNER JOIN Persons p ON st.PersonId=p.Id inner join Users u ON u.Id=p.UserId WHERE sc.EduId='FI 80798' AND u.EmailAddress='sara.peter@budapest.com'UNION</text:p>
          </table:table-cell>
        </table:table-row>
        <table:table-row table:style-name="ro1">
          <table:table-cell office:value-type="string" calcext:value-type="string">
            <text:p>anita.fodor@mezômegye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9]&amp;&quot;'&quot;" office:value-type="string" office:string-value="'anita.fodor@mezômegyer.com'" calcext:value-type="string">
            <text:p>'anita.fodor@mezômegyer.com'</text:p>
          </table:table-cell>
          <table:table-cell table:formula="of:=&quot;'&quot;&amp;[.B7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9]&amp;&quot; AND u.EmailAddress=&quot;&amp;[.D79]&amp;&quot;UNION&quot;" office:value-type="string" office:string-value="SELECT sc.Id, st.Id FROM Schools sc, Students st INNER JOIN Persons p ON st.PersonId=p.Id inner join Users u ON u.Id=p.UserId WHERE sc.EduId='FI 80798' AND u.EmailAddress='anita.fodor@mezômegyer.com'UNION" calcext:value-type="string">
            <text:p>SELECT sc.Id, st.Id FROM Schools sc, Students st INNER JOIN Persons p ON st.PersonId=p.Id inner join Users u ON u.Id=p.UserId WHERE sc.EduId='FI 80798' AND u.EmailAddress='anita.fodor@mezômegyer.com'UNION</text:p>
          </table:table-cell>
        </table:table-row>
        <table:table-row table:style-name="ro1">
          <table:table-cell office:value-type="string" calcext:value-type="string">
            <text:p>benedek.szalai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0]&amp;&quot;'&quot;" office:value-type="string" office:string-value="'benedek.szalai@budapest.com'" calcext:value-type="string">
            <text:p>'benedek.szalai@budapest.com'</text:p>
          </table:table-cell>
          <table:table-cell table:formula="of:=&quot;'&quot;&amp;[.B8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0]&amp;&quot; AND u.EmailAddress=&quot;&amp;[.D80]&amp;&quot;UNION&quot;" office:value-type="string" office:string-value="SELECT sc.Id, st.Id FROM Schools sc, Students st INNER JOIN Persons p ON st.PersonId=p.Id inner join Users u ON u.Id=p.UserId WHERE sc.EduId='FI 80798' AND u.EmailAddress='benedek.szalai@budapest.com'UNION" calcext:value-type="string">
            <text:p>SELECT sc.Id, st.Id FROM Schools sc, Students st INNER JOIN Persons p ON st.PersonId=p.Id inner join Users u ON u.Id=p.UserId WHERE sc.EduId='FI 80798' AND u.EmailAddress='benedek.szalai@budapest.com'UNION</text:p>
          </table:table-cell>
        </table:table-row>
        <table:table-row table:style-name="ro1">
          <table:table-cell office:value-type="string" calcext:value-type="string">
            <text:p>laszlo.horva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1]&amp;&quot;'&quot;" office:value-type="string" office:string-value="'laszlo.horvath@budapest.com'" calcext:value-type="string">
            <text:p>'laszlo.horvath@budapest.com'</text:p>
          </table:table-cell>
          <table:table-cell table:formula="of:=&quot;'&quot;&amp;[.B8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1]&amp;&quot; AND u.EmailAddress=&quot;&amp;[.D81]&amp;&quot;UNION&quot;" office:value-type="string" office:string-value="SELECT sc.Id, st.Id FROM Schools sc, Students st INNER JOIN Persons p ON st.PersonId=p.Id inner join Users u ON u.Id=p.UserId WHERE sc.EduId='FI 80798' AND u.EmailAddress='laszlo.horvath@budapest.com'UNION" calcext:value-type="string">
            <text:p>SELECT sc.Id, st.Id FROM Schools sc, Students st INNER JOIN Persons p ON st.PersonId=p.Id inner join Users u ON u.Id=p.UserId WHERE sc.EduId='FI 80798' AND u.EmailAddress='laszlo.horvath@budapest.com'UNION</text:p>
          </table:table-cell>
        </table:table-row>
        <table:table-row table:style-name="ro1">
          <table:table-cell office:value-type="string" calcext:value-type="string">
            <text:p>bertalan.feher@dunaszeg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2]&amp;&quot;'&quot;" office:value-type="string" office:string-value="'bertalan.feher@dunaszeg.com'" calcext:value-type="string">
            <text:p>'bertalan.feher@dunaszeg.com'</text:p>
          </table:table-cell>
          <table:table-cell table:formula="of:=&quot;'&quot;&amp;[.B8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2]&amp;&quot; AND u.EmailAddress=&quot;&amp;[.D82]&amp;&quot;UNION&quot;" office:value-type="string" office:string-value="SELECT sc.Id, st.Id FROM Schools sc, Students st INNER JOIN Persons p ON st.PersonId=p.Id inner join Users u ON u.Id=p.UserId WHERE sc.EduId='FI 80798' AND u.EmailAddress='bertalan.feher@dunaszeg.com'UNION" calcext:value-type="string">
            <text:p>SELECT sc.Id, st.Id FROM Schools sc, Students st INNER JOIN Persons p ON st.PersonId=p.Id inner join Users u ON u.Id=p.UserId WHERE sc.EduId='FI 80798' AND u.EmailAddress='bertalan.feher@dunaszeg.com'UNION</text:p>
          </table:table-cell>
        </table:table-row>
        <table:table-row table:style-name="ro1">
          <table:table-cell office:value-type="string" calcext:value-type="string">
            <text:p>botond.lukacs@belapatfalva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3]&amp;&quot;'&quot;" office:value-type="string" office:string-value="'botond.lukacs@belapatfalva.com'" calcext:value-type="string">
            <text:p>'botond.lukacs@belapatfalva.com'</text:p>
          </table:table-cell>
          <table:table-cell table:formula="of:=&quot;'&quot;&amp;[.B8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3]&amp;&quot; AND u.EmailAddress=&quot;&amp;[.D83]&amp;&quot;UNION&quot;" office:value-type="string" office:string-value="SELECT sc.Id, st.Id FROM Schools sc, Students st INNER JOIN Persons p ON st.PersonId=p.Id inner join Users u ON u.Id=p.UserId WHERE sc.EduId='FI 80798' AND u.EmailAddress='botond.lukacs@belapatfalva.com'UNION" calcext:value-type="string">
            <text:p>SELECT sc.Id, st.Id FROM Schools sc, Students st INNER JOIN Persons p ON st.PersonId=p.Id inner join Users u ON u.Id=p.UserId WHERE sc.EduId='FI 80798' AND u.EmailAddress='botond.lukacs@belapatfalva.com'UNION</text:p>
          </table:table-cell>
        </table:table-row>
        <table:table-row table:style-name="ro1">
          <table:table-cell office:value-type="string" calcext:value-type="string">
            <text:p>ferenc.bogdan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4]&amp;&quot;'&quot;" office:value-type="string" office:string-value="'ferenc.bogdan@budapest.com'" calcext:value-type="string">
            <text:p>'ferenc.bogdan@budapest.com'</text:p>
          </table:table-cell>
          <table:table-cell table:formula="of:=&quot;'&quot;&amp;[.B8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4]&amp;&quot; AND u.EmailAddress=&quot;&amp;[.D84]&amp;&quot;UNION&quot;" office:value-type="string" office:string-value="SELECT sc.Id, st.Id FROM Schools sc, Students st INNER JOIN Persons p ON st.PersonId=p.Id inner join Users u ON u.Id=p.UserId WHERE sc.EduId='FI 80798' AND u.EmailAddress='ferenc.bogdan@budapest.com'UNION" calcext:value-type="string">
            <text:p>SELECT sc.Id, st.Id FROM Schools sc, Students st INNER JOIN Persons p ON st.PersonId=p.Id inner join Users u ON u.Id=p.UserId WHERE sc.EduId='FI 80798' AND u.EmailAddress='ferenc.bogdan@budapest.com'UNION</text:p>
          </table:table-cell>
        </table:table-row>
        <table:table-row table:style-name="ro1">
          <table:table-cell office:value-type="string" calcext:value-type="string">
            <text:p>csaba.gasp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5]&amp;&quot;'&quot;" office:value-type="string" office:string-value="'csaba.gaspar@budapest.com'" calcext:value-type="string">
            <text:p>'csaba.gaspar@budapest.com'</text:p>
          </table:table-cell>
          <table:table-cell table:formula="of:=&quot;'&quot;&amp;[.B8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5]&amp;&quot; AND u.EmailAddress=&quot;&amp;[.D85]&amp;&quot;UNION&quot;" office:value-type="string" office:string-value="SELECT sc.Id, st.Id FROM Schools sc, Students st INNER JOIN Persons p ON st.PersonId=p.Id inner join Users u ON u.Id=p.UserId WHERE sc.EduId='FI 80798' AND u.EmailAddress='csaba.gaspar@budapest.com'UNION" calcext:value-type="string">
            <text:p>SELECT sc.Id, st.Id FROM Schools sc, Students st INNER JOIN Persons p ON st.PersonId=p.Id inner join Users u ON u.Id=p.UserId WHERE sc.EduId='FI 80798' AND u.EmailAddress='csaba.gaspar@budapest.com'UNION</text:p>
          </table:table-cell>
        </table:table-row>
        <table:table-row table:style-name="ro1">
          <table:table-cell office:value-type="string" calcext:value-type="string">
            <text:p>csongor.kelemen@nagybatony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6]&amp;&quot;'&quot;" office:value-type="string" office:string-value="'csongor.kelemen@nagybatony.com'" calcext:value-type="string">
            <text:p>'csongor.kelemen@nagybatony.com'</text:p>
          </table:table-cell>
          <table:table-cell table:formula="of:=&quot;'&quot;&amp;[.B8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6]&amp;&quot; AND u.EmailAddress=&quot;&amp;[.D86]&amp;&quot;UNION&quot;" office:value-type="string" office:string-value="SELECT sc.Id, st.Id FROM Schools sc, Students st INNER JOIN Persons p ON st.PersonId=p.Id inner join Users u ON u.Id=p.UserId WHERE sc.EduId='FI 80798' AND u.EmailAddress='csongor.kelemen@nagybatony.com'UNION" calcext:value-type="string">
            <text:p>SELECT sc.Id, st.Id FROM Schools sc, Students st INNER JOIN Persons p ON st.PersonId=p.Id inner join Users u ON u.Id=p.UserId WHERE sc.EduId='FI 80798' AND u.EmailAddress='csongor.kelemen@nagybatony.com'UNION</text:p>
          </table:table-cell>
        </table:table-row>
        <table:table-row table:style-name="ro1">
          <table:table-cell office:value-type="string" calcext:value-type="string">
            <text:p>patrik.balla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7]&amp;&quot;'&quot;" office:value-type="string" office:string-value="'patrik.balla@budapest.com'" calcext:value-type="string">
            <text:p>'patrik.balla@budapest.com'</text:p>
          </table:table-cell>
          <table:table-cell table:formula="of:=&quot;'&quot;&amp;[.B8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7]&amp;&quot; AND u.EmailAddress=&quot;&amp;[.D87]&amp;&quot;UNION&quot;" office:value-type="string" office:string-value="SELECT sc.Id, st.Id FROM Schools sc, Students st INNER JOIN Persons p ON st.PersonId=p.Id inner join Users u ON u.Id=p.UserId WHERE sc.EduId='FI 80798' AND u.EmailAddress='patrik.balla@budapest.com'UNION" calcext:value-type="string">
            <text:p>SELECT sc.Id, st.Id FROM Schools sc, Students st INNER JOIN Persons p ON st.PersonId=p.Id inner join Users u ON u.Id=p.UserId WHERE sc.EduId='FI 80798' AND u.EmailAddress='patrik.balla@budapest.com'UNION</text:p>
          </table:table-cell>
        </table:table-row>
        <table:table-row table:style-name="ro1">
          <table:table-cell office:value-type="string" calcext:value-type="string">
            <text:p>dominik.magy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8]&amp;&quot;'&quot;" office:value-type="string" office:string-value="'dominik.magyar@budapest.com'" calcext:value-type="string">
            <text:p>'dominik.magyar@budapest.com'</text:p>
          </table:table-cell>
          <table:table-cell table:formula="of:=&quot;'&quot;&amp;[.B8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8]&amp;&quot; AND u.EmailAddress=&quot;&amp;[.D88]&amp;&quot;UNION&quot;" office:value-type="string" office:string-value="SELECT sc.Id, st.Id FROM Schools sc, Students st INNER JOIN Persons p ON st.PersonId=p.Id inner join Users u ON u.Id=p.UserId WHERE sc.EduId='FI 80798' AND u.EmailAddress='dominik.magyar@budapest.com'UNION" calcext:value-type="string">
            <text:p>SELECT sc.Id, st.Id FROM Schools sc, Students st INNER JOIN Persons p ON st.PersonId=p.Id inner join Users u ON u.Id=p.UserId WHERE sc.EduId='FI 80798' AND u.EmailAddress='dominik.magyar@budapest.com'UNION</text:p>
          </table:table-cell>
        </table:table-row>
        <table:table-row table:style-name="ro1">
          <table:table-cell office:value-type="string" calcext:value-type="string">
            <text:p>levente.sipo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9]&amp;&quot;'&quot;" office:value-type="string" office:string-value="'levente.sipos@budapest.com'" calcext:value-type="string">
            <text:p>'levente.sipos@budapest.com'</text:p>
          </table:table-cell>
          <table:table-cell table:formula="of:=&quot;'&quot;&amp;[.B8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9]&amp;&quot; AND u.EmailAddress=&quot;&amp;[.D89]&amp;&quot;UNION&quot;" office:value-type="string" office:string-value="SELECT sc.Id, st.Id FROM Schools sc, Students st INNER JOIN Persons p ON st.PersonId=p.Id inner join Users u ON u.Id=p.UserId WHERE sc.EduId='FI 80798' AND u.EmailAddress='levente.sipos@budapest.com'UNION" calcext:value-type="string">
            <text:p>SELECT sc.Id, st.Id FROM Schools sc, Students st INNER JOIN Persons p ON st.PersonId=p.Id inner join Users u ON u.Id=p.UserId WHERE sc.EduId='FI 80798' AND u.EmailAddress='levente.sipos@budapest.com'UNION</text:p>
          </table:table-cell>
        </table:table-row>
        <table:table-row table:style-name="ro1">
          <table:table-cell office:value-type="string" calcext:value-type="string">
            <text:p>zsofia.antal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0]&amp;&quot;'&quot;" office:value-type="string" office:string-value="'zsofia.antal@budapest.com'" calcext:value-type="string">
            <text:p>'zsofia.antal@budapest.com'</text:p>
          </table:table-cell>
          <table:table-cell table:formula="of:=&quot;'&quot;&amp;[.B9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0]&amp;&quot; AND u.EmailAddress=&quot;&amp;[.D90]&amp;&quot;UNION&quot;" office:value-type="string" office:string-value="SELECT sc.Id, st.Id FROM Schools sc, Students st INNER JOIN Persons p ON st.PersonId=p.Id inner join Users u ON u.Id=p.UserId WHERE sc.EduId='FI 80798' AND u.EmailAddress='zsofia.antal@budapest.com'UNION" calcext:value-type="string">
            <text:p>SELECT sc.Id, st.Id FROM Schools sc, Students st INNER JOIN Persons p ON st.PersonId=p.Id inner join Users u ON u.Id=p.UserId WHERE sc.EduId='FI 80798' AND u.EmailAddress='zsofia.antal@budapest.com'UNION</text:p>
          </table:table-cell>
        </table:table-row>
        <table:table-row table:style-name="ro1">
          <table:table-cell office:value-type="string" calcext:value-type="string">
            <text:p>ildiko.gulya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1]&amp;&quot;'&quot;" office:value-type="string" office:string-value="'ildiko.gulyas@budapest.com'" calcext:value-type="string">
            <text:p>'ildiko.gulyas@budapest.com'</text:p>
          </table:table-cell>
          <table:table-cell table:formula="of:=&quot;'&quot;&amp;[.B9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1]&amp;&quot; AND u.EmailAddress=&quot;&amp;[.D91]&amp;&quot;UNION&quot;" office:value-type="string" office:string-value="SELECT sc.Id, st.Id FROM Schools sc, Students st INNER JOIN Persons p ON st.PersonId=p.Id inner join Users u ON u.Id=p.UserId WHERE sc.EduId='FI 80798' AND u.EmailAddress='ildiko.gulyas@budapest.com'UNION" calcext:value-type="string">
            <text:p>SELECT sc.Id, st.Id FROM Schools sc, Students st INNER JOIN Persons p ON st.PersonId=p.Id inner join Users u ON u.Id=p.UserId WHERE sc.EduId='FI 80798' AND u.EmailAddress='ildiko.gulyas@budapest.com'UNION</text:p>
          </table:table-cell>
        </table:table-row>
        <table:table-row table:style-name="ro1">
          <table:table-cell office:value-type="string" calcext:value-type="string">
            <text:p>hajnalka.virag@mono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2]&amp;&quot;'&quot;" office:value-type="string" office:string-value="'hajnalka.virag@monor.com'" calcext:value-type="string">
            <text:p>'hajnalka.virag@monor.com'</text:p>
          </table:table-cell>
          <table:table-cell table:formula="of:=&quot;'&quot;&amp;[.B9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2]&amp;&quot; AND u.EmailAddress=&quot;&amp;[.D92]&amp;&quot;UNION&quot;" office:value-type="string" office:string-value="SELECT sc.Id, st.Id FROM Schools sc, Students st INNER JOIN Persons p ON st.PersonId=p.Id inner join Users u ON u.Id=p.UserId WHERE sc.EduId='FI 80798' AND u.EmailAddress='hajnalka.virag@monor.com'UNION" calcext:value-type="string">
            <text:p>SELECT sc.Id, st.Id FROM Schools sc, Students st INNER JOIN Persons p ON st.PersonId=p.Id inner join Users u ON u.Id=p.UserId WHERE sc.EduId='FI 80798' AND u.EmailAddress='hajnalka.virag@monor.com'UNION</text:p>
          </table:table-cell>
        </table:table-row>
        <table:table-row table:style-name="ro1">
          <table:table-cell office:value-type="string" calcext:value-type="string">
            <text:p>anita.zobo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3]&amp;&quot;'&quot;" office:value-type="string" office:string-value="'anita.zobor@budapest.com'" calcext:value-type="string">
            <text:p>'anita.zobor@budapest.com'</text:p>
          </table:table-cell>
          <table:table-cell table:formula="of:=&quot;'&quot;&amp;[.B9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3]&amp;&quot; AND u.EmailAddress=&quot;&amp;[.D93]&amp;&quot;UNION&quot;" office:value-type="string" office:string-value="SELECT sc.Id, st.Id FROM Schools sc, Students st INNER JOIN Persons p ON st.PersonId=p.Id inner join Users u ON u.Id=p.UserId WHERE sc.EduId='FI 80798' AND u.EmailAddress='anita.zobor@budapest.com'UNION" calcext:value-type="string">
            <text:p>SELECT sc.Id, st.Id FROM Schools sc, Students st INNER JOIN Persons p ON st.PersonId=p.Id inner join Users u ON u.Id=p.UserId WHERE sc.EduId='FI 80798' AND u.EmailAddress='anita.zobor@budapest.com'UNION</text:p>
          </table:table-cell>
        </table:table-row>
        <table:table-row table:style-name="ro1">
          <table:table-cell office:value-type="string" calcext:value-type="string">
            <text:p>szabina.biro@lajosmizse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4]&amp;&quot;'&quot;" office:value-type="string" office:string-value="'szabina.biro@lajosmizse.com'" calcext:value-type="string">
            <text:p>'szabina.biro@lajosmizse.com'</text:p>
          </table:table-cell>
          <table:table-cell table:formula="of:=&quot;'&quot;&amp;[.B9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4]&amp;&quot; AND u.EmailAddress=&quot;&amp;[.D94]&amp;&quot;UNION&quot;" office:value-type="string" office:string-value="SELECT sc.Id, st.Id FROM Schools sc, Students st INNER JOIN Persons p ON st.PersonId=p.Id inner join Users u ON u.Id=p.UserId WHERE sc.EduId='FI 80798' AND u.EmailAddress='szabina.biro@lajosmizse.com'UNION" calcext:value-type="string">
            <text:p>SELECT sc.Id, st.Id FROM Schools sc, Students st INNER JOIN Persons p ON st.PersonId=p.Id inner join Users u ON u.Id=p.UserId WHERE sc.EduId='FI 80798' AND u.EmailAddress='szabina.biro@lajosmizse.com'UNION</text:p>
          </table:table-cell>
        </table:table-row>
        <table:table-row table:style-name="ro1">
          <table:table-cell office:value-type="string" calcext:value-type="string">
            <text:p>fruzsina.papp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5]&amp;&quot;'&quot;" office:value-type="string" office:string-value="'fruzsina.papp@budapest.com'" calcext:value-type="string">
            <text:p>'fruzsina.papp@budapest.com'</text:p>
          </table:table-cell>
          <table:table-cell table:formula="of:=&quot;'&quot;&amp;[.B9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5]&amp;&quot; AND u.EmailAddress=&quot;&amp;[.D95]&amp;&quot;UNION&quot;" office:value-type="string" office:string-value="SELECT sc.Id, st.Id FROM Schools sc, Students st INNER JOIN Persons p ON st.PersonId=p.Id inner join Users u ON u.Id=p.UserId WHERE sc.EduId='FI 80798' AND u.EmailAddress='fruzsina.papp@budapest.com'UNION" calcext:value-type="string">
            <text:p>SELECT sc.Id, st.Id FROM Schools sc, Students st INNER JOIN Persons p ON st.PersonId=p.Id inner join Users u ON u.Id=p.UserId WHERE sc.EduId='FI 80798' AND u.EmailAddress='fruzsina.papp@budapest.com'UNION</text:p>
          </table:table-cell>
        </table:table-row>
        <table:table-row table:style-name="ro1">
          <table:table-cell office:value-type="string" calcext:value-type="string">
            <text:p>cintia.vere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6]&amp;&quot;'&quot;" office:value-type="string" office:string-value="'cintia.veres@budapest.com'" calcext:value-type="string">
            <text:p>'cintia.veres@budapest.com'</text:p>
          </table:table-cell>
          <table:table-cell table:formula="of:=&quot;'&quot;&amp;[.B9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6]&amp;&quot; AND u.EmailAddress=&quot;&amp;[.D96]&amp;&quot;UNION&quot;" office:value-type="string" office:string-value="SELECT sc.Id, st.Id FROM Schools sc, Students st INNER JOIN Persons p ON st.PersonId=p.Id inner join Users u ON u.Id=p.UserId WHERE sc.EduId='FI 80798' AND u.EmailAddress='cintia.veres@budapest.com'UNION" calcext:value-type="string">
            <text:p>SELECT sc.Id, st.Id FROM Schools sc, Students st INNER JOIN Persons p ON st.PersonId=p.Id inner join Users u ON u.Id=p.UserId WHERE sc.EduId='FI 80798' AND u.EmailAddress='cintia.veres@budapest.com'UNION</text:p>
          </table:table-cell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2">
        <office:forms form:automatic-focus="false" form:apply-design-mode="false"/>
        <table:table-column table:style-name="co8" table:number-columns-repeated="7" table:default-cell-style-name="Default"/>
        <table:table-row table:style-name="ro1">
          <table:table-cell table:style-name="ce9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0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nánás</text:p>
          </table:table-cell>
          <table:table-cell office:value-type="string" calcext:value-type="string">
            <text:p>Dorogi út 12.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0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0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0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0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0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0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0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0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0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0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0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0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0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0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0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0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0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0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0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0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0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0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0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0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0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0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0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0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0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0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0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0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0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0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0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0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0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0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0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0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2">
      <number:text>'</number:text>
      <number:year number:style="long"/>
      <number:text>-</number:text>
      <number:month number:style="long"/>
      <number:text>-</number:text>
      <number:day number:style="long"/>
      <number:text>'</number:text>
    </number:date-style>
    <number:date-style style:name="N183">
      <number:text>'</number:text>
      <number:year number:style="long"/>
      <number:text>-</number:text>
      <number:month number:style="long"/>
      <number:text>-</number:text>
      <number:day number:style="long"/>
      <number:text>',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00.00.00</text:date>, <text:time style:data-style-name="N2" text:time-value="14:25:00.0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ktor Forizs</meta:initial-creator>
    <meta:creation-date>2015-06-05T18:19:34</meta:creation-date>
    <dc:date>2021-01-28T20:37:30.685000000</dc:date>
    <meta:generator>LibreOffice/7.0.3.1$Windows_X86_64 LibreOffice_project/d7547858d014d4cf69878db179d326fc3483e082</meta:generator>
    <meta:editing-duration>PT13H13M4S</meta:editing-duration>
    <meta:editing-cycles>193</meta:editing-cycles>
    <meta:document-statistic meta:table-count="5" meta:cell-count="48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